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bin-semi-bold" svg:font-family="Cabin-semi-bold, Cabin-fallback, sans-serif"/>
    <style:font-face style:name="Inter, 'Helvetica Neue', Arial," svg:font-family="'Inter, 'Helvetica Neue', 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seoSansCond-500" svg:font-family="MuseoSansCond-500"/>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 UI Midlevel', sans-serif"/>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Segoe UI', Roboto, Helvetica, Arial, sans-serif, 'Apple Color Emoji', 'Segoe UI Emoji', 'Segoe UI Symbol'"/>
  </office:font-face-decls>
  <office:automatic-styles>
    <style:style style:name="P1" style:family="paragraph" style:parent-style-name="Text_20_body">
      <style:text-properties officeooo:rsid="00218219" officeooo:paragraph-rsid="002383b7"/>
    </style:style>
    <style:style style:name="P2" style:family="paragraph" style:parent-style-name="Standard">
      <style:text-properties style:font-name="Times New Roman1" fo:font-size="12pt" officeooo:rsid="001c5f91" officeooo:paragraph-rsid="001c5f91" style:font-size-asian="12pt" style:font-size-complex="12pt"/>
    </style:style>
    <style:style style:name="P3" style:family="paragraph" style:parent-style-name="Standard">
      <style:text-properties style:font-name="Times New Roman1" fo:font-size="12pt" officeooo:rsid="001c5f91" officeooo:paragraph-rsid="001e2da5" style:font-size-asian="12pt" style:font-size-complex="12pt"/>
    </style:style>
    <style:style style:name="P4" style:family="paragraph" style:parent-style-name="Standard">
      <style:text-properties style:font-name="Times New Roman1" fo:font-size="12pt" officeooo:rsid="001c5f91" officeooo:paragraph-rsid="008bab8c" style:font-size-asian="12pt" style:font-size-complex="12pt"/>
    </style:style>
    <style:style style:name="P5" style:family="paragraph" style:parent-style-name="Standard">
      <style:text-properties style:font-name="Times New Roman1" fo:font-size="12pt" officeooo:rsid="001e2da5" officeooo:paragraph-rsid="001e2da5" style:font-size-asian="12pt" style:font-size-complex="12pt"/>
    </style:style>
    <style:style style:name="P6" style:family="paragraph" style:parent-style-name="Standard">
      <style:text-properties style:font-name="Times New Roman1" fo:font-size="12pt" officeooo:rsid="001e2da5" officeooo:paragraph-rsid="004c8b2b" style:font-size-asian="12pt" style:font-size-complex="12pt"/>
    </style:style>
    <style:style style:name="P7" style:family="paragraph" style:parent-style-name="Standard">
      <style:text-properties style:font-name="Times New Roman1" fo:font-size="12pt" officeooo:rsid="001e2da5" officeooo:paragraph-rsid="008bab8c" style:font-size-asian="12pt" style:font-size-complex="12pt"/>
    </style:style>
    <style:style style:name="P8" style:family="paragraph" style:parent-style-name="Standard">
      <style:text-properties style:font-name="Times New Roman1" fo:font-size="12pt" officeooo:rsid="001e2da5" officeooo:paragraph-rsid="001c5f91" style:font-size-asian="12pt" style:font-size-complex="12pt"/>
    </style:style>
    <style:style style:name="P9" style:family="paragraph" style:parent-style-name="Standard">
      <style:text-properties style:font-name="Times New Roman1" fo:font-size="12pt" officeooo:rsid="001e2da5" officeooo:paragraph-rsid="00c6375d" style:font-size-asian="12pt" style:font-size-complex="12pt"/>
    </style:style>
    <style:style style:name="P10" style:family="paragraph" style:parent-style-name="Standard">
      <style:text-properties style:font-name="Times New Roman1" fo:font-size="12pt" officeooo:rsid="0020ed57" officeooo:paragraph-rsid="0020ed57" style:font-size-asian="12pt" style:font-size-complex="12pt"/>
    </style:style>
    <style:style style:name="P11" style:family="paragraph" style:parent-style-name="Standard">
      <style:text-properties style:font-name="Times New Roman1" fo:font-size="12pt" officeooo:rsid="0020ed57" officeooo:paragraph-rsid="00457099" style:font-size-asian="12pt" style:font-size-complex="12pt"/>
    </style:style>
    <style:style style:name="P12" style:family="paragraph" style:parent-style-name="Standard">
      <style:text-properties style:font-name="Times New Roman1" fo:font-size="12pt" officeooo:rsid="0021f6bc" officeooo:paragraph-rsid="008bab8c" style:font-size-asian="12pt" style:font-size-complex="12pt"/>
    </style:style>
    <style:style style:name="P13" style:family="paragraph" style:parent-style-name="Standard">
      <style:text-properties style:font-name="Times New Roman1" fo:font-size="12pt" officeooo:rsid="002b1816" officeooo:paragraph-rsid="001e2da5" style:font-size-asian="12pt" style:font-size-complex="12pt"/>
    </style:style>
    <style:style style:name="P14" style:family="paragraph" style:parent-style-name="Standard">
      <style:text-properties style:font-name="Times New Roman1" fo:font-size="12pt" officeooo:rsid="002b1816" officeooo:paragraph-rsid="002b1816" style:font-size-asian="12pt" style:font-size-complex="12pt"/>
    </style:style>
    <style:style style:name="P15" style:family="paragraph" style:parent-style-name="Standard">
      <style:text-properties style:font-name="Times New Roman1" fo:font-size="12pt" officeooo:rsid="002c99fb" officeooo:paragraph-rsid="002c99fb" style:font-size-asian="12pt" style:font-size-complex="12pt"/>
    </style:style>
    <style:style style:name="P16" style:family="paragraph" style:parent-style-name="Standard">
      <style:text-properties style:font-name="Times New Roman1" fo:font-size="12pt" officeooo:rsid="002d72de" officeooo:paragraph-rsid="002d72de" style:font-size-asian="12pt" style:font-size-complex="12pt"/>
    </style:style>
    <style:style style:name="P17" style:family="paragraph" style:parent-style-name="Standard">
      <style:text-properties style:font-name="Times New Roman1" fo:font-size="12pt" officeooo:rsid="002d72de" officeooo:paragraph-rsid="00820af0" style:font-size-asian="12pt" style:font-size-complex="12pt"/>
    </style:style>
    <style:style style:name="P18" style:family="paragraph" style:parent-style-name="Standard">
      <style:text-properties style:font-name="Times New Roman1" fo:font-size="12pt" officeooo:rsid="002d72de" officeooo:paragraph-rsid="00bb8b33" style:font-size-asian="12pt" style:font-size-complex="12pt"/>
    </style:style>
    <style:style style:name="P19" style:family="paragraph" style:parent-style-name="Text_20_body">
      <style:text-properties style:font-name="Times New Roman1" fo:font-size="12pt" officeooo:rsid="00372b32" officeooo:paragraph-rsid="00372b32" style:font-size-asian="12pt" style:font-size-complex="12pt"/>
    </style:style>
    <style:style style:name="P20" style:family="paragraph" style:parent-style-name="Standard">
      <style:text-properties style:font-name="Times New Roman1" fo:font-size="12pt" officeooo:rsid="004ad29a" officeooo:paragraph-rsid="004ad29a" style:font-size-asian="12pt" style:font-size-complex="12pt"/>
    </style:style>
    <style:style style:name="P21" style:family="paragraph" style:parent-style-name="Standard">
      <style:text-properties style:font-name="Times New Roman1" fo:font-size="12pt" officeooo:rsid="004ad29a" officeooo:paragraph-rsid="0097e133" style:font-size-asian="12pt" style:font-size-complex="12pt"/>
    </style:style>
    <style:style style:name="P22" style:family="paragraph" style:parent-style-name="Text_20_body">
      <style:paragraph-properties fo:text-align="center" style:justify-single-word="false"/>
      <style:text-properties style:font-name="Times New Roman1" fo:font-size="12pt" officeooo:rsid="005b68a0" officeooo:paragraph-rsid="005b68a0" style:font-size-asian="12pt" style:font-size-complex="12pt"/>
    </style:style>
    <style:style style:name="P23" style:family="paragraph" style:parent-style-name="Standard">
      <style:text-properties style:font-name="Times New Roman1" fo:font-size="12pt" officeooo:rsid="00253f9a" officeooo:paragraph-rsid="007bca82" style:font-size-asian="12pt" style:font-size-complex="12pt"/>
    </style:style>
    <style:style style:name="P24" style:family="paragraph" style:parent-style-name="Standard">
      <style:text-properties style:font-name="Times New Roman1" fo:font-size="12pt" officeooo:rsid="007bca82" officeooo:paragraph-rsid="007bca82" style:font-size-asian="12pt" style:font-size-complex="12pt"/>
    </style:style>
    <style:style style:name="P25" style:family="paragraph" style:parent-style-name="Standard">
      <style:text-properties style:font-name="Times New Roman1" fo:font-size="12pt" officeooo:rsid="007bca82" officeooo:paragraph-rsid="008bab8c" style:font-size-asian="12pt" style:font-size-complex="12pt"/>
    </style:style>
    <style:style style:name="P26" style:family="paragraph" style:parent-style-name="Text_20_body">
      <style:text-properties style:font-name="Times New Roman1" fo:font-size="12pt" officeooo:rsid="007bca82" style:font-size-asian="12pt" style:font-size-complex="12pt"/>
    </style:style>
    <style:style style:name="P27" style:family="paragraph" style:parent-style-name="Text_20_body">
      <style:text-properties style:font-name="Times New Roman1" fo:font-size="12pt" officeooo:rsid="007bca82" officeooo:paragraph-rsid="00b4cba0" style:font-size-asian="12pt" style:font-size-complex="12pt"/>
    </style:style>
    <style:style style:name="P28" style:family="paragraph" style:parent-style-name="Standard">
      <style:text-properties style:font-name="Times New Roman1" fo:font-size="12pt" officeooo:rsid="006de01d" officeooo:paragraph-rsid="006de01d" style:font-size-asian="12pt" style:font-size-complex="12pt"/>
    </style:style>
    <style:style style:name="P29" style:family="paragraph" style:parent-style-name="Standard">
      <style:text-properties style:font-name="Times New Roman1" fo:font-size="12pt" officeooo:rsid="006f2fba" officeooo:paragraph-rsid="006f2fba" style:font-size-asian="12pt" style:font-size-complex="12pt"/>
    </style:style>
    <style:style style:name="P30" style:family="paragraph" style:parent-style-name="Standard">
      <style:text-properties style:font-name="Times New Roman1" fo:font-size="12pt" officeooo:rsid="007211d7" officeooo:paragraph-rsid="007211d7" style:font-size-asian="12pt" style:font-size-complex="12pt"/>
    </style:style>
    <style:style style:name="P31" style:family="paragraph" style:parent-style-name="Standard">
      <style:text-properties style:font-name="Times New Roman1" fo:font-size="12pt" officeooo:rsid="0079086d" officeooo:paragraph-rsid="0079086d" style:font-size-asian="12pt" style:font-size-complex="12pt"/>
    </style:style>
    <style:style style:name="P32" style:family="paragraph" style:parent-style-name="Standard">
      <style:text-properties style:font-name="Times New Roman1" fo:font-size="12pt" officeooo:rsid="00802c5f" officeooo:paragraph-rsid="00802c5f" style:font-size-asian="12pt" style:font-size-complex="12pt"/>
    </style:style>
    <style:style style:name="P33" style:family="paragraph" style:parent-style-name="Standard">
      <style:text-properties style:font-name="Times New Roman1" fo:font-size="12pt" officeooo:rsid="00820af0" officeooo:paragraph-rsid="00820af0" style:font-size-asian="12pt" style:font-size-complex="12pt"/>
    </style:style>
    <style:style style:name="P34" style:family="paragraph" style:parent-style-name="Text_20_body">
      <style:text-properties style:font-name="Times New Roman1" fo:font-size="12pt" officeooo:rsid="0054607d" officeooo:paragraph-rsid="0097e133" style:font-size-asian="12pt" style:font-size-complex="12pt"/>
    </style:style>
    <style:style style:name="P35" style:family="paragraph" style:parent-style-name="Standard">
      <style:text-properties style:font-name="Times New Roman1" fo:font-size="12pt" officeooo:rsid="0083cd18" officeooo:paragraph-rsid="00820af0" style:font-size-asian="12pt" style:font-size-complex="12pt"/>
    </style:style>
    <style:style style:name="P36" style:family="paragraph" style:parent-style-name="Standard">
      <style:text-properties style:font-name="Times New Roman1" fo:font-size="12pt" officeooo:rsid="0083cd18" officeooo:paragraph-rsid="0083cd18" style:font-size-asian="12pt" style:font-size-complex="12pt"/>
    </style:style>
    <style:style style:name="P37" style:family="paragraph" style:parent-style-name="Standard">
      <style:text-properties style:font-name="Times New Roman1" fo:font-size="12pt" officeooo:rsid="0084e544" officeooo:paragraph-rsid="0084e544" style:font-size-asian="12pt" style:font-size-complex="12pt"/>
    </style:style>
    <style:style style:name="P38" style:family="paragraph" style:parent-style-name="Standard">
      <style:text-properties style:font-name="Times New Roman1" fo:font-size="12pt" officeooo:rsid="0097e133" officeooo:paragraph-rsid="0097e133" style:font-size-asian="12pt" style:font-size-complex="12pt"/>
    </style:style>
    <style:style style:name="P39" style:family="paragraph" style:parent-style-name="Standard">
      <style:text-properties style:font-name="Times New Roman1" fo:font-size="12pt" officeooo:rsid="0097e133" officeooo:paragraph-rsid="001e2da5" style:font-size-asian="12pt" style:font-size-complex="12pt"/>
    </style:style>
    <style:style style:name="P40" style:family="paragraph" style:parent-style-name="Text_20_body">
      <style:text-properties style:font-name="Times New Roman1" fo:font-size="12pt" officeooo:rsid="0099b706" officeooo:paragraph-rsid="0099b706" style:font-size-asian="12pt" style:font-size-complex="12pt"/>
    </style:style>
    <style:style style:name="P41" style:family="paragraph" style:parent-style-name="Text_20_body">
      <style:text-properties style:font-name="Times New Roman1" fo:font-size="12pt" officeooo:rsid="0099b706" officeooo:paragraph-rsid="00b4cba0" style:font-size-asian="12pt" style:font-size-complex="12pt"/>
    </style:style>
    <style:style style:name="P42" style:family="paragraph" style:parent-style-name="Standard">
      <style:text-properties style:font-name="Times New Roman1" fo:font-size="12pt" officeooo:rsid="009cbb5d" officeooo:paragraph-rsid="001e2da5" style:font-size-asian="12pt" style:font-size-complex="12pt"/>
    </style:style>
    <style:style style:name="P43" style:family="paragraph" style:parent-style-name="Standard">
      <style:text-properties style:font-name="Times New Roman1" fo:font-size="12pt" officeooo:rsid="009cbb5d" officeooo:paragraph-rsid="009cbb5d" style:font-size-asian="12pt" style:font-size-complex="12pt"/>
    </style:style>
    <style:style style:name="P44" style:family="paragraph" style:parent-style-name="Standard">
      <style:text-properties style:font-name="Times New Roman1" fo:font-size="12pt" officeooo:rsid="00a0a91b" officeooo:paragraph-rsid="00a0a91b" style:font-size-asian="12pt" style:font-size-complex="12pt"/>
    </style:style>
    <style:style style:name="P45" style:family="paragraph" style:parent-style-name="Standard">
      <style:text-properties style:font-name="Times New Roman1" fo:font-size="12pt" officeooo:rsid="00a14504" officeooo:paragraph-rsid="00a14504" style:font-size-asian="12pt" style:font-size-complex="12pt"/>
    </style:style>
    <style:style style:name="P46" style:family="paragraph" style:parent-style-name="Standard">
      <style:text-properties style:font-name="Times New Roman1" fo:font-size="12pt" officeooo:rsid="008d8638" officeooo:paragraph-rsid="008d8638" style:font-size-asian="12pt" style:font-size-complex="12pt"/>
    </style:style>
    <style:style style:name="P47" style:family="paragraph" style:parent-style-name="Standard">
      <style:text-properties style:font-name="Times New Roman1" fo:font-size="12pt" officeooo:rsid="008d8638" officeooo:paragraph-rsid="00b79899" style:font-size-asian="12pt" style:font-size-complex="12pt"/>
    </style:style>
    <style:style style:name="P48" style:family="paragraph" style:parent-style-name="Standard">
      <style:text-properties style:font-name="Times New Roman1" fo:font-size="12pt" officeooo:rsid="008d8638" officeooo:paragraph-rsid="00b7ed2f" style:font-size-asian="12pt" style:font-size-complex="12pt"/>
    </style:style>
    <style:style style:name="P49" style:family="paragraph" style:parent-style-name="Text_20_body">
      <style:text-properties style:font-name="Times New Roman1" fo:font-size="12pt" officeooo:rsid="008d8638" style:font-size-asian="12pt" style:font-size-complex="12pt"/>
    </style:style>
    <style:style style:name="P50" style:family="paragraph" style:parent-style-name="Standard">
      <style:text-properties style:font-name="Times New Roman1" fo:font-size="12pt" officeooo:rsid="00a4f991" officeooo:paragraph-rsid="00a4f991" style:font-size-asian="12pt" style:font-size-complex="12pt"/>
    </style:style>
    <style:style style:name="P51" style:family="paragraph" style:parent-style-name="Standard">
      <style:text-properties style:font-name="Times New Roman1" fo:font-size="12pt" officeooo:rsid="00ae5759" officeooo:paragraph-rsid="00ae5759" style:font-size-asian="12pt" style:font-size-complex="12pt"/>
    </style:style>
    <style:style style:name="P52" style:family="paragraph" style:parent-style-name="Standard">
      <style:text-properties style:font-name="Times New Roman1" fo:font-size="12pt" officeooo:rsid="00b07095" officeooo:paragraph-rsid="00b07095" style:font-size-asian="12pt" style:font-size-complex="12pt"/>
    </style:style>
    <style:style style:name="P53" style:family="paragraph" style:parent-style-name="Standard">
      <style:text-properties style:font-name="Times New Roman1" fo:font-size="12pt" officeooo:rsid="00b336e1" officeooo:paragraph-rsid="00b336e1" style:font-size-asian="12pt" style:font-size-complex="12pt"/>
    </style:style>
    <style:style style:name="P54" style:family="paragraph" style:parent-style-name="Standard">
      <style:text-properties style:font-name="Times New Roman1" fo:font-size="12pt" officeooo:rsid="00b74bf5" officeooo:paragraph-rsid="00b74bf5" style:font-size-asian="12pt" style:font-size-complex="12pt"/>
    </style:style>
    <style:style style:name="P55" style:family="paragraph" style:parent-style-name="Standard">
      <style:text-properties style:font-name="Times New Roman1" fo:font-size="12pt" officeooo:rsid="00b7ed2f" officeooo:paragraph-rsid="00b7ed2f" style:font-size-asian="12pt" style:font-size-complex="12pt"/>
    </style:style>
    <style:style style:name="P56" style:family="paragraph" style:parent-style-name="Standard">
      <style:text-properties style:font-name="Times New Roman1" fo:font-size="12pt" officeooo:rsid="00b884c1" officeooo:paragraph-rsid="00b884c1" style:font-size-asian="12pt" style:font-size-complex="12pt"/>
    </style:style>
    <style:style style:name="P57" style:family="paragraph" style:parent-style-name="Standard">
      <style:text-properties style:font-name="Times New Roman1" fo:font-size="12pt" officeooo:rsid="00b884c1" officeooo:paragraph-rsid="00ba1db9" style:font-size-asian="12pt" style:font-size-complex="12pt"/>
    </style:style>
    <style:style style:name="P58" style:family="paragraph" style:parent-style-name="Standard">
      <style:text-properties style:font-name="Times New Roman1" fo:font-size="12pt" officeooo:rsid="00bb8b33" officeooo:paragraph-rsid="00bb8b33" style:font-size-asian="12pt" style:font-size-complex="12pt"/>
    </style:style>
    <style:style style:name="P59" style:family="paragraph" style:parent-style-name="Text_20_body">
      <style:text-properties style:font-name="Times New Roman1" fo:font-size="12pt" officeooo:rsid="009c8cdc" officeooo:paragraph-rsid="00b4cba0" style:font-size-asian="12pt" style:font-size-complex="12pt"/>
    </style:style>
    <style:style style:name="P60" style:family="paragraph" style:parent-style-name="Standard">
      <style:text-properties style:font-name="Times New Roman1" fo:font-size="12pt" officeooo:rsid="00f2468f" officeooo:paragraph-rsid="00f2468f" style:font-size-asian="12pt" style:font-size-complex="12pt"/>
    </style:style>
    <style:style style:name="P61" style:family="paragraph" style:parent-style-name="Standard">
      <style:text-properties style:font-name="Times New Roman1" fo:font-size="12pt" officeooo:rsid="00f3d5b2" officeooo:paragraph-rsid="00f3d5b2" style:font-size-asian="12pt" style:font-size-complex="12pt"/>
    </style:style>
    <style:style style:name="P62" style:family="paragraph" style:parent-style-name="Standard">
      <style:text-properties style:font-name="Times New Roman1" fo:font-size="12pt" officeooo:rsid="01001ef6" officeooo:paragraph-rsid="01001ef6" style:font-size-asian="12pt" style:font-size-complex="12pt"/>
    </style:style>
    <style:style style:name="P63" style:family="paragraph" style:parent-style-name="Standard">
      <style:text-properties style:font-name="Times New Roman1" fo:font-size="12pt" officeooo:rsid="004adc77" officeooo:paragraph-rsid="004adc77" style:font-size-asian="12pt" style:font-size-complex="12pt"/>
    </style:style>
    <style:style style:name="P64" style:family="paragraph" style:parent-style-name="Standard">
      <style:text-properties style:font-name="Times New Roman1" fo:font-size="12pt" officeooo:rsid="01020c33" officeooo:paragraph-rsid="01020c33" style:font-size-asian="12pt" style:font-size-complex="12pt"/>
    </style:style>
    <style:style style:name="P65" style:family="paragraph" style:parent-style-name="Standard">
      <style:text-properties style:font-name="Times New Roman1" fo:font-size="12pt" officeooo:rsid="01020c33" officeooo:paragraph-rsid="007e1bf9" style:font-size-asian="12pt" style:font-size-complex="12pt"/>
    </style:style>
    <style:style style:name="P66" style:family="paragraph" style:parent-style-name="Text_20_body">
      <style:paragraph-properties fo:text-align="center" style:justify-single-word="false"/>
      <style:text-properties style:font-name="Times New Roman1" fo:font-size="12pt" officeooo:rsid="00fb6dba" officeooo:paragraph-rsid="00fb6dba" style:font-size-asian="12pt" style:font-size-complex="12pt"/>
    </style:style>
    <style:style style:name="P67" style:family="paragraph" style:parent-style-name="Standard">
      <style:text-properties style:font-name="Times New Roman1" fo:font-size="12pt" officeooo:rsid="007e1bf9" officeooo:paragraph-rsid="007e1bf9" style:font-size-asian="12pt" style:font-size-complex="12pt"/>
    </style:style>
    <style:style style:name="P68" style:family="paragraph" style:parent-style-name="Standard">
      <style:text-properties style:font-name="Times New Roman1" fo:font-size="12pt" officeooo:rsid="0116b60b" officeooo:paragraph-rsid="0116b60b" style:font-size-asian="12pt" style:font-size-complex="12pt"/>
    </style:style>
    <style:style style:name="P69" style:family="paragraph" style:parent-style-name="Text_20_body">
      <style:text-properties fo:font-variant="normal" fo:text-transform="none" fo:color="#000000" loext:opacity="100%" style:font-name="Times New Roman1" fo:font-size="12pt" fo:letter-spacing="normal" fo:font-style="normal" fo:font-weight="normal" officeooo:rsid="00218219" officeooo:paragraph-rsid="00236716" style:font-size-asian="12pt" style:font-size-complex="12pt"/>
    </style:style>
    <style:style style:name="P70" style:family="paragraph" style:parent-style-name="Text_20_body">
      <style:text-properties fo:font-variant="normal" fo:text-transform="none" fo:color="#000000" loext:opacity="100%" style:font-name="Times New Roman1" fo:font-size="12pt" fo:letter-spacing="normal" fo:font-style="normal" fo:font-weight="normal" officeooo:rsid="0046a765" officeooo:paragraph-rsid="0083cd18" style:font-size-asian="12pt" style:font-size-complex="12pt"/>
    </style:style>
    <style:style style:name="P71" style:family="paragraph" style:parent-style-name="Text_20_body">
      <style:text-properties fo:font-variant="normal" fo:text-transform="none" fo:color="#000000" loext:opacity="100%" style:font-name="Times New Roman1" fo:font-size="12pt" fo:letter-spacing="normal" fo:font-style="normal" fo:font-weight="normal" officeooo:rsid="00a347cd" officeooo:paragraph-rsid="00a347cd" style:font-size-asian="12pt" style:font-size-complex="12pt"/>
    </style:style>
    <style:style style:name="P72" style:family="paragraph" style:parent-style-name="Text_20_body">
      <style:text-properties fo:font-variant="normal" fo:text-transform="none" fo:color="#000000" loext:opacity="100%" style:font-name="Times New Roman1" fo:font-size="12pt" fo:letter-spacing="normal" fo:font-style="normal" fo:font-weight="normal" officeooo:rsid="00a347cd" officeooo:paragraph-rsid="00acd86c" style:font-size-asian="12pt" style:font-size-complex="12pt"/>
    </style:style>
    <style:style style:name="P73" style:family="paragraph" style:parent-style-name="Text_20_body">
      <style:text-properties fo:font-variant="normal" fo:text-transform="none" fo:color="#000000" loext:opacity="100%" style:font-name="Times New Roman1" fo:font-size="12pt" fo:letter-spacing="normal" fo:font-style="normal" fo:font-weight="normal" officeooo:rsid="00ab6b8e" officeooo:paragraph-rsid="00ab6b8e" style:font-size-asian="12pt" style:font-size-complex="12pt"/>
    </style:style>
    <style:style style:name="P74" style:family="paragraph" style:parent-style-name="Text_20_body">
      <style:text-properties fo:font-variant="normal" fo:text-transform="none" fo:color="#000000" loext:opacity="100%" style:font-name="Times New Roman1" fo:font-size="12pt" fo:letter-spacing="normal" fo:font-style="normal" fo:font-weight="normal" officeooo:rsid="00acd86c" officeooo:paragraph-rsid="00acd86c" style:font-size-asian="12pt" style:font-size-complex="12pt"/>
    </style:style>
    <style:style style:name="P75" style:family="paragraph" style:parent-style-name="Text_20_body">
      <style:text-properties fo:font-variant="normal" fo:text-transform="none" fo:color="#000000" loext:opacity="100%" style:font-name="Times New Roman1" fo:font-size="12pt" fo:letter-spacing="normal" fo:font-style="normal" fo:font-weight="normal" officeooo:rsid="00c0b53a" officeooo:paragraph-rsid="00c0b53a" style:font-size-asian="12pt" style:font-size-complex="12pt"/>
    </style:style>
    <style:style style:name="P76" style:family="paragraph" style:parent-style-name="Text_20_body">
      <style:text-properties fo:font-variant="normal" fo:text-transform="none" fo:color="#000000" loext:opacity="100%" style:font-name="Times New Roman1" fo:font-size="12pt" fo:letter-spacing="normal" fo:font-style="normal" fo:font-weight="normal" officeooo:rsid="00d1cecf" officeooo:paragraph-rsid="00d1cecf" style:font-size-asian="12pt" style:font-size-complex="12pt"/>
    </style:style>
    <style:style style:name="P77" style:family="paragraph" style:parent-style-name="Text_20_body">
      <style:text-properties fo:font-variant="normal" fo:text-transform="none" fo:color="#000000" loext:opacity="100%" style:font-name="Times New Roman1" fo:font-size="12pt" fo:letter-spacing="normal" fo:font-style="normal" fo:font-weight="normal" officeooo:rsid="00dbb0b3" officeooo:paragraph-rsid="00dbb0b3" style:font-size-asian="12pt" style:font-size-complex="12pt"/>
    </style:style>
    <style:style style:name="P78" style:family="paragraph" style:parent-style-name="Text_20_body">
      <style:text-properties fo:font-variant="normal" fo:text-transform="none" fo:color="#000000" loext:opacity="100%" style:font-name="Times New Roman1" fo:font-size="12pt" fo:letter-spacing="normal" fo:font-style="normal" fo:font-weight="normal" officeooo:rsid="00a99106" officeooo:paragraph-rsid="00a99106" style:font-size-asian="12pt" style:font-size-complex="12pt"/>
    </style:style>
    <style:style style:name="P79" style:family="paragraph" style:parent-style-name="Text_20_body">
      <style:text-properties fo:font-variant="normal" fo:text-transform="none" fo:color="#000000" loext:opacity="100%" style:font-name="Times New Roman1" fo:font-size="12pt" fo:letter-spacing="normal" fo:font-style="normal" fo:font-weight="normal" officeooo:rsid="00526b81" officeooo:paragraph-rsid="00c0b53a" style:font-size-asian="12pt" style:font-size-complex="12pt"/>
    </style:style>
    <style:style style:name="P8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3cfa94" officeooo:paragraph-rsid="00741622" style:font-size-asian="12pt" style:font-size-complex="12pt"/>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3cfa94" officeooo:paragraph-rsid="00741622" style:font-size-asian="12pt" style:font-size-complex="12pt"/>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3cfa94" officeooo:paragraph-rsid="00b07095" style:font-size-asian="12pt" style:font-size-complex="12pt"/>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1c5f91" officeooo:paragraph-rsid="00741622" style:font-size-asian="12pt" style:font-size-complex="12pt"/>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c8b2b" officeooo:paragraph-rsid="004c8b2b" style:font-size-asian="12pt" style:font-size-complex="12pt"/>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c8b2b" officeooo:paragraph-rsid="00741622" style:font-size-asian="12pt" style:font-size-complex="12pt"/>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df778" officeooo:paragraph-rsid="004df778" style:font-size-asian="12pt" style:font-size-complex="12pt"/>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e77df" officeooo:paragraph-rsid="004e77df" style:font-size-asian="12pt" style:font-size-complex="12pt"/>
    </style:style>
    <style:style style:name="P8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e77df" officeooo:paragraph-rsid="01122966" style:font-size-asian="12pt" style:font-size-complex="12pt"/>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e77df" officeooo:paragraph-rsid="011518e3" style:font-size-asian="12pt" style:font-size-complex="12pt"/>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54607d" officeooo:paragraph-rsid="0054607d" style:font-size-asian="12pt" style:font-size-complex="12pt"/>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f1cd7" officeooo:paragraph-rsid="00741622" style:font-size-asian="12pt" style:font-size-complex="12pt"/>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4a00f7" officeooo:paragraph-rsid="00741622" style:font-size-asian="12pt" style:font-size-complex="12pt"/>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99b706" officeooo:paragraph-rsid="0099b706" style:font-size-asian="12pt" style:font-size-complex="12pt"/>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99b706" officeooo:paragraph-rsid="011518e3" style:font-size-asian="12pt" style:font-size-complex="12pt"/>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99b706" officeooo:paragraph-rsid="01122966" style:font-size-asian="12pt" style:font-size-complex="12pt"/>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6d12ab" officeooo:paragraph-rsid="006d12ab" style:font-size-asian="12pt" style:font-size-complex="12pt"/>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0b07095" officeooo:paragraph-rsid="00b07095" style:font-size-asian="12pt" style:font-size-complex="12pt"/>
    </style:style>
    <style:style style:name="P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1144e2f" officeooo:paragraph-rsid="01144e2f" style:font-size-asian="12pt" style:font-size-complex="12pt"/>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loext:opacity="100%" style:font-name="Times New Roman1" fo:font-size="12pt" fo:letter-spacing="normal" fo:font-style="normal" fo:font-weight="normal" officeooo:rsid="01122966" officeooo:paragraph-rsid="00c0b53a" style:font-size-asian="12pt" style:font-size-complex="12pt"/>
    </style:style>
    <style:style style:name="P100" style:family="paragraph" style:parent-style-name="Standard">
      <style:text-properties fo:font-variant="normal" fo:text-transform="none" fo:color="#202122" loext:opacity="100%" style:font-name="Liberation Serif1" fo:font-size="12pt" fo:letter-spacing="normal" fo:font-style="normal" fo:font-weight="normal" officeooo:rsid="0021ce81" officeooo:paragraph-rsid="01020c33" style:font-size-asian="12pt" style:font-size-complex="12pt"/>
    </style:style>
    <style:style style:name="P101" style:family="paragraph" style:parent-style-name="Standard">
      <style:text-properties fo:font-variant="normal" fo:text-transform="none" fo:color="#202122" loext:opacity="100%" style:font-name="Liberation Serif1" fo:font-size="12pt" fo:letter-spacing="normal" fo:font-style="normal" fo:font-weight="normal" officeooo:rsid="001f6e4e" officeooo:paragraph-rsid="01020c33" style:font-size-asian="12pt" style:font-size-complex="12pt"/>
    </style:style>
    <style:style style:name="P102" style:family="paragraph" style:parent-style-name="Standard">
      <style:text-properties fo:font-variant="normal" fo:text-transform="none" fo:color="#202122" loext:opacity="100%" style:font-name="Liberation Serif1" fo:font-size="12pt" fo:letter-spacing="normal" fo:font-style="normal" fo:font-weight="normal" officeooo:rsid="0020f376" officeooo:paragraph-rsid="01020c33" style:font-size-asian="12pt" style:font-size-complex="12pt"/>
    </style:style>
    <style:style style:name="P103" style:family="paragraph" style:parent-style-name="Text_20_body">
      <style:text-properties officeooo:paragraph-rsid="0020ed57"/>
    </style:style>
    <style:style style:name="P104" style:family="paragraph" style:parent-style-name="Text_20_body">
      <style:text-properties officeooo:paragraph-rsid="00218219"/>
    </style:style>
    <style:style style:name="P105" style:family="paragraph" style:parent-style-name="Text_20_body">
      <style:text-properties officeooo:paragraph-rsid="00236716"/>
    </style:style>
    <style:style style:name="P106" style:family="paragraph" style:parent-style-name="Standard">
      <style:text-properties officeooo:paragraph-rsid="001e2da5"/>
    </style:style>
    <style:style style:name="P107" style:family="paragraph" style:parent-style-name="Text_20_body">
      <style:text-properties officeooo:paragraph-rsid="0026bde7"/>
    </style:style>
    <style:style style:name="P108" style:family="paragraph" style:parent-style-name="Text_20_body">
      <style:text-properties officeooo:paragraph-rsid="0028994e"/>
    </style:style>
    <style:style style:name="P109" style:family="paragraph" style:parent-style-name="Text_20_body">
      <style:paragraph-properties>
        <style:tab-stops>
          <style:tab-stop style:position="4.17cm"/>
        </style:tab-stops>
      </style:paragraph-properties>
      <style:text-properties officeooo:paragraph-rsid="002b1816"/>
    </style:style>
    <style:style style:name="P110" style:family="paragraph" style:parent-style-name="Text_20_body">
      <style:paragraph-properties>
        <style:tab-stops>
          <style:tab-stop style:position="4.17cm"/>
        </style:tab-stops>
      </style:paragraph-properties>
      <style:text-properties officeooo:paragraph-rsid="002d72de"/>
    </style:style>
    <style:style style:name="P111" style:family="paragraph" style:parent-style-name="Text_20_body">
      <style:paragraph-properties>
        <style:tab-stops>
          <style:tab-stop style:position="4.17cm"/>
        </style:tab-stops>
      </style:paragraph-properties>
      <style:text-properties officeooo:paragraph-rsid="0031cde7"/>
    </style:style>
    <style:style style:name="P112" style:family="paragraph" style:parent-style-name="Text_20_body">
      <style:paragraph-properties>
        <style:tab-stops>
          <style:tab-stop style:position="4.17cm"/>
        </style:tab-stops>
      </style:paragraph-properties>
      <style:text-properties officeooo:paragraph-rsid="009000c4"/>
    </style:style>
    <style:style style:name="P113" style:family="paragraph" style:parent-style-name="Text_20_body">
      <style:paragraph-properties>
        <style:tab-stops>
          <style:tab-stop style:position="4.17cm"/>
        </style:tab-stops>
      </style:paragraph-properties>
      <style:text-properties officeooo:paragraph-rsid="00ae5759"/>
    </style:style>
    <style:style style:name="P114" style:family="paragraph" style:parent-style-name="Text_20_body">
      <style:paragraph-properties>
        <style:tab-stops>
          <style:tab-stop style:position="4.17cm"/>
        </style:tab-stops>
      </style:paragraph-properties>
      <style:text-properties officeooo:paragraph-rsid="00bf9cc3"/>
    </style:style>
    <style:style style:name="P115" style:family="paragraph" style:parent-style-name="Text_20_body">
      <style:paragraph-properties>
        <style:tab-stops>
          <style:tab-stop style:position="4.17cm"/>
        </style:tab-stops>
      </style:paragraph-properties>
      <style:text-properties officeooo:paragraph-rsid="00c46a0c"/>
    </style:style>
    <style:style style:name="P116" style:family="paragraph" style:parent-style-name="Text_20_body">
      <style:paragraph-properties>
        <style:tab-stops>
          <style:tab-stop style:position="4.17cm"/>
        </style:tab-stops>
      </style:paragraph-properties>
      <style:text-properties officeooo:paragraph-rsid="00c78ac6"/>
    </style:style>
    <style:style style:name="P117" style:family="paragraph" style:parent-style-name="Heading_20_1">
      <style:paragraph-properties fo:break-before="page"/>
    </style:style>
    <style:style style:name="P118" style:family="paragraph" style:parent-style-name="Heading_20_2">
      <style:paragraph-properties fo:break-before="page"/>
    </style:style>
    <style:style style:name="P119" style:family="paragraph" style:parent-style-name="Heading_20_3">
      <style:paragraph-properties fo:break-before="page"/>
    </style:style>
    <style:style style:name="P120" style:family="paragraph" style:parent-style-name="Contents_20_Heading">
      <style:paragraph-properties fo:break-before="page"/>
    </style:style>
    <style:style style:name="P121" style:family="paragraph" style:parent-style-name="Text_20_body">
      <style:text-properties officeooo:paragraph-rsid="0035a98a"/>
    </style:style>
    <style:style style:name="P122" style:family="paragraph" style:parent-style-name="Text_20_body">
      <style:text-properties officeooo:rsid="00372b32" officeooo:paragraph-rsid="00372b32"/>
    </style:style>
    <style:style style:name="P123" style:family="paragraph" style:parent-style-name="Text_20_body">
      <style:text-properties officeooo:paragraph-rsid="00372b32"/>
    </style:style>
    <style:style style:name="P124" style:family="paragraph" style:parent-style-name="Text_20_body">
      <style:paragraph-properties fo:text-align="center" style:justify-single-word="false"/>
      <style:text-properties style:font-name="Liberation Serif1"/>
    </style:style>
    <style:style style:name="P125" style:family="paragraph" style:parent-style-name="Text_20_body">
      <style:paragraph-properties fo:text-align="center" style:justify-single-word="false" fo:break-before="page"/>
      <style:text-properties style:font-name="Liberation Serif1" fo:font-size="12pt" officeooo:rsid="003de28e" officeooo:paragraph-rsid="003de28e" style:font-size-asian="12pt" style:font-size-complex="12pt"/>
    </style:style>
    <style:style style:name="P126" style:family="paragraph" style:parent-style-name="Text_20_body">
      <style:paragraph-properties fo:text-align="center" style:justify-single-word="false"/>
      <style:text-properties style:font-name="Liberation Serif1" fo:font-size="12pt" officeooo:rsid="003de28e" officeooo:paragraph-rsid="003de28e" style:font-size-asian="12pt" style:font-size-complex="12pt"/>
    </style:style>
    <style:style style:name="P127" style:family="paragraph" style:parent-style-name="Subtitle">
      <style:text-properties style:font-name="Liberation Serif1" officeooo:rsid="003de28e"/>
    </style:style>
    <style:style style:name="P128" style:family="paragraph" style:parent-style-name="Title">
      <style:text-properties style:font-name="Liberation Serif1" officeooo:rsid="003de28e"/>
    </style:style>
    <style:style style:name="P129" style:family="paragraph" style:parent-style-name="Heading_20_4">
      <style:text-properties style:font-name="Liberation Serif1" fo:font-size="14pt" fo:font-weight="bold" style:font-name-asian="NSimSun1" style:font-size-asian="14pt" style:font-weight-asian="bold" style:font-name-complex="Lucida Sans1" style:font-size-complex="14pt" style:font-weight-complex="bold"/>
    </style:style>
    <style:style style:name="P130" style:family="paragraph" style:parent-style-name="Text_20_body">
      <style:text-properties officeooo:paragraph-rsid="003f0577"/>
    </style:style>
    <style:style style:name="P131" style:family="paragraph" style:parent-style-name="Text_20_body">
      <style:text-properties officeooo:rsid="005f7862" officeooo:paragraph-rsid="005f7862"/>
    </style:style>
    <style:style style:name="P132" style:family="paragraph" style:parent-style-name="Heading_20_1">
      <style:text-properties officeooo:rsid="005f7862" officeooo:paragraph-rsid="008ec769"/>
    </style:style>
    <style:style style:name="P133" style:family="paragraph" style:parent-style-name="Text_20_body">
      <style:text-properties officeooo:paragraph-rsid="005f7862"/>
    </style:style>
    <style:style style:name="P134" style:family="paragraph" style:parent-style-name="Text_20_body">
      <style:text-properties officeooo:paragraph-rsid="003fca12"/>
    </style:style>
    <style:style style:name="P135" style:family="paragraph" style:parent-style-name="Text_20_body">
      <style:text-properties officeooo:paragraph-rsid="00433ead"/>
    </style:style>
    <style:style style:name="P136" style:family="paragraph" style:parent-style-name="Text_20_body">
      <style:text-properties officeooo:rsid="003c2ec7" officeooo:paragraph-rsid="003c2ec7"/>
    </style:style>
    <style:style style:name="P137" style:family="paragraph" style:parent-style-name="Text_20_body">
      <style:text-properties officeooo:rsid="00433ead" officeooo:paragraph-rsid="00433ead"/>
    </style:style>
    <style:style style:name="P138" style:family="paragraph" style:parent-style-name="Text_20_body">
      <style:text-properties officeooo:paragraph-rsid="00439689"/>
    </style:style>
    <style:style style:name="P139" style:family="paragraph" style:parent-style-name="Text_20_body">
      <style:text-properties officeooo:paragraph-rsid="00457099"/>
    </style:style>
    <style:style style:name="P140" style:family="paragraph" style:parent-style-name="Text_20_body">
      <style:text-properties officeooo:paragraph-rsid="004adc77"/>
    </style:style>
    <style:style style:name="P141" style:family="paragraph" style:parent-style-name="Text_20_body">
      <style:text-properties officeooo:paragraph-rsid="004c8b2b"/>
    </style:style>
    <style:style style:name="P142" style:family="paragraph" style:parent-style-name="Text_20_body">
      <style:text-properties officeooo:paragraph-rsid="004f1cd7"/>
    </style:style>
    <style:style style:name="P143" style:family="paragraph" style:parent-style-name="Text_20_body">
      <style:text-properties officeooo:paragraph-rsid="00526b81"/>
    </style:style>
    <style:style style:name="P144" style:family="paragraph" style:parent-style-name="Text_20_body">
      <style:text-properties officeooo:paragraph-rsid="0054607d"/>
    </style:style>
    <style:style style:name="P145" style:family="paragraph" style:parent-style-name="Text_20_body">
      <style:text-properties officeooo:rsid="0060f545" officeooo:paragraph-rsid="0060f545"/>
    </style:style>
    <style:style style:name="P146" style:family="paragraph" style:parent-style-name="Text_20_body">
      <style:text-properties officeooo:paragraph-rsid="00650f48"/>
    </style:style>
    <style:style style:name="P147" style:family="paragraph" style:parent-style-name="Text_20_body">
      <style:text-properties officeooo:rsid="0079086d" officeooo:paragraph-rsid="0079086d"/>
    </style:style>
    <style:style style:name="P148" style:family="paragraph" style:parent-style-name="Heading_20_1">
      <style:paragraph-properties fo:break-before="page"/>
      <style:text-properties officeooo:rsid="0079086d" officeooo:paragraph-rsid="0079086d"/>
    </style:style>
    <style:style style:name="P149" style:family="paragraph" style:parent-style-name="Heading_20_1">
      <style:text-properties officeooo:rsid="0079086d" officeooo:paragraph-rsid="0079086d"/>
    </style:style>
    <style:style style:name="P150" style:family="paragraph" style:parent-style-name="Heading_20_3">
      <style:text-properties officeooo:paragraph-rsid="00741622"/>
    </style:style>
    <style:style style:name="P151" style:family="paragraph" style:parent-style-name="Text_20_body">
      <style:text-properties officeooo:paragraph-rsid="00741622"/>
    </style:style>
    <style:style style:name="P152" style:family="paragraph" style:parent-style-name="Heading_20_2">
      <style:text-properties officeooo:paragraph-rsid="00741622"/>
    </style:style>
    <style:style style:name="P153" style:family="paragraph" style:parent-style-name="Heading_20_2">
      <style:paragraph-properties fo:break-before="page"/>
      <style:text-properties officeooo:paragraph-rsid="00741622"/>
    </style:style>
    <style:style style:name="P154" style:family="paragraph" style:parent-style-name="Heading_20_2">
      <style:text-properties officeooo:paragraph-rsid="008bab8c"/>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41622"/>
    </style:style>
    <style:style style:name="P1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741622"/>
    </style:style>
    <style:style style:name="P1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0b53a"/>
    </style:style>
    <style:style style:name="P158" style:family="paragraph" style:parent-style-name="Standard">
      <style:text-properties officeooo:rsid="006de01d" officeooo:paragraph-rsid="006de01d"/>
    </style:style>
    <style:style style:name="P159" style:family="paragraph" style:parent-style-name="Standard">
      <style:text-properties officeooo:paragraph-rsid="00820af0"/>
    </style:style>
    <style:style style:name="P160" style:family="paragraph" style:parent-style-name="Standard">
      <style:text-properties officeooo:rsid="0083cd18" officeooo:paragraph-rsid="0083cd18"/>
    </style:style>
    <style:style style:name="P161" style:family="paragraph" style:parent-style-name="Text_20_body">
      <style:text-properties officeooo:paragraph-rsid="00680309"/>
    </style:style>
    <style:style style:name="P162" style:family="paragraph" style:parent-style-name="Text_20_body">
      <style:text-properties officeooo:paragraph-rsid="0069a4a7"/>
    </style:style>
    <style:style style:name="P163" style:family="paragraph" style:parent-style-name="Text_20_body">
      <style:text-properties officeooo:rsid="006d12ab" officeooo:paragraph-rsid="006d12ab"/>
    </style:style>
    <style:style style:name="P164" style:family="paragraph" style:parent-style-name="Text_20_body">
      <style:text-properties officeooo:rsid="006d12ab" officeooo:paragraph-rsid="006d91c8"/>
    </style:style>
    <style:style style:name="P165" style:family="paragraph" style:parent-style-name="Text_20_body">
      <style:text-properties fo:font-weight="normal" officeooo:rsid="0095fd84" officeooo:paragraph-rsid="0095fd84" style:font-weight-asian="normal" style:font-weight-complex="normal"/>
    </style:style>
    <style:style style:name="P166" style:family="paragraph" style:parent-style-name="Text_20_body">
      <style:text-properties officeooo:paragraph-rsid="007147be"/>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4df778" officeooo:paragraph-rsid="00741622"/>
    </style:style>
    <style:style style:name="P168" style:family="paragraph" style:parent-style-name="Text_20_body">
      <style:text-properties officeooo:rsid="0079c97f" officeooo:paragraph-rsid="0079c97f"/>
    </style:style>
    <style:style style:name="P169" style:family="paragraph" style:parent-style-name="Text_20_body">
      <style:text-properties officeooo:rsid="0079c97f" officeooo:paragraph-rsid="009a6755"/>
    </style:style>
    <style:style style:name="P170" style:family="paragraph" style:parent-style-name="Text_20_body">
      <style:text-properties officeooo:rsid="0079c97f" officeooo:paragraph-rsid="00a5ae4d"/>
    </style:style>
    <style:style style:name="P171" style:family="paragraph" style:parent-style-name="Text_20_body">
      <style:text-properties officeooo:rsid="0079c97f" officeooo:paragraph-rsid="00a8fd64"/>
    </style:style>
    <style:style style:name="P172" style:family="paragraph" style:parent-style-name="Text_20_body">
      <style:text-properties officeooo:rsid="007bca82" officeooo:paragraph-rsid="007bca82"/>
    </style:style>
    <style:style style:name="P173" style:family="paragraph" style:parent-style-name="Text_20_body">
      <style:text-properties officeooo:rsid="007da992" officeooo:paragraph-rsid="007da992"/>
    </style:style>
    <style:style style:name="P174" style:family="paragraph" style:parent-style-name="Text_20_body">
      <style:text-properties officeooo:paragraph-rsid="007da992"/>
    </style:style>
    <style:style style:name="P175" style:family="paragraph" style:parent-style-name="Text_20_body">
      <style:text-properties officeooo:paragraph-rsid="0083cd18"/>
    </style:style>
    <style:style style:name="P176" style:family="paragraph" style:parent-style-name="Text_20_body">
      <style:text-properties officeooo:paragraph-rsid="008dbf08"/>
    </style:style>
    <style:style style:name="P177" style:family="paragraph" style:parent-style-name="Text_20_body">
      <style:text-properties officeooo:paragraph-rsid="008ec769"/>
    </style:style>
    <style:style style:name="P178" style:family="paragraph" style:parent-style-name="Text_20_body">
      <style:text-properties officeooo:paragraph-rsid="00935ea6"/>
    </style:style>
    <style:style style:name="P179" style:family="paragraph" style:parent-style-name="Heading_20_2">
      <style:text-properties officeooo:paragraph-rsid="0095fd84"/>
    </style:style>
    <style:style style:name="P180" style:family="paragraph" style:parent-style-name="Text_20_body">
      <style:text-properties officeooo:paragraph-rsid="0095fd84"/>
    </style:style>
    <style:style style:name="P181" style:family="paragraph" style:parent-style-name="Standard">
      <style:text-properties officeooo:paragraph-rsid="0097e133"/>
    </style:style>
    <style:style style:name="P182" style:family="paragraph" style:parent-style-name="Text_20_body">
      <style:text-properties officeooo:paragraph-rsid="0097e133"/>
    </style:style>
    <style:style style:name="P183" style:family="paragraph" style:parent-style-name="Text_20_body">
      <style:text-properties officeooo:rsid="0095fd84" officeooo:paragraph-rsid="0095fd84"/>
    </style:style>
    <style:style style:name="P184" style:family="paragraph" style:parent-style-name="Text_20_body">
      <style:text-properties officeooo:rsid="0099b706"/>
    </style:style>
    <style:style style:name="P185" style:family="paragraph" style:parent-style-name="Text_20_body">
      <style:text-properties officeooo:rsid="0099b706" officeooo:paragraph-rsid="0099b706"/>
    </style:style>
    <style:style style:name="P186" style:family="paragraph" style:parent-style-name="Text_20_body">
      <style:text-properties officeooo:rsid="0099b706" officeooo:paragraph-rsid="009a6755"/>
    </style:style>
    <style:style style:name="P187" style:family="paragraph" style:parent-style-name="Text_20_body">
      <style:text-properties officeooo:rsid="009a6755" officeooo:paragraph-rsid="009a6755"/>
    </style:style>
    <style:style style:name="P188" style:family="paragraph" style:parent-style-name="Heading_20_3">
      <style:text-properties officeooo:paragraph-rsid="009c8cdc"/>
    </style:style>
    <style:style style:name="P189" style:family="paragraph" style:parent-style-name="Text_20_body">
      <style:text-properties officeooo:rsid="009cbb5d" officeooo:paragraph-rsid="009cbb5d"/>
    </style:style>
    <style:style style:name="P190" style:family="paragraph" style:parent-style-name="Heading_20_2">
      <style:text-properties officeooo:rsid="00ae5759" officeooo:paragraph-rsid="00ae5759"/>
    </style:style>
    <style:style style:name="P191" style:family="paragraph" style:parent-style-name="Heading_20_3">
      <style:text-properties officeooo:paragraph-rsid="00b4cba0"/>
    </style:style>
    <style:style style:name="P192" style:family="paragraph" style:parent-style-name="Heading_20_3">
      <style:paragraph-properties fo:break-before="page"/>
      <style:text-properties officeooo:paragraph-rsid="00b4cba0"/>
    </style:style>
    <style:style style:name="P193" style:family="paragraph" style:parent-style-name="Heading_20_3">
      <style:text-properties officeooo:paragraph-rsid="00bb8b33"/>
    </style:style>
    <style:style style:name="P194" style:family="paragraph" style:parent-style-name="Standard">
      <style:text-properties officeooo:paragraph-rsid="00ad64be"/>
    </style:style>
    <style:style style:name="P195" style:family="paragraph" style:parent-style-name="Text_20_body">
      <style:text-properties officeooo:paragraph-rsid="00ad64be"/>
    </style:style>
    <style:style style:name="P196" style:family="paragraph" style:parent-style-name="Standard">
      <style:text-properties officeooo:rsid="004ad29a" officeooo:paragraph-rsid="004ad29a"/>
    </style:style>
    <style:style style:name="P197" style:family="paragraph" style:parent-style-name="Standard">
      <style:text-properties officeooo:rsid="00b336e1" officeooo:paragraph-rsid="00b336e1"/>
    </style:style>
    <style:style style:name="P198" style:family="paragraph" style:parent-style-name="Text_20_body">
      <style:text-properties officeooo:rsid="00a0a91b" officeooo:paragraph-rsid="009a6755"/>
    </style:style>
    <style:style style:name="P199" style:family="paragraph" style:parent-style-name="Text_20_body">
      <style:text-properties officeooo:rsid="00a0a91b" officeooo:paragraph-rsid="00a0a91b"/>
    </style:style>
    <style:style style:name="P200" style:family="paragraph" style:parent-style-name="Text_20_body">
      <style:text-properties officeooo:rsid="00a0a91b" officeooo:paragraph-rsid="00a14504"/>
    </style:style>
    <style:style style:name="P201" style:family="paragraph" style:parent-style-name="Text_20_body">
      <style:text-properties officeooo:rsid="00a14504" officeooo:paragraph-rsid="00a14504"/>
    </style:style>
    <style:style style:name="P202" style:family="paragraph" style:parent-style-name="Text_20_body">
      <style:text-properties officeooo:rsid="00a14622" officeooo:paragraph-rsid="00a14622"/>
    </style:style>
    <style:style style:name="P203" style:family="paragraph" style:parent-style-name="Text_20_body">
      <style:text-properties officeooo:rsid="00a5ae4d" officeooo:paragraph-rsid="00a5ae4d"/>
    </style:style>
    <style:style style:name="P204" style:family="paragraph" style:parent-style-name="Text_20_body">
      <style:text-properties officeooo:paragraph-rsid="00a5ae4d"/>
    </style:style>
    <style:style style:name="P205" style:family="paragraph" style:parent-style-name="Text_20_body">
      <style:text-properties officeooo:rsid="00a77a74" officeooo:paragraph-rsid="00a77a74"/>
    </style:style>
    <style:style style:name="P206" style:family="paragraph" style:parent-style-name="Text_20_body">
      <style:text-properties officeooo:rsid="00a8fd64" officeooo:paragraph-rsid="00a8fd64"/>
    </style:style>
    <style:style style:name="P207" style:family="paragraph" style:parent-style-name="Text_20_body">
      <style:text-properties officeooo:rsid="00a99106" officeooo:paragraph-rsid="00a99106"/>
    </style:style>
    <style:style style:name="P208" style:family="paragraph" style:parent-style-name="Text_20_body">
      <style:text-properties officeooo:rsid="00a99106" officeooo:paragraph-rsid="00b2e22f"/>
    </style:style>
    <style:style style:name="P209" style:family="paragraph" style:parent-style-name="Text_20_body">
      <style:text-properties officeooo:paragraph-rsid="0046a765"/>
    </style:style>
    <style:style style:name="P210" style:family="paragraph" style:parent-style-name="Text_20_body">
      <style:text-properties officeooo:rsid="00b00ac6" officeooo:paragraph-rsid="00b00ac6"/>
    </style:style>
    <style:style style:name="P211" style:family="paragraph" style:parent-style-name="Text_20_body">
      <style:text-properties officeooo:paragraph-rsid="00b00ac6"/>
    </style:style>
    <style:style style:name="P212" style:family="paragraph" style:parent-style-name="Text_20_body">
      <style:text-properties officeooo:rsid="00b2e22f" officeooo:paragraph-rsid="00b2e22f"/>
    </style:style>
    <style:style style:name="P213" style:family="paragraph" style:parent-style-name="Text_20_body">
      <style:text-properties officeooo:rsid="007147be" officeooo:paragraph-rsid="007147be"/>
    </style:style>
    <style:style style:name="P214" style:family="paragraph" style:parent-style-name="Text_20_body">
      <style:text-properties officeooo:rsid="00b4cba0" officeooo:paragraph-rsid="00b4cba0"/>
    </style:style>
    <style:style style:name="P215" style:family="paragraph" style:parent-style-name="Text_20_body">
      <style:text-properties officeooo:rsid="00b79899" officeooo:paragraph-rsid="00b79899"/>
    </style:style>
    <style:style style:name="P216" style:family="paragraph" style:parent-style-name="Text_20_body">
      <style:text-properties officeooo:rsid="00b79899" officeooo:paragraph-rsid="00c3537e"/>
    </style:style>
    <style:style style:name="P217" style:family="paragraph" style:parent-style-name="Text_20_body">
      <style:text-properties officeooo:rsid="00b884c1" officeooo:paragraph-rsid="00b884c1"/>
    </style:style>
    <style:style style:name="P218" style:family="paragraph" style:parent-style-name="Text_20_body">
      <style:text-properties officeooo:rsid="00ba1db9" officeooo:paragraph-rsid="00ba1db9"/>
    </style:style>
    <style:style style:name="P219" style:family="paragraph" style:parent-style-name="Text_20_body">
      <style:text-properties officeooo:paragraph-rsid="00c0b53a"/>
    </style:style>
    <style:style style:name="P220" style:family="paragraph" style:parent-style-name="Heading_20_2">
      <style:paragraph-properties fo:break-before="page"/>
      <style:text-properties officeooo:rsid="00c46a0c" officeooo:paragraph-rsid="00c46a0c"/>
    </style:style>
    <style:style style:name="P221" style:family="paragraph" style:parent-style-name="Text_20_body">
      <style:text-properties officeooo:rsid="00c46a0c" officeooo:paragraph-rsid="00c46a0c"/>
    </style:style>
    <style:style style:name="P222" style:family="paragraph" style:parent-style-name="Text_20_body">
      <style:text-properties officeooo:paragraph-rsid="00dbb0b3"/>
    </style:style>
    <style:style style:name="P223" style:family="paragraph" style:parent-style-name="Heading_20_1">
      <style:paragraph-properties fo:break-before="page"/>
      <style:text-properties officeooo:rsid="00e92a71" officeooo:paragraph-rsid="00e92a71"/>
    </style:style>
    <style:style style:name="P224" style:family="paragraph" style:parent-style-name="Heading_20_2">
      <style:text-properties officeooo:rsid="00f2468f"/>
    </style:style>
    <style:style style:name="P225" style:family="paragraph" style:parent-style-name="Standard">
      <style:paragraph-properties fo:margin-left="0cm" fo:margin-right="0cm" fo:text-indent="0cm" style:auto-text-indent="false"/>
    </style:style>
    <style:style style:name="P226" style:family="paragraph" style:parent-style-name="Standard">
      <style:text-properties officeooo:paragraph-rsid="00f3d5b2"/>
    </style:style>
    <style:style style:name="P227" style:family="paragraph" style:parent-style-name="Standard">
      <style:text-properties officeooo:rsid="00f3d5b2" officeooo:paragraph-rsid="00f3d5b2"/>
    </style:style>
    <style:style style:name="P228" style:family="paragraph" style:parent-style-name="Standard">
      <style:text-properties fo:text-transform="uppercase" fo:color="#111111" loext:opacity="100%" style:text-line-through-style="none" style:text-line-through-type="none" style:font-name="Cabin-semi-bold" fo:font-size="8.39999961853027pt" fo:letter-spacing="normal" fo:font-style="normal" style:text-underline-style="none" fo:font-weight="normal" officeooo:paragraph-rsid="00dbb0b3" style:text-blinking="false" loext:padding="0cm" loext:border="none"/>
    </style:style>
    <style:style style:name="P229" style:family="paragraph" style:parent-style-name="Standard">
      <style:text-properties officeooo:rsid="001f6e4e" officeooo:paragraph-rsid="01020c33"/>
    </style:style>
    <style:style style:name="P230" style:family="paragraph" style:parent-style-name="Text_20_body">
      <style:text-properties officeooo:rsid="001f6e4e" officeooo:paragraph-rsid="01020c33"/>
    </style:style>
    <style:style style:name="P231" style:family="paragraph" style:parent-style-name="Standard">
      <style:text-properties officeooo:paragraph-rsid="01020c33"/>
    </style:style>
    <style:style style:name="P232" style:family="paragraph" style:parent-style-name="Standard">
      <style:text-properties officeooo:paragraph-rsid="007e1bf9"/>
    </style:style>
    <style:style style:name="P233" style:family="paragraph" style:parent-style-name="Text_20_body">
      <style:text-properties officeooo:rsid="00f95e53" officeooo:paragraph-rsid="00f95e53"/>
    </style:style>
    <style:style style:name="P234" style:family="paragraph" style:parent-style-name="Text_20_body">
      <style:text-properties officeooo:rsid="00fb6dba" officeooo:paragraph-rsid="00fb6dba"/>
    </style:style>
    <style:style style:name="P235" style:family="paragraph" style:parent-style-name="Text_20_body">
      <style:text-properties officeooo:rsid="01001ef6" officeooo:paragraph-rsid="01001ef6"/>
    </style:style>
    <style:style style:name="P236" style:family="paragraph" style:parent-style-name="Text_20_body">
      <style:text-properties officeooo:paragraph-rsid="01001ef6"/>
    </style:style>
    <style:style style:name="P237" style:family="paragraph" style:parent-style-name="Text_20_body">
      <style:text-properties officeooo:rsid="00f52c6c" officeooo:paragraph-rsid="01020c33"/>
    </style:style>
    <style:style style:name="P238" style:family="paragraph" style:parent-style-name="Heading_20_2">
      <style:text-properties officeooo:paragraph-rsid="010964bf"/>
    </style:style>
    <style:style style:name="P239" style:family="paragraph" style:parent-style-name="Text_20_body">
      <style:text-properties officeooo:rsid="0109d2e8" officeooo:paragraph-rsid="0109d2e8"/>
    </style:style>
    <style:style style:name="P240" style:family="paragraph" style:parent-style-name="Heading_20_2">
      <style:text-properties officeooo:rsid="01122966" officeooo:paragraph-rsid="01122966"/>
    </style:style>
    <style:style style:name="P241" style:family="paragraph" style:parent-style-name="Text_20_body">
      <style:text-properties officeooo:paragraph-rsid="0110f94e"/>
    </style:style>
    <style:style style:name="P242" style:family="paragraph" style:parent-style-name="Text_20_body">
      <style:text-properties officeooo:paragraph-rsid="01144e2f"/>
    </style:style>
    <style:style style:name="P243" style:family="paragraph" style:parent-style-name="Text_20_body">
      <style:text-properties officeooo:paragraph-rsid="011518e3"/>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6.501cm" style:type="right" style:leader-style="dotted" style:leader-text="."/>
        </style:tab-stops>
      </style:paragraph-properties>
    </style:style>
    <style:style style:name="P246" style:family="paragraph" style:parent-style-name="Contents_20_3">
      <style:paragraph-properties>
        <style:tab-stops>
          <style:tab-stop style:position="16cm" style:type="right" style:leader-style="dotted" style:leader-text="."/>
        </style:tab-stops>
      </style:paragraph-properties>
    </style:style>
    <style:style style:name="P247" style:family="paragraph" style:parent-style-name="Contents_20_4">
      <style:paragraph-properties>
        <style:tab-stops>
          <style:tab-stop style:position="15.501cm" style:type="right" style:leader-style="dotted" style:leader-text="."/>
        </style:tab-stops>
      </style:paragraph-properties>
    </style:style>
    <style:style style:name="P248" style:family="paragraph" style:parent-style-name="Text_20_body">
      <style:text-properties officeooo:rsid="0116b60b" officeooo:paragraph-rsid="0116b60b"/>
    </style:style>
    <style:style style:name="P249" style:family="paragraph" style:parent-style-name="Text_20_body">
      <style:text-properties officeooo:paragraph-rsid="0116b60b"/>
    </style:style>
    <style:style style:name="P250" style:family="paragraph" style:parent-style-name="Contents_20_1">
      <style:paragraph-properties fo:break-before="page">
        <style:tab-stops>
          <style:tab-stop style:position="17cm" style:type="right" style:leader-style="dotted" style:leader-text="."/>
        </style:tab-stops>
      </style:paragraph-properties>
      <style:text-properties officeooo:paragraph-rsid="0118e974"/>
    </style:style>
    <style:style style:name="P251" style:family="paragraph" style:parent-style-name="Contents_20_1">
      <style:paragraph-properties>
        <style:tab-stops>
          <style:tab-stop style:position="17cm" style:type="right" style:leader-style="dotted" style:leader-text="."/>
        </style:tab-stops>
      </style:paragraph-properties>
      <style:text-properties officeooo:paragraph-rsid="0118e974"/>
    </style:style>
    <style:style style:name="P252" style:family="paragraph" style:parent-style-name="Contents_20_1">
      <style:paragraph-properties>
        <style:tab-stops>
          <style:tab-stop style:position="17cm" style:type="right" style:leader-style="dotted" style:leader-text="."/>
        </style:tab-stops>
      </style:paragraph-properties>
    </style:style>
    <style:style style:name="P253" style:family="paragraph" style:parent-style-name="Contents_20_2">
      <style:paragraph-properties>
        <style:tab-stops>
          <style:tab-stop style:position="17cm" style:type="right" style:leader-style="dotted" style:leader-text="."/>
        </style:tab-stops>
      </style:paragraph-properties>
      <style:text-properties officeooo:paragraph-rsid="0118e974"/>
    </style:style>
    <style:style style:name="P254" style:family="paragraph" style:parent-style-name="Contents_20_2">
      <style:paragraph-properties>
        <style:tab-stops>
          <style:tab-stop style:position="16.501cm" style:type="right" style:leader-style="dotted" style:leader-text="."/>
        </style:tab-stops>
      </style:paragraph-properties>
    </style:style>
    <style:style style:name="P255" style:family="paragraph" style:parent-style-name="Contents_20_3">
      <style:paragraph-properties>
        <style:tab-stops>
          <style:tab-stop style:position="17cm" style:type="right" style:leader-style="dotted" style:leader-text="."/>
        </style:tab-stops>
      </style:paragraph-properties>
      <style:text-properties officeooo:paragraph-rsid="0118e974"/>
    </style:style>
    <style:style style:name="P256" style:family="paragraph" style:parent-style-name="Contents_20_3">
      <style:paragraph-properties>
        <style:tab-stops>
          <style:tab-stop style:position="16cm" style:type="right" style:leader-style="dotted" style:leader-text="."/>
        </style:tab-stops>
      </style:paragraph-properties>
    </style:style>
    <style:style style:name="P257" style:family="paragraph" style:parent-style-name="Contents_20_4">
      <style:paragraph-properties>
        <style:tab-stops>
          <style:tab-stop style:position="15.501cm" style:type="right" style:leader-style="dotted" style:leader-text="."/>
        </style:tab-stops>
      </style:paragraph-properties>
    </style:style>
    <style:style style:name="P258" style:family="paragraph" style:parent-style-name="Contents_20_Heading">
      <style:paragraph-properties fo:break-before="page"/>
    </style:style>
    <style:style style:name="P259" style:family="paragraph" style:parent-style-name="Heading_20_1">
      <style:text-properties style:font-name="Liberation Serif2" fo:font-size="24pt" fo:font-weight="bold" officeooo:paragraph-rsid="0118e974" style:font-name-asian="NSimSun1" style:font-size-asian="24pt" style:font-weight-asian="bold" style:font-size-complex="24pt" style:font-weight-complex="bold"/>
    </style:style>
    <style:style style:name="P260" style:family="paragraph" style:parent-style-name="Heading_20_1">
      <style:text-properties officeooo:paragraph-rsid="0118e974"/>
    </style:style>
    <style:style style:name="P261" style:family="paragraph" style:parent-style-name="Heading_20_1">
      <style:paragraph-properties fo:break-before="page"/>
      <style:text-properties officeooo:paragraph-rsid="0118e974"/>
    </style:style>
    <style:style style:name="P262" style:family="paragraph" style:parent-style-name="Heading_20_1">
      <style:paragraph-properties fo:break-before="page"/>
      <style:text-properties style:font-name="Times New Roman1" fo:font-size="12pt" officeooo:rsid="002d72de" style:font-size-asian="12pt" style:font-size-complex="12pt"/>
    </style:style>
    <style:style style:name="P263" style:family="paragraph" style:parent-style-name="Heading_20_2">
      <style:paragraph-properties fo:break-before="page"/>
      <style:text-properties officeooo:rsid="00298242" officeooo:paragraph-rsid="0118e974"/>
    </style:style>
    <style:style style:name="P264" style:family="paragraph" style:parent-style-name="Heading_20_2">
      <style:paragraph-properties fo:break-before="page"/>
    </style:style>
    <style:style style:name="P265" style:family="paragraph" style:parent-style-name="Heading_20_2">
      <style:text-properties officeooo:rsid="004ef449" officeooo:paragraph-rsid="0118e974"/>
    </style:style>
    <style:style style:name="P266" style:family="paragraph" style:parent-style-name="Heading_20_2">
      <style:paragraph-properties fo:break-before="page"/>
      <style:text-properties officeooo:rsid="00862812" officeooo:paragraph-rsid="0118e974"/>
    </style:style>
    <style:style style:name="P267" style:family="paragraph" style:parent-style-name="Heading_20_2">
      <style:text-properties officeooo:paragraph-rsid="0118e974"/>
    </style:style>
    <style:style style:name="P268" style:family="paragraph" style:parent-style-name="Heading_20_2">
      <style:paragraph-properties fo:break-before="page"/>
      <style:text-properties officeooo:paragraph-rsid="0118e974"/>
    </style:style>
    <style:style style:name="P269" style:family="paragraph" style:parent-style-name="Heading_20_2">
      <style:text-properties fo:font-variant="normal" fo:text-transform="none" fo:color="#1e1e1e" loext:opacity="100%" style:font-name="Times New Roman1" fo:font-size="12pt" fo:letter-spacing="normal" fo:font-style="normal" fo:font-weight="normal" officeooo:rsid="004f1cd7" officeooo:paragraph-rsid="0097e133" style:font-size-asian="12pt" style:font-size-complex="12pt"/>
    </style:style>
    <style:style style:name="P270" style:family="paragraph" style:parent-style-name="Heading_20_2">
      <style:paragraph-properties fo:break-before="page"/>
      <style:text-properties officeooo:rsid="007147be"/>
    </style:style>
    <style:style style:name="P271" style:family="paragraph" style:parent-style-name="Heading_20_2">
      <style:paragraph-properties fo:break-before="page"/>
      <style:text-properties officeooo:rsid="001e2da5" officeooo:paragraph-rsid="007bca82"/>
    </style:style>
    <style:style style:name="P272" style:family="paragraph" style:parent-style-name="Heading_20_3">
      <style:text-properties officeooo:paragraph-rsid="0118e974"/>
    </style:style>
    <style:style style:name="P273" style:family="paragraph" style:parent-style-name="Heading_20_3">
      <style:paragraph-properties fo:break-before="page"/>
      <style:text-properties officeooo:paragraph-rsid="0118e974"/>
    </style:style>
    <style:style style:name="P274" style:family="paragraph" style:parent-style-name="Index">
      <style:text-properties officeooo:paragraph-rsid="0118e974"/>
    </style:style>
    <style:style style:name="P275" style:family="paragraph" style:parent-style-name="Normal_20__28_Web_29_">
      <style:paragraph-properties fo:margin-top="0.494cm" fo:margin-bottom="0.494cm" style:contextual-spacing="false"/>
      <style:text-properties officeooo:paragraph-rsid="0118e974"/>
    </style:style>
    <style:style style:name="P276" style:family="paragraph" style:parent-style-name="Preformatted_20_Text">
      <style:text-properties officeooo:rsid="011ad3e4" officeooo:paragraph-rsid="011ad3e4"/>
    </style:style>
    <style:style style:name="P277" style:family="paragraph" style:parent-style-name="Preformatted_20_Text">
      <style:text-properties officeooo:paragraph-rsid="011ad3e4"/>
    </style:style>
    <style:style style:name="P278" style:family="paragraph" style:parent-style-name="Standard" style:list-style-name="L1">
      <style:text-properties officeooo:paragraph-rsid="0118e974"/>
    </style:style>
    <style:style style:name="P279" style:family="paragraph" style:parent-style-name="Standard" style:list-style-name="L1">
      <style:text-properties style:font-name="Times New Roman1" fo:font-size="12pt" officeooo:paragraph-rsid="0118e974" style:font-size-asian="12pt" style:font-size-complex="12pt"/>
    </style:style>
    <style:style style:name="P280" style:family="paragraph" style:parent-style-name="Standard" style:list-style-name="L1">
      <style:paragraph-properties>
        <style:tab-stops>
          <style:tab-stop style:position="4.17cm"/>
        </style:tab-stops>
      </style:paragraph-properties>
      <style:text-properties officeooo:paragraph-rsid="0118e974"/>
    </style:style>
    <style:style style:name="P281" style:family="paragraph" style:parent-style-name="Standard" style:list-style-name="L1">
      <style:paragraph-properties>
        <style:tab-stops>
          <style:tab-stop style:position="4.17cm"/>
        </style:tab-stops>
      </style:paragraph-properties>
      <style:text-properties fo:font-variant="normal" fo:text-transform="none" fo:color="#000000" loext:opacity="100%" style:font-name="Times New Roman1" fo:font-size="12pt" fo:letter-spacing="normal" fo:font-style="normal" fo:font-weight="normal" officeooo:paragraph-rsid="0118e974" style:font-size-asian="12pt" style:font-style-asian="normal" style:font-size-complex="12pt" style:font-style-complex="normal"/>
    </style:style>
    <style:style style:name="P282" style:family="paragraph" style:parent-style-name="Standard">
      <style:paragraph-properties>
        <style:tab-stops>
          <style:tab-stop style:position="4.17cm"/>
        </style:tab-stops>
      </style:paragraph-properties>
      <style:text-properties fo:font-variant="normal" fo:text-transform="none" fo:color="#111111" loext:opacity="100%" style:font-name="Liberation Serif1" fo:font-size="12pt" fo:letter-spacing="normal" fo:font-style="normal" fo:font-weight="normal" officeooo:paragraph-rsid="0118e974" style:font-size-asian="12pt" style:font-size-complex="12pt"/>
    </style:style>
    <style:style style:name="P283" style:family="paragraph" style:parent-style-name="Standard">
      <style:text-properties officeooo:paragraph-rsid="0118e974"/>
    </style:style>
    <style:style style:name="P284" style:family="paragraph" style:parent-style-name="Standard">
      <style:paragraph-properties fo:margin-left="0cm" fo:margin-right="0cm" fo:text-indent="0cm" style:auto-text-indent="false" style:writing-mode="lr-tb"/>
      <style:text-properties officeooo:paragraph-rsid="0118e974"/>
    </style:style>
    <style:style style:name="P285" style:family="paragraph" style:parent-style-name="Standard_20__28_WW_29_">
      <style:paragraph-properties fo:margin-left="0cm" fo:margin-right="0cm" fo:text-indent="0cm" style:auto-text-indent="false" style:writing-mode="lr-tb"/>
      <style:text-properties fo:color="#1e1e1e" loext:opacity="100%" style:font-name="Times New Roman" officeooo:paragraph-rsid="0118e974"/>
    </style:style>
    <style:style style:name="P286" style:family="paragraph" style:parent-style-name="Standard_20__28_WW_29_">
      <style:paragraph-properties fo:margin-left="0cm" fo:margin-right="0cm" fo:text-indent="0cm" style:auto-text-indent="false" style:writing-mode="lr-tb"/>
      <style:text-properties officeooo:paragraph-rsid="0118e974"/>
    </style:style>
    <style:style style:name="P287" style:family="paragraph" style:parent-style-name="Standard_20__28_user_29_" style:list-style-name="L1">
      <style:text-properties style:font-name="Times New Roman1" fo:font-size="12pt" officeooo:paragraph-rsid="0118e974" style:font-size-asian="12pt" style:font-size-complex="12pt"/>
    </style:style>
    <style:style style:name="P288" style:family="paragraph" style:parent-style-name="Standard_20__28_user_29_">
      <style:text-properties style:font-name="Times New Roman1" officeooo:paragraph-rsid="0118e974"/>
    </style:style>
    <style:style style:name="P289" style:family="paragraph" style:parent-style-name="Standard_20__28_user_29_" style:list-style-name="L1">
      <style:text-properties officeooo:paragraph-rsid="0118e974"/>
    </style:style>
    <style:style style:name="P290" style:family="paragraph" style:parent-style-name="Standard_20__28_user_29_" style:list-style-name="L1">
      <style:paragraph-properties fo:margin-top="0cm" fo:margin-bottom="0cm" style:contextual-spacing="false" fo:text-align="start" style:justify-single-word="false" fo:orphans="2" fo:widows="2" fo:hyphenation-ladder-count="no-limit" style:vertical-align="baseline" style:writing-mode="lr-tb"/>
      <style:text-properties officeooo:paragraph-rsid="0118e974" fo:hyphenate="false" fo:hyphenation-remain-char-count="2" fo:hyphenation-push-char-count="2" loext:hyphenation-no-caps="false" loext:hyphenation-no-last-word="false" loext:hyphenation-word-char-count="5" loext:hyphenation-zone="no-limit"/>
    </style:style>
    <style:style style:name="P291" style:family="paragraph" style:parent-style-name="Standard_20__28_user_29_" style:list-style-name="L1">
      <style:paragraph-properties fo:margin-top="0cm" fo:margin-bottom="0cm" style:contextual-spacing="false" fo:text-align="start" style:justify-single-word="false" fo:orphans="2" fo:widows="2" fo:hyphenation-ladder-count="no-limit" style:vertical-align="baseline" style:writing-mode="lr-tb"/>
      <style:text-properties officeooo:rsid="0052518f" officeooo:paragraph-rsid="0118e974" fo:hyphenate="false" fo:hyphenation-remain-char-count="2" fo:hyphenation-push-char-count="2" loext:hyphenation-no-caps="false" loext:hyphenation-no-last-word="false" loext:hyphenation-word-char-count="5" loext:hyphenation-zone="no-limit"/>
    </style:style>
    <style:style style:name="P292" style:family="paragraph" style:parent-style-name="Standard_20__28_user_29_">
      <style:text-properties officeooo:paragraph-rsid="0118e974"/>
    </style:style>
    <style:style style:name="P293" style:family="paragraph" style:parent-style-name="Subtitle">
      <style:paragraph-properties>
        <style:tab-stops>
          <style:tab-stop style:position="1.367cm"/>
        </style:tab-stops>
      </style:paragraph-properties>
      <style:text-properties style:font-name="Liberation Serif1" fo:font-size="12pt" officeooo:paragraph-rsid="0118e974" style:font-size-asian="12pt" style:font-size-complex="12pt"/>
    </style:style>
    <style:style style:name="P294" style:family="paragraph" style:parent-style-name="Text_20_body">
      <style:text-properties fo:font-variant="normal" fo:text-transform="none" fo:color="#2b2b2b" loext:opacity="100%" style:font-name="Segoe UI" fo:font-size="10.1999998092651pt" fo:letter-spacing="normal" fo:font-style="normal" fo:font-weight="normal" officeooo:rsid="00d1cecf" officeooo:paragraph-rsid="00d1cecf" style:font-size-asian="12pt" style:font-size-complex="12pt"/>
    </style:style>
    <style:style style:name="P295" style:family="paragraph" style:parent-style-name="Text_20_body" style:list-style-name="L1">
      <style:paragraph-properties>
        <style:tab-stops>
          <style:tab-stop style:position="4.17cm"/>
        </style:tab-stops>
      </style:paragraph-properties>
      <style:text-properties officeooo:paragraph-rsid="0118e974"/>
    </style:style>
    <style:style style:name="P296" style:family="paragraph" style:parent-style-name="Text_20_body" style:list-style-name="L1">
      <style:text-properties officeooo:paragraph-rsid="0118e974"/>
    </style:style>
    <style:style style:name="P297" style:family="paragraph" style:parent-style-name="Text_20_body" style:list-style-name="L1">
      <style:paragraph-properties fo:text-align="start" style:justify-single-word="false" fo:orphans="2" fo:widows="2" fo:hyphenation-ladder-count="no-limit" style:vertical-align="baseline" style:writing-mode="lr-tb">
        <style:tab-stops>
          <style:tab-stop style:position="4.17cm"/>
        </style:tab-stops>
      </style:paragraph-properties>
      <style:text-properties officeooo:paragraph-rsid="0118e974" fo:hyphenate="false" fo:hyphenation-remain-char-count="2" fo:hyphenation-push-char-count="2" loext:hyphenation-no-caps="false" loext:hyphenation-no-last-word="false" loext:hyphenation-word-char-count="5" loext:hyphenation-zone="no-limit"/>
    </style:style>
    <style:style style:name="P298" style:family="paragraph" style:parent-style-name="Text_20_body" style:list-style-name="L1">
      <style:paragraph-properties fo:text-align="start" style:justify-single-word="false" fo:orphans="2" fo:widows="2" fo:hyphenation-ladder-count="no-limit" style:vertical-align="baseline" style:writing-mode="lr-tb"/>
      <style:text-properties officeooo:paragraph-rsid="0118e974" fo:hyphenate="false" fo:hyphenation-remain-char-count="2" fo:hyphenation-push-char-count="2" loext:hyphenation-no-caps="false" loext:hyphenation-no-last-word="false" loext:hyphenation-word-char-count="5" loext:hyphenation-zone="no-limit"/>
    </style:style>
    <style:style style:name="P299" style:family="paragraph" style:parent-style-name="Text_20_body" style:list-style-name="L1">
      <style:paragraph-properties>
        <style:tab-stops>
          <style:tab-stop style:position="4.17cm"/>
        </style:tab-stops>
      </style:paragraph-properties>
      <style:text-properties fo:font-style="normal" officeooo:rsid="00736417" officeooo:paragraph-rsid="0118e974" style:font-style-asian="normal" style:font-style-complex="normal"/>
    </style:style>
    <style:style style:name="P300" style:family="paragraph" style:parent-style-name="Text_20_body">
      <style:text-properties officeooo:paragraph-rsid="0118e974"/>
    </style:style>
    <style:style style:name="P301" style:family="paragraph" style:parent-style-name="Text_20_body_20__28_WW_29_" style:list-style-name="L1">
      <style:paragraph-properties>
        <style:tab-stops>
          <style:tab-stop style:position="4.17cm"/>
        </style:tab-stops>
      </style:paragraph-properties>
      <style:text-properties officeooo:paragraph-rsid="0118e974"/>
    </style:style>
    <style:style style:name="P302" style:family="paragraph" style:parent-style-name="Text_20_body_20__28_WW_29_">
      <style:paragraph-properties fo:margin-left="0cm" fo:margin-right="0cm" fo:line-height="115%" fo:text-indent="0cm" style:auto-text-indent="false" style:writing-mode="lr-tb"/>
      <style:text-properties officeooo:paragraph-rsid="0118e974"/>
    </style:style>
    <style:style style:name="P303" style:family="paragraph" style:parent-style-name="Text_20_body_20__28_WW_29_" style:list-style-name="L1">
      <style:text-properties officeooo:paragraph-rsid="0118e974"/>
    </style:style>
    <style:style style:name="P304" style:family="paragraph" style:parent-style-name="Text_20_body_20__28_user_29_">
      <style:paragraph-properties fo:text-align="center" style:justify-single-word="false"/>
      <style:text-properties officeooo:paragraph-rsid="0118e974"/>
    </style:style>
    <style:style style:name="P305" style:family="paragraph" style:parent-style-name="Text_20_body_20__28_user_29_">
      <style:paragraph-properties fo:margin-top="0cm" fo:margin-bottom="0.247cm" style:contextual-spacing="false" fo:line-height="115%" fo:text-align="center" style:justify-single-word="false" fo:orphans="2" fo:widows="2" fo:hyphenation-ladder-count="no-limit" style:vertical-align="baseline" style:writing-mode="lr-tb"/>
      <style:text-properties style:font-name="Times New Roman1" officeooo:paragraph-rsid="0118e974" fo:hyphenate="false" fo:hyphenation-remain-char-count="2" fo:hyphenation-push-char-count="2" loext:hyphenation-no-caps="false" loext:hyphenation-no-last-word="false" loext:hyphenation-word-char-count="5" loext:hyphenation-zone="no-limit"/>
    </style:style>
    <style:style style:name="P306" style:family="paragraph" style:parent-style-name="Text_20_body_20__28_user_29_">
      <style:paragraph-properties fo:text-align="center" style:justify-single-word="false"/>
      <style:text-properties style:font-name="Times New Roman1" officeooo:paragraph-rsid="0118e974"/>
    </style:style>
    <style:style style:name="P307" style:family="paragraph" style:parent-style-name="Text_20_body_20__28_user_29_">
      <style:text-properties style:font-name="Times New Roman1" fo:font-weight="bold" officeooo:rsid="0020a2f0" officeooo:paragraph-rsid="0118e974" style:font-weight-asian="bold" style:font-weight-complex="bold"/>
    </style:style>
    <style:style style:name="P308" style:family="paragraph" style:parent-style-name="Text_20_body_20__28_user_29_">
      <style:text-properties style:font-name="Times New Roman1" fo:font-weight="bold" officeooo:paragraph-rsid="0118e974" style:font-weight-asian="bold" style:font-weight-complex="bold"/>
    </style:style>
    <style:style style:name="P309" style:family="paragraph" style:parent-style-name="Text_20_body_20__28_user_29_">
      <style:text-properties style:font-name="Times New Roman1" officeooo:paragraph-rsid="0118e974"/>
    </style:style>
    <style:style style:name="P310" style:family="paragraph" style:parent-style-name="Text_20_body_20__28_user_29_">
      <style:paragraph-properties fo:margin-left="0cm" fo:margin-right="0cm" fo:line-height="115%" fo:text-indent="0cm" style:auto-text-indent="false" style:writing-mode="lr-tb"/>
      <style:text-properties fo:font-weight="bold" officeooo:paragraph-rsid="0118e974" style:font-weight-asian="bold" style:font-weight-complex="bold"/>
    </style:style>
    <style:style style:name="P311" style:family="paragraph" style:parent-style-name="Text_20_body_20__28_user_29_">
      <style:text-properties fo:font-weight="bold" officeooo:paragraph-rsid="0118e974" style:font-weight-asian="bold" style:font-weight-complex="bold"/>
    </style:style>
    <style:style style:name="P312" style:family="paragraph" style:parent-style-name="Text_20_body_20__28_user_29_">
      <style:text-properties fo:font-weight="bold" officeooo:paragraph-rsid="0118e974" fo:background-color="#00cc33" style:font-weight-asian="bold" style:font-weight-complex="bold"/>
    </style:style>
    <style:style style:name="P313" style:family="paragraph" style:parent-style-name="Text_20_body_20__28_user_29_">
      <style:paragraph-properties fo:margin-top="0cm" fo:margin-bottom="0cm" style:contextual-spacing="false" fo:line-height="115%" fo:text-align="start" style:justify-single-word="false" fo:orphans="2" fo:widows="2" fo:hyphenation-ladder-count="no-limit" style:vertical-align="baseline" style:writing-mode="lr-tb"/>
      <style:text-properties officeooo:paragraph-rsid="0118e974" fo:hyphenate="false" fo:hyphenation-remain-char-count="2" fo:hyphenation-push-char-count="2" loext:hyphenation-no-caps="false" loext:hyphenation-no-last-word="false" loext:hyphenation-word-char-count="5" loext:hyphenation-zone="no-limit"/>
    </style:style>
    <style:style style:name="P314" style:family="paragraph" style:parent-style-name="Text_20_body_20__28_user_29_">
      <style:paragraph-properties fo:margin-left="0cm" fo:margin-right="0cm" fo:line-height="115%" fo:text-indent="0cm" style:auto-text-indent="false" style:writing-mode="lr-tb"/>
      <style:text-properties officeooo:paragraph-rsid="0118e974"/>
    </style:style>
    <style:style style:name="P315" style:family="paragraph" style:parent-style-name="Text_20_body_20__28_user_29_">
      <style:paragraph-properties fo:margin-top="0cm" fo:margin-bottom="0cm" style:contextual-spacing="false"/>
      <style:text-properties fo:color="#1e1e1e" loext:opacity="100%" style:font-name="Times New Roman1" officeooo:paragraph-rsid="0118e974"/>
    </style:style>
    <style:style style:name="P316" style:family="paragraph" style:parent-style-name="Text_20_body_20__28_user_29_">
      <style:text-properties fo:color="#1e1e1e" loext:opacity="100%" style:font-name="Times New Roman1" officeooo:paragraph-rsid="0118e974"/>
    </style:style>
    <style:style style:name="P317" style:family="paragraph" style:parent-style-name="Text_20_body_20__28_user_29_">
      <style:text-properties officeooo:rsid="004ef449" officeooo:paragraph-rsid="0118e974"/>
    </style:style>
    <style:style style:name="P318" style:family="paragraph" style:parent-style-name="Text_20_body_20__28_user_29_">
      <style:paragraph-properties fo:margin-top="0cm" fo:margin-bottom="0cm" style:contextual-spacing="false"/>
      <style:text-properties officeooo:rsid="000fd459" officeooo:paragraph-rsid="0118e974"/>
    </style:style>
    <style:style style:name="P319" style:family="paragraph" style:parent-style-name="Text_20_body_20__28_user_29_">
      <style:text-properties officeooo:rsid="006d7b18" officeooo:paragraph-rsid="0118e974"/>
    </style:style>
    <style:style style:name="P320" style:family="paragraph" style:parent-style-name="Text_20_body_20__28_user_29_">
      <style:text-properties officeooo:rsid="00862812" officeooo:paragraph-rsid="0118e974"/>
    </style:style>
    <style:style style:name="P321" style:family="paragraph" style:parent-style-name="Text_20_body_20__28_user_29_">
      <style:text-properties officeooo:paragraph-rsid="0118e974"/>
    </style:style>
    <style:style style:name="P322" style:family="paragraph" style:parent-style-name="Text_20_body_20__28_user_29_">
      <style:paragraph-properties fo:margin-top="0cm" fo:margin-bottom="0cm" style:contextual-spacing="false"/>
      <style:text-properties officeooo:paragraph-rsid="0118e974"/>
    </style:style>
    <style:style style:name="P323" style:family="paragraph" style:parent-style-name="Text_20_body_20__28_user_29_">
      <style:paragraph-properties fo:break-before="page"/>
      <style:text-properties officeooo:paragraph-rsid="0118e974"/>
    </style:style>
    <style:style style:name="P324" style:family="paragraph" style:parent-style-name="Text_20_body_20__28_user_29_">
      <style:text-properties officeooo:rsid="011ad3e4" officeooo:paragraph-rsid="011ad3e4"/>
    </style:style>
    <style:style style:name="P325" style:family="paragraph" style:parent-style-name="Title">
      <style:paragraph-properties fo:break-before="page"/>
      <style:text-properties style:font-name="Liberation Serif1" officeooo:paragraph-rsid="0118e974"/>
    </style:style>
    <style:style style:name="P326" style:family="paragraph" style:parent-style-name="Title">
      <style:text-properties style:font-name="Liberation Serif1" officeooo:paragraph-rsid="0118e974"/>
    </style:style>
    <style:style style:name="T1" style:family="text">
      <style:text-properties fo:font-style="normal" style:font-style-asian="normal" style:font-style-complex="normal"/>
    </style:style>
    <style:style style:name="T2" style:family="text">
      <style:text-properties fo:font-style="normal" officeooo:rsid="00c78ac6" style:font-style-asian="normal" style:font-style-complex="normal"/>
    </style:style>
    <style:style style:name="T3" style:family="text">
      <style:text-properties fo:font-variant="normal" fo:text-transform="none" fo:color="#1e1e1e" loext:opacity="100%" style:font-name="Times New Roman1" fo:font-size="12pt" fo:letter-spacing="normal" fo:font-style="normal" fo:font-weight="bold" officeooo:rsid="004a00f7" style:font-size-asian="12pt" style:font-weight-asian="bold" style:font-size-complex="12pt" style:font-weight-complex="bold"/>
    </style:style>
    <style:style style:name="T4" style:family="text">
      <style:text-properties fo:font-variant="normal" fo:text-transform="none" fo:color="#1e1e1e" loext:opacity="100%" style:font-name="Times New Roman1" fo:font-size="12pt" fo:letter-spacing="normal" fo:font-style="normal" fo:font-weight="bold" officeooo:rsid="00457099" style:font-size-asian="12pt" style:font-weight-asian="bold" style:font-size-complex="12pt" style:font-weight-complex="bold" loext:padding="0cm" loext:border="none"/>
    </style:style>
    <style:style style:name="T5" style:family="text">
      <style:text-properties fo:font-variant="normal" fo:text-transform="none" fo:color="#1e1e1e" loext:opacity="100%" style:font-name="Times New Roman1" fo:font-size="12pt" fo:letter-spacing="normal" fo:font-style="normal" fo:font-weight="bold" officeooo:rsid="00433ead" style:font-size-asian="12pt" style:font-weight-asian="bold" style:font-size-complex="12pt" style:font-weight-complex="bold" loext:padding="0cm" loext:border="none"/>
    </style:style>
    <style:style style:name="T6" style:family="text">
      <style:text-properties fo:font-variant="normal" fo:text-transform="none" fo:color="#1e1e1e" loext:opacity="100%" style:font-name="Times New Roman1" fo:font-size="12pt" fo:letter-spacing="normal" fo:font-style="normal" fo:font-weight="normal" style:font-size-asian="12pt" style:font-size-complex="12pt"/>
    </style:style>
    <style:style style:name="T7" style:family="text">
      <style:text-properties fo:font-variant="normal" fo:text-transform="none" fo:color="#1e1e1e" loext:opacity="100%" style:font-name="Times New Roman1" fo:font-size="12pt" fo:letter-spacing="normal" fo:font-style="normal" fo:font-weight="normal" officeooo:rsid="001c5f91" style:font-size-asian="12pt" style:font-size-complex="12pt"/>
    </style:style>
    <style:style style:name="T8" style:family="text">
      <style:text-properties fo:font-variant="normal" fo:text-transform="none" fo:color="#1e1e1e" loext:opacity="100%" style:font-name="Times New Roman1" fo:font-size="12pt" fo:letter-spacing="normal" fo:font-style="normal" fo:font-weight="normal" officeooo:rsid="003f0577" style:font-size-asian="12pt" style:font-size-complex="12pt" loext:padding="0cm" loext:border="none"/>
    </style:style>
    <style:style style:name="T9" style:family="text">
      <style:text-properties fo:font-variant="normal" fo:text-transform="none" fo:color="#1e1e1e" loext:opacity="100%" style:font-name="Times New Roman1" fo:font-size="12pt" fo:letter-spacing="normal" fo:font-style="normal" fo:font-weight="normal" officeooo:rsid="003fca12" style:font-size-asian="12pt" style:font-size-complex="12pt" loext:padding="0cm" loext:border="none"/>
    </style:style>
    <style:style style:name="T10" style:family="text">
      <style:text-properties fo:font-variant="normal" fo:text-transform="none" fo:color="#1e1e1e" loext:opacity="100%" style:font-name="Times New Roman1" fo:font-size="12pt" fo:letter-spacing="normal" fo:font-style="normal" fo:font-weight="normal" officeooo:rsid="0040bf29" style:font-size-asian="12pt" style:font-size-complex="12pt" loext:padding="0cm" loext:border="none"/>
    </style:style>
    <style:style style:name="T11" style:family="text">
      <style:text-properties fo:font-variant="normal" fo:text-transform="none" fo:color="#1e1e1e" loext:opacity="100%" style:font-name="Times New Roman1" fo:font-size="12pt" fo:letter-spacing="normal" fo:font-style="normal" fo:font-weight="normal" officeooo:rsid="00433ead" style:font-size-asian="12pt" style:font-size-complex="12pt" loext:padding="0cm" loext:border="none"/>
    </style:style>
    <style:style style:name="T12" style:family="text">
      <style:text-properties fo:font-variant="normal" fo:text-transform="none" fo:color="#1e1e1e" loext:opacity="100%" style:font-name="Times New Roman1" fo:font-size="12pt" fo:letter-spacing="normal" fo:font-style="normal" fo:font-weight="normal" officeooo:rsid="00439689" style:font-size-asian="12pt" style:font-size-complex="12pt" loext:padding="0cm" loext:border="none"/>
    </style:style>
    <style:style style:name="T13" style:family="text">
      <style:text-properties fo:font-variant="normal" fo:text-transform="none" fo:color="#1e1e1e" loext:opacity="100%" style:font-name="Times New Roman1" fo:font-size="12pt" fo:letter-spacing="normal" fo:font-style="normal" fo:font-weight="normal" officeooo:rsid="00457099" style:font-size-asian="12pt" style:font-size-complex="12pt" loext:padding="0cm" loext:border="none"/>
    </style:style>
    <style:style style:name="T14" style:family="text">
      <style:text-properties fo:font-variant="normal" fo:text-transform="none" fo:color="#1e1e1e" loext:opacity="100%" style:font-name="Times New Roman1" fo:font-size="12pt" fo:letter-spacing="normal" fo:font-style="normal" fo:font-weight="normal" officeooo:rsid="00484196" style:font-size-asian="12pt" style:font-size-complex="12pt"/>
    </style:style>
    <style:style style:name="T15" style:family="text">
      <style:text-properties fo:font-variant="normal" fo:text-transform="none" fo:color="#1e1e1e" loext:opacity="100%" style:font-name="Times New Roman1" fo:font-size="12pt" fo:letter-spacing="normal" fo:font-style="normal" fo:font-weight="normal" officeooo:rsid="00484196" style:font-size-asian="12pt" style:font-size-complex="12pt" loext:padding="0cm" loext:border="none"/>
    </style:style>
    <style:style style:name="T16" style:family="text">
      <style:text-properties fo:font-variant="normal" fo:text-transform="none" fo:color="#1e1e1e" loext:opacity="100%" style:font-name="Times New Roman1" fo:font-size="12pt" fo:letter-spacing="normal" fo:font-style="normal" fo:font-weight="normal" officeooo:rsid="003cfa94" style:font-size-asian="12pt" style:font-size-complex="12pt"/>
    </style:style>
    <style:style style:name="T17" style:family="text">
      <style:text-properties fo:font-variant="normal" fo:text-transform="none" fo:color="#1e1e1e" loext:opacity="100%" style:font-name="Times New Roman1" fo:font-size="12pt" fo:letter-spacing="normal" fo:font-style="normal" fo:font-weight="normal" officeooo:rsid="004a00f7" style:font-size-asian="12pt" style:font-size-complex="12pt"/>
    </style:style>
    <style:style style:name="T18" style:family="text">
      <style:text-properties fo:font-variant="normal" fo:text-transform="none" fo:color="#1e1e1e" loext:opacity="100%" style:font-name="Times New Roman1" fo:font-size="12pt" fo:letter-spacing="normal" fo:font-style="normal" fo:font-weight="normal" officeooo:rsid="004adc77" style:font-size-asian="12pt" style:font-size-complex="12pt" loext:padding="0cm" loext:border="none"/>
    </style:style>
    <style:style style:name="T19" style:family="text">
      <style:text-properties fo:font-variant="normal" fo:text-transform="none" fo:color="#1e1e1e" loext:opacity="100%" style:font-name="Times New Roman1" fo:font-size="12pt" fo:letter-spacing="normal" fo:font-style="normal" fo:font-weight="normal" officeooo:rsid="001e2da5" style:font-size-asian="12pt" style:font-size-complex="12pt" loext:padding="0cm" loext:border="none"/>
    </style:style>
    <style:style style:name="T20" style:family="text">
      <style:text-properties fo:font-variant="normal" fo:text-transform="none" fo:color="#1e1e1e" loext:opacity="100%" style:font-name="Times New Roman1" fo:font-size="12pt" fo:letter-spacing="normal" fo:font-style="normal" fo:font-weight="normal" officeooo:rsid="004c8b2b" style:font-size-asian="12pt" style:font-size-complex="12pt" loext:padding="0cm" loext:border="none"/>
    </style:style>
    <style:style style:name="T21" style:family="text">
      <style:text-properties fo:font-variant="normal" fo:text-transform="none" fo:color="#1e1e1e" loext:opacity="100%" style:font-name="Times New Roman1" fo:font-size="12pt" fo:letter-spacing="normal" fo:font-style="normal" fo:font-weight="normal" officeooo:rsid="004f1cd7" style:font-size-asian="12pt" style:font-size-complex="12pt"/>
    </style:style>
    <style:style style:name="T22" style:family="text">
      <style:text-properties fo:font-variant="normal" fo:text-transform="none" fo:color="#1e1e1e" loext:opacity="100%" style:font-name="Times New Roman1" fo:font-size="12pt" fo:letter-spacing="normal" fo:font-style="normal" fo:font-weight="normal" officeooo:rsid="004f1cd7" style:font-size-asian="12pt" style:font-size-complex="12pt" loext:padding="0cm" loext:border="none"/>
    </style:style>
    <style:style style:name="T23" style:family="text">
      <style:text-properties fo:font-variant="normal" fo:text-transform="none" fo:color="#1e1e1e" loext:opacity="100%" style:font-name="Times New Roman1" fo:font-size="12pt" fo:letter-spacing="normal" fo:font-style="normal" fo:font-weight="normal" officeooo:rsid="005cc304" style:font-size-asian="12pt" style:font-size-complex="12pt" loext:padding="0cm" loext:border="none"/>
    </style:style>
    <style:style style:name="T24" style:family="text">
      <style:text-properties fo:font-variant="normal" fo:text-transform="none" fo:color="#1e1e1e" loext:opacity="100%" style:font-name="Times New Roman1" fo:font-size="12pt" fo:letter-spacing="normal" fo:font-style="normal" fo:font-weight="normal" officeooo:rsid="0069a4a7" style:font-size-asian="12pt" style:font-size-complex="12pt" loext:padding="0cm" loext:border="none"/>
    </style:style>
    <style:style style:name="T25" style:family="text">
      <style:text-properties fo:font-variant="normal" fo:text-transform="none" fo:color="#1e1e1e" loext:opacity="100%" style:font-name="Times New Roman1" fo:font-size="12pt" fo:letter-spacing="normal" fo:font-style="normal" fo:font-weight="normal" officeooo:rsid="006b6c20" style:font-size-asian="12pt" style:font-size-complex="12pt" loext:padding="0cm" loext:border="none"/>
    </style:style>
    <style:style style:name="T26" style:family="text">
      <style:text-properties fo:font-variant="normal" fo:text-transform="none" fo:color="#1e1e1e" loext:opacity="100%" style:font-name="Times New Roman1" fo:font-size="12pt" fo:letter-spacing="normal" fo:font-style="normal" fo:font-weight="normal" officeooo:rsid="008ec769" style:font-size-asian="12pt" style:font-size-complex="12pt" loext:padding="0cm" loext:border="none"/>
    </style:style>
    <style:style style:name="T27" style:family="text">
      <style:text-properties fo:font-variant="normal" fo:text-transform="none" fo:color="#1e1e1e" loext:opacity="100%" style:font-name="Times New Roman1" fo:font-size="12pt" fo:letter-spacing="normal" fo:font-style="normal" fo:font-weight="normal" officeooo:rsid="00935ea6" style:font-size-asian="12pt" style:font-size-complex="12pt" loext:padding="0cm" loext:border="none"/>
    </style:style>
    <style:style style:name="T28" style:family="text">
      <style:text-properties fo:font-variant="normal" fo:text-transform="none" fo:color="#1e1e1e" loext:opacity="100%" style:font-name="Times New Roman1" fo:font-size="12pt" fo:letter-spacing="normal" fo:font-style="normal" fo:font-weight="normal" officeooo:rsid="0097e133" style:font-size-asian="12pt" style:font-size-complex="12pt" loext:padding="0cm" loext:border="none"/>
    </style:style>
    <style:style style:name="T29" style:family="text">
      <style:text-properties fo:font-variant="normal" fo:text-transform="none" fo:color="#1e1e1e" loext:opacity="100%" style:font-name="Times New Roman1" fo:font-size="12pt" fo:letter-spacing="normal" fo:font-style="normal" fo:font-weight="normal" officeooo:rsid="00b00ac6" style:font-size-asian="12pt" style:font-size-complex="12pt" loext:padding="0cm" loext:border="none"/>
    </style:style>
    <style:style style:name="T30" style:family="text">
      <style:text-properties fo:font-variant="normal" fo:text-transform="none" fo:color="#1e1e1e" loext:opacity="100%" style:font-name="Times New Roman1" fo:font-size="12pt" fo:letter-spacing="normal" fo:font-style="normal" fo:font-weight="normal" officeooo:rsid="00b07095" style:font-size-asian="12pt" style:font-size-complex="12pt" loext:padding="0cm" loext:border="none"/>
    </style:style>
    <style:style style:name="T31" style:family="text">
      <style:text-properties fo:font-variant="normal" fo:text-transform="none" fo:color="#1e1e1e" loext:opacity="100%" style:font-name="Times New Roman1" fo:font-size="12pt" fo:letter-spacing="normal" fo:font-style="normal" fo:font-weight="normal" officeooo:rsid="00fe3845" style:font-size-asian="12pt" style:font-size-complex="12pt" loext:padding="0cm" loext:border="none"/>
    </style:style>
    <style:style style:name="T32" style:family="text">
      <style:text-properties fo:font-variant="normal" fo:text-transform="none" fo:color="#1e1e1e" loext:opacity="100%" style:font-name="Times New Roman1" fo:font-size="12pt" fo:letter-spacing="normal" fo:font-style="normal" fo:font-weight="normal" officeooo:rsid="010964bf" style:font-size-asian="12pt" style:font-size-complex="12pt" loext:padding="0cm" loext:border="none"/>
    </style:style>
    <style:style style:name="T33" style:family="text">
      <style:text-properties fo:font-variant="normal" fo:text-transform="none" fo:color="#1e1e1e" loext:opacity="100%" style:font-name="Times New Roman1" fo:font-size="12pt" fo:letter-spacing="normal" fo:font-style="normal" fo:font-weight="normal" officeooo:rsid="0110f94e" style:font-size-asian="12pt" style:font-size-complex="12pt" loext:padding="0cm" loext:border="none"/>
    </style:style>
    <style:style style:name="T34" style:family="text">
      <style:text-properties fo:font-variant="normal" fo:text-transform="none" fo:color="#1e1e1e" loext:opacity="100%" style:font-name="Times New Roman1" fo:font-size="12pt" fo:letter-spacing="normal" fo:font-style="normal" fo:font-weight="normal" officeooo:rsid="01122966" style:font-size-asian="12pt" style:font-size-complex="12pt"/>
    </style:style>
    <style:style style:name="T35" style:family="text">
      <style:text-properties fo:font-variant="normal" fo:text-transform="none" fo:color="#1e1e1e" loext:opacity="100%" style:font-name="Times New Roman1" fo:font-size="12pt" fo:letter-spacing="normal" fo:font-style="normal" fo:font-weight="normal" officeooo:rsid="01122966" style:font-size-asian="12pt" style:font-size-complex="12pt" loext:padding="0cm" loext:border="none"/>
    </style:style>
    <style:style style:name="T36" style:family="text">
      <style:text-properties fo:font-variant="normal" fo:text-transform="none" fo:color="#1e1e1e" loext:opacity="100%" style:font-name="Times New Roman1" fo:font-size="12pt" fo:letter-spacing="normal" fo:font-style="normal" fo:font-weight="normal" officeooo:rsid="004e77df" style:font-size-asian="12pt" style:font-size-complex="12pt" loext:padding="0cm" loext:border="none"/>
    </style:style>
    <style:style style:name="T37" style:family="text">
      <style:text-properties fo:font-variant="normal" fo:text-transform="none" fo:color="#1e1e1e" loext:opacity="100%" style:font-name="Times New Roman1" fo:font-size="12pt" fo:letter-spacing="normal" fo:font-style="normal" fo:font-weight="normal" officeooo:rsid="01144e2f" style:font-size-asian="12pt" style:font-size-complex="12pt" loext:padding="0cm" loext:border="none"/>
    </style:style>
    <style:style style:name="T38" style:family="text">
      <style:text-properties fo:font-variant="normal" fo:text-transform="none" fo:color="#1e1e1e" loext:opacity="100%" style:font-name="Times New Roman1" fo:font-size="12pt" fo:letter-spacing="normal" fo:font-style="normal" fo:font-weight="normal" officeooo:rsid="00c0b53a" style:font-size-asian="12pt" style:font-size-complex="12pt"/>
    </style:style>
    <style:style style:name="T39" style:family="text">
      <style:text-properties fo:font-variant="normal" fo:text-transform="none" fo:color="#1e1e1e" loext:opacity="100%" style:font-name="Times New Roman1" fo:font-size="12pt" fo:letter-spacing="normal" fo:font-style="normal" fo:font-weight="normal" officeooo:rsid="0114253d" style:font-size-asian="12pt" style:font-size-complex="12pt"/>
    </style:style>
    <style:style style:name="T40" style:family="text">
      <style:text-properties fo:font-variant="normal" fo:text-transform="none" fo:color="#1e1e1e" loext:opacity="100%" style:font-name="Times New Roman1" fo:font-size="12pt" fo:letter-spacing="normal" fo:font-style="normal" fo:font-weight="normal" officeooo:rsid="0099b706" style:font-size-asian="12pt" style:font-size-complex="12pt" loext:padding="0cm" loext:border="none"/>
    </style:style>
    <style:style style:name="T41" style:family="text">
      <style:text-properties fo:font-variant="normal" fo:text-transform="none" fo:color="#1e1e1e" loext:opacity="100%" style:font-name="Times New Roman1" fo:font-size="12pt" fo:letter-spacing="normal" fo:font-style="normal" fo:font-weight="normal" officeooo:rsid="01001ef6" style:font-size-asian="12pt" style:font-size-complex="12pt" loext:padding="0cm" loext:border="none"/>
    </style:style>
    <style:style style:name="T42" style:family="text">
      <style:text-properties fo:font-variant="normal" fo:text-transform="none" fo:color="#1e1e1e" loext:opacity="100%" style:font-name="Times New Roman1" fo:font-size="12pt" fo:letter-spacing="normal" fo:font-style="normal" fo:font-weight="normal" officeooo:rsid="0054607d" style:font-size-asian="12pt" style:font-size-complex="12pt" loext:padding="0cm" loext:border="none"/>
    </style:style>
    <style:style style:name="T43" style:family="text">
      <style:text-properties fo:font-variant="normal" fo:text-transform="none" fo:color="#1e1e1e" loext:opacity="100%" style:font-name="Times New Roman1" fo:font-size="12pt" fo:letter-spacing="normal" fo:font-style="normal" fo:font-weight="normal" officeooo:rsid="011518e3" style:font-size-asian="12pt" style:font-size-complex="12pt" loext:padding="0cm" loext:border="none"/>
    </style:style>
    <style:style style:name="T44" style:family="text">
      <style:text-properties fo:font-variant="normal" fo:text-transform="none" fo:color="#1e1e1e" loext:opacity="100%" style:font-name="Times New Roman1" fo:font-size="12pt" fo:letter-spacing="normal" fo:font-style="normal" fo:font-weight="normal" officeooo:rsid="0116b60b" style:font-size-asian="12pt" style:font-size-complex="12pt" loext:padding="0cm" loext:border="none"/>
    </style:style>
    <style:style style:name="T45" style:family="text">
      <style:text-properties fo:font-variant="normal" fo:text-transform="none" fo:color="#1e1e1e" loext:opacity="100%" style:font-name="Times New Roman1" fo:font-size="12pt" fo:letter-spacing="normal" fo:font-style="normal" fo:font-weight="normal" officeooo:rsid="008ec769" style:font-size-asian="12pt" style:font-weight-asian="normal" style:font-size-complex="12pt" style:font-weight-complex="normal" loext:padding="0cm" loext:border="none"/>
    </style:style>
    <style:style style:name="T46" style:family="text">
      <style:text-properties fo:font-variant="normal" fo:text-transform="none" fo:color="#1e1e1e" loext:opacity="100%" style:font-name="Times New Roman1" fo:font-size="12pt" fo:letter-spacing="normal" fo:font-style="normal" fo:font-weight="normal" officeooo:rsid="00935ea6" style:font-size-asian="12pt" style:font-style-asian="normal" style:font-size-complex="12pt" style:font-style-complex="normal" loext:padding="0cm" loext:border="none"/>
    </style:style>
    <style:style style:name="T47" style:family="text">
      <style:text-properties fo:font-variant="normal" fo:text-transform="none" fo:color="#1e1e1e" loext:opacity="100%" style:font-name="Times New Roman1" fo:font-size="12pt" fo:letter-spacing="normal" fo:font-style="italic" fo:font-weight="normal" officeooo:rsid="00935ea6" style:font-size-asian="12pt" style:font-style-asian="italic" style:font-size-complex="12pt" style:font-style-complex="italic" loext:padding="0cm" loext:border="none"/>
    </style:style>
    <style:style style:name="T48" style:family="text">
      <style:text-properties fo:font-variant="normal" fo:text-transform="none" fo:color="#1e1e1e" loext:opacity="100%" style:font-name="Times New Roman1" fo:font-size="12pt" fo:letter-spacing="normal" fo:font-style="italic" fo:font-weight="normal" officeooo:rsid="0097e133" style:font-size-asian="12pt" style:font-style-asian="italic" style:font-size-complex="12pt" style:font-style-complex="italic" loext:padding="0cm" loext:border="none"/>
    </style:style>
    <style:style style:name="T49" style:family="text">
      <style:text-properties fo:font-variant="normal" fo:text-transform="none" fo:color="#1e1e1e" loext:opacity="100%" style:font-name="Times New Roman1" fo:font-size="12pt" fo:letter-spacing="normal" fo:font-style="italic" officeooo:rsid="00935ea6" style:font-size-asian="12pt" style:font-style-asian="italic" style:font-size-complex="12pt" style:font-style-complex="italic" loext:padding="0cm" loext:border="none"/>
    </style:style>
    <style:style style:name="T50" style:family="text">
      <style:text-properties fo:font-variant="normal" fo:text-transform="none" fo:color="#1e1e1e" loext:opacity="100%" fo:letter-spacing="normal" fo:font-style="normal" fo:font-weight="normal" loext:padding="0cm" loext:border="none"/>
    </style:style>
    <style:style style:name="T51" style:family="text">
      <style:text-properties fo:font-variant="normal" fo:text-transform="none" fo:color="#1e1e1e" loext:opacity="100%" fo:letter-spacing="normal" fo:font-style="normal" fo:font-weight="normal" officeooo:rsid="006b6c20" loext:padding="0cm" loext:border="none"/>
    </style:style>
    <style:style style:name="T52" style:family="text">
      <style:text-properties fo:font-variant="normal" fo:text-transform="none" fo:color="#1e1e1e" loext:opacity="100%" fo:letter-spacing="normal" fo:font-style="normal" fo:font-weight="normal" officeooo:rsid="0097e133" loext:padding="0cm" loext:border="none"/>
    </style:style>
    <style:style style:name="T53" style:family="text">
      <style:text-properties fo:font-variant="normal" fo:text-transform="none" fo:color="#1e1e1e" loext:opacity="100%" fo:letter-spacing="normal" fo:font-style="normal" fo:font-weight="normal" officeooo:rsid="0110f94e" loext:padding="0cm" loext:border="none"/>
    </style:style>
    <style:style style:name="T54" style:family="text">
      <style:text-properties fo:font-variant="normal" fo:text-transform="none" fo:color="#1e1e1e" loext:opacity="100%" style:font-name="Liberation Serif1" fo:font-size="12pt" fo:letter-spacing="normal" fo:font-style="normal" fo:font-weight="normal" style:font-size-asian="12pt" style:font-size-complex="12pt"/>
    </style:style>
    <style:style style:name="T55" style:family="text">
      <style:text-properties fo:font-variant="normal" fo:text-transform="none" fo:color="#1e1e1e" loext:opacity="100%" style:font-name="Liberation Serif1" fo:font-size="12pt" fo:letter-spacing="normal" fo:font-style="italic" fo:font-weight="normal" style:font-size-asian="12pt" style:font-style-asian="italic" style:font-size-complex="12pt" style:font-style-complex="italic"/>
    </style:style>
    <style:style style:name="T56"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57" style:family="text">
      <style:text-properties fo:font-variant="normal" fo:text-transform="none" fo:color="#000000" loext:opacity="100%" style:font-name="Times New Roman1" fo:font-size="12pt" fo:letter-spacing="normal" fo:font-style="normal" fo:font-weight="normal" officeooo:rsid="0020ed57" style:font-size-asian="12pt" style:font-size-complex="12pt"/>
    </style:style>
    <style:style style:name="T58" style:family="text">
      <style:text-properties fo:font-variant="normal" fo:text-transform="none" fo:color="#000000" loext:opacity="100%" style:font-name="Times New Roman1" fo:font-size="12pt" fo:letter-spacing="normal" fo:font-style="normal" fo:font-weight="normal" officeooo:rsid="00218219" style:font-size-asian="12pt" style:font-size-complex="12pt"/>
    </style:style>
    <style:style style:name="T59" style:family="text">
      <style:text-properties fo:font-variant="normal" fo:text-transform="none" fo:color="#000000" loext:opacity="100%" style:font-name="Times New Roman1" fo:font-size="12pt" fo:letter-spacing="normal" fo:font-style="normal" fo:font-weight="normal" officeooo:rsid="0021f6bc" style:font-size-asian="12pt" style:font-size-complex="12pt"/>
    </style:style>
    <style:style style:name="T60" style:family="text">
      <style:text-properties fo:font-variant="normal" fo:text-transform="none" fo:color="#000000" loext:opacity="100%" style:font-name="Times New Roman1" fo:font-size="12pt" fo:letter-spacing="normal" fo:font-style="normal" fo:font-weight="normal" officeooo:rsid="00236716" style:font-size-asian="12pt" style:font-size-complex="12pt"/>
    </style:style>
    <style:style style:name="T61" style:family="text">
      <style:text-properties fo:font-variant="normal" fo:text-transform="none" fo:color="#000000" loext:opacity="100%" style:font-name="Times New Roman1" fo:font-size="12pt" fo:letter-spacing="normal" fo:font-style="normal" fo:font-weight="normal" officeooo:rsid="002383b7" style:font-size-asian="12pt" style:font-size-complex="12pt"/>
    </style:style>
    <style:style style:name="T62" style:family="text">
      <style:text-properties fo:font-variant="normal" fo:text-transform="none" fo:color="#000000" loext:opacity="100%" style:font-name="Times New Roman1" fo:font-size="12pt" fo:letter-spacing="normal" fo:font-style="normal" fo:font-weight="normal" officeooo:rsid="0046a765" style:font-size-asian="12pt" style:font-size-complex="12pt"/>
    </style:style>
    <style:style style:name="T63" style:family="text">
      <style:text-properties fo:font-variant="normal" fo:text-transform="none" fo:color="#000000" loext:opacity="100%" style:font-name="Times New Roman1" fo:font-size="12pt" fo:letter-spacing="normal" fo:font-style="normal" fo:font-weight="normal" officeooo:rsid="00526b81" style:font-size-asian="12pt" style:font-size-complex="12pt"/>
    </style:style>
    <style:style style:name="T64" style:family="text">
      <style:text-properties fo:font-variant="normal" fo:text-transform="none" fo:color="#000000" loext:opacity="100%" style:font-name="Times New Roman1" fo:font-size="12pt" fo:letter-spacing="normal" fo:font-style="normal" fo:font-weight="normal" officeooo:rsid="005f7862" style:font-size-asian="12pt" style:font-size-complex="12pt"/>
    </style:style>
    <style:style style:name="T65" style:family="text">
      <style:text-properties fo:font-variant="normal" fo:text-transform="none" fo:color="#000000" loext:opacity="100%" style:font-name="Times New Roman1" fo:font-size="12pt" fo:letter-spacing="normal" fo:font-style="normal" fo:font-weight="normal" officeooo:rsid="0063cac2" style:font-size-asian="12pt" style:font-size-complex="12pt"/>
    </style:style>
    <style:style style:name="T66" style:family="text">
      <style:text-properties fo:font-variant="normal" fo:text-transform="none" fo:color="#000000" loext:opacity="100%" style:font-name="Times New Roman1" fo:font-size="12pt" fo:letter-spacing="normal" fo:font-style="normal" fo:font-weight="normal" officeooo:rsid="00650f48" style:font-size-asian="12pt" style:font-size-complex="12pt"/>
    </style:style>
    <style:style style:name="T67" style:family="text">
      <style:text-properties fo:font-variant="normal" fo:text-transform="none" fo:color="#000000" loext:opacity="100%" style:font-name="Times New Roman1" fo:font-size="12pt" fo:letter-spacing="normal" fo:font-style="normal" fo:font-weight="normal" officeooo:rsid="0066b9b6" style:font-size-asian="12pt" style:font-size-complex="12pt"/>
    </style:style>
    <style:style style:name="T68" style:family="text">
      <style:text-properties fo:font-variant="normal" fo:text-transform="none" fo:color="#000000" loext:opacity="100%" style:font-name="Times New Roman1" fo:font-size="12pt" fo:letter-spacing="normal" fo:font-style="normal" fo:font-weight="normal" officeooo:rsid="00680309" style:font-size-asian="12pt" style:font-size-complex="12pt"/>
    </style:style>
    <style:style style:name="T69" style:family="text">
      <style:text-properties fo:font-variant="normal" fo:text-transform="none" fo:color="#000000" loext:opacity="100%" style:font-name="Times New Roman1" fo:font-size="12pt" fo:letter-spacing="normal" fo:font-style="normal" fo:font-weight="normal" officeooo:rsid="006b6c20" style:font-size-asian="12pt" style:font-size-complex="12pt"/>
    </style:style>
    <style:style style:name="T70" style:family="text">
      <style:text-properties fo:font-variant="normal" fo:text-transform="none" fo:color="#000000" loext:opacity="100%" style:font-name="Times New Roman1" fo:font-size="12pt" fo:letter-spacing="normal" fo:font-style="normal" fo:font-weight="normal" officeooo:rsid="00754335" style:font-size-asian="12pt" style:font-size-complex="12pt"/>
    </style:style>
    <style:style style:name="T71" style:family="text">
      <style:text-properties fo:font-variant="normal" fo:text-transform="none" fo:color="#000000" loext:opacity="100%" style:font-name="Times New Roman1" fo:font-size="12pt" fo:letter-spacing="normal" fo:font-style="normal" fo:font-weight="normal" officeooo:rsid="0075fe05" style:font-size-asian="12pt" style:font-size-complex="12pt"/>
    </style:style>
    <style:style style:name="T72" style:family="text">
      <style:text-properties fo:font-variant="normal" fo:text-transform="none" fo:color="#000000" loext:opacity="100%" style:font-name="Times New Roman1" fo:font-size="12pt" fo:letter-spacing="normal" fo:font-style="normal" fo:font-weight="normal" officeooo:rsid="008ec769" style:font-size-asian="12pt" style:font-size-complex="12pt"/>
    </style:style>
    <style:style style:name="T73" style:family="text">
      <style:text-properties fo:font-variant="normal" fo:text-transform="none" fo:color="#000000" loext:opacity="100%" style:font-name="Times New Roman1" fo:font-size="12pt" fo:letter-spacing="normal" fo:font-style="normal" fo:font-weight="normal" officeooo:rsid="009415fa" style:font-size-asian="12pt" style:font-size-complex="12pt"/>
    </style:style>
    <style:style style:name="T74" style:family="text">
      <style:text-properties fo:font-variant="normal" fo:text-transform="none" fo:color="#000000" loext:opacity="100%" style:font-name="Times New Roman1" fo:font-size="12pt" fo:letter-spacing="normal" fo:font-style="normal" fo:font-weight="normal" officeooo:rsid="0097e133" style:font-size-asian="12pt" style:font-size-complex="12pt"/>
    </style:style>
    <style:style style:name="T75" style:family="text">
      <style:text-properties fo:font-variant="normal" fo:text-transform="none" fo:color="#000000" loext:opacity="100%" style:font-name="Times New Roman1" fo:font-size="12pt" fo:letter-spacing="normal" fo:font-style="normal" fo:font-weight="normal" officeooo:rsid="00ad64be" style:font-size-asian="12pt" style:font-size-complex="12pt"/>
    </style:style>
    <style:style style:name="T76" style:family="text">
      <style:text-properties fo:font-variant="normal" fo:text-transform="none" fo:color="#000000" loext:opacity="100%" style:font-name="Times New Roman1" fo:font-size="12pt" fo:letter-spacing="normal" fo:font-style="normal" fo:font-weight="normal" officeooo:rsid="00c0b53a" style:font-size-asian="12pt" style:font-size-complex="12pt"/>
    </style:style>
    <style:style style:name="T77" style:family="text">
      <style:text-properties fo:font-variant="normal" fo:text-transform="none" fo:color="#000000" loext:opacity="100%" style:font-name="Times New Roman1" fo:font-size="12pt" fo:letter-spacing="normal" fo:font-style="normal" fo:font-weight="normal" officeooo:rsid="00cd4560" style:font-size-asian="12pt" style:font-size-complex="12pt"/>
    </style:style>
    <style:style style:name="T78" style:family="text">
      <style:text-properties fo:font-variant="normal" fo:text-transform="none" fo:color="#000000" loext:opacity="100%" style:font-name="Times New Roman1" fo:font-size="12pt" fo:letter-spacing="normal" fo:font-style="normal" fo:font-weight="normal" officeooo:rsid="0116b60b" style:font-size-asian="12pt" style:font-size-complex="12pt" loext:padding="0cm" loext:border="none"/>
    </style:style>
    <style:style style:name="T79" style:family="text">
      <style:text-properties fo:font-variant="normal" fo:text-transform="none" fo:color="#000000" loext:opacity="100%" style:font-name="Times New Roman1" fo:font-size="12pt" fo:letter-spacing="normal" fo:font-style="normal" fo:font-weight="normal" officeooo:rsid="000b3831" style:font-size-asian="12pt" style:font-size-complex="12pt"/>
    </style:style>
    <style:style style:name="T80" style:family="text">
      <style:text-properties fo:font-variant="normal" fo:text-transform="none" fo:color="#000000" loext:opacity="100%" style:font-name="Times New Roman1" fo:font-size="12pt" fo:letter-spacing="normal" fo:font-style="normal" fo:font-weight="normal" style:font-size-asian="12pt" style:font-style-asian="normal" style:font-size-complex="12pt" style:font-style-complex="normal"/>
    </style:style>
    <style:style style:name="T81" style:family="text">
      <style:text-properties fo:font-variant="normal" fo:text-transform="none" fo:color="#000000" loext:opacity="100%" style:font-name="Times New Roman1" fo:font-size="12pt" fo:letter-spacing="normal" fo:font-style="normal" fo:font-weight="normal" officeooo:rsid="00236716" style:font-size-asian="12pt" style:font-style-asian="normal" style:font-size-complex="12pt" style:font-style-complex="normal"/>
    </style:style>
    <style:style style:name="T82" style:family="text">
      <style:text-properties fo:font-variant="normal" fo:text-transform="none" fo:color="#000000" loext:opacity="100%" style:font-name="Times New Roman1" fo:font-size="12pt" fo:letter-spacing="normal" fo:font-style="normal" fo:font-weight="normal" officeooo:rsid="0083cd18" style:font-size-asian="12pt" style:font-style-asian="normal" style:font-size-complex="12pt" style:font-style-complex="normal"/>
    </style:style>
    <style:style style:name="T83" style:family="text">
      <style:text-properties fo:font-variant="normal" fo:text-transform="none" fo:color="#000000" loext:opacity="100%" style:font-name="Times New Roman1" fo:font-size="12pt" fo:letter-spacing="normal" fo:font-style="normal" fo:font-weight="normal" officeooo:rsid="005bcd2f" style:font-size-asian="12pt" style:font-style-asian="normal" style:font-size-complex="12pt" style:font-style-complex="normal"/>
    </style:style>
    <style:style style:name="T84" style:family="text">
      <style:text-properties fo:font-variant="normal" fo:text-transform="none" fo:color="#000000" loext:opacity="100%" style:font-name="Times New Roman1" fo:font-size="12pt" fo:letter-spacing="normal" fo:font-style="normal" fo:font-weight="normal" style:font-size-asian="12pt" style:font-style-asian="italic" style:font-size-complex="12pt" style:font-style-complex="italic"/>
    </style:style>
    <style:style style:name="T85" style:family="text">
      <style:text-properties fo:font-variant="normal" fo:text-transform="none" fo:color="#000000" loext:opacity="100%" style:font-name="Times New Roman1" fo:font-size="12pt" fo:letter-spacing="normal" fo:font-style="normal" fo:font-weight="normal" officeooo:rsid="005f9765" style:font-size-asian="12pt" style:font-style-asian="italic" style:font-size-complex="12pt" style:font-style-complex="italic"/>
    </style:style>
    <style:style style:name="T86" style:family="text">
      <style:text-properties fo:font-variant="normal" fo:text-transform="none" fo:color="#000000" loext:opacity="100%" style:font-name="Times New Roman1" fo:font-size="12pt" fo:letter-spacing="normal" fo:font-style="normal" fo:font-weight="normal" style:font-name-asian="NSimSun1" style:font-size-asian="12pt" style:font-weight-asian="bold" style:font-name-complex="Lucida Sans1" style:font-size-complex="12pt" style:font-weight-complex="bold"/>
    </style:style>
    <style:style style:name="T87" style:family="text">
      <style:text-properties fo:font-variant="normal" fo:text-transform="none" fo:color="#000000" loext:opacity="100%" style:font-name="Times New Roman1" fo:font-size="12pt" fo:letter-spacing="normal" fo:font-style="italic" fo:font-weight="normal" style:font-size-asian="12pt" style:font-style-asian="italic" style:font-size-complex="12pt" style:font-style-complex="italic"/>
    </style:style>
    <style:style style:name="T88" style:family="text">
      <style:text-properties fo:font-variant="normal" fo:text-transform="none" fo:color="#000000" loext:opacity="100%" style:font-name="Times New Roman1" fo:font-size="12pt" fo:letter-spacing="normal" fo:font-style="italic" fo:font-weight="normal" officeooo:rsid="00218219" style:font-size-asian="12pt" style:font-style-asian="italic" style:font-size-complex="12pt" style:font-style-complex="italic"/>
    </style:style>
    <style:style style:name="T89" style:family="text">
      <style:text-properties fo:font-variant="normal" fo:text-transform="none" fo:color="#000000" loext:opacity="100%" style:font-name="Times New Roman1" fo:font-size="12pt" fo:letter-spacing="normal" fo:font-style="italic" fo:font-weight="normal" officeooo:rsid="00236716" style:font-size-asian="12pt" style:font-style-asian="italic" style:font-size-complex="12pt" style:font-style-complex="italic"/>
    </style:style>
    <style:style style:name="T90" style:family="text">
      <style:text-properties fo:font-variant="normal" fo:text-transform="none" fo:color="#000000" loext:opacity="100%" style:font-name="Times New Roman1" fo:font-size="12pt" fo:letter-spacing="normal" fo:font-style="italic" fo:font-weight="normal" officeooo:rsid="002383b7" style:font-size-asian="12pt" style:font-style-asian="italic" style:font-size-complex="12pt" style:font-style-complex="italic"/>
    </style:style>
    <style:style style:name="T91" style:family="text">
      <style:text-properties fo:font-variant="normal" fo:text-transform="none" fo:color="#000000" loext:opacity="100%" style:font-name="Times New Roman1" fo:font-size="12pt" fo:letter-spacing="normal" fo:font-style="italic" fo:font-weight="normal" officeooo:rsid="0046a765" style:font-size-asian="12pt" style:font-style-asian="italic" style:font-size-complex="12pt" style:font-style-complex="italic"/>
    </style:style>
    <style:style style:name="T92" style:family="text">
      <style:text-properties fo:font-variant="normal" fo:text-transform="none" fo:color="#000000" loext:opacity="100%" style:font-name="Times New Roman1" fo:font-size="12pt" fo:letter-spacing="normal" fo:font-style="italic" fo:font-weight="normal" officeooo:rsid="00526b81" style:font-size-asian="12pt" style:font-style-asian="italic" style:font-size-complex="12pt" style:font-style-complex="italic"/>
    </style:style>
    <style:style style:name="T93" style:family="text">
      <style:text-properties fo:font-variant="normal" fo:text-transform="none" fo:color="#000000" loext:opacity="100%" style:font-name="Times New Roman1" fo:font-size="12pt" fo:letter-spacing="normal" fo:font-style="italic" fo:font-weight="normal" officeooo:rsid="0052a945" style:font-size-asian="12pt" style:font-style-asian="italic" style:font-size-complex="12pt" style:font-style-complex="italic"/>
    </style:style>
    <style:style style:name="T94" style:family="text">
      <style:text-properties fo:font-variant="normal" fo:text-transform="none" fo:color="#000000" loext:opacity="100%" style:font-name="Times New Roman1" fo:font-size="12pt" fo:letter-spacing="normal" fo:font-style="italic" fo:font-weight="normal" officeooo:rsid="005f7862" style:font-size-asian="12pt" style:font-style-asian="italic" style:font-size-complex="12pt" style:font-style-complex="italic"/>
    </style:style>
    <style:style style:name="T95" style:family="text">
      <style:text-properties fo:font-variant="normal" fo:text-transform="none" fo:color="#000000" loext:opacity="100%" style:font-name="Times New Roman1" fo:font-size="12pt" fo:letter-spacing="normal" fo:font-style="italic" fo:font-weight="normal" officeooo:rsid="0063cac2" style:font-size-asian="12pt" style:font-style-asian="italic" style:font-size-complex="12pt" style:font-style-complex="italic"/>
    </style:style>
    <style:style style:name="T96" style:family="text">
      <style:text-properties fo:font-variant="normal" fo:text-transform="none" fo:color="#000000" loext:opacity="100%" style:font-name="Times New Roman1" fo:font-size="12pt" fo:letter-spacing="normal" fo:font-style="italic" fo:font-weight="normal" officeooo:rsid="006b6c20" style:font-size-asian="12pt" style:font-style-asian="italic" style:font-size-complex="12pt" style:font-style-complex="italic"/>
    </style:style>
    <style:style style:name="T97" style:family="text">
      <style:text-properties fo:font-variant="normal" fo:text-transform="none" fo:color="#000000" loext:opacity="100%" style:font-name="Times New Roman1" fo:font-size="12pt" fo:letter-spacing="normal" fo:font-style="italic" fo:font-weight="normal" officeooo:rsid="0075fe05" style:font-size-asian="12pt" style:font-style-asian="italic" style:font-size-complex="12pt" style:font-style-complex="italic"/>
    </style:style>
    <style:style style:name="T98" style:family="text">
      <style:text-properties fo:font-variant="normal" fo:text-transform="none" fo:color="#000000" loext:opacity="100%" style:font-name="Times New Roman1" fo:font-size="12pt" fo:letter-spacing="normal" fo:font-style="italic" fo:font-weight="normal" officeooo:rsid="0083cd18" style:font-size-asian="12pt" style:font-style-asian="italic" style:font-size-complex="12pt" style:font-style-complex="italic"/>
    </style:style>
    <style:style style:name="T99" style:family="text">
      <style:text-properties fo:font-variant="normal" fo:text-transform="none" fo:color="#000000" loext:opacity="100%" style:font-name="Times New Roman1" fo:font-size="12pt" fo:letter-spacing="normal" fo:font-style="italic" fo:font-weight="normal" officeooo:rsid="00cd4560" style:font-size-asian="12pt" style:font-style-asian="italic" style:font-size-complex="12pt" style:font-style-complex="italic"/>
    </style:style>
    <style:style style:name="T100" style:family="text">
      <style:text-properties fo:font-variant="normal" fo:text-transform="none" fo:color="#000000" loext:opacity="100%" style:font-name="Times New Roman1" fo:font-size="12pt" fo:letter-spacing="normal" fo:font-style="italic" fo:font-weight="normal" style:font-size-asian="12pt" style:font-style-asian="italic" style:font-size-complex="12pt" style:font-style-complex="italic" loext:padding="0cm" loext:border="none"/>
    </style:style>
    <style:style style:name="T101" style:family="text">
      <style:text-properties fo:font-variant="normal" fo:text-transform="none" fo:color="#000000" loext:opacity="100%" style:font-name="Times New Roman1" fo:font-size="12pt" fo:letter-spacing="normal" fo:font-style="italic" fo:font-weight="normal" style:font-size-asian="12pt" style:font-style-asian="italic" style:font-weight-asian="normal" style:font-size-complex="12pt" style:font-style-complex="italic" style:font-weight-complex="normal"/>
    </style:style>
    <style:style style:name="T102" style:family="text">
      <style:text-properties fo:font-variant="normal" fo:text-transform="none" fo:color="#000000" loext:opacity="100%" style:font-name="Times New Roman1" fo:font-size="12pt" fo:letter-spacing="normal" fo:font-style="italic" fo:font-weight="normal" officeooo:rsid="002b1816" style:font-size-asian="12pt" style:font-style-asian="italic" style:font-weight-asian="normal" style:font-size-complex="12pt" style:font-style-complex="italic" style:font-weight-complex="normal"/>
    </style:style>
    <style:style style:name="T103" style:family="text">
      <style:text-properties fo:font-variant="normal" fo:text-transform="none" fo:color="#000000" loext:opacity="100%" style:font-name="Times New Roman1" fo:font-size="12pt" fo:letter-spacing="normal" fo:font-weight="normal" style:font-size-asian="12pt" style:font-size-complex="12pt"/>
    </style:style>
    <style:style style:name="T104" style:family="text">
      <style:text-properties fo:font-variant="normal" fo:text-transform="none" fo:color="#000000" loext:opacity="100%" style:font-name="MuseoSansCond-500" fo:font-size="12pt" fo:letter-spacing="normal" fo:font-style="normal" fo:font-weight="normal" style:font-size-asian="12pt" style:font-size-complex="12pt"/>
    </style:style>
    <style:style style:name="T105" style:family="text">
      <style:text-properties fo:font-variant="normal" fo:text-transform="none" fo:color="#000000" loext:opacity="100%" style:font-name="MuseoSansCond-500" fo:font-size="12pt" fo:letter-spacing="normal" fo:font-style="normal" fo:font-weight="normal" officeooo:rsid="0031cde7" style:font-size-asian="12pt" style:font-size-complex="12pt"/>
    </style:style>
    <style:style style:name="T106" style:family="text">
      <style:text-properties fo:font-variant="normal" fo:text-transform="none" fo:color="#000000" loext:opacity="100%" style:font-name="Liberation Serif1" fo:font-size="12pt" fo:letter-spacing="normal" fo:font-style="normal" fo:font-weight="normal" style:font-size-asian="12pt" style:font-size-complex="12pt"/>
    </style:style>
    <style:style style:name="T107" style:family="text">
      <style:text-properties fo:font-variant="normal" fo:text-transform="none" fo:color="#000000" loext:opacity="100%" style:font-name="Liberation Serif1" fo:font-size="12pt" fo:letter-spacing="normal" fo:font-style="normal" fo:font-weight="normal" officeooo:rsid="0031cde7" style:font-size-asian="12pt" style:font-size-complex="12pt"/>
    </style:style>
    <style:style style:name="T108" style:family="text">
      <style:text-properties fo:font-variant="normal" fo:text-transform="none" fo:color="#000000" loext:opacity="100%" style:font-name="Liberation Serif1" fo:font-size="12pt" fo:letter-spacing="normal" fo:font-style="italic" fo:font-weight="normal" style:font-size-asian="12pt" style:font-style-asian="italic" style:font-size-complex="12pt" style:font-style-complex="italic"/>
    </style:style>
    <style:style style:name="T109" style:family="text">
      <style:text-properties fo:font-variant="normal" fo:text-transform="none" fo:color="#000000" loext:opacity="100%" style:font-name="Liberation Serif1" fo:font-size="12pt" fo:letter-spacing="normal" fo:font-style="italic" fo:font-weight="normal" officeooo:rsid="0031cde7" style:font-size-asian="12pt" style:font-style-asian="italic" style:font-size-complex="12pt" style:font-style-complex="italic"/>
    </style:style>
    <style:style style:name="T110"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officeooo:rsid="00c0b53a" style:text-blinking="false" fo:background-color="transparent" loext:char-shading-value="0" style:font-size-asian="12pt" style:font-size-complex="12pt" loext:padding="0cm" loext:border="none"/>
    </style:style>
    <style:style style:name="T111"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style-asian="italic" style:font-size-complex="12pt" style:font-style-complex="italic" loext:padding="0cm" loext:border="none"/>
    </style:style>
    <style:style style:name="T112" style:family="text">
      <style:text-properties fo:font-variant="normal" fo:text-transform="none" fo:color="#000000" loext:opacity="100%" style:font-name="apple-system" fo:font-size="9.60000038146973pt" fo:letter-spacing="normal" fo:font-style="normal" fo:font-weight="normal" officeooo:rsid="0116b60b" style:font-size-asian="12pt" style:font-size-complex="12pt" loext:padding="0cm" loext:border="none"/>
    </style:style>
    <style:style style:name="T113" style:family="text">
      <style:text-properties fo:font-variant="normal" fo:text-transform="none" fo:color="#0372a6" loext:opacity="100%" style:font-name="Times New Roman1" fo:font-size="12pt" fo:letter-spacing="normal" fo:font-style="normal" fo:font-weight="normal" style:font-size-asian="12pt" style:font-size-complex="12pt"/>
    </style:style>
    <style:style style:name="T114" style:family="text">
      <style:text-properties fo:font-variant="normal" fo:text-transform="none" fo:color="#0372a6" loext:opacity="100%" style:font-name="Times New Roman1" fo:font-size="12pt" fo:letter-spacing="normal" fo:font-style="normal" fo:font-weight="normal" officeooo:rsid="002383b7" style:font-size-asian="12pt" style:font-size-complex="12pt"/>
    </style:style>
    <style:style style:name="T115" style:family="text">
      <style:text-properties fo:font-variant="normal" fo:text-transform="none" fo:color="#c9211e" loext:opacity="100%" style:font-name="Times New Roman1" fo:font-size="12pt" fo:letter-spacing="normal" fo:font-style="italic" fo:font-weight="normal" officeooo:rsid="008ec769" style:font-size-asian="12pt" style:font-style-asian="italic" style:font-size-complex="12pt" style:font-style-complex="italic" loext:padding="0cm" loext:border="none"/>
    </style:style>
    <style:style style:name="T116" style:family="text">
      <style:text-properties fo:font-variant="normal" fo:text-transform="none" fo:color="#0000ff" loext:opacity="100%" style:font-name="Times New Roman1" fo:font-size="12pt" fo:letter-spacing="normal" fo:font-style="normal" fo:font-weight="bold" officeooo:rsid="008ec769" style:font-size-asian="12pt" style:font-weight-asian="bold" style:font-size-complex="12pt" style:font-weight-complex="bold" loext:padding="0cm" loext:border="none"/>
    </style:style>
    <style:style style:name="T117" style:family="text">
      <style:text-properties fo:font-variant="normal" fo:text-transform="none" fo:color="#dc143c" loext:opacity="100%" style:font-name="Times New Roman1" fo:font-size="12pt" fo:letter-spacing="normal" fo:font-style="normal" fo:font-weight="normal" officeooo:rsid="008ec769" style:font-size-asian="12pt" style:font-size-complex="12pt" loext:padding="0cm" loext:border="none"/>
    </style:style>
    <style:style style:name="T118" style:family="text">
      <style:text-properties fo:font-variant="normal" fo:text-transform="none" fo:color="#dc143c" loext:opacity="100%" style:font-name="Times New Roman1" fo:font-size="12pt" fo:letter-spacing="normal" fo:font-style="italic" fo:font-weight="normal" officeooo:rsid="008ec769" style:font-size-asian="12pt" style:font-style-asian="italic" style:font-size-complex="12pt" style:font-style-complex="italic" loext:padding="0cm" loext:border="none"/>
    </style:style>
    <style:style style:name="T119" style:family="text">
      <style:text-properties fo:font-variant="normal" fo:text-transform="none" fo:color="#dc143c" loext:opacity="100%" style:font-name="Times New Roman1" fo:font-size="12pt" fo:letter-spacing="normal" fo:font-style="italic" fo:font-weight="normal" officeooo:rsid="00935ea6" style:font-size-asian="12pt" style:font-style-asian="italic" style:font-size-complex="12pt" style:font-style-complex="italic" loext:padding="0cm" loext:border="none"/>
    </style:style>
    <style:style style:name="T120" style:family="text">
      <style:text-properties fo:font-variant="normal" fo:text-transform="none" fo:color="#050505" loext:opacity="100%" fo:letter-spacing="normal"/>
    </style:style>
    <style:style style:name="T121" style:family="text">
      <style:text-properties fo:font-variant="normal" fo:text-transform="none" fo:color="#050505" loext:opacity="100%" fo:letter-spacing="normal" fo:font-style="normal" fo:font-weight="normal"/>
    </style:style>
    <style:style style:name="T122" style:family="text">
      <style:text-properties fo:font-variant="normal" fo:text-transform="none" fo:color="#111111" loext:opacity="100%" style:font-name="Liberation Serif1" fo:font-size="12pt" fo:letter-spacing="normal" fo:font-style="normal" fo:font-weight="normal" style:font-size-asian="12pt" style:font-size-complex="12pt"/>
    </style:style>
    <style:style style:name="T123" style:family="text">
      <style:text-properties fo:font-variant="normal" fo:text-transform="none" fo:color="#111111" loext:opacity="100%" style:font-name="Liberation Serif1" fo:font-size="12pt" fo:letter-spacing="normal" fo:font-style="normal" fo:font-weight="normal" officeooo:rsid="00f3d5b2" style:font-size-asian="12pt" style:font-size-complex="12pt"/>
    </style:style>
    <style:style style:name="T124" style:family="text">
      <style:text-properties fo:font-variant="normal" fo:text-transform="none" fo:color="#111111" loext:opacity="100%" style:font-name="Liberation Serif1" fo:font-size="12pt" fo:letter-spacing="normal" fo:font-style="italic" fo:font-weight="normal" style:font-size-asian="12pt" style:font-style-asian="italic" style:font-size-complex="12pt" style:font-style-complex="italic"/>
    </style:style>
    <style:style style:name="T125" style:family="text">
      <style:text-properties fo:font-variant="normal" fo:text-transform="none" fo:color="#202122" loext:opacity="1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126" style:family="text">
      <style:text-properties fo:font-variant="normal" fo:text-transform="none" fo:color="#202122" loext:opacity="100%" style:font-name="Liberation Serif1" fo:font-size="12pt" fo:letter-spacing="normal" fo:font-style="normal" fo:font-weight="normal" style:font-size-asian="12pt" style:font-size-complex="12pt"/>
    </style:style>
    <style:style style:name="T127" style:family="text">
      <style:text-properties fo:font-variant="normal" fo:text-transform="none" fo:color="#202122" loext:opacity="100%" style:font-name="Liberation Serif1" fo:font-size="12pt" fo:letter-spacing="normal" fo:font-style="normal" fo:font-weight="normal" officeooo:rsid="0020dab5" style:font-size-asian="12pt" style:font-size-complex="12pt"/>
    </style:style>
    <style:style style:name="T128" style:family="text">
      <style:text-properties fo:font-variant="normal" fo:text-transform="none"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129" style:family="text">
      <style:text-properties fo:font-variant="normal" fo:text-transform="none" fo:color="#212529" loext:opacity="100%" style:font-name="Liberation Serif1" fo:font-size="12pt" fo:letter-spacing="normal" fo:font-style="normal" fo:font-weight="normal" style:font-size-asian="12pt" style:font-size-complex="12pt"/>
    </style:style>
    <style:style style:name="T130" style:family="text">
      <style:text-properties fo:font-variant="normal" fo:text-transform="none" fo:color="#212529" loext:opacity="100%" style:font-name="Liberation Serif1" fo:font-size="12pt" fo:letter-spacing="normal" fo:font-style="normal" fo:font-weight="normal" officeooo:rsid="00f9ca23" style:font-size-asian="12pt" style:font-size-complex="12pt"/>
    </style:style>
    <style:style style:name="T131" style:family="text">
      <style:text-properties fo:font-variant="normal" fo:text-transform="none" fo:color="#212529" loext:opacity="100%" style:font-name="Liberation Serif1" fo:font-size="12pt" fo:letter-spacing="normal" fo:font-style="normal" fo:font-weight="normal" style:font-size-asian="12pt" style:font-style-asian="italic" style:font-size-complex="12pt" style:font-style-complex="italic"/>
    </style:style>
    <style:style style:name="T132" style:family="text">
      <style:text-properties fo:font-variant="normal" fo:text-transform="none" fo:color="#212529" loext:opacity="100%" style:font-name="Liberation Serif1" fo:font-size="12pt" fo:letter-spacing="normal" fo:font-style="normal" fo:font-weight="normal" officeooo:rsid="00995a82" style:font-size-asian="12pt" style:font-style-asian="italic" style:font-size-complex="12pt" style:font-style-complex="italic"/>
    </style:style>
    <style:style style:name="T133" style:family="text">
      <style:text-properties fo:font-variant="normal" fo:text-transform="none" fo:color="#212529" loext:opacity="100%" style:font-name="Liberation Serif1" fo:font-size="12pt" fo:letter-spacing="normal" fo:font-style="italic" fo:font-weight="normal" style:font-size-asian="12pt" style:font-style-asian="italic" style:font-size-complex="12pt" style:font-style-complex="italic"/>
    </style:style>
    <style:style style:name="T134" style:family="text">
      <style:text-properties fo:font-variant="normal" fo:text-transform="none" fo:color="#000080" loext:opacity="100%" style:font-name="Times New Roman1" fo:font-size="12pt" fo:letter-spacing="normal" fo:font-weight="normal" style:font-size-asian="12pt" style:font-size-complex="12pt"/>
    </style:style>
    <style:style style:name="T135" style:family="text">
      <style:text-properties fo:font-variant="normal" fo:text-transform="none" fo:color="#ffffff" loext:opacity="100%" style:font-name="Times New Roman1" fo:font-size="12pt" fo:letter-spacing="normal" fo:font-style="italic" fo:font-weight="normal" style:font-size-asian="12pt" style:font-style-asian="italic" style:font-size-complex="12pt" style:font-style-complex="italic"/>
    </style:style>
    <style:style style:name="T136" style:family="text">
      <style:text-properties officeooo:rsid="001e2da5"/>
    </style:style>
    <style:style style:name="T137" style:family="text">
      <style:text-properties style:font-name="Times New Roman1"/>
    </style:style>
    <style:style style:name="T138" style:family="text">
      <style:text-properties style:font-name="Times New Roman1" fo:font-size="12pt" style:font-size-asian="12pt" style:font-size-complex="12pt"/>
    </style:style>
    <style:style style:name="T139" style:family="text">
      <style:text-properties style:font-name="Times New Roman1" fo:font-size="12pt" officeooo:rsid="0020ed57" style:font-size-asian="12pt" style:font-size-complex="12pt"/>
    </style:style>
    <style:style style:name="T140" style:family="text">
      <style:text-properties style:font-name="Times New Roman1" fo:font-size="12pt" officeooo:rsid="002b1816" style:font-size-asian="12pt" style:font-size-complex="12pt"/>
    </style:style>
    <style:style style:name="T141" style:family="text">
      <style:text-properties style:font-name="Times New Roman1" fo:font-size="12pt" officeooo:rsid="001e2da5" style:font-size-asian="12pt" style:font-size-complex="12pt"/>
    </style:style>
    <style:style style:name="T142" style:family="text">
      <style:text-properties style:font-name="Times New Roman1" fo:font-size="12pt" officeooo:rsid="00206e64" style:font-size-asian="12pt" style:font-size-complex="12pt"/>
    </style:style>
    <style:style style:name="T143" style:family="text">
      <style:text-properties style:font-name="Times New Roman1" fo:font-size="12pt" officeooo:rsid="002c99fb" style:font-size-asian="12pt" style:font-size-complex="12pt"/>
    </style:style>
    <style:style style:name="T144" style:family="text">
      <style:text-properties style:font-name="Times New Roman1" fo:font-size="12pt" officeooo:rsid="007e1bf9" style:font-size-asian="12pt" style:font-size-complex="12pt"/>
    </style:style>
    <style:style style:name="T145" style:family="text">
      <style:text-properties style:font-name="Times New Roman1" fo:font-size="12pt" officeooo:rsid="00802c5f" style:font-size-asian="12pt" style:font-size-complex="12pt"/>
    </style:style>
    <style:style style:name="T146" style:family="text">
      <style:text-properties style:font-name="Times New Roman1" fo:font-size="12pt" officeooo:rsid="00820af0" style:font-size-asian="12pt" style:font-size-complex="12pt"/>
    </style:style>
    <style:style style:name="T147" style:family="text">
      <style:text-properties style:font-name="Times New Roman1" fo:font-size="12pt" officeooo:rsid="0083cd18" style:font-size-asian="12pt" style:font-size-complex="12pt"/>
    </style:style>
    <style:style style:name="T148" style:family="text">
      <style:text-properties style:font-name="Times New Roman1" fo:font-size="12pt" officeooo:rsid="0084e544" style:font-size-asian="12pt" style:font-size-complex="12pt"/>
    </style:style>
    <style:style style:name="T149" style:family="text">
      <style:text-properties style:font-name="Times New Roman1" fo:font-size="12pt" officeooo:rsid="0097e133" style:font-size-asian="12pt" style:font-size-complex="12pt"/>
    </style:style>
    <style:style style:name="T150" style:family="text">
      <style:text-properties style:font-name="Times New Roman1" fo:font-size="12pt" officeooo:rsid="004ad29a" style:font-size-asian="12pt" style:font-size-complex="12pt"/>
    </style:style>
    <style:style style:name="T151" style:family="text">
      <style:text-properties style:font-name="Times New Roman1" fo:font-size="12pt" officeooo:rsid="002b8083" style:font-size-asian="12pt" style:font-size-complex="12pt"/>
    </style:style>
    <style:style style:name="T152" style:family="text">
      <style:text-properties style:font-name="Times New Roman1" fo:font-size="12pt" officeooo:rsid="00253e76" style:font-size-asian="12pt" style:font-size-complex="12pt"/>
    </style:style>
    <style:style style:name="T153" style:family="text">
      <style:text-properties style:font-name="Times New Roman1" fo:font-size="12pt" officeooo:rsid="0099b706" style:font-size-asian="12pt" style:font-size-complex="12pt"/>
    </style:style>
    <style:style style:name="T154" style:family="text">
      <style:text-properties style:font-name="Times New Roman1" fo:font-size="12pt" officeooo:rsid="00ad64be" style:font-size-asian="12pt" style:font-size-complex="12pt"/>
    </style:style>
    <style:style style:name="T155" style:family="text">
      <style:text-properties style:font-name="Times New Roman1" fo:font-size="12pt" officeooo:rsid="00f3d5b2" style:font-size-asian="12pt" style:font-size-complex="12pt"/>
    </style:style>
    <style:style style:name="T156" style:family="text">
      <style:text-properties style:font-name="Times New Roman1" fo:font-size="12pt" officeooo:rsid="00fb6dba" style:font-size-asian="12pt" style:font-size-complex="12pt"/>
    </style:style>
    <style:style style:name="T157" style:family="text">
      <style:text-properties style:font-name="Times New Roman1" fo:font-size="12pt" officeooo:rsid="01001ef6" style:font-size-asian="12pt" style:font-size-complex="12pt"/>
    </style:style>
    <style:style style:name="T158" style:family="text">
      <style:text-properties style:font-name="Times New Roman1" fo:font-size="12pt" officeooo:rsid="01020c33" style:font-size-asian="12pt" style:font-size-complex="12pt"/>
    </style:style>
    <style:style style:name="T159" style:family="text">
      <style:text-properties style:font-name="Times New Roman1" fo:font-size="12pt" officeooo:rsid="0116b60b" style:font-size-asian="12pt" style:font-size-complex="12pt"/>
    </style:style>
    <style:style style:name="T160" style:family="text">
      <style:text-properties style:font-name="Times New Roman1" fo:font-size="12pt" officeooo:rsid="00274323" style:font-size-asian="12pt" style:font-size-complex="12pt"/>
    </style:style>
    <style:style style:name="T161" style:family="text">
      <style:text-properties style:font-name="Times New Roman1" fo:font-size="12pt" fo:font-weight="bold" style:font-size-asian="12pt" style:font-weight-asian="bold" style:font-size-complex="12pt" style:font-weight-complex="bold"/>
    </style:style>
    <style:style style:name="T162" style:family="text">
      <style:text-properties style:font-name="Times New Roman1" fo:font-size="12pt" fo:font-style="italic" style:font-size-asian="12pt" style:font-size-complex="12pt"/>
    </style:style>
    <style:style style:name="T163" style:family="text">
      <style:text-properties style:font-name="Times New Roman1" fo:font-size="12pt" fo:font-style="italic" style:font-size-asian="12pt" style:font-style-asian="italic" style:font-size-complex="12pt" style:font-style-complex="italic"/>
    </style:style>
    <style:style style:name="T164" style:family="text">
      <style:text-properties style:font-name="Times New Roman1" officeooo:rsid="002b1816"/>
    </style:style>
    <style:style style:name="T165" style:family="text">
      <style:text-properties style:font-name="Times New Roman1" fo:font-style="italic" officeooo:rsid="002b1816" style:font-style-asian="italic" style:font-style-complex="italic"/>
    </style:style>
    <style:style style:name="T166" style:family="text">
      <style:text-properties style:font-name="Times New Roman1" fo:font-style="italic" officeooo:rsid="002383b7" style:font-style-asian="italic" style:font-style-complex="italic"/>
    </style:style>
    <style:style style:name="T167" style:family="text">
      <style:text-properties style:font-name="Times New Roman1" officeooo:rsid="002383b7"/>
    </style:style>
    <style:style style:name="T168" style:family="text">
      <style:text-properties style:font-name="Times New Roman1" officeooo:rsid="002d72de"/>
    </style:style>
    <style:style style:name="T169" style:family="text">
      <style:text-properties style:font-name="Times New Roman1" officeooo:rsid="007bca82"/>
    </style:style>
    <style:style style:name="T170" style:family="text">
      <style:text-properties style:font-name="Times New Roman1" officeooo:rsid="00153907"/>
    </style:style>
    <style:style style:name="T171" style:family="text">
      <style:text-properties style:font-name="Times New Roman1" officeooo:rsid="003c1786"/>
    </style:style>
    <style:style style:name="T172" style:family="text">
      <style:text-properties style:font-name="Times New Roman1" fo:font-weight="bold" style:font-weight-asian="bold" style:font-weight-complex="bold"/>
    </style:style>
    <style:style style:name="T173" style:family="text">
      <style:text-properties style:font-name="Times New Roman1" officeooo:rsid="0020a2f0"/>
    </style:style>
    <style:style style:name="T174" style:family="text">
      <style:text-properties style:font-name="Times New Roman1" officeooo:rsid="0044247d"/>
    </style:style>
    <style:style style:name="T175" style:family="text">
      <style:text-properties style:font-name="Times New Roman1" officeooo:rsid="008afd70"/>
    </style:style>
    <style:style style:name="T176" style:family="text">
      <style:text-properties fo:color="#000000" loext:opacity="100%" style:font-name="Times New Roman1"/>
    </style:style>
    <style:style style:name="T177" style:family="text">
      <style:text-properties fo:color="#000000" loext:opacity="100%" style:font-name="Times New Roman1" fo:font-size="12pt" fo:letter-spacing="normal" fo:font-style="italic" fo:font-weight="normal" style:font-size-asian="12pt" style:font-size-complex="12pt" loext:padding="0cm" loext:border="none"/>
    </style:style>
    <style:style style:name="T178" style:family="text">
      <style:text-properties fo:color="#000000" loext:opacity="100%" style:font-name="Times New Roman1" fo:font-size="12pt" fo:letter-spacing="normal" fo:font-style="italic" style:font-size-asian="12pt" style:font-style-asian="italic" style:font-size-complex="12pt" style:font-style-complex="italic"/>
    </style:style>
    <style:style style:name="T179" style:family="text">
      <style:text-properties fo:color="#000000" loext:opacity="100%" style:font-name="Times New Roman1" fo:font-size="12pt" fo:letter-spacing="normal" fo:font-style="italic" officeooo:rsid="002383b7" style:font-size-asian="12pt" style:font-style-asian="italic" style:font-size-complex="12pt" style:font-style-complex="italic"/>
    </style:style>
    <style:style style:name="T180" style:family="text">
      <style:text-properties fo:color="#000000" loext:opacity="100%" style:font-name="Times New Roman1" fo:letter-spacing="normal"/>
    </style:style>
    <style:style style:name="T181" style:family="text">
      <style:text-properties fo:color="#000000" loext:opacity="100%" style:font-name="Times New Roman1" fo:letter-spacing="normal" officeooo:rsid="0028994e"/>
    </style:style>
    <style:style style:name="T182" style:family="text">
      <style:text-properties fo:color="#000000" loext:opacity="100%" style:font-name="Times New Roman1" fo:letter-spacing="normal" fo:font-style="italic" style:font-style-asian="italic" style:font-style-complex="italic"/>
    </style:style>
    <style:style style:name="T183" style:family="text">
      <style:text-properties fo:color="#000000" loext:opacity="100%" style:font-name="Times New Roman1" fo:font-weight="normal" style:font-weight-asian="normal"/>
    </style:style>
    <style:style style:name="T184" style:family="text">
      <style:text-properties fo:color="#000000" loext:opacity="100%" style:font-name="Times New Roman1" fo:font-weight="normal" officeooo:rsid="002af013" style:font-weight-asian="normal"/>
    </style:style>
    <style:style style:name="T185" style:family="text">
      <style:text-properties fo:color="#000000" loext:opacity="100%" style:font-name="Times New Roman1" fo:font-weight="normal" officeooo:rsid="0098f572" style:font-weight-asian="normal"/>
    </style:style>
    <style:style style:name="T186" style:family="text">
      <style:text-properties fo:color="#000000" loext:opacity="100%" style:font-name="Times New Roman1" officeooo:rsid="002d35e3"/>
    </style:style>
    <style:style style:name="T187" style:family="text">
      <style:text-properties fo:color="#000000" loext:opacity="100%" fo:letter-spacing="normal" officeooo:rsid="0028994e"/>
    </style:style>
    <style:style style:name="T188" style:family="text">
      <style:text-properties fo:color="#000000" loext:opacity="100%" fo:letter-spacing="normal" fo:font-style="italic" officeooo:rsid="0028994e" style:font-style-asian="italic" style:font-style-complex="italic"/>
    </style:style>
    <style:style style:name="T189" style:family="text">
      <style:text-properties fo:color="#000000" loext:opacity="100%" officeooo:rsid="0035a98a"/>
    </style:style>
    <style:style style:name="T190" style:family="text">
      <style:text-properties fo:color="#000000" loext:opacity="100%" fo:font-size="12pt" style:font-size-asian="12pt" style:font-size-complex="12pt"/>
    </style:style>
    <style:style style:name="T191" style:family="text">
      <style:text-properties fo:color="#000000" loext:opacity="100%" fo:font-size="12pt" officeooo:rsid="0035a98a" style:font-size-asian="12pt" style:font-size-complex="12pt"/>
    </style:style>
    <style:style style:name="T192" style:family="text">
      <style:text-properties fo:color="#000000" loext:opacity="100%" fo:font-size="12pt" officeooo:rsid="0031cde7" style:font-size-asian="12pt" style:font-size-complex="12pt"/>
    </style:style>
    <style:style style:name="T193" style:family="text">
      <style:text-properties fo:color="#000000" loext:opacity="100%" fo:font-size="12pt" officeooo:rsid="00372b32" style:font-size-asian="12pt" style:font-size-complex="12pt"/>
    </style:style>
    <style:style style:name="T194" style:family="text">
      <style:text-properties fo:color="#000000" loext:opacity="100%" fo:font-size="12pt" officeooo:rsid="00439689" style:font-size-asian="12pt" style:font-size-complex="12pt"/>
    </style:style>
    <style:style style:name="T195" style:family="text">
      <style:text-properties fo:color="#000000" loext:opacity="100%" fo:font-size="12pt" fo:font-style="italic" style:font-size-asian="12pt" style:font-style-asian="italic" style:font-size-complex="12pt" style:font-style-complex="italic"/>
    </style:style>
    <style:style style:name="T196" style:family="text">
      <style:text-properties fo:color="#000000" loext:opacity="100%" fo:font-size="12pt" fo:font-style="italic" officeooo:rsid="00372b32" style:font-size-asian="12pt" style:font-style-asian="italic" style:font-size-complex="12pt" style:font-style-complex="italic"/>
    </style:style>
    <style:style style:name="T197" style:family="text">
      <style:text-properties fo:color="#000000" loext:opacity="100%" fo:font-size="12pt" fo:font-style="italic" officeooo:rsid="00439689" style:font-size-asian="12pt" style:font-style-asian="italic" style:font-size-complex="12pt" style:font-style-complex="italic"/>
    </style:style>
    <style:style style:name="T198" style:family="text">
      <style:text-properties fo:color="#000000"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99" style:family="text">
      <style:text-properties fo:font-style="italic"/>
    </style:style>
    <style:style style:name="T200" style:family="text">
      <style:text-properties fo:font-style="italic" style:font-style-asian="italic" style:font-style-complex="italic"/>
    </style:style>
    <style:style style:name="T201" style:family="text">
      <style:text-properties fo:font-style="italic" officeooo:rsid="00303c95" style:font-style-asian="italic" style:font-style-complex="italic"/>
    </style:style>
    <style:style style:name="T202" style:family="text">
      <style:text-properties fo:font-style="italic" officeooo:rsid="0031cde7" style:font-style-asian="italic" style:font-style-complex="italic"/>
    </style:style>
    <style:style style:name="T203" style:family="text">
      <style:text-properties fo:font-style="italic" officeooo:rsid="0075fe05" style:font-style-asian="italic" style:font-style-complex="italic"/>
    </style:style>
    <style:style style:name="T204" style:family="text">
      <style:text-properties fo:font-style="italic" officeooo:rsid="0083cd18" style:font-style-asian="italic" style:font-style-complex="italic"/>
    </style:style>
    <style:style style:name="T205" style:family="text">
      <style:text-properties fo:font-style="italic" officeooo:rsid="008dbf08" style:font-style-asian="italic" style:font-style-complex="italic"/>
    </style:style>
    <style:style style:name="T206" style:family="text">
      <style:text-properties fo:font-style="italic" officeooo:rsid="0097e133" style:font-style-asian="italic" style:font-style-complex="italic"/>
    </style:style>
    <style:style style:name="T207" style:family="text">
      <style:text-properties fo:font-style="italic" officeooo:rsid="00a0a91b" style:font-style-asian="italic" style:font-style-complex="italic"/>
    </style:style>
    <style:style style:name="T208" style:family="text">
      <style:text-properties fo:font-style="italic" officeooo:rsid="00a77a74" style:font-style-asian="italic" style:font-style-complex="italic"/>
    </style:style>
    <style:style style:name="T209" style:family="text">
      <style:text-properties fo:font-style="italic" officeooo:rsid="00a8fd64" style:font-style-asian="italic" style:font-style-complex="italic"/>
    </style:style>
    <style:style style:name="T210" style:family="text">
      <style:text-properties fo:font-style="italic" officeooo:rsid="00a9df4d" style:font-style-asian="italic" style:font-style-complex="italic"/>
    </style:style>
    <style:style style:name="T211" style:family="text">
      <style:text-properties fo:font-style="italic" officeooo:rsid="00ae5759" style:font-style-asian="italic" style:font-style-complex="italic"/>
    </style:style>
    <style:style style:name="T212" style:family="text">
      <style:text-properties fo:font-style="italic" officeooo:rsid="00bf9cc3" style:font-style-asian="italic" style:font-style-complex="italic"/>
    </style:style>
    <style:style style:name="T213" style:family="text">
      <style:text-properties fo:font-style="italic" officeooo:rsid="00c78ac6" style:font-style-asian="italic" style:font-style-complex="italic"/>
    </style:style>
    <style:style style:name="T214" style:family="text">
      <style:text-properties fo:font-style="italic" officeooo:rsid="008b275c" style:font-style-asian="italic" style:font-style-complex="italic"/>
    </style:style>
    <style:style style:name="T215" style:family="text">
      <style:text-properties fo:font-style="italic" officeooo:rsid="005429c3" style:font-style-asian="italic" style:font-style-complex="italic"/>
    </style:style>
    <style:style style:name="T216" style:family="text">
      <style:text-properties fo:font-style="italic" officeooo:rsid="008bbe1f" style:font-style-asian="italic" style:font-style-complex="italic"/>
    </style:style>
    <style:style style:name="T217" style:family="text">
      <style:text-properties officeooo:rsid="00218219"/>
    </style:style>
    <style:style style:name="T218" style:family="text">
      <style:text-properties officeooo:rsid="0021f6bc"/>
    </style:style>
    <style:style style:name="T219" style:family="text">
      <style:text-properties officeooo:rsid="00236716"/>
    </style:style>
    <style:style style:name="T220" style:family="text">
      <style:text-properties officeooo:rsid="002383b7"/>
    </style:style>
    <style:style style:name="T221" style:family="text">
      <style:text-properties officeooo:rsid="00253f9a"/>
    </style:style>
    <style:style style:name="T222" style:family="text">
      <style:text-properties fo:font-size="12pt" fo:font-weight="normal" style:font-size-asian="12pt" style:font-weight-asian="normal" style:font-size-complex="12pt" style:font-weight-complex="normal"/>
    </style:style>
    <style:style style:name="T223" style:family="text">
      <style:text-properties fo:font-size="12pt" fo:font-weight="normal" officeooo:rsid="00f9ca23" style:font-size-asian="12pt" style:font-weight-asian="normal" style:font-size-complex="12pt" style:font-weight-complex="normal"/>
    </style:style>
    <style:style style:name="T224" style:family="text">
      <style:text-properties fo:font-size="12pt" fo:font-weight="normal" officeooo:rsid="007826f2" style:font-size-asian="12pt" style:font-weight-asian="normal" style:font-size-complex="12pt" style:font-weight-complex="normal"/>
    </style:style>
    <style:style style:name="T225" style:family="text">
      <style:text-properties fo:font-size="12pt" fo:font-weight="normal" officeooo:rsid="008caae3" style:font-size-asian="12pt" style:font-weight-asian="normal" style:font-size-complex="12pt" style:font-weight-complex="normal"/>
    </style:style>
    <style:style style:name="T226" style:family="text">
      <style:text-properties fo:font-size="12pt" fo:font-weight="normal" officeooo:rsid="00a6f712" style:font-size-asian="12pt" style:font-weight-asian="normal" style:font-size-complex="12pt" style:font-weight-complex="normal"/>
    </style:style>
    <style:style style:name="T227" style:family="text">
      <style:text-properties fo:font-size="12pt" style:font-size-asian="12pt" style:font-size-complex="12pt"/>
    </style:style>
    <style:style style:name="T228" style:family="text">
      <style:text-properties fo:font-size="12pt" officeooo:rsid="0050ec20" style:font-size-asian="12pt" style:font-size-complex="12pt"/>
    </style:style>
    <style:style style:name="T229" style:family="text">
      <style:text-properties fo:font-size="12pt" officeooo:rsid="0054607d" style:font-size-asian="12pt" style:font-size-complex="12pt"/>
    </style:style>
    <style:style style:name="T230" style:family="text">
      <style:text-properties fo:font-size="12pt" fo:font-style="italic" style:font-size-asian="12pt" style:font-style-asian="italic" style:font-size-complex="12pt" style:font-style-complex="italic"/>
    </style:style>
    <style:style style:name="T231" style:family="text">
      <style:text-properties fo:font-size="12pt" fo:font-style="italic" officeooo:rsid="0054607d" style:font-size-asian="12pt" style:font-style-asian="italic" style:font-size-complex="12pt" style:font-style-complex="italic"/>
    </style:style>
    <style:style style:name="T232" style:family="text">
      <style:text-properties fo:font-size="12pt" fo:font-style="italic" officeooo:rsid="0050ec20" style:font-size-asian="12pt" style:font-style-asian="italic" style:font-size-complex="12pt" style:font-style-complex="italic"/>
    </style:style>
    <style:style style:name="T233" style:family="text">
      <style:text-properties officeooo:rsid="002b1816"/>
    </style:style>
    <style:style style:name="T234" style:family="text">
      <style:text-properties officeooo:rsid="002b8083"/>
    </style:style>
    <style:style style:name="T235" style:family="text">
      <style:text-properties officeooo:rsid="002d72de"/>
    </style:style>
    <style:style style:name="T236" style:family="text">
      <style:text-properties officeooo:rsid="00303c95"/>
    </style:style>
    <style:style style:name="T237" style:family="text">
      <style:text-properties officeooo:rsid="0031cde7"/>
    </style:style>
    <style:style style:name="T238" style:family="text">
      <style:text-properties officeooo:rsid="003de28e"/>
    </style:style>
    <style:style style:name="T239" style:family="text">
      <style:text-properties officeooo:rsid="004a00f7"/>
    </style:style>
    <style:style style:name="T240" style:family="text">
      <style:text-properties fo:font-weight="bold" style:font-weight-asian="bold" style:font-weight-complex="bold"/>
    </style:style>
    <style:style style:name="T241" style:family="text">
      <style:text-properties fo:font-weight="bold" officeooo:rsid="004a00f7" style:font-weight-asian="bold" style:font-weight-complex="bold"/>
    </style:style>
    <style:style style:name="T242" style:family="text">
      <style:text-properties fo:font-weight="bold" officeooo:rsid="0060f545" style:font-weight-asian="bold" style:font-weight-complex="bold"/>
    </style:style>
    <style:style style:name="T243" style:family="text">
      <style:text-properties fo:font-weight="bold" officeooo:rsid="005f7862" style:font-weight-asian="bold" style:font-weight-complex="bold"/>
    </style:style>
    <style:style style:name="T244" style:family="text">
      <style:text-properties fo:font-weight="bold" officeooo:rsid="006d12ab" style:font-weight-asian="bold" style:font-weight-complex="bold"/>
    </style:style>
    <style:style style:name="T245" style:family="text">
      <style:text-properties fo:font-weight="bold" officeooo:rsid="00b7ed2f" style:font-weight-asian="bold" style:font-weight-complex="bold"/>
    </style:style>
    <style:style style:name="T246" style:family="text">
      <style:text-properties fo:font-weight="bold" officeooo:rsid="00ba1db9" style:font-weight-asian="bold" style:font-weight-complex="bold"/>
    </style:style>
    <style:style style:name="T247" style:family="text">
      <style:text-properties fo:font-weight="bold" officeooo:rsid="00fb6dba" style:font-weight-asian="bold" style:font-weight-complex="bold"/>
    </style:style>
    <style:style style:name="T248" style:family="text">
      <style:text-properties fo:font-weight="bold" officeooo:rsid="001dcacb" style:font-weight-asian="bold" style:font-weight-complex="bold"/>
    </style:style>
    <style:style style:name="T249" style:family="text">
      <style:text-properties fo:font-weight="bold" officeooo:rsid="00736417" style:font-weight-asian="bold" style:font-weight-complex="bold"/>
    </style:style>
    <style:style style:name="T250" style:family="text">
      <style:text-properties fo:font-weight="bold" officeooo:rsid="007619c2" style:font-weight-asian="bold" style:font-weight-complex="bold"/>
    </style:style>
    <style:style style:name="T251" style:family="text">
      <style:text-properties fo:font-weight="bold" officeooo:rsid="0020a2f0" style:font-weight-asian="bold" style:font-weight-complex="bold"/>
    </style:style>
    <style:style style:name="T252" style:family="text">
      <style:text-properties fo:font-weight="bold" officeooo:rsid="001944cb" style:font-weight-asian="bold" style:font-weight-complex="bold"/>
    </style:style>
    <style:style style:name="T253" style:family="text">
      <style:text-properties fo:font-weight="bold" officeooo:rsid="008ddc0d" style:font-weight-asian="bold" style:font-weight-complex="bold"/>
    </style:style>
    <style:style style:name="T254" style:family="text">
      <style:text-properties fo:font-weight="bold" officeooo:rsid="000dab55" style:font-weight-asian="bold" style:font-weight-complex="bold"/>
    </style:style>
    <style:style style:name="T255" style:family="text">
      <style:text-properties fo:font-weight="bold" officeooo:rsid="006d8d14" style:font-weight-asian="bold" style:font-weight-complex="bold"/>
    </style:style>
    <style:style style:name="T256" style:family="text">
      <style:text-properties fo:font-weight="bold" officeooo:rsid="00112c04" style:font-weight-asian="bold" style:font-weight-complex="bold"/>
    </style:style>
    <style:style style:name="T257" style:family="text">
      <style:text-properties fo:font-weight="bold" fo:background-color="#00cc33" loext:char-shading-value="0" style:font-weight-asian="bold" style:font-weight-complex="bold"/>
    </style:style>
    <style:style style:name="T258" style:family="text">
      <style:text-properties fo:font-weight="bold" officeooo:rsid="00112c04" fo:background-color="#00cc33" loext:char-shading-value="0" style:font-weight-asian="bold" style:font-weight-complex="bold"/>
    </style:style>
    <style:style style:name="T259" style:family="text">
      <style:text-properties officeooo:rsid="004c8b2b"/>
    </style:style>
    <style:style style:name="T260" style:family="text">
      <style:text-properties officeooo:rsid="004e77df"/>
    </style:style>
    <style:style style:name="T261" style:family="text">
      <style:text-properties officeooo:rsid="00526b81"/>
    </style:style>
    <style:style style:name="T262" style:family="text">
      <style:text-properties officeooo:rsid="0054607d"/>
    </style:style>
    <style:style style:name="T263" style:family="text">
      <style:text-properties officeooo:rsid="0057d535"/>
    </style:style>
    <style:style style:name="T264" style:family="text">
      <style:text-properties officeooo:rsid="005f7862"/>
    </style:style>
    <style:style style:name="T265" style:family="text">
      <style:text-properties officeooo:rsid="0060f545"/>
    </style:style>
    <style:style style:name="T266" style:family="text">
      <style:text-properties fo:font-weight="normal" style:font-weight-asian="normal" style:font-weight-complex="normal"/>
    </style:style>
    <style:style style:name="T267" style:family="text">
      <style:text-properties fo:font-weight="normal" officeooo:rsid="006d91c8" style:font-weight-asian="normal" style:font-weight-complex="normal"/>
    </style:style>
    <style:style style:name="T268" style:family="text">
      <style:text-properties fo:font-weight="normal" officeooo:rsid="008ec769" style:font-weight-asian="normal" style:font-weight-complex="normal"/>
    </style:style>
    <style:style style:name="T269" style:family="text">
      <style:text-properties fo:font-weight="normal" officeooo:rsid="00935ea6" style:font-weight-asian="normal" style:font-weight-complex="normal"/>
    </style:style>
    <style:style style:name="T270" style:family="text">
      <style:text-properties fo:font-weight="normal" officeooo:rsid="0095fd84" style:font-weight-asian="normal" style:font-weight-complex="normal"/>
    </style:style>
    <style:style style:name="T271" style:family="text">
      <style:text-properties fo:font-weight="normal" officeooo:rsid="0097e133" style:font-weight-asian="normal" style:font-weight-complex="normal"/>
    </style:style>
    <style:style style:name="T272" style:family="text">
      <style:text-properties fo:font-weight="normal" officeooo:rsid="00f32756" style:font-weight-asian="normal" style:font-weight-complex="normal"/>
    </style:style>
    <style:style style:name="T273" style:family="text">
      <style:text-properties fo:font-weight="normal" officeooo:rsid="00f95e53" style:font-weight-asian="normal" style:font-weight-complex="normal"/>
    </style:style>
    <style:style style:name="T274" style:family="text">
      <style:text-properties fo:font-weight="normal" officeooo:rsid="00fd2956" style:font-weight-asian="normal" style:font-weight-complex="normal"/>
    </style:style>
    <style:style style:name="T275" style:family="text">
      <style:text-properties fo:font-weight="normal" officeooo:rsid="010f093d" style:font-weight-asian="normal" style:font-weight-complex="normal"/>
    </style:style>
    <style:style style:name="T276" style:family="text">
      <style:text-properties fo:font-weight="normal" officeooo:rsid="00736417" style:font-weight-asian="normal" style:font-weight-complex="normal"/>
    </style:style>
    <style:style style:name="T277" style:family="text">
      <style:text-properties fo:font-weight="normal" officeooo:rsid="00856c29" style:font-weight-asian="normal" style:font-weight-complex="normal"/>
    </style:style>
    <style:style style:name="T278" style:family="text">
      <style:text-properties fo:font-weight="normal" officeooo:rsid="00750be2" style:font-weight-asian="normal" style:font-weight-complex="normal"/>
    </style:style>
    <style:style style:name="T279" style:family="text">
      <style:text-properties fo:font-weight="normal" loext:padding="0cm" loext:border="none"/>
    </style:style>
    <style:style style:name="T280" style:family="text">
      <style:text-properties fo:font-weight="normal" officeooo:rsid="0099b706" loext:padding="0cm" loext:border="none"/>
    </style:style>
    <style:style style:name="T281" style:family="text">
      <style:text-properties fo:font-weight="normal" officeooo:rsid="01001ef6" loext:padding="0cm" loext:border="none"/>
    </style:style>
    <style:style style:name="T282" style:family="text">
      <style:text-properties fo:font-weight="normal" officeooo:rsid="011518e3" loext:padding="0cm" loext:border="none"/>
    </style:style>
    <style:style style:name="T283" style:family="text">
      <style:text-properties officeooo:rsid="006d12ab"/>
    </style:style>
    <style:style style:name="T284" style:family="text">
      <style:text-properties officeooo:rsid="006f2fba"/>
    </style:style>
    <style:style style:name="T285" style:family="text">
      <style:text-properties officeooo:rsid="006f9d59"/>
    </style:style>
    <style:style style:name="T286" style:family="text">
      <style:text-properties officeooo:rsid="007147be"/>
    </style:style>
    <style:style style:name="T287" style:family="text">
      <style:text-properties officeooo:rsid="007211d7"/>
    </style:style>
    <style:style style:name="T288" style:family="text">
      <style:text-properties officeooo:rsid="0073c519"/>
    </style:style>
    <style:style style:name="T289" style:family="text">
      <style:text-properties officeooo:rsid="00741622"/>
    </style:style>
    <style:style style:name="T290" style:family="text">
      <style:text-properties officeooo:rsid="00754335"/>
    </style:style>
    <style:style style:name="T291" style:family="text">
      <style:text-properties officeooo:rsid="0075fe05"/>
    </style:style>
    <style:style style:name="T292" style:family="text">
      <style:text-properties officeooo:rsid="0079086d"/>
    </style:style>
    <style:style style:name="T293" style:family="text">
      <style:text-properties style:text-position="sub 58%"/>
    </style:style>
    <style:style style:name="T294" style:family="text">
      <style:text-properties officeooo:rsid="007bca82"/>
    </style:style>
    <style:style style:name="T295" style:family="text">
      <style:text-properties officeooo:rsid="007da992"/>
    </style:style>
    <style:style style:name="T296" style:family="text">
      <style:text-properties officeooo:rsid="007e1bf9"/>
    </style:style>
    <style:style style:name="T297" style:family="text">
      <style:text-properties officeooo:rsid="00802c5f"/>
    </style:style>
    <style:style style:name="T298" style:family="text">
      <style:text-properties officeooo:rsid="0083cd18"/>
    </style:style>
    <style:style style:name="T299" style:family="text">
      <style:text-properties officeooo:rsid="0087b168"/>
    </style:style>
    <style:style style:name="T300" style:family="text">
      <style:text-properties officeooo:rsid="008dbf08"/>
    </style:style>
    <style:style style:name="T301" style:family="text">
      <style:text-properties officeooo:rsid="008ec769"/>
    </style:style>
    <style:style style:name="T302" style:family="text">
      <style:text-properties officeooo:rsid="009000c4"/>
    </style:style>
    <style:style style:name="T303" style:family="text">
      <style:text-properties officeooo:rsid="0095fd84"/>
    </style:style>
    <style:style style:name="T304" style:family="text">
      <style:text-properties officeooo:rsid="0097e133"/>
    </style:style>
    <style:style style:name="T305" style:family="text">
      <style:text-properties officeooo:rsid="0099b706"/>
    </style:style>
    <style:style style:name="T306" style:family="text">
      <style:text-properties officeooo:rsid="009a6755"/>
    </style:style>
    <style:style style:name="T307" style:family="text">
      <style:text-properties officeooo:rsid="009c4afc"/>
    </style:style>
    <style:style style:name="T308" style:family="text">
      <style:text-properties officeooo:rsid="009c8cdc"/>
    </style:style>
    <style:style style:name="T309" style:family="text">
      <style:text-properties officeooo:rsid="009cbb5d"/>
    </style:style>
    <style:style style:name="T310" style:family="text">
      <style:text-properties officeooo:rsid="00a0a91b"/>
    </style:style>
    <style:style style:name="T311" style:family="text">
      <style:text-properties officeooo:rsid="00a14504"/>
    </style:style>
    <style:style style:name="T312" style:family="text">
      <style:text-properties officeooo:rsid="00a14622"/>
    </style:style>
    <style:style style:name="T313" style:family="text">
      <style:text-properties officeooo:rsid="00a1f661"/>
    </style:style>
    <style:style style:name="T314" style:family="text">
      <style:text-properties officeooo:rsid="00a347cd"/>
    </style:style>
    <style:style style:name="T315" style:family="text">
      <style:text-properties officeooo:rsid="00a5ae4d"/>
    </style:style>
    <style:style style:name="T316" style:family="text">
      <style:text-properties officeooo:rsid="00a77a74"/>
    </style:style>
    <style:style style:name="T317" style:family="text">
      <style:text-properties officeooo:rsid="00a8fd64"/>
    </style:style>
    <style:style style:name="T318" style:family="text">
      <style:text-properties officeooo:rsid="00a99106"/>
    </style:style>
    <style:style style:name="T319" style:family="text">
      <style:text-properties officeooo:rsid="00a9df4d"/>
    </style:style>
    <style:style style:name="T320" style:family="text">
      <style:text-properties officeooo:rsid="00ae5759"/>
    </style:style>
    <style:style style:name="T321" style:family="text">
      <style:text-properties officeooo:rsid="00b00ac6"/>
    </style:style>
    <style:style style:name="T322" style:family="text">
      <style:text-properties officeooo:rsid="00b2e22f"/>
    </style:style>
    <style:style style:name="T323" style:family="text">
      <style:text-properties officeooo:rsid="00b4cba0"/>
    </style:style>
    <style:style style:name="T324" style:family="text">
      <style:text-properties officeooo:rsid="00b79899"/>
    </style:style>
    <style:style style:name="T325" style:family="text">
      <style:text-properties officeooo:rsid="00b7ed2f"/>
    </style:style>
    <style:style style:name="T326" style:family="text">
      <style:text-properties officeooo:rsid="00b884c1"/>
    </style:style>
    <style:style style:name="T327" style:family="text">
      <style:text-properties officeooo:rsid="00ba1db9"/>
    </style:style>
    <style:style style:name="T328" style:family="text">
      <style:text-properties officeooo:rsid="00bb8b33"/>
    </style:style>
    <style:style style:name="T329" style:family="text">
      <style:text-properties officeooo:rsid="00bf9cc3"/>
    </style:style>
    <style:style style:name="T330" style:family="text">
      <style:text-properties officeooo:rsid="00c2a423"/>
    </style:style>
    <style:style style:name="T331" style:family="text">
      <style:text-properties officeooo:rsid="00c3537e"/>
    </style:style>
    <style:style style:name="T332" style:family="text">
      <style:text-properties officeooo:rsid="00c46a0c"/>
    </style:style>
    <style:style style:name="T333" style:family="text">
      <style:text-properties fo:color="#1e1e1e" loext:opacity="100%"/>
    </style:style>
    <style:style style:name="T334" style:family="text">
      <style:text-properties fo:color="#1e1e1e" loext:opacity="100%" style:font-name="Liberation Serif1" fo:font-size="12pt" style:font-size-asian="12pt" style:font-size-complex="12pt"/>
    </style:style>
    <style:style style:name="T335" style:family="text">
      <style:text-properties fo:color="#1e1e1e" loext:opacity="100%" style:font-name="Liberation Serif1" fo:font-size="12pt" officeooo:rsid="00c46a0c" style:font-size-asian="12pt" style:font-size-complex="12pt"/>
    </style:style>
    <style:style style:name="T336" style:family="text">
      <style:text-properties fo:color="#1e1e1e" loext:opacity="100%" style:font-name="Times New Roman1"/>
    </style:style>
    <style:style style:name="T337" style:family="text">
      <style:text-properties fo:color="#1e1e1e" loext:opacity="100%" style:font-name="Times New Roman1" fo:font-weight="bold" style:font-weight-asian="bold" style:font-weight-complex="bold"/>
    </style:style>
    <style:style style:name="T338" style:family="text">
      <style:text-properties fo:color="#1e1e1e" loext:opacity="100%" style:font-name="Times New Roman1" fo:font-weight="bold" officeooo:rsid="000e5755" style:font-weight-asian="bold" style:font-weight-complex="bold"/>
    </style:style>
    <style:style style:name="T339" style:family="text">
      <style:text-properties fo:color="#1e1e1e" loext:opacity="100%" style:font-name="Times New Roman1" fo:font-weight="bold" officeooo:rsid="007dff1e" style:font-weight-asian="bold" style:font-weight-complex="bold"/>
    </style:style>
    <style:style style:name="T340" style:family="text">
      <style:text-properties fo:color="#1e1e1e" loext:opacity="100%" style:font-name="Times New Roman1" fo:font-weight="bold" officeooo:rsid="00142a73" style:font-weight-asian="bold" style:font-weight-complex="bold"/>
    </style:style>
    <style:style style:name="T341" style:family="text">
      <style:text-properties fo:color="#1e1e1e" loext:opacity="100%" style:font-name="Times New Roman1" fo:font-weight="bold" officeooo:rsid="002e9cb3" style:font-weight-asian="bold" style:font-weight-complex="bold"/>
    </style:style>
    <style:style style:name="T342" style:family="text">
      <style:text-properties fo:color="#1e1e1e" loext:opacity="100%" style:font-name="Times New Roman1" fo:font-weight="bold" officeooo:rsid="0031751b" style:font-weight-asian="bold" style:font-weight-complex="bold"/>
    </style:style>
    <style:style style:name="T343" style:family="text">
      <style:text-properties fo:color="#1e1e1e" loext:opacity="100%" style:font-name="Times New Roman1" fo:font-weight="bold" officeooo:rsid="0018d05f" style:font-weight-asian="bold" style:font-weight-complex="bold"/>
    </style:style>
    <style:style style:name="T344" style:family="text">
      <style:text-properties fo:color="#1e1e1e" loext:opacity="100%" style:font-name="Times New Roman1" officeooo:rsid="000ea207"/>
    </style:style>
    <style:style style:name="T345" style:family="text">
      <style:text-properties fo:color="#1e1e1e" loext:opacity="100%" style:font-name="Times New Roman1" fo:font-weight="normal" style:font-weight-asian="normal"/>
    </style:style>
    <style:style style:name="T346" style:family="text">
      <style:text-properties fo:color="#1e1e1e" loext:opacity="100%" style:font-name="Times New Roman1" fo:font-weight="normal" style:font-weight-asian="normal" style:font-weight-complex="normal"/>
    </style:style>
    <style:style style:name="T347" style:family="text">
      <style:text-properties fo:color="#1e1e1e" loext:opacity="100%" style:font-name="Times New Roman1" fo:font-weight="normal" officeooo:rsid="001f84f5" style:font-weight-asian="normal" style:font-weight-complex="normal"/>
    </style:style>
    <style:style style:name="T348" style:family="text">
      <style:text-properties fo:color="#1e1e1e" loext:opacity="100%" style:font-name="Times New Roman1" fo:font-weight="normal" officeooo:rsid="00127a1a" style:font-weight-asian="normal" style:font-weight-complex="normal"/>
    </style:style>
    <style:style style:name="T349" style:family="text">
      <style:text-properties fo:color="#1e1e1e" loext:opacity="100%" style:font-name="Times New Roman1" fo:font-weight="normal" officeooo:rsid="007d7776" style:font-weight-asian="normal" style:font-weight-complex="normal"/>
    </style:style>
    <style:style style:name="T350" style:family="text">
      <style:text-properties fo:color="#1e1e1e" loext:opacity="100%" style:font-name="Times New Roman1" fo:font-weight="normal" officeooo:rsid="00258832" style:font-weight-asian="normal" style:font-weight-complex="normal"/>
    </style:style>
    <style:style style:name="T351" style:family="text">
      <style:text-properties fo:color="#1e1e1e" loext:opacity="100%" style:font-name="Times New Roman1" fo:font-weight="normal" officeooo:rsid="000e5755" style:font-weight-asian="normal" style:font-weight-complex="normal"/>
    </style:style>
    <style:style style:name="T352" style:family="text">
      <style:text-properties fo:color="#1e1e1e" loext:opacity="100%" style:font-name="Times New Roman1" fo:font-weight="normal" officeooo:rsid="008a8df5" style:font-weight-asian="normal" style:font-weight-complex="normal"/>
    </style:style>
    <style:style style:name="T353" style:family="text">
      <style:text-properties fo:color="#1e1e1e" loext:opacity="100%" style:font-name="Times New Roman1" fo:font-weight="normal" officeooo:rsid="000ea207" style:font-weight-asian="normal" style:font-weight-complex="normal"/>
    </style:style>
    <style:style style:name="T354" style:family="text">
      <style:text-properties fo:color="#1e1e1e" loext:opacity="100%" style:font-name="Times New Roman1" fo:font-weight="normal" officeooo:rsid="00274323" style:font-weight-asian="normal" style:font-weight-complex="normal"/>
    </style:style>
    <style:style style:name="T355" style:family="text">
      <style:text-properties fo:color="#1e1e1e" loext:opacity="100%" style:font-name="Times New Roman1" fo:font-weight="normal" officeooo:rsid="00298242" style:font-weight-asian="normal" style:font-weight-complex="normal"/>
    </style:style>
    <style:style style:name="T356" style:family="text">
      <style:text-properties fo:color="#1e1e1e" loext:opacity="100%" style:font-name="Times New Roman1" fo:font-weight="normal" officeooo:rsid="000a6f73" style:font-weight-asian="normal" style:font-weight-complex="normal"/>
    </style:style>
    <style:style style:name="T357" style:family="text">
      <style:text-properties fo:color="#1e1e1e" loext:opacity="100%" style:font-name="Times New Roman1" fo:font-weight="normal" officeooo:rsid="00142a73" style:font-weight-asian="normal" style:font-weight-complex="normal"/>
    </style:style>
    <style:style style:name="T358" style:family="text">
      <style:text-properties fo:color="#1e1e1e" loext:opacity="100%" style:font-name="Times New Roman1" fo:font-weight="normal" officeooo:rsid="008af761" style:font-weight-asian="normal" style:font-weight-complex="normal"/>
    </style:style>
    <style:style style:name="T359" style:family="text">
      <style:text-properties fo:color="#1e1e1e" loext:opacity="100%" style:font-name="Times New Roman1" fo:font-weight="normal" officeooo:rsid="001d3daa" style:font-weight-asian="normal" style:font-weight-complex="normal"/>
    </style:style>
    <style:style style:name="T360" style:family="text">
      <style:text-properties fo:color="#1e1e1e" loext:opacity="100%" style:font-name="Times New Roman1" fo:font-weight="normal" officeooo:rsid="00344268" style:font-weight-asian="normal" style:font-weight-complex="normal"/>
    </style:style>
    <style:style style:name="T361" style:family="text">
      <style:text-properties fo:color="#1e1e1e" loext:opacity="100%" style:font-name="Times New Roman1" fo:font-weight="normal" officeooo:rsid="009fc50c" style:font-weight-asian="normal" style:font-weight-complex="normal"/>
    </style:style>
    <style:style style:name="T362" style:family="text">
      <style:text-properties fo:color="#1e1e1e" loext:opacity="100%" style:font-name="Times New Roman1" fo:font-weight="normal" officeooo:rsid="0064f9c3" style:font-weight-asian="normal" style:font-weight-complex="normal"/>
    </style:style>
    <style:style style:name="T363" style:family="text">
      <style:text-properties fo:color="#1e1e1e" loext:opacity="100%" style:font-name="Times New Roman1" fo:font-weight="normal" officeooo:rsid="008af761" style:font-weight-asian="normal"/>
    </style:style>
    <style:style style:name="T364" style:family="text">
      <style:text-properties fo:color="#1e1e1e" loext:opacity="100%" style:font-name="Times New Roman1" fo:font-weight="normal" officeooo:rsid="00817792" style:font-weight-asian="normal"/>
    </style:style>
    <style:style style:name="T365" style:family="text">
      <style:text-properties fo:color="#1e1e1e" loext:opacity="100%" style:font-name="Times New Roman1" fo:font-weight="normal" officeooo:rsid="003a75bc" style:font-weight-asian="normal"/>
    </style:style>
    <style:style style:name="T366" style:family="text">
      <style:text-properties fo:color="#1e1e1e" loext:opacity="100%" style:font-name="Times New Roman1" fo:font-weight="normal" officeooo:rsid="008afd70" style:font-weight-asian="normal"/>
    </style:style>
    <style:style style:name="T367" style:family="text">
      <style:text-properties fo:color="#1e1e1e" loext:opacity="100%" style:font-name="Times New Roman1" fo:font-weight="normal" officeooo:rsid="004b6e40" style:font-weight-asian="normal"/>
    </style:style>
    <style:style style:name="T368" style:family="text">
      <style:text-properties fo:color="#1e1e1e" loext:opacity="100%" style:font-name="Times New Roman1" fo:font-weight="normal" officeooo:rsid="001713d7" style:font-weight-asian="normal"/>
    </style:style>
    <style:style style:name="T369" style:family="text">
      <style:text-properties fo:color="#1e1e1e" loext:opacity="100%" style:font-name="Times New Roman1" fo:font-weight="normal" officeooo:rsid="00654991" style:font-weight-asian="normal"/>
    </style:style>
    <style:style style:name="T370" style:family="text">
      <style:text-properties fo:color="#1e1e1e" loext:opacity="100%" style:font-name="Times New Roman1" fo:font-weight="normal" officeooo:rsid="00674ef0" style:font-weight-asian="normal"/>
    </style:style>
    <style:style style:name="T371" style:family="text">
      <style:text-properties fo:color="#1e1e1e" loext:opacity="100%" style:font-name="Times New Roman1" fo:font-weight="normal" officeooo:rsid="001a956b" style:font-weight-asian="normal"/>
    </style:style>
    <style:style style:name="T372" style:family="text">
      <style:text-properties fo:color="#1e1e1e" loext:opacity="100%" style:font-name="Times New Roman1" fo:font-weight="normal" officeooo:rsid="0068dbd4" style:font-weight-asian="normal"/>
    </style:style>
    <style:style style:name="T373" style:family="text">
      <style:text-properties fo:color="#1e1e1e" loext:opacity="100%" style:font-name="Times New Roman1" fo:font-weight="normal" officeooo:rsid="006983ff" style:font-weight-asian="normal"/>
    </style:style>
    <style:style style:name="T374" style:family="text">
      <style:text-properties fo:color="#1e1e1e" loext:opacity="100%" style:font-name="Times New Roman1" fo:font-weight="normal" officeooo:rsid="00ab9c1c" style:font-weight-asian="normal"/>
    </style:style>
    <style:style style:name="T375" style:family="text">
      <style:text-properties fo:color="#1e1e1e" loext:opacity="100%" style:font-name="Times New Roman1" fo:font-weight="normal" officeooo:rsid="0069b874" style:font-weight-asian="normal"/>
    </style:style>
    <style:style style:name="T376" style:family="text">
      <style:text-properties fo:color="#1e1e1e" loext:opacity="100%" style:font-name="Times New Roman1" fo:font-weight="normal" officeooo:rsid="0069daf4" style:font-weight-asian="normal"/>
    </style:style>
    <style:style style:name="T377" style:family="text">
      <style:text-properties fo:color="#1e1e1e" loext:opacity="100%" style:font-name="Times New Roman1" fo:font-weight="normal" officeooo:rsid="006d28d5" style:font-weight-asian="normal"/>
    </style:style>
    <style:style style:name="T378" style:family="text">
      <style:text-properties fo:color="#1e1e1e" loext:opacity="100%" style:font-name="Times New Roman1" fo:font-weight="normal" officeooo:rsid="006b9a32" style:font-weight-asian="normal"/>
    </style:style>
    <style:style style:name="T379" style:family="text">
      <style:text-properties fo:color="#1e1e1e" loext:opacity="100%" style:font-name="Times New Roman1" fo:font-weight="normal" officeooo:rsid="006d7b18" style:font-weight-asian="normal"/>
    </style:style>
    <style:style style:name="T380" style:family="text">
      <style:text-properties fo:color="#1e1e1e" loext:opacity="100%" style:font-name="Times New Roman1" fo:font-weight="normal" officeooo:rsid="001b05a6" style:font-weight-asian="normal"/>
    </style:style>
    <style:style style:name="T381" style:family="text">
      <style:text-properties fo:color="#1e1e1e" loext:opacity="100%" style:font-name="Times New Roman1" fo:font-weight="normal" officeooo:rsid="00ae06d4" style:font-weight-asian="normal"/>
    </style:style>
    <style:style style:name="T382" style:family="text">
      <style:text-properties fo:color="#1e1e1e" loext:opacity="100%" style:font-name="Times New Roman1" officeooo:rsid="0050a12e"/>
    </style:style>
    <style:style style:name="T383" style:family="text">
      <style:text-properties fo:color="#1e1e1e" loext:opacity="100%" style:font-name="Times New Roman1" officeooo:rsid="00a095b8"/>
    </style:style>
    <style:style style:name="T384" style:family="text">
      <style:text-properties fo:color="#1e1e1e" loext:opacity="100%" style:font-name="Times New Roman1" officeooo:rsid="008afd70"/>
    </style:style>
    <style:style style:name="T385" style:family="text">
      <style:text-properties fo:color="#1e1e1e" loext:opacity="100%" style:font-name="Times New Roman1" officeooo:rsid="0018d05f"/>
    </style:style>
    <style:style style:name="T386" style:family="text">
      <style:text-properties fo:color="#1e1e1e" loext:opacity="100%" style:font-name="Times New Roman1" officeooo:rsid="008b275c"/>
    </style:style>
    <style:style style:name="T387" style:family="text">
      <style:text-properties fo:color="#1e1e1e" loext:opacity="100%" style:font-name="Times New Roman1" officeooo:rsid="0052518f"/>
    </style:style>
    <style:style style:name="T388" style:family="text">
      <style:text-properties fo:color="#1e1e1e" loext:opacity="100%" style:font-name="Times New Roman1" officeooo:rsid="0064f9c3"/>
    </style:style>
    <style:style style:name="T389" style:family="text">
      <style:text-properties fo:color="#1e1e1e" loext:opacity="100%" style:font-name="Times New Roman1" officeooo:rsid="0068dbd4"/>
    </style:style>
    <style:style style:name="T390" style:family="text">
      <style:text-properties fo:color="#1e1e1e" loext:opacity="100%" style:font-name="Times New Roman"/>
    </style:style>
    <style:style style:name="T391" style:family="text">
      <style:text-properties fo:color="#1e1e1e" loext:opacity="100%" style:font-name="Times New Roman" fo:language="en" fo:country="ZA" fo:font-weight="normal" style:language-asian="zh" style:country-asian="CN" style:font-weight-asian="normal" style:language-complex="hi" style:country-complex="IN" style:font-weight-complex="normal"/>
    </style:style>
    <style:style style:name="T392" style:family="text">
      <style:text-properties fo:color="#1e1e1e" loext:opacity="100%" style:font-name="Times New Roman" fo:language="en" fo:country="ZA" fo:font-weight="normal" officeooo:rsid="009d3a57" style:language-asian="zh" style:country-asian="CN" style:font-weight-asian="normal" style:language-complex="hi" style:country-complex="IN" style:font-weight-complex="normal"/>
    </style:style>
    <style:style style:name="T393" style:family="text">
      <style:text-properties fo:color="#1e1e1e" loext:opacity="100%" style:font-name="Times New Roman" fo:language="en" fo:country="ZA" fo:font-weight="normal" officeooo:rsid="003121c3" style:language-asian="zh" style:country-asian="CN" style:font-weight-asian="normal" style:language-complex="hi" style:country-complex="IN" style:font-weight-complex="normal"/>
    </style:style>
    <style:style style:name="T394" style:family="text">
      <style:text-properties fo:color="#1e1e1e" loext:opacity="100%" style:font-name="Times New Roman" fo:language="en" fo:country="ZA" fo:font-weight="normal" officeooo:rsid="009e03e4" style:language-asian="zh" style:country-asian="CN" style:font-weight-asian="normal" style:language-complex="hi" style:country-complex="IN" style:font-weight-complex="normal"/>
    </style:style>
    <style:style style:name="T395" style:family="text">
      <style:text-properties fo:color="#1e1e1e" loext:opacity="100%" style:font-name="Times New Roman" fo:language="en" fo:country="ZA" style:language-asian="zh" style:country-asian="CN" style:language-complex="hi" style:country-complex="IN" style:font-weight-complex="bold"/>
    </style:style>
    <style:style style:name="T396" style:family="text">
      <style:text-properties fo:color="#1e1e1e" loext:opacity="100%" style:font-name="Times New Roman" fo:font-weight="bold" style:font-weight-asian="bold" style:font-weight-complex="bold"/>
    </style:style>
    <style:style style:name="T397" style:family="text">
      <style:text-properties fo:color="#1e1e1e" loext:opacity="100%" style:font-name="Times New Roman" fo:font-weight="bold" officeooo:rsid="004b9d5a" style:font-weight-asian="bold" style:font-weight-complex="bold"/>
    </style:style>
    <style:style style:name="T398" style:family="text">
      <style:text-properties fo:color="#1e1e1e" loext:opacity="100%" style:font-name="Times New Roman" fo:font-weight="normal" style:font-weight-asian="normal" style:font-weight-complex="normal"/>
    </style:style>
    <style:style style:name="T399" style:family="text">
      <style:text-properties fo:color="#1e1e1e" loext:opacity="100%" style:font-name="Times New Roman" officeooo:rsid="008afd70"/>
    </style:style>
    <style:style style:name="T400" style:family="text">
      <style:text-properties fo:color="#1e1e1e" loext:opacity="100%" style:font-name="Times New Roman" officeooo:rsid="00a350fb"/>
    </style:style>
    <style:style style:name="T401" style:family="text">
      <style:text-properties officeooo:rsid="00c6375d"/>
    </style:style>
    <style:style style:name="T402" style:family="text">
      <style:text-properties officeooo:rsid="00c78ac6"/>
    </style:style>
    <style:style style:name="T403" style:family="text">
      <style:text-properties officeooo:rsid="00c98858"/>
    </style:style>
    <style:style style:name="T404" style:family="text">
      <style:text-properties officeooo:rsid="00c9ff67"/>
    </style:style>
    <style:style style:name="T405" style:family="text">
      <style:text-properties officeooo:rsid="00cbd1ca"/>
    </style:style>
    <style:style style:name="T406" style:family="text">
      <style:text-properties style:font-name="Liberation Serif1" fo:font-size="12pt" style:font-size-asian="12pt" style:font-size-complex="12pt"/>
    </style:style>
    <style:style style:name="T407" style:family="text">
      <style:text-properties officeooo:rsid="00f2468f"/>
    </style:style>
    <style:style style:name="T408" style:family="text">
      <style:text-properties officeooo:rsid="00f32756"/>
    </style:style>
    <style:style style:name="T409" style:family="text">
      <style:text-properties officeooo:rsid="00f3d5b2"/>
    </style:style>
    <style:style style:name="T410" style:family="text">
      <style:text-properties fo:color="#333333" loext:opacity="100%" style:font-name="Liberation Serif1" fo:font-size="12pt" fo:letter-spacing="normal" fo:font-style="italic" fo:font-weight="normal" style:font-size-asian="12pt" style:font-size-complex="12pt"/>
    </style:style>
    <style:style style:name="T411" style:family="text">
      <style:text-properties fo:color="#333333" loext:opacity="100%" fo:font-style="italic" style:font-style-asian="italic"/>
    </style:style>
    <style:style style:name="T412" style:family="text">
      <style:text-properties officeooo:rsid="00fb6dba"/>
    </style:style>
    <style:style style:name="T413" style:family="text">
      <style:text-properties officeooo:rsid="00fd2956"/>
    </style:style>
    <style:style style:name="T414" style:family="text">
      <style:text-properties officeooo:rsid="00fe3845"/>
    </style:style>
    <style:style style:name="T415" style:family="text">
      <style:text-properties officeooo:rsid="01001ef6"/>
    </style:style>
    <style:style style:name="T416" style:family="text">
      <style:text-properties officeooo:rsid="01020c33"/>
    </style:style>
    <style:style style:name="T417" style:family="text">
      <style:text-properties officeooo:rsid="0021ce81"/>
    </style:style>
    <style:style style:name="T418" style:family="text">
      <style:text-properties officeooo:rsid="0103d5c8"/>
    </style:style>
    <style:style style:name="T419" style:family="text">
      <style:text-properties officeooo:rsid="01088d29"/>
    </style:style>
    <style:style style:name="T420" style:family="text">
      <style:text-properties officeooo:rsid="010964bf"/>
    </style:style>
    <style:style style:name="T421" style:family="text">
      <style:text-properties officeooo:rsid="010f093d"/>
    </style:style>
    <style:style style:name="T422" style:family="text">
      <style:text-properties officeooo:rsid="010f3eee"/>
    </style:style>
    <style:style style:name="T423" style:family="text">
      <style:text-properties officeooo:rsid="0110f94e"/>
    </style:style>
    <style:style style:name="T424" style:family="text">
      <style:text-properties officeooo:rsid="01122966"/>
    </style:style>
    <style:style style:name="T425" style:family="text">
      <style:text-properties officeooo:rsid="0114253d"/>
    </style:style>
    <style:style style:name="T426" style:family="text">
      <style:text-properties officeooo:rsid="01144e2f"/>
    </style:style>
    <style:style style:name="T427" style:family="text">
      <style:text-properties officeooo:rsid="0114638b"/>
    </style:style>
    <style:style style:name="T428" style:family="text">
      <style:text-properties officeooo:rsid="01152370"/>
    </style:style>
    <style:style style:name="T429" style:family="text">
      <style:text-properties officeooo:rsid="0116b60b"/>
    </style:style>
    <style:style style:name="T430" style:family="text">
      <style:text-properties officeooo:rsid="0118e974"/>
    </style:style>
    <style:style style:name="T431" style:family="text">
      <style:text-properties officeooo:rsid="008b275c" style:font-style-asian="normal" style:font-style-complex="normal"/>
    </style:style>
    <style:style style:name="T432" style:family="text">
      <style:text-properties officeooo:rsid="005429c3" style:font-style-asian="normal" style:font-style-complex="normal"/>
    </style:style>
    <style:style style:name="T433" style:family="text">
      <style:text-properties officeooo:rsid="008bbe1f" style:font-style-asian="normal" style:font-style-complex="normal"/>
    </style:style>
    <style:style style:name="T434" style:family="text">
      <style:text-properties officeooo:rsid="0024929b"/>
    </style:style>
    <style:style style:name="T435" style:family="text">
      <style:text-properties fo:color="#202c46" loext:opacity="100%" style:font-name="Inter, 'Helvetica Neue', Arial,"/>
    </style:style>
    <style:style style:name="T436" style:family="text">
      <style:text-properties officeooo:rsid="00894fab"/>
    </style:style>
    <style:style style:name="T437" style:family="text">
      <style:text-properties officeooo:rsid="001f84f5"/>
    </style:style>
    <style:style style:name="T438" style:family="text">
      <style:text-properties officeooo:rsid="009a9e03"/>
    </style:style>
    <style:style style:name="T439" style:family="text">
      <style:text-properties officeooo:rsid="002caef0"/>
    </style:style>
    <style:style style:name="T440" style:family="text">
      <style:text-properties officeooo:rsid="001dcacb"/>
    </style:style>
    <style:style style:name="T441" style:family="text">
      <style:text-properties officeooo:rsid="008a8df5"/>
    </style:style>
    <style:style style:name="T442" style:family="text">
      <style:text-properties officeooo:rsid="00a095b8"/>
    </style:style>
    <style:style style:name="T443" style:family="text">
      <style:text-properties officeooo:rsid="0034f348"/>
    </style:style>
    <style:style style:name="T444" style:family="text">
      <style:text-properties officeooo:rsid="004a0915"/>
    </style:style>
    <style:style style:name="T445" style:family="text">
      <style:text-properties fo:language="en" fo:country="ZA" fo:font-weight="normal" style:language-asian="zh" style:country-asian="CN" style:font-weight-asian="normal" style:language-complex="hi" style:country-complex="IN" style:font-weight-complex="normal"/>
    </style:style>
    <style:style style:name="T446" style:family="text">
      <style:text-properties fo:language="en" fo:country="ZA" style:language-asian="zh" style:country-asian="CN" style:language-complex="hi" style:country-complex="IN" style:font-style-complex="italic"/>
    </style:style>
    <style:style style:name="T447" style:family="text">
      <style:text-properties officeooo:rsid="008afd70"/>
    </style:style>
    <style:style style:name="T448" style:family="text">
      <style:text-properties officeooo:rsid="008b275c"/>
    </style:style>
    <style:style style:name="T449" style:family="text">
      <style:text-properties officeooo:rsid="005bc67a"/>
    </style:style>
    <style:style style:name="T450" style:family="text">
      <style:text-properties officeooo:rsid="00a4b8bd"/>
    </style:style>
    <style:style style:name="T451" style:family="text">
      <style:text-properties officeooo:rsid="000fd459"/>
    </style:style>
    <style:style style:name="T452" style:family="text">
      <style:text-properties officeooo:rsid="00a5f41f"/>
    </style:style>
    <style:style style:name="T453" style:family="text">
      <style:text-properties officeooo:rsid="00216f80"/>
    </style:style>
    <style:style style:name="T454" style:family="text">
      <style:text-properties officeooo:rsid="00a72738"/>
    </style:style>
    <style:style style:name="T455" style:family="text">
      <style:text-properties officeooo:rsid="008caae3"/>
    </style:style>
    <style:style style:name="T456" style:family="text">
      <style:text-properties officeooo:rsid="00a90d2e"/>
    </style:style>
    <style:style style:name="T457" style:family="text">
      <style:text-properties officeooo:rsid="00ab3d5c"/>
    </style:style>
    <style:style style:name="T458" style:family="text">
      <style:text-properties officeooo:rsid="00638a68"/>
    </style:style>
    <style:style style:name="T459" style:family="text">
      <style:text-properties officeooo:rsid="001b05a6"/>
    </style:style>
    <style:style style:name="T460" style:family="text">
      <style:text-properties officeooo:rsid="006d7b18"/>
    </style:style>
    <style:style style:name="T461" style:family="text">
      <style:text-properties officeooo:rsid="007ac98b"/>
    </style:style>
    <style:style style:name="T462" style:family="text">
      <style:text-properties officeooo:rsid="00118aa2"/>
    </style:style>
    <style:style style:name="T463" style:family="text">
      <style:text-properties officeooo:rsid="00c5e329"/>
    </style:style>
    <style:style style:name="T464" style:family="text">
      <style:text-properties fo:color="#000080" loext:opacity="100%" style:text-underline-style="solid" style:text-underline-width="auto" style:text-underline-color="font-color"/>
    </style:style>
    <style:style style:name="T465" style:family="text">
      <style:text-properties fo:color="#00008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66" style:family="text">
      <style:text-properties fo:color="#000080" loext:opacity="100%" fo:font-style="italic" style:text-underline-style="solid" style:text-underline-width="auto" style:text-underline-color="font-color" style:font-style-asian="italic" style:font-style-complex="italic"/>
    </style:style>
    <style:style style:name="T467" style:family="text">
      <style:text-properties officeooo:rsid="011c2053"/>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method="post" form:control-implementation="ooo:com.sun.star.form.component.Form" office:target-frame="" xlink:href="https://www.facebook.com/logout.php?button_location=settings&amp;button_name=logou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28"><text:s/></text:p>
      <text:p text:style-name="P128"/>
      <text:p text:style-name="P128"/>
      <text:p text:style-name="P128">The Prosperity Plan </text:p>
      <text:p text:style-name="P127">A <text:span text:style-name="T429">Remote Worker Visa issued under a </text:span>Libertarian Framework to Increase <text:span text:style-name="T429">employment and </text:span>Real per Capita GDP <text:span text:style-name="T429">in South Africa</text:span></text:p>
      <text:p text:style-name="P124">Philip Copeman <text:span text:style-name="T238">Marc Beckenstrater</text:span></text:p>
      <text:p text:style-name="P19"/>
      <text:p text:style-name="P19"/>
      <text:p text:style-name="P19"/>
      <text:p text:style-name="P19"/>
      <text:p text:style-name="P22"><text:span text:style-name="T430">10 Sept</text:span> 2024</text:p>
      <text:p text:style-name="P22">This early draft WILL DEFINITELY CHANGE AND BE MODIFIED. It is NOT FINAL.</text:p>
      <text:p text:style-name="P66">The proposal contains too much waffle and needs to be cut down to focus on the key issues. The focus must be on economists. Release <text:span text:style-name="T419">too </text:span>early to get external comment</text:p>
      <text:p text:style-name="P19"/>
      <text:p text:style-name="P125"/>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Copyright Creative Commons Int 4.0</text:p>
      <text:p text:style-name="P126">2024 Philip Copeman and Marc Beckenstra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244"><text:a xlink:type="simple" xlink:href="#__RefHeading___Toc2796_1460025719" text:style-name="Index_20_Link" text:visited-style-name="Index_20_Link">Our goals<text:tab/>7</text:a></text:p>
          <text:p text:style-name="P244"><text:a xlink:type="simple" xlink:href="#__RefHeading___Toc4617_443463196" text:style-name="Index_20_Link" text:visited-style-name="Index_20_Link">Parties<text:tab/>7</text:a></text:p>
          <text:p text:style-name="P245"><text:a xlink:type="simple" xlink:href="#__RefHeading___Toc2780_1460025719" text:style-name="Index_20_Link" text:visited-style-name="Index_20_Link">Citizens<text:tab/>7</text:a></text:p>
          <text:p text:style-name="P245"><text:a xlink:type="simple" xlink:href="#__RefHeading___Toc2782_1460025719" text:style-name="Index_20_Link" text:visited-style-name="Index_20_Link">Workers<text:tab/>8</text:a></text:p>
          <text:p text:style-name="P245"><text:a xlink:type="simple" xlink:href="#__RefHeading___Toc5123_1265272721" text:style-name="Index_20_Link" text:visited-style-name="Index_20_Link">Governments<text:tab/>8</text:a></text:p>
          <text:p text:style-name="P245"><text:a xlink:type="simple" xlink:href="#__RefHeading___Toc4619_443463196" text:style-name="Index_20_Link" text:visited-style-name="Index_20_Link">Corporations<text:tab/>8</text:a></text:p>
          <text:p text:style-name="P245"><text:a xlink:type="simple" xlink:href="#__RefHeading___Toc4792_1265272721" text:style-name="Index_20_Link" text:visited-style-name="Index_20_Link">List of Contributors<text:tab/>8</text:a></text:p>
          <text:p text:style-name="P244"><text:a xlink:type="simple" xlink:href="#__RefHeading___Toc4788_1265272721" text:style-name="Index_20_Link" text:visited-style-name="Index_20_Link">The Proposal<text:tab/>9</text:a></text:p>
          <text:p text:style-name="P245"><text:a xlink:type="simple" xlink:href="#__RefHeading___Toc4798_1265272721" text:style-name="Index_20_Link" text:visited-style-name="Index_20_Link">Abstract<text:tab/>9</text:a></text:p>
          <text:p text:style-name="P245"><text:a xlink:type="simple" xlink:href="#__RefHeading___Toc4790_1265272721" text:style-name="Index_20_Link" text:visited-style-name="Index_20_Link">Scope<text:tab/>9</text:a></text:p>
          <text:p text:style-name="P245"><text:a xlink:type="simple" xlink:href="#__RefHeading___Toc4800_1265272721" text:style-name="Index_20_Link" text:visited-style-name="Index_20_Link">Data<text:tab/>9</text:a></text:p>
          <text:p text:style-name="P245"><text:a xlink:type="simple" xlink:href="#__RefHeading___Toc11477_2075991339" text:style-name="Index_20_Link" text:visited-style-name="Index_20_Link">Summary of Action<text:tab/>10</text:a></text:p>
          <text:p text:style-name="P246"><text:a xlink:type="simple" xlink:href="#__RefHeading___Toc24529_2896425420" text:style-name="Index_20_Link" text:visited-style-name="Index_20_Link">World Forecast<text:tab/>10</text:a></text:p>
          <text:p text:style-name="P246"><text:a xlink:type="simple" xlink:href="#__RefHeading___Toc24531_2896425420" text:style-name="Index_20_Link" text:visited-style-name="Index_20_Link">Local forecast for South Africa.<text:tab/>10</text:a></text:p>
          <text:p text:style-name="P246"><text:a xlink:type="simple" xlink:href="#__RefHeading___Toc24533_2896425420" text:style-name="Index_20_Link" text:visited-style-name="Index_20_Link">Forecast for the market for Remote workers<text:tab/>11</text:a></text:p>
          <text:p text:style-name="P245"><text:a xlink:type="simple" xlink:href="#__RefHeading___Toc5094_1265272721" text:style-name="Index_20_Link" text:visited-style-name="Index_20_Link">Original Analysis<text:tab/>11</text:a></text:p>
          <text:p text:style-name="P245"><text:a xlink:type="simple" xlink:href="#__RefHeading___Toc5096_1265272721" text:style-name="Index_20_Link" text:visited-style-name="Index_20_Link">Features of the RWV<text:tab/>12</text:a></text:p>
          <text:p text:style-name="P245"><text:a xlink:type="simple" xlink:href="#__RefHeading___Toc4802_1265272721" text:style-name="Index_20_Link" text:visited-style-name="Index_20_Link">Remote workers<text:tab/>12</text:a></text:p>
          <text:p text:style-name="P246"><text:a xlink:type="simple" xlink:href="#__RefHeading___Toc4905_2911215220" text:style-name="Index_20_Link" text:visited-style-name="Index_20_Link">Example : Singapore, HongKong, UAE<text:tab/>13</text:a></text:p>
          <text:p text:style-name="P245"><text:a xlink:type="simple" xlink:href="#__RefHeading___Toc5035_1265272721" text:style-name="Index_20_Link" text:visited-style-name="Index_20_Link">The Nay Sayers<text:tab/>14</text:a></text:p>
          <text:p text:style-name="P245"><text:a xlink:type="simple" xlink:href="#__RefHeading___Toc5084_1265272721" text:style-name="Index_20_Link" text:visited-style-name="Index_20_Link">Issuing the Visas<text:tab/>14</text:a></text:p>
          <text:p text:style-name="P245"><text:a xlink:type="simple" xlink:href="#__RefHeading___Toc5088_1265272721" text:style-name="Index_20_Link" text:visited-style-name="Index_20_Link">The RWV is Apartheid!<text:tab/>14</text:a></text:p>
          <text:p text:style-name="P245"><text:a xlink:type="simple" xlink:href="#__RefHeading___Toc15787_1180518838" text:style-name="Index_20_Link" text:visited-style-name="Index_20_Link">Historically Investment is Declining<text:tab/>15</text:a></text:p>
          <text:p text:style-name="P244"><text:a xlink:type="simple" xlink:href="#__RefHeading___Toc3778_1265272721" text:style-name="Index_20_Link" text:visited-style-name="Index_20_Link">The Prosperity Plan<text:tab/>16</text:a></text:p>
          <text:p text:style-name="P245"><text:a xlink:type="simple" xlink:href="#__RefHeading___Toc8384_3039971995" text:style-name="Index_20_Link" text:visited-style-name="Index_20_Link">The pillars<text:tab/>16</text:a></text:p>
          <text:p text:style-name="P245"><text:a xlink:type="simple" xlink:href="#__RefHeading___Toc5047_1265272721" text:style-name="Index_20_Link" text:visited-style-name="Index_20_Link">The goal<text:tab/>16</text:a></text:p>
          <text:p text:style-name="P245"><text:a xlink:type="simple" xlink:href="#__RefHeading___Toc5049_1265272721" text:style-name="Index_20_Link" text:visited-style-name="Index_20_Link">The plan<text:tab/>16</text:a></text:p>
          <text:p text:style-name="P245"><text:a xlink:type="simple" xlink:href="#__RefHeading___Toc5051_1265272721" text:style-name="Index_20_Link" text:visited-style-name="Index_20_Link">The measure<text:tab/>17</text:a></text:p>
          <text:p text:style-name="P245"><text:a xlink:type="simple" xlink:href="#__RefHeading___Toc24535_2896425420" text:style-name="Index_20_Link" text:visited-style-name="Index_20_Link">Emulation<text:tab/>17</text:a></text:p>
          <text:p text:style-name="P245"><text:a xlink:type="simple" xlink:href="#__RefHeading___Toc5053_1265272721" text:style-name="Index_20_Link" text:visited-style-name="Index_20_Link">The firewall<text:tab/>17</text:a></text:p>
          <text:p text:style-name="P244"><text:a xlink:type="simple" xlink:href="#__RefHeading___Toc3780_1265272721" text:style-name="Index_20_Link" text:visited-style-name="Index_20_Link">Principles<text:tab/>19</text:a></text:p>
          <text:p text:style-name="P245"><text:a xlink:type="simple" xlink:href="#__RefHeading___Toc5055_1265272721" text:style-name="Index_20_Link" text:visited-style-name="Index_20_Link">Emulation<text:tab/>19</text:a></text:p>
          <text:p text:style-name="P246"><text:a xlink:type="simple" xlink:href="#__RefHeading___Toc4901_2911215220" text:style-name="Index_20_Link" text:visited-style-name="Index_20_Link">Example : Israel<text:tab/>20</text:a></text:p>
          <text:p text:style-name="P245"><text:a xlink:type="simple" xlink:href="#__RefHeading___Toc2784_1460025719" text:style-name="Index_20_Link" text:visited-style-name="Index_20_Link">Macroeconomics<text:tab/>21</text:a></text:p>
          <text:p text:style-name="P245"><text:a xlink:type="simple" xlink:href="#__RefHeading___Toc2800_1460025719" text:style-name="Index_20_Link" text:visited-style-name="Index_20_Link">The four riders<text:tab/>22</text:a></text:p>
          <text:p text:style-name="P245"><text:a xlink:type="simple" xlink:href="#__RefHeading___Toc4804_1265272721" text:style-name="Index_20_Link" text:visited-style-name="Index_20_Link">Libertarianism<text:tab/>23</text:a></text:p>
          <text:p text:style-name="P246"><text:a xlink:type="simple" xlink:href="#__RefHeading___Toc5037_1265272721" text:style-name="Index_20_Link" text:visited-style-name="Index_20_Link">1. View of Government<text:tab/>23</text:a></text:p>
          <text:p text:style-name="P246"><text:a xlink:type="simple" xlink:href="#__RefHeading___Toc5039_1265272721" text:style-name="Index_20_Link" text:visited-style-name="Index_20_Link">2. Individual Freedom<text:tab/>24</text:a></text:p>
          <text:p text:style-name="P246"><text:a xlink:type="simple" xlink:href="#__RefHeading___Toc5041_1265272721" text:style-name="Index_20_Link" text:visited-style-name="Index_20_Link">3. View of Diversity and Globalization<text:tab/>24</text:a></text:p>
          <text:p text:style-name="P246"><text:a xlink:type="simple" xlink:href="#__RefHeading___Toc5043_1265272721" text:style-name="Index_20_Link" text:visited-style-name="Index_20_Link">4. View of Property<text:tab/>25</text:a></text:p>
          <text:p text:style-name="P246"><text:a xlink:type="simple" xlink:href="#__RefHeading___Toc5045_1265272721" text:style-name="Index_20_Link" text:visited-style-name="Index_20_Link">5. International Relations<text:tab/>26</text:a></text:p>
          <text:p text:style-name="P245"><text:a xlink:type="simple" xlink:href="#__RefHeading___Toc5082_1265272721" text:style-name="Index_20_Link" text:visited-style-name="Index_20_Link">Special Economic Zones<text:tab/>26</text:a></text:p>
          <text:p text:style-name="P245"><text:a xlink:type="simple" xlink:href="#__RefHeading___Toc2786_1460025719" text:style-name="Index_20_Link" text:visited-style-name="Index_20_Link">Assume a can opener<text:tab/>28</text:a></text:p>
          <text:p text:style-name="P245"><text:a xlink:type="simple" xlink:href="#__RefHeading___Toc2788_1460025719" text:style-name="Index_20_Link" text:visited-style-name="Index_20_Link">War and Stability<text:tab/>28</text:a></text:p>
          <text:p text:style-name="P246"><text:a xlink:type="simple" xlink:href="#__RefHeading___Toc4627_443463196" text:style-name="Index_20_Link" text:visited-style-name="Index_20_Link">Example : World War Two Combatants<text:tab/>29</text:a></text:p>
          <text:p text:style-name="P245"><text:a xlink:type="simple" xlink:href="#__RefHeading___Toc4629_443463196" text:style-name="Index_20_Link" text:visited-style-name="Index_20_Link">Population<text:tab/>30</text:a></text:p>
          <text:p text:style-name="P246"><text:a xlink:type="simple" xlink:href="#__RefHeading___Toc5330_3829924629" text:style-name="Index_20_Link" text:visited-style-name="Index_20_Link">GDP calculation:<text:tab/>30</text:a></text:p>
          <text:p text:style-name="P246"><text:a xlink:type="simple" xlink:href="#__RefHeading___Toc5332_3829924629" text:style-name="Index_20_Link" text:visited-style-name="Index_20_Link">Economic output and income:<text:tab/>30</text:a></text:p>
          <text:p text:style-name="P246"><text:a xlink:type="simple" xlink:href="#__RefHeading___Toc5334_3829924629" text:style-name="Index_20_Link" text:visited-style-name="Index_20_Link">Domestic consumption:<text:tab/>30</text:a></text:p>
          <text:p text:style-name="P247"><text:a xlink:type="simple" xlink:href="#__RefHeading___Toc5336_3829924629" text:style-name="Index_20_Link" text:visited-style-name="Index_20_Link">Labor force and productivity:<text:tab/>30</text:a></text:p>
          <text:p text:style-name="P246"><text:a xlink:type="simple" xlink:href="#__RefHeading___Toc5338_3829924629" text:style-name="Index_20_Link" text:visited-style-name="Index_20_Link"><text:soft-page-break/>Market size and economies of scale:<text:tab/>31</text:a></text:p>
          <text:p text:style-name="P246"><text:a xlink:type="simple" xlink:href="#__RefHeading___Toc4796_2911215220" text:style-name="Index_20_Link" text:visited-style-name="Index_20_Link">Infrastructure and resource demands:<text:tab/>31</text:a></text:p>
          <text:p text:style-name="P246"><text:a xlink:type="simple" xlink:href="#__RefHeading___Toc5342_3829924629" text:style-name="Index_20_Link" text:visited-style-name="Index_20_Link">Per Capita GDP<text:tab/>31</text:a></text:p>
          <text:p text:style-name="P246"><text:a xlink:type="simple" xlink:href="#__RefHeading___Toc4869_2911215220" text:style-name="Index_20_Link" text:visited-style-name="Index_20_Link">The South African Case<text:tab/>31</text:a></text:p>
          <text:p text:style-name="P245"><text:a xlink:type="simple" xlink:href="#__RefHeading___Toc4631_443463196" text:style-name="Index_20_Link" text:visited-style-name="Index_20_Link">GDP<text:tab/>32</text:a></text:p>
          <text:p text:style-name="P246"><text:a xlink:type="simple" xlink:href="#__RefHeading___Toc4633_443463196" text:style-name="Index_20_Link" text:visited-style-name="Index_20_Link">Effect of an immigrant<text:tab/>32</text:a></text:p>
          <text:p text:style-name="P246"><text:a xlink:type="simple" xlink:href="#__RefHeading___Toc4637_443463196" text:style-name="Index_20_Link" text:visited-style-name="Index_20_Link">Example of GDP success : California<text:tab/>33</text:a></text:p>
          <text:p text:style-name="P246"><text:a xlink:type="simple" xlink:href="#__RefHeading___Toc4635_443463196" text:style-name="Index_20_Link" text:visited-style-name="Index_20_Link">Example : GDP Boost of a high income Settler<text:tab/>35</text:a></text:p>
          <text:p text:style-name="P245"><text:a xlink:type="simple" xlink:href="#__RefHeading___Toc2823_1460025719" text:style-name="Index_20_Link" text:visited-style-name="Index_20_Link">Real GDP per capita<text:tab/>36</text:a></text:p>
          <text:p text:style-name="P245"><text:a xlink:type="simple" xlink:href="#__RefHeading___Toc4803_2911215220" text:style-name="Index_20_Link" text:visited-style-name="Index_20_Link">Human Prosperity Index<text:tab/>37</text:a></text:p>
          <text:p text:style-name="P245"><text:a xlink:type="simple" xlink:href="#__RefHeading___Toc4639_443463196" text:style-name="Index_20_Link" text:visited-style-name="Index_20_Link">Wealth<text:tab/>38</text:a></text:p>
          <text:p text:style-name="P245"><text:a xlink:type="simple" xlink:href="#__RefHeading___Toc8347_3039971995" text:style-name="Index_20_Link" text:visited-style-name="Index_20_Link">Human Capitalism<text:tab/>40</text:a></text:p>
          <text:p text:style-name="P245"><text:a xlink:type="simple" xlink:href="#__RefHeading___Toc4907_2911215220" text:style-name="Index_20_Link" text:visited-style-name="Index_20_Link">Forecasting Unemployment<text:tab/>41</text:a></text:p>
          <text:p text:style-name="P245"><text:a xlink:type="simple" xlink:href="#__RefHeading___Toc5059_1265272721" text:style-name="Index_20_Link" text:visited-style-name="Index_20_Link">Okun’s Law<text:tab/>42</text:a></text:p>
          <text:p text:style-name="P245"><text:a xlink:type="simple" xlink:href="#__RefHeading___Toc8537_2565575773" text:style-name="Index_20_Link" text:visited-style-name="Index_20_Link">The Ricardo-Barro Effective<text:tab/>43</text:a></text:p>
          <text:p text:style-name="P245"><text:a xlink:type="simple" xlink:href="#__RefHeading___Toc5057_1265272721" text:style-name="Index_20_Link" text:visited-style-name="Index_20_Link">Homemarket effect<text:tab/>44</text:a></text:p>
          <text:p text:style-name="P245"><text:a xlink:type="simple" xlink:href="#__RefHeading___Toc4871_2911215220" text:style-name="Index_20_Link" text:visited-style-name="Index_20_Link">Example : South Africa has no home market effective<text:tab/>45</text:a></text:p>
          <text:p text:style-name="P245"><text:a xlink:type="simple" xlink:href="#__RefHeading___Toc4798_2911215220" text:style-name="Index_20_Link" text:visited-style-name="Index_20_Link">Example : San Fransciso<text:tab/>46</text:a></text:p>
          <text:p text:style-name="P245"><text:a xlink:type="simple" xlink:href="#__RefHeading___Toc2790_14600257191" text:style-name="Index_20_Link" text:visited-style-name="Index_20_Link">Economic Zones have failed in South Africa<text:tab/>46</text:a></text:p>
          <text:p text:style-name="P245"><text:a xlink:type="simple" xlink:href="#__RefHeading___Toc2825_1460025719" text:style-name="Index_20_Link" text:visited-style-name="Index_20_Link">Why the Remote Workers Visa will succeed<text:tab/>47</text:a></text:p>
          <text:p text:style-name="P246"><text:a xlink:type="simple" xlink:href="#__RefHeading___Toc4909_2911215220" text:style-name="Index_20_Link" text:visited-style-name="Index_20_Link">Example : Hong Kong, Singapore, UAE<text:tab/>48</text:a></text:p>
          <text:p text:style-name="P245"><text:a xlink:type="simple" xlink:href="#__RefHeading___Toc4881_2911215220" text:style-name="Index_20_Link" text:visited-style-name="Index_20_Link">Inequality<text:tab/>49</text:a></text:p>
          <text:p text:style-name="P245"><text:a xlink:type="simple" xlink:href="#__RefHeading___Toc4883_2911215220" text:style-name="Index_20_Link" text:visited-style-name="Index_20_Link">Investment<text:tab/>50</text:a></text:p>
          <text:p text:style-name="P245"><text:a xlink:type="simple" xlink:href="#__RefHeading___Toc4911_2911215220" text:style-name="Index_20_Link" text:visited-style-name="Index_20_Link">Taxes<text:tab/>51</text:a></text:p>
          <text:p text:style-name="P244"><text:a xlink:type="simple" xlink:href="#__RefHeading___Toc2802_1460025719" text:style-name="Index_20_Link" text:visited-style-name="Index_20_Link">The Model<text:tab/>52</text:a></text:p>
          <text:p text:style-name="P245"><text:a xlink:type="simple" xlink:href="#__RefHeading___Toc2827_1460025719" text:style-name="Index_20_Link" text:visited-style-name="Index_20_Link">Theoretical Model<text:tab/>52</text:a></text:p>
          <text:p text:style-name="P246"><text:a xlink:type="simple" xlink:href="#__RefHeading___Toc4641_443463196" text:style-name="Index_20_Link" text:visited-style-name="Index_20_Link">Linear Model<text:tab/>52</text:a></text:p>
          <text:p text:style-name="P246"><text:a xlink:type="simple" xlink:href="#__RefHeading___Toc4643_443463196" text:style-name="Index_20_Link" text:visited-style-name="Index_20_Link">Population<text:tab/>52</text:a></text:p>
          <text:p text:style-name="P246"><text:a xlink:type="simple" xlink:href="#__RefHeading___Toc4885_2911215220" text:style-name="Index_20_Link" text:visited-style-name="Index_20_Link">GDP<text:tab/>53</text:a></text:p>
          <text:p text:style-name="P246"><text:a xlink:type="simple" xlink:href="#__RefHeading___Toc4887_2911215220" text:style-name="Index_20_Link" text:visited-style-name="Index_20_Link">Inflation<text:tab/>53</text:a></text:p>
          <text:p text:style-name="P246"><text:a xlink:type="simple" xlink:href="#__RefHeading___Toc4889_2911215220" text:style-name="Index_20_Link" text:visited-style-name="Index_20_Link">Per Capita GDP<text:tab/>53</text:a></text:p>
          <text:p text:style-name="P246"><text:a xlink:type="simple" xlink:href="#__RefHeading___Toc4891_2911215220" text:style-name="Index_20_Link" text:visited-style-name="Index_20_Link">Unemployment<text:tab/>54</text:a></text:p>
          <text:p text:style-name="P246"><text:a xlink:type="simple" xlink:href="#__RefHeading___Toc4893_2911215220" text:style-name="Index_20_Link" text:visited-style-name="Index_20_Link">Inequality<text:tab/>54</text:a></text:p>
          <text:p text:style-name="P246"><text:a xlink:type="simple" xlink:href="#__RefHeading___Toc24513_2896425420" text:style-name="Index_20_Link" text:visited-style-name="Index_20_Link">Capital Output Ratio<text:tab/>54</text:a></text:p>
          <text:p text:style-name="P245"><text:a xlink:type="simple" xlink:href="#__RefHeading___Toc2829_1460025719" text:style-name="Index_20_Link" text:visited-style-name="Index_20_Link">South African Model<text:tab/>55</text:a></text:p>
          <text:p text:style-name="P246"><text:a xlink:type="simple" xlink:href="#__RefHeading___Toc24537_2896425420" text:style-name="Index_20_Link" text:visited-style-name="Index_20_Link">Population Forecast:<text:tab/>55</text:a></text:p>
          <text:p text:style-name="P246"><text:a xlink:type="simple" xlink:href="#__RefHeading___Toc24539_2896425420" text:style-name="Index_20_Link" text:visited-style-name="Index_20_Link">GDP Per Capita Forecast:<text:tab/>55</text:a></text:p>
          <text:p text:style-name="P246"><text:a xlink:type="simple" xlink:href="#__RefHeading___Toc24541_2896425420" text:style-name="Index_20_Link" text:visited-style-name="Index_20_Link">GDP Forecast:<text:tab/>55</text:a></text:p>
          <text:p text:style-name="P246"><text:a xlink:type="simple" xlink:href="#__RefHeading___Toc24543_2896425420" text:style-name="Index_20_Link" text:visited-style-name="Index_20_Link">Economic Growth Forecast:<text:tab/>55</text:a></text:p>
          <text:p text:style-name="P245"><text:a xlink:type="simple" xlink:href="#__RefHeading___Toc2831_1460025719" text:style-name="Index_20_Link" text:visited-style-name="Index_20_Link">CEZ Consolidated model<text:tab/>57</text:a></text:p>
          <text:p text:style-name="P246"><text:a xlink:type="simple" xlink:href="#__RefHeading___Toc24545_2896425420" text:style-name="Index_20_Link" text:visited-style-name="Index_20_Link">Population Forecast:<text:tab/>57</text:a></text:p>
          <text:p text:style-name="P246"><text:a xlink:type="simple" xlink:href="#__RefHeading___Toc24547_2896425420" text:style-name="Index_20_Link" text:visited-style-name="Index_20_Link">GDP Per Capita Forecast:<text:tab/>57</text:a></text:p>
          <text:p text:style-name="P246"><text:a xlink:type="simple" xlink:href="#__RefHeading___Toc24549_2896425420" text:style-name="Index_20_Link" text:visited-style-name="Index_20_Link">GDP Forecast:<text:tab/>57</text:a></text:p>
          <text:p text:style-name="P246"><text:a xlink:type="simple" xlink:href="#__RefHeading___Toc24551_2896425420" text:style-name="Index_20_Link" text:visited-style-name="Index_20_Link">Unemployment Forecast:<text:tab/>57</text:a></text:p>
          <text:p text:style-name="P244"><text:a xlink:type="simple" xlink:href="#__RefHeading___Toc5061_1265272721" text:style-name="Index_20_Link" text:visited-style-name="Index_20_Link">Elements of the Cape Economic Zone<text:tab/>59</text:a></text:p>
          <text:p text:style-name="P245"><text:a xlink:type="simple" xlink:href="#__RefHeading___Toc5063_1265272721" text:style-name="Index_20_Link" text:visited-style-name="Index_20_Link">Cheap Electricity<text:tab/>59</text:a></text:p>
          <text:p text:style-name="P245"><text:a xlink:type="simple" xlink:href="#__RefHeading___Toc5065_1265272721" text:style-name="Index_20_Link" text:visited-style-name="Index_20_Link">Server Farms<text:tab/>59</text:a></text:p>
          <text:p text:style-name="P245"><text:a xlink:type="simple" xlink:href="#__RefHeading___Toc5067_1265272721" text:style-name="Index_20_Link" text:visited-style-name="Index_20_Link">Fast Internet<text:tab/>59</text:a></text:p>
          <text:p text:style-name="P245"><text:a xlink:type="simple" xlink:href="#__RefHeading___Toc5069_1265272721" text:style-name="Index_20_Link" text:visited-style-name="Index_20_Link">Land Ownership<text:tab/>59</text:a></text:p>
          <text:p text:style-name="P245"><text:a xlink:type="simple" xlink:href="#__RefHeading___Toc5071_1265272721" text:style-name="Index_20_Link" text:visited-style-name="Index_20_Link">Subsidised Travel<text:tab/>59</text:a></text:p>
          <text:p text:style-name="P245"><text:a xlink:type="simple" xlink:href="#__RefHeading___Toc5073_1265272721" text:style-name="Index_20_Link" text:visited-style-name="Index_20_Link">Tax policy<text:tab/>59</text:a></text:p>
          <text:p text:style-name="P244"><text:a xlink:type="simple" xlink:href="#__RefHeading___Toc5442_1460025719" text:style-name="Index_20_Link" text:visited-style-name="Index_20_Link">The Workers Guide<text:tab/>59</text:a></text:p>
          <text:p text:style-name="P244"><text:a xlink:type="simple" xlink:href="#__RefHeading___Toc5444_1460025719" text:style-name="Index_20_Link" text:visited-style-name="Index_20_Link"><text:soft-page-break/>Objections<text:tab/>60</text:a></text:p>
          <text:p text:style-name="P245"><text:a xlink:type="simple" xlink:href="#__RefHeading___Toc4930_2911215220" text:style-name="Index_20_Link" text:visited-style-name="Index_20_Link">We’re doing fine<text:tab/>60</text:a></text:p>
          <text:p text:style-name="P245"><text:a xlink:type="simple" xlink:href="#__RefHeading___Toc4932_2911215220" text:style-name="Index_20_Link" text:visited-style-name="Index_20_Link">Not made here<text:tab/>60</text:a></text:p>
          <text:p text:style-name="P245"><text:a xlink:type="simple" xlink:href="#__RefHeading___Toc4934_2911215220" text:style-name="Index_20_Link" text:visited-style-name="Index_20_Link">You are taking the horses<text:tab/>60</text:a></text:p>
          <text:p text:style-name="P245"><text:a xlink:type="simple" xlink:href="#__RefHeading___Toc4936_2911215220" text:style-name="Index_20_Link" text:visited-style-name="Index_20_Link">The CEZ is anti poor<text:tab/>61</text:a></text:p>
          <text:p text:style-name="P245"><text:a xlink:type="simple" xlink:href="#__RefHeading___Toc4938_2911215220" text:style-name="Index_20_Link" text:visited-style-name="Index_20_Link">You are stealing the means of production<text:tab/>61</text:a></text:p>
          <text:p text:style-name="P246"><text:a xlink:type="simple" xlink:href="#__RefHeading___Toc15789_1180518838" text:style-name="Index_20_Link" text:visited-style-name="Index_20_Link">What is Slavery<text:tab/>62</text:a></text:p>
          <text:p text:style-name="P246"><text:a xlink:type="simple" xlink:href="#__RefHeading___Toc15791_1180518838" text:style-name="Index_20_Link" text:visited-style-name="Index_20_Link">What is socialism?<text:tab/>62</text:a></text:p>
          <text:p text:style-name="P245"><text:a xlink:type="simple" xlink:href="#__RefHeading___Toc8806_2590578995" text:style-name="Index_20_Link" text:visited-style-name="Index_20_Link">The Status Quo won’t work<text:tab/>62</text:a></text:p>
          <text:p text:style-name="P245"><text:a xlink:type="simple" xlink:href="#__RefHeading___Toc15793_1180518838" text:style-name="Index_20_Link" text:visited-style-name="Index_20_Link">What are South Africans good at?<text:tab/>63</text:a></text:p>
          <text:p text:style-name="P245"><text:a xlink:type="simple" xlink:href="#__RefHeading___Toc15795_1180518838" text:style-name="Index_20_Link" text:visited-style-name="Index_20_Link">You are not digging any toilets<text:tab/>63</text:a></text:p>
          <text:p text:style-name="P245"><text:a xlink:type="simple" xlink:href="#__RefHeading___Toc4942_2911215220" text:style-name="Index_20_Link" text:visited-style-name="Index_20_Link">They will steal our Land<text:tab/>63</text:a></text:p>
          <text:p text:style-name="P245"><text:a xlink:type="simple" xlink:href="#__RefHeading___Toc4944_2911215220" text:style-name="Index_20_Link" text:visited-style-name="Index_20_Link">Who’s side are you on?<text:tab/>64</text:a></text:p>
          <text:p text:style-name="P245"><text:a xlink:type="simple" xlink:href="#__RefHeading___Toc4946_2911215220" text:style-name="Index_20_Link" text:visited-style-name="Index_20_Link">We should be building our own industries<text:tab/>64</text:a></text:p>
          <text:p text:style-name="P245"><text:a xlink:type="simple" xlink:href="#__RefHeading___Toc15797_1180518838" text:style-name="Index_20_Link" text:visited-style-name="Index_20_Link">Why don’t we just look after the poor?<text:tab/>64</text:a></text:p>
          <text:p text:style-name="P244"><text:a xlink:type="simple" xlink:href="#__RefHeading___Toc4948_2911215220" text:style-name="Index_20_Link" text:visited-style-name="Index_20_Link">Best Practice Socialism.<text:tab/>65</text:a></text:p>
          <text:p text:style-name="P245"><text:a xlink:type="simple" xlink:href="#__RefHeading___Toc2854_1460025719" text:style-name="Index_20_Link" text:visited-style-name="Index_20_Link">We are all socialists.<text:tab/>65</text:a></text:p>
          <text:p text:style-name="P245"><text:a xlink:type="simple" xlink:href="#__RefHeading___Toc2856_1460025719" text:style-name="Index_20_Link" text:visited-style-name="Index_20_Link">The Socialist Case of South Africa<text:tab/>66</text:a></text:p>
          <text:p text:style-name="P245"><text:a xlink:type="simple" xlink:href="#__RefHeading___Toc2858_1460025719" text:style-name="Index_20_Link" text:visited-style-name="Index_20_Link">Best Practice<text:tab/>67</text:a></text:p>
          <text:p text:style-name="P246"><text:a xlink:type="simple" xlink:href="#__RefHeading___Toc2833_1460025719" text:style-name="Index_20_Link" text:visited-style-name="Index_20_Link">Recognise Globalism and Technology<text:tab/>67</text:a></text:p>
          <text:p text:style-name="P246"><text:a xlink:type="simple" xlink:href="#__RefHeading___Toc2835_1460025719" text:style-name="Index_20_Link" text:visited-style-name="Index_20_Link">Debt Ceiling<text:tab/>67</text:a></text:p>
          <text:p text:style-name="P246"><text:a xlink:type="simple" xlink:href="#__RefHeading___Toc2837_1460025719" text:style-name="Index_20_Link" text:visited-style-name="Index_20_Link">Universal Income Grant<text:tab/>67</text:a></text:p>
          <text:p text:style-name="P246"><text:a xlink:type="simple" xlink:href="#__RefHeading___Toc2839_1460025719" text:style-name="Index_20_Link" text:visited-style-name="Index_20_Link">Conservation of Land<text:tab/>68</text:a></text:p>
          <text:p text:style-name="P246"><text:a xlink:type="simple" xlink:href="#__RefHeading___Toc2841_1460025719" text:style-name="Index_20_Link" text:visited-style-name="Index_20_Link">National Specialisation<text:tab/>68</text:a></text:p>
          <text:p text:style-name="P246"><text:a xlink:type="simple" xlink:href="#__RefHeading___Toc2843_1460025719" text:style-name="Index_20_Link" text:visited-style-name="Index_20_Link">Reduce Number of Provinces<text:tab/>69</text:a></text:p>
          <text:p text:style-name="P246"><text:a xlink:type="simple" xlink:href="#__RefHeading___Toc2845_1460025719" text:style-name="Index_20_Link" text:visited-style-name="Index_20_Link">A Merit System<text:tab/>69</text:a></text:p>
          <text:p text:style-name="P246"><text:a xlink:type="simple" xlink:href="#__RefHeading___Toc4895_2911215220" text:style-name="Index_20_Link" text:visited-style-name="Index_20_Link">Use Input Output Analysis<text:tab/>70</text:a></text:p>
          <text:p text:style-name="P246"><text:a xlink:type="simple" xlink:href="#__RefHeading___Toc4950_2911215220" text:style-name="Index_20_Link" text:visited-style-name="Index_20_Link">We are still capitalists<text:tab/>70</text:a></text:p>
          <text:p text:style-name="P246"><text:a xlink:type="simple" xlink:href="#__RefHeading___Toc2847_1460025719" text:style-name="Index_20_Link" text:visited-style-name="Index_20_Link">Conclusion<text:tab/>70</text:a></text:p>
          <text:p text:style-name="P244"><text:a xlink:type="simple" xlink:href="#__RefHeading___Toc5077_1265272721" text:style-name="Index_20_Link" text:visited-style-name="Index_20_Link">Suggested Reading<text:tab/>71</text:a></text:p>
          <text:p text:style-name="P245"><text:a xlink:type="simple" xlink:href="#__RefHeading___Toc8349_3039971995" text:style-name="Index_20_Link" text:visited-style-name="Index_20_Link">Data Sources<text:tab/>75</text:a></text:p>
          <text:p text:style-name="P244"><text:a xlink:type="simple" xlink:href="#__RefHeading___Toc4897_2911215220" text:style-name="Index_20_Link" text:visited-style-name="Index_20_Link">Appendix 1 : Blog<text:tab/>77</text:a></text:p>
          <text:p text:style-name="P245"><text:a xlink:type="simple" xlink:href="#__RefHeading___Toc8351_3039971995" text:style-name="Index_20_Link" text:visited-style-name="Index_20_Link">Contributors To Do<text:tab/>77</text:a></text:p>
          <text:p text:style-name="P245"><text:a xlink:type="simple" xlink:href="#__RefHeading___Toc8353_3039971995" text:style-name="Index_20_Link" text:visited-style-name="Index_20_Link">Press<text:tab/>77</text:a></text:p>
          <text:p text:style-name="P244"><text:a xlink:type="simple" xlink:href="#__RefHeading___Toc9436_2862455952" text:style-name="Index_20_Link" text:visited-style-name="Index_20_Link">Inclusive Economic Growth in South Africa<text:tab/>78</text:a></text:p>
          <text:p text:style-name="P244"><text:a xlink:type="simple" xlink:href="#__RefHeading__4168_2080300140" text:style-name="Index_20_Link" text:visited-style-name="Index_20_Link">Introduction<text:tab/>80</text:a></text:p>
          <text:p text:style-name="P245"><text:a xlink:type="simple" xlink:href="#__RefHeading__2384_2117885251" text:style-name="Index_20_Link" text:visited-style-name="Index_20_Link">Abstract<text:tab/>80</text:a></text:p>
          <text:p text:style-name="P245"><text:a xlink:type="simple" xlink:href="#__RefHeading___Toc3957_2862455952" text:style-name="Index_20_Link" text:visited-style-name="Index_20_Link">Supportive Statements<text:tab/>81</text:a></text:p>
          <text:p text:style-name="P245"><text:a xlink:type="simple" xlink:href="#__RefHeading__2386_2117885251" text:style-name="Index_20_Link" text:visited-style-name="Index_20_Link">Who Benefits?<text:tab/>81</text:a></text:p>
          <text:p text:style-name="P245"><text:a xlink:type="simple" xlink:href="#__RefHeading__2388_2117885251" text:style-name="Index_20_Link" text:visited-style-name="Index_20_Link">Why The Western Cape<text:tab/>81</text:a></text:p>
          <text:p text:style-name="P244"><text:a xlink:type="simple" xlink:href="#__RefHeading__4170_2080300140" text:style-name="Index_20_Link" text:visited-style-name="Index_20_Link">The Unemployment Problem<text:tab/>82</text:a></text:p>
          <text:p text:style-name="P245"><text:a xlink:type="simple" xlink:href="#__RefHeading__2390_2117885251" text:style-name="Index_20_Link" text:visited-style-name="Index_20_Link">40% Unemployment<text:tab/>82</text:a></text:p>
          <text:p text:style-name="P245"><text:a xlink:type="simple" xlink:href="#__RefHeading__2392_2117885251" text:style-name="Index_20_Link" text:visited-style-name="Index_20_Link">Population and Unemployment<text:tab/>83</text:a></text:p>
          <text:p text:style-name="P245"><text:a xlink:type="simple" xlink:href="#__RefHeading__2394_2117885251" text:style-name="Index_20_Link" text:visited-style-name="Index_20_Link">Can Government Create Jobs?<text:tab/>84</text:a></text:p>
          <text:p text:style-name="P245"><text:a xlink:type="simple" xlink:href="#__RefHeading__4332_2080300140" text:style-name="Index_20_Link" text:visited-style-name="Index_20_Link">Inequality<text:tab/>85</text:a></text:p>
          <text:p text:style-name="P245"><text:a xlink:type="simple" xlink:href="#__RefHeading___Toc9122_2862455952" text:style-name="Index_20_Link" text:visited-style-name="Index_20_Link">Taxes<text:tab/>85</text:a></text:p>
          <text:p text:style-name="P244"><text:a xlink:type="simple" xlink:href="#__RefHeading__2412_2117885251" text:style-name="Index_20_Link" text:visited-style-name="Index_20_Link">The Prosperity Plan<text:tab/>86</text:a></text:p>
          <text:p text:style-name="P245"><text:a xlink:type="simple" xlink:href="#__RefHeading__2414_2117885251" text:style-name="Index_20_Link" text:visited-style-name="Index_20_Link">The Plan<text:tab/>86</text:a></text:p>
          <text:p text:style-name="P245"><text:a xlink:type="simple" xlink:href="#__RefHeading__2416_2117885251" text:style-name="Index_20_Link" text:visited-style-name="Index_20_Link">The Measure<text:tab/>87</text:a></text:p>
          <text:p text:style-name="P245"><text:a xlink:type="simple" xlink:href="#__RefHeading___Toc24535_28964254201" text:style-name="Index_20_Link" text:visited-style-name="Index_20_Link">Emulation<text:tab/>87</text:a></text:p>
          <text:p text:style-name="P246"><text:a xlink:type="simple" xlink:href="#__RefHeading__2418_2117885251" text:style-name="Index_20_Link" text:visited-style-name="Index_20_Link">Example Israel:<text:tab/>87</text:a></text:p>
          <text:p text:style-name="P246"><text:a xlink:type="simple" xlink:href="#__RefHeading___Toc19026_2862455952" text:style-name="Index_20_Link" text:visited-style-name="Index_20_Link">Examples: Singapore, Hong Kong, UAE, Ireland<text:tab/>88</text:a></text:p>
          <text:p text:style-name="P245"><text:a xlink:type="simple" xlink:href="#__RefHeading___Toc5053_12652727211" text:style-name="Index_20_Link" text:visited-style-name="Index_20_Link"><text:soft-page-break/>The Firewall<text:tab/>89</text:a></text:p>
          <text:p text:style-name="P244"><text:a xlink:type="simple" xlink:href="#__RefHeading__4302_2080300140" text:style-name="Index_20_Link" text:visited-style-name="Index_20_Link">Features of the RWV<text:tab/>90</text:a></text:p>
          <text:p text:style-name="P245"><text:a xlink:type="simple" xlink:href="#__RefHeading___Toc9375_2862455952" text:style-name="Index_20_Link" text:visited-style-name="Index_20_Link">Remote Workers<text:tab/>90</text:a></text:p>
          <text:p text:style-name="P244"><text:a xlink:type="simple" xlink:href="#__RefHeading__2332_1450256362" text:style-name="Index_20_Link" text:visited-style-name="Index_20_Link">Objections<text:tab/>92</text:a></text:p>
          <text:p text:style-name="P245"><text:a xlink:type="simple" xlink:href="#__RefHeading__4311_2080300140" text:style-name="Index_20_Link" text:visited-style-name="Index_20_Link">The Status Quo won’t work<text:tab/>92</text:a></text:p>
          <text:p text:style-name="P245"><text:a xlink:type="simple" xlink:href="#__RefHeading___Toc15793_11805188381" text:style-name="Index_20_Link" text:visited-style-name="Index_20_Link">South Africa is a service economy<text:tab/>92</text:a></text:p>
          <text:p text:style-name="P245"><text:a xlink:type="simple" xlink:href="#__RefHeading___Toc15787_11805188381" text:style-name="Index_20_Link" text:visited-style-name="Index_20_Link">Investment is Declining<text:tab/>93</text:a></text:p>
          <text:p text:style-name="P244"><text:a xlink:type="simple" xlink:href="#__RefHeading__2422_2117885251" text:style-name="Index_20_Link" text:visited-style-name="Index_20_Link">Principles<text:tab/>93</text:a></text:p>
          <text:p text:style-name="P245"><text:a xlink:type="simple" xlink:href="#__RefHeading__2424_2117885251" text:style-name="Index_20_Link" text:visited-style-name="Index_20_Link">Libertarianism<text:tab/>93</text:a></text:p>
          <text:p text:style-name="P245"><text:a xlink:type="simple" xlink:href="#__RefHeading__2334_1450256362" text:style-name="Index_20_Link" text:visited-style-name="Index_20_Link">Assume a can opener<text:tab/>95</text:a></text:p>
          <text:p text:style-name="P245"><text:a xlink:type="simple" xlink:href="#__RefHeading___Toc4633_4434631961" text:style-name="Index_20_Link" text:visited-style-name="Index_20_Link">Effect of an immigrant<text:tab/>95</text:a></text:p>
          <text:p text:style-name="P245"><text:a xlink:type="simple" xlink:href="#__RefHeading__2426_2117885251" text:style-name="Index_20_Link" text:visited-style-name="Index_20_Link">Okun’s Law<text:tab/>96</text:a></text:p>
          <text:p text:style-name="P245"><text:a xlink:type="simple" xlink:href="#__RefHeading__2428_2117885251" text:style-name="Index_20_Link" text:visited-style-name="Index_20_Link">Example: Western Cape<text:tab/>96</text:a></text:p>
          <text:p text:style-name="P245"><text:a xlink:type="simple" xlink:href="#__RefHeading___Toc4741_1979897323" text:style-name="Index_20_Link" text:visited-style-name="Index_20_Link">The Ricardo-Barro Effective<text:tab/>97</text:a></text:p>
          <text:p text:style-name="P245"><text:a xlink:type="simple" xlink:href="#__RefHeading__2430_2117885251" text:style-name="Index_20_Link" text:visited-style-name="Index_20_Link">Home Market Effect<text:tab/>97</text:a></text:p>
          <text:p text:style-name="P246"><text:a xlink:type="simple" xlink:href="#__RefHeading__2432_2117885251" text:style-name="Index_20_Link" text:visited-style-name="Index_20_Link">Example: South Africa<text:tab/>97</text:a></text:p>
          <text:p text:style-name="P246"><text:a xlink:type="simple" xlink:href="#__RefHeading__2434_2117885251" text:style-name="Index_20_Link" text:visited-style-name="Index_20_Link">Example: California<text:tab/>98</text:a></text:p>
          <text:p text:style-name="P244"><text:a xlink:type="simple" xlink:href="#__RefHeading___Toc2802_14600257191" text:style-name="Index_20_Link" text:visited-style-name="Index_20_Link">The Model<text:tab/>99</text:a></text:p>
          <text:p text:style-name="P245"><text:a xlink:type="simple" xlink:href="#__RefHeading__4204_2080300140" text:style-name="Index_20_Link" text:visited-style-name="Index_20_Link">Macroeconomics<text:tab/>99</text:a></text:p>
          <text:p text:style-name="P245"><text:a xlink:type="simple" xlink:href="#__RefHeading__4300_2080300140" text:style-name="Index_20_Link" text:visited-style-name="Index_20_Link">Data<text:tab/>99</text:a></text:p>
          <text:p text:style-name="P245"><text:a xlink:type="simple" xlink:href="#__RefHeading__4206_2080300140" text:style-name="Index_20_Link" text:visited-style-name="Index_20_Link">Forecast<text:tab/>99</text:a></text:p>
          <text:p text:style-name="P245"><text:a xlink:type="simple" xlink:href="#__RefHeading__2436_2117885251" text:style-name="Index_20_Link" text:visited-style-name="Index_20_Link">Population and Status Quo Forecasts<text:tab/>100</text:a></text:p>
          <text:p text:style-name="P245"><text:a xlink:type="simple" xlink:href="#__RefHeading__4440_1450256362" text:style-name="Index_20_Link" text:visited-style-name="Index_20_Link">Western Cape Data<text:tab/>103</text:a></text:p>
          <text:p text:style-name="P245"><text:a xlink:type="simple" xlink:href="#__RefHeading__4343_2080300140" text:style-name="Index_20_Link" text:visited-style-name="Index_20_Link">Evaluation of Results<text:tab/>105</text:a></text:p>
          <text:p text:style-name="P244"><text:a xlink:type="simple" xlink:href="#__RefHeading___Toc11479_2075991339" text:style-name="Index_20_Link" text:visited-style-name="Index_20_Link">prosperityplancalculations6<text:tab/>106</text:a></text:p>
          <text:p text:style-name="P245"><text:a xlink:type="simple" xlink:href="#__RefHeading__4343_2080300140%20Copy%201" text:style-name="Index_20_Link" text:visited-style-name="Index_20_Link">Conclusion<text:tab/>110</text:a></text:p>
          <text:p text:style-name="P244"><text:a xlink:type="simple" xlink:href="#__RefHeading___Toc9154_2862455952" text:style-name="Index_20_Link" text:visited-style-name="Index_20_Link">References<text:tab/>111</text:a></text:p>
        </text:index-body>
      </text:table-of-content>
      <text:h text:style-name="P149" text:outline-level="1"/>
      <text:h text:style-name="P148" text:outline-level="1"><text:bookmark-start text:name="__RefHeading___Toc2796_1460025719"/>Our goals<text:bookmark-end text:name="__RefHeading___Toc2796_1460025719"/></text:h>
      <text:p text:style-name="P234"/>
      <text:p text:style-name="P234">Our tag : #prosperityplan <text:span text:style-name="T467">#libertarian #panafrica</text:span></text:p>
      <text:p text:style-name="P248">Our web site : <text:a xlink:type="simple" xlink:href="https://www.turbocash.net/a/pages/prosperityplan" text:style-name="Internet_20_link" text:visited-style-name="Visited_20_Internet_20_Link">https://www.turbocash.net/a/pages/prosperityplan</text:a></text:p>
      <text:p text:style-name="P147">Our Word: Prosperity</text:p>
      <text:p text:style-name="P147">Our Vision: To Build <text:s/>a prosperous world</text:p>
      <text:p text:style-name="P147">Our Mission: To build <text:span text:style-name="T408">the theory of the Prosperity Plan and build </text:span>a Cape Economic Zone that is an emp<text:span text:style-name="T301">i</text:span>rical example of the <text:span text:style-name="T301">Prosperity Plan </text:span></text:p>
      <text:p text:style-name="P216"><text:span text:style-name="T412">T</text:span>he <text:span text:style-name="T412">common </text:span>slogan is that South Africa faces the triple challenges of poverty, unemployment and inequality. You hear this so often you start to believe it is true. <text:span text:style-name="T412">However t</text:span>hese <text:span text:style-name="T412">challenges </text:span>are simply symptoms of the demon South Africa really faces – low <text:span text:style-name="T331">economic </text:span>growth. <text:s/><text:span text:style-name="T401">Low growth <text:s/>brings declining per capita gdp, brings unemployment, brings poverty, brings inequality. Fix unemployment and the other problems fix themselves. </text:span></text:p>
      <text:p text:style-name="P215">The Prosperity Plan flies in the face of the common slogan by suggestin<text:span text:style-name="T408">g</text:span> that we import inequality and thereby boost GDP per capita, which boosts <text:span text:style-name="T401">employment and </text:span>taxation. This <text:span text:style-name="T330">al</text:span>leviates poverty in the short run and will reduce inequality in the long run.</text:p>
      <text:h text:style-name="P132" text:outline-level="1"><text:bookmark-start text:name="__RefHeading___Toc4617_443463196"/>Parties <text:bookmark-end text:name="__RefHeading___Toc4617_443463196"/></text:h>
      <text:p text:style-name="P131">The Prosperity Plan is a partnership, represented <text:span text:style-name="T292">publicly </text:span>by Philip Copeman and Marc Beckenstater. </text:p>
      <text:p text:style-name="P131">The following parties should be interested in our activities:</text:p>
      <text:p text:style-name="P163"><text:span text:style-name="T240">Citizens</text:span> of the host countries that want to <text:span text:style-name="T429">improve per capita gdp. </text:span>creat<text:span text:style-name="T301">e</text:span> a Special Economic Zone<text:span text:style-name="T407">s</text:span>.</text:p>
      <text:p text:style-name="P163"><text:span text:style-name="T247">Workers</text:span> who wish too <text:span text:style-name="T421">rake uo the RWV</text:span></text:p>
      <text:p text:style-name="P131"><text:span text:style-name="T240">Governments</text:span> and <text:span text:style-name="T421">p</text:span>olitical <text:span text:style-name="T421">p</text:span>arties that are interested in exploring <text:span text:style-name="T265">l</text:span>ibertarian ideas to promote economic <text:s/>prosperity.</text:p>
      <text:p text:style-name="P131"><text:span text:style-name="T240">Corporations</text:span> that employ <text:span text:style-name="T283">or wish to employ </text:span>remote workers</text:p>
      <text:h text:style-name="Heading_20_2" text:outline-level="2"><text:bookmark-start text:name="__RefHeading___Toc2780_1460025719"/>Citizens<text:bookmark-end text:name="__RefHeading___Toc2780_1460025719"/></text:h>
      <text:p text:style-name="P164"><text:span text:style-name="T240">Citizens </text:span><text:span text:style-name="T267">are democrats that live in mixed economies. If your economy is mixed then you feel the pressure from nationalists, capitalists, socialists, marxists. Libe</text:span><text:span text:style-name="T272">r</text:span><text:span text:style-name="T267">taria</text:span><text:span text:style-name="T275">n thinking</text:span><text:span text:style-name="T267"> offers an opportunity to build prosperity. You would like to help by becoming a host country. <text:s/></text:span></text:p>
      <text:p text:style-name="P183"><text:span text:style-name="T267">T</text:span><text:span text:style-name="T266">his will take mountains of pressure, citizens of mixed economies are always deeply suspicious that outsiders will get one up on them. </text:span><text:span text:style-name="T275">This predjudice is so great that they will even dismiss ideas that are good for them too. </text:span><text:span text:style-name="T266">You can contribute to the Prosp</text:span><text:span text:style-name="T275">e</text:span><text:span text:style-name="T266">rity Plan by reading it and making sure that you understa</text:span><text:span text:style-name="T273">n</text:span><text:span text:style-name="T266">d that the Prosperity Plan is better for everyone.</text:span></text:p>
      <text:h text:style-name="Heading_20_2" text:outline-level="2"><text:bookmark-start text:name="__RefHeading___Toc2782_1460025719"/><text:soft-page-break/><text:span text:style-name="T412">Worker</text:span>s<text:bookmark-end text:name="__RefHeading___Toc2782_1460025719"/></text:h>
      <text:p text:style-name="P180"><text:span text:style-name="T247">Worker</text:span><text:span text:style-name="T244">s </text:span><text:span text:style-name="T270">are the people that are going to “emigrate” to the economic zone. The</text:span><text:span text:style-name="T274">y</text:span><text:span text:style-name="T270"> are young, rich and mobile and able to work remotely. As a host country we need to offer them a </text:span><text:span text:style-name="T275">RMV</text:span><text:span text:style-name="T270"> that is attractive to them, certainly more attractive tha</text:span><text:span text:style-name="T274">n</text:span><text:span text:style-name="T270"> the host country </text:span><text:span text:style-name="T275">where they </text:span><text:span text:style-name="T270"><text:s/>currently </text:span><text:span text:style-name="T275">reside</text:span><text:span text:style-name="T270">. </text:span></text:p>
      <text:p text:style-name="P165"><text:span text:style-name="T421">Tongue in cheek we use the terms “</text:span><text:span text:style-name="T412">s</text:span>ettlers” <text:span text:style-name="T412">or “slaves” to describe the workers. </text:span><text:s/>South Africa has a long <text:span text:style-name="T412">economic </text:span><text:s/>history <text:span text:style-name="T412">of importing slaves and </text:span><text:s/><text:span text:style-name="T412">s</text:span>ettlers. <text:s/></text:p>
      <text:h text:style-name="Heading_20_2" text:outline-level="2"><text:bookmark-start text:name="__RefHeading___Toc5123_1265272721"/><text:span text:style-name="T240">Governments</text:span> <text:bookmark-end text:name="__RefHeading___Toc5123_1265272721"/></text:h>
      <text:p text:style-name="Text_20_body"><text:span text:style-name="T242">Governments</text:span><text:span text:style-name="T265"> </text:span>and <text:span text:style-name="T421">p</text:span>olitical <text:span text:style-name="T421">p</text:span>arties that are interested in exploring <text:span text:style-name="T303">l</text:span>ibertarian ideas to promote economic prosperity. <text:span text:style-name="T265">Those with developing economies have the most to gain. By developing economies we mean those with a per Capita GDP of of less tha</text:span><text:span text:style-name="T413">n</text:span><text:span text:style-name="T265"> Ten Thousand US Dollars. Adopting the Properity Plan can offer increases of more than 5%!</text:span></text:p>
      <text:p text:style-name="P145">We show by macroeconomic analysis, <text:s/>case studies and data science that libertarian principles can build fiscal revenues. </text:p>
      <text:h text:style-name="P179" text:outline-level="2"><text:bookmark-start text:name="__RefHeading___Toc4619_443463196"/>Corporations<text:bookmark-end text:name="__RefHeading___Toc4619_443463196"/></text:h>
      <text:p text:style-name="Text_20_body"><text:span text:style-name="T243">Corporations</text:span><text:span text:style-name="T264"> that employ remote workers. </text:span><text:span text:style-name="T303">You should find that </text:span><text:span text:style-name="T413">The </text:span><text:span text:style-name="T303">Cape, with its strong representation of English and advanced digital intelligence and infrastrucure is an ideal location f</text:span><text:span text:style-name="T412">o</text:span><text:span text:style-name="T303">r you to </text:span><text:span text:style-name="T422">recruit</text:span><text:span text:style-name="T303"> remote workers. </text:span></text:p>
      <text:p text:style-name="P183">The <text:span text:style-name="T422">RMV</text:span> that we are proposing will have a particularly light tax regime.</text:p>
      <text:h text:style-name="Heading_20_2" text:outline-level="2"><text:bookmark-start text:name="__RefHeading___Toc4792_1265272721"/><text:span text:style-name="T420">L</text:span>ist of Contributors<text:bookmark-end text:name="__RefHeading___Toc4792_1265272721"/></text:h>
      <text:p text:style-name="Text_20_body"/>
      <text:p text:style-name="P19">Philip Copeman, Concept, Economic Audit, Text origination, References links, image creation </text:p>
      <text:p text:style-name="P19">Marc Beckenstrater Concept, Data science audit.</text:p>
      <text:h text:style-name="Heading_20_1" text:outline-level="1"><text:span text:style-name="Strong_20_Emphasis"/></text:h>
      <text:h text:style-name="P117" text:outline-level="1"><text:span text:style-name="Strong_20_Emphasis"><text:span text:style-name="T26"/></text:span></text:h>
      <text:h text:style-name="Heading_20_3" text:outline-level="3"><text:bookmark-start text:name="__RefHeading___Toc24533_2896425420"/><text:span text:style-name="Strong_20_Emphasis">Forecast for the <text:s/>market for Remote workers</text:span><text:bookmark-end text:name="__RefHeading___Toc24533_2896425420"/></text:h>
      <text:p text:style-name="P177"><text:span text:style-name="Strong_20_Emphasis"><text:span text:style-name="T26"><text:tab/><text:tab/><text:tab/><text:tab/>2024 2025 2026 2027 2028</text:span></text:span></text:p>
      <text:p text:style-name="P177"><text:span text:style-name="Strong_20_Emphasis"><text:span text:style-name="T26">World GDP <text:tab/><text:tab/><text:tab/> <text:s/>3.1 <text:s/><text:tab/>3.2 <text:s text:c="3"/></text:span></text:span><text:span text:style-name="Strong_20_Emphasis"><text:span text:style-name="T115">3.3 <text:s text:c="3"/>3.3<text:tab/> <text:s text:c="2"/>3.3</text:span></text:span></text:p>
      <text:p text:style-name="P177"><text:span text:style-name="Strong_20_Emphasis"><text:span text:style-name="T26">South African GDP<text:tab/><text:tab/> </text:span></text:span><text:span text:style-name="Strong_20_Emphasis"><text:span text:style-name="T45"><text:s/></text:span></text:span><text:span text:style-name="Strong_20_Emphasis"><text:span text:style-name="T116">1.3<text:tab/>1.6 <text:s text:c="3"/>1.8</text:span></text:span><text:span text:style-name="Strong_20_Emphasis"><text:span text:style-name="T26"> <text:s text:c="2"/></text:span></text:span><text:span text:style-name="Strong_20_Emphasis"><text:span text:style-name="T117"><text:s/></text:span></text:span><text:span text:style-name="Strong_20_Emphasis"><text:span text:style-name="T118">1.8 <text:s text:c="2"/>1.8 </text:span></text:span></text:p>
      <text:p text:style-name="P178"><text:span text:style-name="Strong_20_Emphasis"><text:span text:style-name="T119">R</text:span></text:span><text:span text:style-name="Strong_20_Emphasis"><text:span text:style-name="T118">emote workers.<text:tab/><text:tab/></text:span></text:span><text:span text:style-name="Strong_20_Emphasis"><text:span text:style-name="T119">15.0</text:span></text:span><text:span text:style-name="Strong_20_Emphasis"><text:span text:style-name="T118"> <text:s text:c="2"/></text:span></text:span><text:span text:style-name="Strong_20_Emphasis"><text:span text:style-name="T119">15.0 <text:s/>15.0 15.0<text:tab/>15.0</text:span></text:span><text:span text:style-name="Strong_20_Emphasis"><text:span text:style-name="T118"><text:tab/></text:span></text:span></text:p>
      <text:p text:style-name="P177"><text:span text:style-name="Strong_20_Emphasis"><text:span text:style-name="T26">IMF</text:span></text:span></text:p>
      <text:p text:style-name="P177"><text:span text:style-name="Strong_20_Emphasis"><text:span text:style-name="T116">SA Treasury</text:span></text:span></text:p>
      <text:p text:style-name="P177"><text:span text:style-name="Strong_20_Emphasis"><text:span text:style-name="T118">Our Estimate</text:span></text:span></text:p>
      <text:p text:style-name="P178"><text:span text:style-name="Strong_20_Emphasis"><text:span text:style-name="T46">Take this sentence from techjury.net :</text:span></text:span></text:p>
      <text:p text:style-name="P182"><text:span text:style-name="Strong_20_Emphasis"><text:span text:style-name="T47">The global freelance market was estimated at </text:span></text:span><text:span text:style-name="Strong_20_Emphasis"><text:span text:style-name="T49">$4.43 billion </text:span></text:span><text:span text:style-name="Strong_20_Emphasis"><text:span text:style-name="T47">in 2022 and is expected to reach </text:span></text:span><text:span text:style-name="Strong_20_Emphasis"><text:span text:style-name="T49">$12.01 billion </text:span></text:span><text:span text:style-name="Strong_20_Emphasis"><text:span text:style-name="T47">by 2028. </text:span></text:span><text:span text:style-name="Strong_20_Emphasis"><text:span text:style-name="T48">(#35stunningstats)</text:span></text:span></text:p>
      <text:p text:style-name="P178"><text:span text:style-name="Strong_20_Emphasis"><text:span text:style-name="T46">Calculate the growth rate on this expansion and it is of the order of 18% per year , It is an understatement of what will happen. Tech workers that settle will themselves increase their own incomes as their skills grow. There is no doubt that they will be a major boon to the host country.</text:span></text:span></text:p>
      <text:p text:style-name="Text_20_body"><text:span text:style-name="Strong_20_Emphasis"><text:span text:style-name="T269">Notwithstanding that the Country data comes from really trusted sources and the remote worker data comes from questionable surveys, the differ</text:span></text:span><text:span text:style-name="Strong_20_Emphasis"><text:span text:style-name="T271">e</text:span></text:span><text:span text:style-name="Strong_20_Emphasis"><text:span text:style-name="T269">nce is so vast that we can radically discoun</text:span></text:span><text:span text:style-name="Strong_20_Emphasis"><text:span text:style-name="T271">t</text:span></text:span><text:span text:style-name="Strong_20_Emphasis"><text:span text:style-name="T269"> the gro</text:span></text:span><text:span text:style-name="Strong_20_Emphasis"><text:span text:style-name="T271">w</text:span></text:span><text:span text:style-name="Strong_20_Emphasis"><text:span text:style-name="T269">th of the remote workers and the benefit is still obvious. </text:span></text:span><text:span text:style-name="Strong_20_Emphasis"><text:span text:style-name="T266">We can feed this data into our model without fear that it will lead to wi</text:span></text:span><text:span text:style-name="Strong_20_Emphasis"><text:span text:style-name="T271">l</text:span></text:span><text:span text:style-name="Strong_20_Emphasis"><text:span text:style-name="T266">dly misca</text:span></text:span><text:span text:style-name="Strong_20_Emphasis"><text:span text:style-name="T271">l</text:span></text:span><text:span text:style-name="Strong_20_Emphasis"><text:span text:style-name="T266">culated fo</text:span></text:span><text:span text:style-name="Strong_20_Emphasis"><text:span text:style-name="T269">r</text:span></text:span><text:span text:style-name="Strong_20_Emphasis"><text:span text:style-name="T266">ecast or make substantially different forecasts when we say that the incom</text:span></text:span><text:span text:style-name="Strong_20_Emphasis"><text:span text:style-name="T268">e</text:span></text:span><text:span text:style-name="Strong_20_Emphasis"><text:span text:style-name="T266"> of resettled remote workers will grow at </text:span></text:span><text:span text:style-name="Strong_20_Emphasis"><text:span text:style-name="T269">15</text:span></text:span><text:span text:style-name="Strong_20_Emphasis"><text:span text:style-name="T266">% over the next five years.</text:span></text:span></text:p>
      <text:h text:style-name="P269" text:outline-level="2"/>
      <text:p text:style-name="P83"/>
      <text:h text:style-name="P150" text:outline-level="3"><text:bookmark-start text:name="__RefHeading___Toc5037_1265272721"/>1. View of Government<text:bookmark-end text:name="__RefHeading___Toc5037_1265272721"/></text:h>
      <text:p text:style-name="P156"/>
      <text:p text:style-name="P151"><text:s text:c="2"/><text:span text:style-name="T240"><text:s/>Libertarians</text:span> advocate for limited government intervention in both economic and social affairs. They prioritize individual liberty and believe that the role of the state should be minimized to protect personal freedoms, property rights, and voluntary exchanges. Libertarians often support a free-market economy with minimal regulations and oppose government involvement in personal matters such as drug use, marriage, and speech. <text:span text:style-name="T239">O</text:span><text:span text:style-name="T16">ppose government regulation, taxation, and social welfare programs, favoring a small, limited government focused on protecting life, liberty, and property.</text:span></text:p>
      <text:p text:style-name="P151"><text:s/><text:span text:style-name="T240"><text:s/>Nationalis</text:span><text:span text:style-name="T241">ts</text:span><text:span text:style-name="T240"> </text:span>emphasizes the interests, culture, and sovereignty of a nation-state. While nationalists may vary in their views on the size and scope of government, they generally advocate for a strong state that prioritizes the well-being and security of the nation. Nationalists may support government intervention in the economy, trade protectionism, and restrictions on immigration to preserve the cultural identity and economic interests of the nation.</text:p>
      <text:p text:style-name="P81"><text:soft-page-break/><text:s/><text:span text:style-name="T240">Capitalis</text:span><text:span text:style-name="T241">ts </text:span><text:span text:style-name="T239">propose</text:span> an economic system characterized by private ownership of the means of production and the pursuit of profit. While capitalism does not prescribe a specific role for government, it generally operates within a framework of laws and regulations that protect property rights, enforce contracts, and maintain competition. Capitalist economies can vary in the extent of government intervention, ranging from laissez-faire capitalism with minimal regulation to mixed economies with significant government involvement in certain sectors.</text:p>
      <text:p text:style-name="P81"/>
      <text:p text:style-name="P81"><text:s text:c="2"/><text:span text:style-name="T240">Socialists </text:span>believe in a more active role for government in regulating the economy and redistributing wealth. They argue for public ownership of the means of production, such as factories, land, and resources, with the goal of achieving economic equality and social justice. Socialists often advocate for government programs to provide healthcare, education, and social services.</text:p>
      <text:p text:style-name="P81"/>
      <text:p text:style-name="P81"><text:span text:style-name="T240"><text:s/>Marxis</text:span><text:span text:style-name="T241">ts</text:span>, call for a strong, centralized government to oversee the transition from capitalism to socialism and eventually communism. Marxists believe that the state should control the means of production, distribution, and exchange to achieve social and economic equality.</text:p>
      <text:p text:style-name="P81"/>
      <text:p text:style-name="P81"/>
      <text:p text:style-name="P83"/>
      <text:h text:style-name="P150" text:outline-level="3"><text:bookmark-start text:name="__RefHeading___Toc5039_1265272721"/>2. Individual <text:span text:style-name="T239">Freedom</text:span><text:bookmark-end text:name="__RefHeading___Toc5039_1265272721"/></text:h>
      <text:p text:style-name="P83"/>
      <text:p text:style-name="P83"><text:s text:c="3"/><text:span text:style-name="T240">Libertarians</text:span> prioritize individual rights and autonomy, emphasizing personal freedom, and voluntary association. They believe that individuals should be free to pursue their own interests and lifestyles as long as they do not infringe upon the rights of others. Libertarians oppose government infringement on civil liberties, such as surveillance, censorship, and restrictions on free speech.</text:p>
      <text:p text:style-name="P83"/>
      <text:p text:style-name="P83"><text:s text:c="3"/><text:span text:style-name="T240">Nationalis</text:span><text:span text:style-name="T241">ts</text:span><text:span text:style-name="T239"> </text:span>value individual rights within the context of the nation-state, they often prioritize the collective interests of the nation over individual freedoms. Nationalists may support policies that limit individual rights in the name of national security, cultural preservation, or social cohesion. This can include restrictions on freedom of speech, assembly, and dissent, especially if perceived as a threat to national unity or identity.</text:p>
      <text:p text:style-name="P83"/>
      <text:p text:style-name="P81"><text:s text:c="2"/><text:span text:style-name="T240">Capitalis</text:span><text:span text:style-name="T241">ts</text:span><text:span text:style-name="T239"> propose </text:span>a range of economic systems where the means of production, distribution, and exchange are privately owned and operated for profit. Capitalist economies rely on market mechanisms such as supply and demand to determine prices and allocate resources. While capitalism emphasizes individual initiative and free enterprise, government intervention may be necessary to address market failures, protect consumers, and ensure fair competition.</text:p>
      <text:p text:style-name="P81"/>
      <text:p text:style-name="P81"><text:s text:c="2"/><text:span text:style-name="T241">S</text:span><text:span text:style-name="T240">ocialists</text:span> value freedom, <text:span text:style-name="T239">but</text:span> emphasize collective or social freedom over individual autonomy. Socialists argue that true freedom requires economic equality and the elimination of class distinctions. They may support government intervention to ensure equal opportunities and protect the rights of marginalized groups.</text:p>
      <text:p text:style-name="P81"/>
      <text:p text:style-name="P81"><text:s text:c="2"/><text:span text:style-name="T240">Marxis</text:span><text:span text:style-name="T241">ts</text:span> emphasizescollective liberation and the abolition of class distinctions. While Marxists argue that their ideology ultimately leads to greater freedom for the masses, they often prioritize the <text:soft-page-break/>interests of the collective over individual liberties, especially during the transition period to socialism.</text:p>
      <text:p text:style-name="P81"/>
      <text:p text:style-name="P81"/>
      <text:p text:style-name="P83"/>
      <text:p text:style-name="P83"/>
      <text:h text:style-name="P150" text:outline-level="3"><text:bookmark-start text:name="__RefHeading___Toc5041_1265272721"/>3. View of Diversity and Globalization<text:bookmark-end text:name="__RefHeading___Toc5041_1265272721"/></text:h>
      <text:p text:style-name="P83"/>
      <text:p text:style-name="P83"><text:s text:c="3"/><text:span text:style-name="T240">Libertarians</text:span> embrace diversity and globalization, viewing them as natural consequences of free markets and individual freedom. They support open borders, free trade, and cultural exchange, believing that these promote economic prosperity and personal liberty. Libertarians argue that government restrictions on migration and trade hinder economic growth and limit individual opportunities. <text:s/>Has a more cosmopolitan and globalist outlook.</text:p>
      <text:p text:style-name="P83"/>
      <text:p text:style-name="P83"><text:s text:c="3"/><text:span text:style-name="T240">Nationalists</text:span> may be wary of diversity and globalization, perceiving them as threats to national identity, sovereignty, and economic interests. Nationalists may advocate for immigration restrictions, protectionist trade policies, and cultural preservation measures to safeguard the nation's interests and identity. They may view globalization as eroding national sovereignty and undermining traditional values.</text:p>
      <text:p text:style-name="P83"/>
      <text:p text:style-name="P81"><text:span text:style-name="T239"><text:s text:c="2"/></text:span><text:span text:style-name="T241">C</text:span><text:span text:style-name="T240">apitalis</text:span><text:span text:style-name="T241">ts</text:span><text:span text:style-name="T239"> </text:span>promote individual initiative and economic freedom, its primary focus is on the efficient allocation of resources and the creation of wealth. Capitalist societies prioritize economic growth, consumer choice, and competition as means to improve living standards and raise overall prosperity. While capitalism can enhance individual liberty by providing economic opportunities, it may also lead to inequalities of wealth and power that challenge the realization of full individual autonomy.</text:p>
      <text:p text:style-name="P81"/>
      <text:p text:style-name="P81"><text:s text:c="2"/><text:span text:style-name="T240">Socialists </text:span>advocate for collective ownership and democratic control of the means of production. They argue that this arrangement can eliminate exploitation and ensure that resources are used for the benefit of society as a whole rather than for private profit. Socialists often support centralized planning or worker cooperatives as alternatives to capitalist markets.</text:p>
      <text:p text:style-name="P81"/>
      <text:p text:style-name="P81"><text:s text:c="2"/><text:span text:style-name="T240">Marxis</text:span><text:span text:style-name="T241">ts</text:span> advocate for a classless society where the means of production are collectively owned and controlled by the workers. Marxists criticize capitalism for exploiting the working class and perpetuating inequality, advocating for a planned economy where goods and services are distributed according to need rather than profit.</text:p>
      <text:p text:style-name="P81"/>
      <text:p text:style-name="P81"/>
      <text:h text:style-name="P150" text:outline-level="3"><text:bookmark-start text:name="__RefHeading___Toc5043_1265272721"/>4. View of Property<text:bookmark-end text:name="__RefHeading___Toc5043_1265272721"/></text:h>
      <text:p text:style-name="P92"/>
      <text:p text:style-name="P80"><text:s text:c="2"/><text:span text:style-name="T240">Libertarians </text:span>strongly defend private property rights as essential for individual freedom and economic prosperity. They argue that individuals have the right to own and control their property without interference from the government or other individuals.</text:p>
      <text:p text:style-name="P80"/>
      <text:p text:style-name="P155"><text:soft-page-break/><text:span text:style-name="T16"><text:s text:c="3"/></text:span><text:span text:style-name="T3">Nationalists</text:span><text:span text:style-name="T17"> a</text:span><text:span text:style-name="T16">dvocate for the interests and sovereignty of a particular nation-state over those of other nations or a global community. </text:span>Often promotes a sense of national pride, unity, and cultural identity. May advocate for protectionist economic policies and restricted immigration. Ha<text:span text:style-name="T239">ve</text:span> a more inward-looking and isolationist perspective </text:p>
      <text:p text:style-name="P155"/>
      <text:p text:style-name="P155"><text:s text:c="2"/><text:span text:style-name="T241">Capitalists</text:span><text:span text:style-name="T239"> propose </text:span><text:s/>forms of capitalism that concentrate economic power in the hands of a few large corporations, which libertarians would object to as a violation of free markets. <text:s/>Some forms of capitalism allow for some government regulations, public services, and social safety nets, which libertarians tend to oppose. </text:p>
      <text:p text:style-name="P80"/>
      <text:p text:style-name="P81"><text:s text:c="2"/><text:span text:style-name="T240">Socialists</text:span> challenge the institution of private property, particularly in the means of production. They argue that private ownership of capital leads to exploitation and inequality. Socialists advocate for the collective ownership of productive resources to ensure that wealth is distributed more equitably among all members of society.</text:p>
      <text:p text:style-name="P80"/>
      <text:p text:style-name="P81"><text:s text:c="3"/></text:p>
      <text:p text:style-name="P81"><text:s text:c="2"/><text:span text:style-name="T240">Marxis</text:span><text:span text:style-name="T241">ts</text:span><text:span text:style-name="T239"> </text:span>challenge the concept of private property, distinguishing between personal property (e.g., homes, personal belongings) and the means of production (e.g., factories, land, resources), which Marxists believe should be collectively owned and managed by the working class.</text:p>
      <text:p text:style-name="P83"/>
      <text:h text:style-name="P150" text:outline-level="3"><text:bookmark-start text:name="__RefHeading___Toc5045_1265272721"/><text:span text:style-name="T239">5</text:span>. International Relations<text:bookmark-end text:name="__RefHeading___Toc5045_1265272721"/></text:h>
      <text:p text:style-name="P83"/>
      <text:p text:style-name="P83"><text:s text:c="3"/><text:span text:style-name="T240">Libertarians</text:span> advocate for a non-interventionist foreign policy that prioritizes diplomacy, trade, and peaceful cooperation with other nations. They oppose military intervention, nation-building, and foreign aid, arguing that these actions violate national sovereignty and often lead to unintended consequences. <text:span text:style-name="T239">S</text:span>upports open borders and free movement of people, goods, and capital.</text:p>
      <text:p text:style-name="P83"/>
      <text:p text:style-name="P83"/>
      <text:p text:style-name="P83"><text:s text:c="3"/><text:span text:style-name="T240">Nationalists</text:span> may adopt a more assertive foreign policy that prioritizes the interests and security of the nation, even if they conflict with global interests. They may support military intervention to protect national interests, assert dominance in regional affairs, or promote the spread of national values abroad. Nationalists may be skeptical of international alliances and organizations that they perceive as undermining national sovereignty.</text:p>
      <text:p text:style-name="P83"/>
      <text:p text:style-name="P81"><text:s text:c="2"/><text:span text:style-name="T240">Capitalis</text:span><text:span text:style-name="T241">ts</text:span> <text:span text:style-name="T239">are</text:span> characterized by private ownership of the means of production and the pursuit of profit. While capitalism does not prescribe a specific role for government, it generally operates within a framework of laws and regulations that protect property rights, enforce contracts, and maintain competition. Capitalist economies can vary in the extent of government intervention, ranging from laissez-faire capitalism with minimal regulation to mixed economies with significant government involvement in certain sectors.</text:p>
      <text:p text:style-name="P81"/>
      <text:p text:style-name="P80"><text:s text:c="2"/><text:span text:style-name="T240">Socialists</text:span> challenge the institution of private property, particularly in the means of production. They argue that private ownership of capital leads to exploitation and inequality. Socialists advocate for the collective ownership of productive resources to ensure that wealth is distributed more equitably among all members of society.</text:p>
      <text:p text:style-name="P80"/>
      <text:p text:style-name="P155"><text:soft-page-break/><text:span text:style-name="T16"><text:s text:c="2"/></text:span><text:span text:style-name="T3">Marxists</text:span><text:span text:style-name="T17"> view </text:span><text:span text:style-name="T16">capitalism as an exploitative system that must be abolished. </text:span>Rooted in the ideas of Karl Marx, with a focus on class struggle and overthrowing capitalism. </text:p>
      <text:p text:style-name="P81"/>
      <text:h text:style-name="P152" text:outline-level="2"><text:bookmark-start text:name="__RefHeading___Toc5082_1265272721"/>Special Economic Zones<text:bookmark-end text:name="__RefHeading___Toc5082_1265272721"/></text:h>
      <text:p text:style-name="P85"/>
      <text:p text:style-name="P85"/>
      <text:p text:style-name="P85">Special Economic Zones (SEZs) are designated geographical areas within a country that are subject to unique economic regulations and incentives aimed at promoting investment, trade, and economic development. Governments establish SEZs for several reasons:</text:p>
      <text:p text:style-name="P85"/>
      <text:p text:style-name="P85"><text:span text:style-name="T240">1. Attracting Foreign Direct Investment (FDI):</text:span> SEZs offer favorable conditions and incentives to attract foreign investors, such as tax breaks, customs duty exemptions, and streamlined regulations. By creating a business-friendly environment, governments aim to encourage multinational corporations to establish operations within the SEZ, bringing in capital, technology, and employment opportunities.</text:p>
      <text:p text:style-name="P85"/>
      <text:p text:style-name="P85"><text:span text:style-name="T240">2. Export Promotion:</text:span> SEZs often focus on export-oriented industries, providing infrastructure and support services tailored to meet the needs of exporters. Governments may offer incentives such as duty-free imports of raw materials and intermediate goods, simplified customs procedures, and access to international markets to encourage businesses to produce goods and services for export within the SEZ.</text:p>
      <text:p text:style-name="P85"/>
      <text:p text:style-name="P85"><text:span text:style-name="T240">3. Job Creation and Economic Growth:</text:span> SEZs stimulate economic activity and create employment opportunities by attracting investment and fostering industrial development. By concentrating resources and infrastructure in designated areas, SEZs can promote the growth of specific industries and generate employment for local communities.</text:p>
      <text:p text:style-name="P85"/>
      <text:p text:style-name="P85"><text:span text:style-name="T240">4. Technology Transfer and Innovation:</text:span> SEZs facilitate technology transfer and innovation by providing a conducive environment for research and development (R&amp;D) activities, collaboration between academia and industry, and the adoption of advanced technologies. Governments may offer incentives to encourage companies to invest in R&amp;D within the SEZ, leading to the creation of new technologies and products.</text:p>
      <text:p text:style-name="P85"/>
      <text:p text:style-name="P85"><text:span text:style-name="T240">5. Regional Development:</text:span> SEZs can contribute to the development of less economically developed regions by attracting investment, infrastructure development, and job creation. Governments may establish SEZs in remote or underdeveloped areas to stimulate economic growth, reduce regional disparities, and promote inclusive development.</text:p>
      <text:p text:style-name="P85"/>
      <text:p text:style-name="P85">Overall, Special Economic Zones serve as instruments for governments to attract investment, promote export-oriented industries, create jobs, stimulate innovation, and foster economic development in specific geographical areas. They offer a targeted approach to economic policy, providing tailored incentives and infrastructure to support the growth of key industries and attract domestic and foreign investment.</text:p>
      <text:p text:style-name="P29"/>
      <text:h text:style-name="Heading_20_2" text:outline-level="2"><text:soft-page-break/></text:h>
      <text:h text:style-name="P270" text:outline-level="2"/>
      <text:h text:style-name="Heading_20_2" text:outline-level="2"><text:bookmark-start text:name="__RefHeading___Toc2788_1460025719"/>War and Stability<text:bookmark-end text:name="__RefHeading___Toc2788_1460025719"/></text:h>
      <text:p text:style-name="Text_20_body">For anyone tempted to use military means or coercive force to create <text:span text:style-name="T289">p</text:span>rosperity, history has repeatedly demonstrated that war and economic instability are antithetical to investment and GDP growth. Lasting economic development and progress hinge on an environment of peace, stability, and adherence to the rule of law. War represents a diversion of valuable resources away from productive economic activities and towards destructive ends. The human and financial costs of armed conflict are staggering, diverting funds that could have been invested in education, infrastructure, research and development, or other growth-driving initiatives. Furthermore, war breeds an atmosphere of uncertainty that deters both domestic and foreign investment, as investors seek more stable environments to deploy their capital safely and profitably.</text:p>
      <text:p text:style-name="Text_20_body"/>
      <text:p text:style-name="Text_20_body">The erosion of human capital through casualties and displaced populations, the degradation of institutional capacities, and the psychological toll on societies reverberate through economic performance long after the last shots are fired. Restoring investor confidence in war-torn regions is a gradual process hindered by continued insecurity.</text:p>
      <text:p text:style-name="Text_20_body"/>
      <text:p text:style-name="Text_20_body">Even in the absence of outright warfare, the threat of conflicts or the persistence of economic instability serves as a significant deterrent to investment and growth. Unpredictable policy environments, weak enforcement of contracts, corruption, and macroeconomic volatility elevate risks and uncertainty, dissuading business activities that drive job creation, innovation, and expansion of productive capacity. Stable economic frameworks, transparent regulations, and reliable institutions are prerequisites for attracting the capital inflows that foster sustainable economic development.</text:p>
      <text:p text:style-name="Text_20_body"/>
      <text:p text:style-name="Text_20_body">Conversely, regions that cultivate durable peace and economic stability tend to benefit from a virtual cycle of growth and prosperity. The assurance of security incentivizes businesses to take on greater risk and make longer-term investments in productive capacity, human capital, and technological advancement. A stable economy inspires confidence in consumers and investors alike, stimulating consumption and investment, the twin engines of GDP growth. Furthermore, prosperous societies enjoy the resources to reinforce the foundations of their stability through investments in education, infrastructure, and effective governance.</text:p>
      <text:p text:style-name="Text_20_body"/>
      <text:p text:style-name="Text_20_body">While conflicts and instability may offer perceived short-term gains for those who initiate them, the long-term economic consequences are overwhelmingly destructive. Lasting prosperity is cultivated through the hard work of establishing an environment defined by the rule of law, economic freedom, protection of property rights, and unwavering commitments to peace and political stability. These bedrock conditions create the certainty that businesses and investors require to Channel their capital towards productive economic activities that elevate human welfare. For any <text:soft-page-break/>nation or region, prioritizing economic stability is among the surest paths to sustained growth, development, and a higher standard of living for all.</text:p>
      <text:h text:style-name="Heading_20_3" text:outline-level="3"><text:bookmark-start text:name="__RefHeading___Toc4627_443463196"/>Example : World War <text:span text:style-name="T312">T</text:span>wo Combatants<text:bookmark-end text:name="__RefHeading___Toc4627_443463196"/></text:h>
      <text:p text:style-name="P185">These are all famous developed economies, but there i<text:span text:style-name="T312">s</text:span> no doubt what the effect of war are – devastated GDP. Whenever the analysts min turn to using force, thi<text:span text:style-name="T321">s</text:span> chart is a good reference to shelve the idea.</text:p>
      <text:p text:style-name="P185">Source : Stack Exchange History Group</text:p>
      <text:p text:style-name="P210">World War One a combatants take a knock, but once the Generals figure out how to bomb factories and civilians, <text:s/>GDP falls through the floor.</text:p>
      <text:p text:style-name="P210">There is another interesting feature of the combatants is that the growth of Germany and Japan after 1945. These are two economies that have been completely flattened, yet given a life line of capital from the Marshall plan, they are able to bounce back spectacularly. Starting from way behind in 1945, by 1970 the have over taken the UK in GDP.</text:p>
      <text:p text:style-name="P210">Germany and Japan Bounce <text:span text:style-name="T240">without natural s resources</text:span>. <text:s/>There is a take away – It is not Land, but capital and entrepreneurship that matter. </text:p>
      <text:p text:style-name="P210"/>
      <text:p text:style-name="P210"/>
      <text:h text:style-name="Heading_20_3" text:outline-level="3"><text:bookmark-start text:name="__RefHeading___Toc4637_443463196"/><text:span text:style-name="T169">E</text:span><text:span text:style-name="T137">xample of GDP success : California</text:span><text:bookmark-end text:name="__RefHeading___Toc4637_443463196"/></text:h>
      <text:p text:style-name="P40">California's economic growth and its rise to become one of the wealthiest states in the United States can be attributed largely to immigration and the development of skilled labor, despite not having significant natural resource advantages compared to other states.</text:p>
      <text:p text:style-name="P40"/>
      <text:p text:style-name="P40"/>
      <text:p text:style-name="P40"/>
      <text:p text:style-name="P40">Regarding per capita GDP, California started from a relatively low base compared to the national average in the 1960s. However, it has consistently outpaced the overall U.S. growth rate in recent decades. Here are some illustrative figures:</text:p>
      <text:p text:style-name="P40"/>
      <text:p text:style-name="P40">1. In 1963, California's per capita GDP was $3,548 (in constant 2012 dollars), while the U.S. average was $4,115, putting California about 14% below the national level.</text:p>
      <text:p text:style-name="P40"/>
      <text:p text:style-name="P40">2. By 2021, California's per capita GDP had grown to $79,405, while the U.S. average was $63,544 (in current dollars). This means California's per capita GDP was around 25% higher than the national average.</text:p>
      <text:p text:style-name="P40"/>
      <text:p text:style-name="P40"><text:soft-page-break/>3. From 1997 to 2021, California's per capita GDP grew at an average annual rate of 3.1%, outpacing the national average of 2.5%.</text:p>
      <text:p text:style-name="P40"/>
      <text:p text:style-name="P40">This remarkable growth can be attributed to several factors, including:</text:p>
      <text:p text:style-name="P40"/>
      <text:p text:style-name="P40">1. Immigration: California has been a major destination for immigrants, both from other states and internationally. This influx of skilled labor has fueled the growth of various industries, such as technology, entertainment, and agriculture.</text:p>
      <text:p text:style-name="P40"/>
      <text:p text:style-name="P40">2. Skill development: California has invested heavily in its education system, including top-tier universities like Stanford, Caltech, and UCLA. This has helped nurture a highly skilled and innovative workforce, attracting and retaining talent in high-value industries.</text:p>
      <text:p text:style-name="P40"/>
      <text:p text:style-name="P40">3. Economic diversification: While California does not have significant mineral resources, it has developed a diverse economy spanning various sectors, including technology, finance, entertainment, tourism, and agriculture.</text:p>
      <text:p text:style-name="P40"/>
      <text:p text:style-name="P40">The growth and specialization of California's three major cities exemplify this economic transformation:</text:p>
      <text:p text:style-name="P40"/>
      <text:p text:style-name="P185"><text:span text:style-name="T138">1.</text:span><text:span text:style-name="T161"> Los Angeles</text:span><text:span text:style-name="T138">: Known as the entertainment capital of the world, Los Angeles has become a global hub for the film, television, and music industries. It is also a major center for international trade, tourism, and aerospace manufacturing.</text:span></text:p>
      <text:p text:style-name="P40"/>
      <text:p text:style-name="P185"><text:span text:style-name="T138">2. </text:span><text:span text:style-name="T161">San Francisco</text:span><text:span text:style-name="T138">: The San Francisco Bay Area is a leading hub for the technology industry, with companies like Apple, Google, Facebook, and Tesla headquartered in the region. It is also a center for finance, biotechnology, and sustainable energy innovation.</text:span></text:p>
      <text:p text:style-name="P40"/>
      <text:p text:style-name="P185"><text:span text:style-name="T138">3. </text:span><text:span text:style-name="T161">San Diego</text:span><text:span text:style-name="T138">: San Diego has developed a thriving biotechnology and life sciences cluster, leveraging its strong research institutions and proximity to leading universities. It is also a major center for defense, aerospace, and tourism industries.</text:span></text:p>
      <text:p text:style-name="P40"/>
      <text:p text:style-name="P40">These cities have leveraged their unique strengths and cultivated specialized industries, attracting talent and investment from around the world. By fostering a skilled and innovative workforce through immigration and education, California has overcome its lack of natural resource advantages and emerged as a global economic powerhouse, driving the state's per capita GDP growth to surpass the national average.</text:p>
      <text:h text:style-name="P191" text:outline-level="3"><text:soft-page-break/></text:h>
      <text:h text:style-name="P192" text:outline-level="3"/>
      <text:h text:style-name="P220" text:outline-level="2"><text:bookmark-start text:name="__RefHeading___Toc8347_3039971995"/>Human Capitalism<text:bookmark-end text:name="__RefHeading___Toc8347_3039971995"/></text:h>
      <text:p text:style-name="P221">Thomas Piketty's book "Capital in the Twenty-First Century" is <text:s/>a seminal work that has significantly influenced contemporary discussions on socialism, wealth inequality, capitalism, and the role of capital in modern economies. In the book, Piketty defines capital as follows:</text:p>
      <text:p text:style-name="P221"/>
      <text:p text:style-name="P221">"Capital is defined as the sum total of non-human assets that can be owned and exchanged on some market. Capital includes all forms of real property (including residential real estate) as well as financial and professional capital (plants, infrastructure, machinery, patents, and so on) used by firms and government agencies."</text:p>
      <text:p text:style-name="P221"/>
      <text:p text:style-name="P221">Piketty's definition of capital encompasses a broad range of assets, both tangible and intangible, that can be owned, exchanged, and utilized for productive purposes. This includes physical assets like land, buildings, machinery, and infrastructure, as well as financial assets like stocks, bonds, and intellectual property rights.</text:p>
      <text:p text:style-name="P221"/>
      <text:p text:style-name="P221">Importantly Piketti does not include “human capital” in hos definition. Human capitarl woud include education work experience.</text:p>
      <text:p text:style-name="P221"/>
      <text:p text:style-name="P221">Central to Piketty's analysis is the idea that the accumulation and concentration of capital over time can lead to increasing wealth inequality, as the rate of return on capital tends to outpace the rate of economic growth. This phenomenon, which Piketty refers to as the "central contradiction of capitalism," can result in a situation where inherited wealth becomes more significant than income derived from labor, perpetuating and exacerbating economic disparities.</text:p>
      <text:p text:style-name="P221"/>
      <text:p text:style-name="P221">Furthermore, Piketty highlights the importance of institutional factors, such as taxation policies, inheritance laws, and the role of government, in shaping the distribution of wealth and income within societies. He takes the socialist case and advocates for progressive taxation on wealth and income as a means to mitigate the concentration of capital and promote greater economic equality.</text:p>
      <text:p text:style-name="P221"/>
      <text:p text:style-name="P221">The Prosperity Plan, specifically in the case of the CEZ, argues that remote workers bring with them a human capital – not all workers are paid equally. In a world where the production function is digital and workers are mobile, we are able to leverage global capital to local advantage. The Settler infact import capital – or the at least the ability to influence the output of gobal capital. All the host country has to do is give the Workers ad mild tax regime a great lifestyle.</text:p>
      <text:p text:style-name="P221"/>
      <text:p text:style-name="P221"/>
      <text:h text:style-name="P118" text:outline-level="2"><text:bookmark-start text:name="__RefHeading___Toc4907_2911215220"/><text:span text:style-name="T311">Forecasting </text:span>Unemplo<text:span text:style-name="T311">y</text:span>ment<text:bookmark-end text:name="__RefHeading___Toc4907_2911215220"/></text:h>
      <text:p text:style-name="P200">Ever since the start of macroeconomics <text:span text:style-name="T311">u</text:span>nemployment has <text:s/>been a core issue of the General theory.</text:p>
      <text:p text:style-name="P200"/>
      <text:p text:style-name="P201">In the General Theory Keynes shows that Aggregate Demand does not always lead to full empl<text:span text:style-name="T322">o</text:span>yment. <text:s/><text:span text:style-name="T322">Economists lead by Keynes were trying to dela with the high levels of unemployment.</text:span></text:p>
      <text:p text:style-name="P201"/>
      <text:p text:style-name="P212">For equilibrium we require that aggregate supply is equal to agregate demand. However if agregate supply exceeds aggregate demand employment must come down to bring down supply. (Otherwise warehouses start over flowing and food goes rotting.)</text:p>
      <text:p text:style-name="P212"/>
      <text:p text:style-name="P201">Post Keynes, Aggregate supply has best been described by <text:span text:style-name="T310">the de facto standard, </text:span>the <text:span text:style-name="T310"><text:s/></text:span>Cobb Douglas Function,<text:span text:style-name="T310"> a log linear rel</text:span>a<text:span text:style-name="T310">tionship </text:span>that has includes labor, capital and the effect of change in technology<text:span text:style-name="T310">. </text:span>The non linear nature of the Cobb Douglas function and the estimates of the effect of technology are difficult to collate and estimate.</text:p>
      <text:p text:style-name="P201"/>
      <text:p text:style-name="P212">The Cobb Douglass function has a really complex analysis. It may be a more accurate way of depicting events, but it is not going to be easy reading. <text:span text:style-name="T311">The return on capital and factors that effect fixed capital formation require the introduction of the capital markets and this ratchets up the complexity of the model. In te</text:span><text:span text:style-name="T323">r</text:span><text:span text:style-name="T311">ms pf motivating fo</text:span><text:span text:style-name="T323">r</text:span><text:span text:style-name="T311"> the CEZ, it has not been necessary to intro</text:span><text:span text:style-name="T323">du</text:span><text:span text:style-name="T311">ce capital markets. This may not hold for developing o</text:span><text:span text:style-name="T323">f </text:span><text:span text:style-name="T311">the SEZ where capital factors may dominate.</text:span></text:p>
      <text:p text:style-name="P212"/>
      <text:p text:style-name="P214">It gets no easier when you examine alternaitves like The Harod Domar Model or Solows Knife edge model. Capital formation and the production mix with labor is a complex business that can tie socialists and capitalists up for hours at the club. I is likely that the Port runs out before the issues are resolved.</text:p>
      <text:p text:style-name="P214"/>
      <text:p text:style-name="P214">Readers who want to build SEZs in their host countries will have to get to grips with these models.</text:p>
      <text:p text:style-name="P214"/>
      <text:p text:style-name="P214">In the case of the libertarian CEZ, with the import of remote workers we are spared this. We are not asking the host country (South Africa) to provide the capital. This si all doen in the offshroe markets as global companies foight woith each other fro market share. </text:p>
      <text:p text:style-name="P214"/>
      <text:p text:style-name="P201"><text:span text:style-name="T323">For the CEZ </text:span><text:span text:style-name="T310">h</text:span><text:span text:style-name="T323">e</text:span><text:span text:style-name="T310"> </text:span>problem of forecasting unemploym<text:span text:style-name="T322">e</text:span>nt <text:span text:style-name="T310">ca</text:span>n<text:span text:style-name="T310"> be simplified by fixing empl</text:span>o<text:span text:style-name="T310">yment as a linear rel</text:span>a<text:span text:style-name="T310">tionship to output. If the economy grows</text:span><text:span text:style-name="T207"> x</text:span><text:span text:style-name="T310"> percent, the demand for labor will grow </text:span><text:span text:style-name="T207">x </text:span><text:span text:style-name="T310">percent. This simple relationship works well when building a model for a high un</text:span>e<text:span text:style-name="T310">mpl</text:span>o<text:span text:style-name="T310">yment economy and i</text:span>s more than sufficient for the analysis of the CEZ.</text:p>
      <text:h text:style-name="P271" text:outline-level="2"><text:span text:style-name="T138"/></text:h>
      <text:h text:style-name="P117" text:outline-level="1"><text:bookmark-start text:name="__RefHeading___Toc2802_1460025719"/>The Model<text:bookmark-end text:name="__RefHeading___Toc2802_1460025719"/></text:h>
      <text:p text:style-name="Text_20_body"/>
      <text:h text:style-name="Heading_20_2" text:outline-level="2"><text:bookmark-start text:name="__RefHeading___Toc2827_1460025719"/>Theoretical Model<text:bookmark-end text:name="__RefHeading___Toc2827_1460025719"/></text:h>
      <text:h text:style-name="Heading_20_3" text:outline-level="3"><text:bookmark-start text:name="__RefHeading___Toc4641_443463196"/>Linear Model<text:bookmark-end text:name="__RefHeading___Toc4641_443463196"/></text:h>
      <text:p text:style-name="P187">The model is intentionally contructed as a linear model. <text:span text:style-name="T315">We forego the </text:span>advantages of non linear fitt<text:span text:style-name="T315">ing</text:span> in exchange for the ability to represent the Model as a spreadsheet and thereby bring it more into the world of accountants and less to econometricians. Much of the data like Population growth and GDP is sampled data subject to stochastic error. Most of the indexes and deflators are line<text:span text:style-name="T315">a</text:span>r operators. </text:p>
      <text:p text:style-name="P187">Fortunately the disparity between libertarian and post keyensian success rates is so large that econometric calculations can still be rounded off and the benefits easily identified.</text:p>
      <text:p text:style-name="P187">Lag effects are ignored and all linear relationships take place without lag. The brevity is worth the inaccuracy.</text:p>
      <text:p text:style-name="P203">Readers should bear in mind that it would be beyond the scope this document to built a completemacr economic model of every economy. We are building a model to COMPARE two system, namely the host country with and with the addition of a SEZ. </text:p>
      <text:p text:style-name="P203">From this general framework we add on variables that are specific to the problem of the CEZ and South Africa. Readers that are interested in building models for other countrys or other SEZs will have to build the data up themselves.</text:p>
      <text:p text:style-name="P203">In the CEZ we make assumptions, for example we assume no emigration of poulation asn do not model emigration, because it effect both out comes equally. We are more interested in comparing the Prosperity benefits of both decisions – DECLARE A SEZ OR NOT?</text:p>
      <text:p text:style-name="P187"/>
      <text:h text:style-name="Heading_20_3" text:outline-level="3"><text:bookmark-start text:name="__RefHeading___Toc4643_443463196"/>Population<text:bookmark-end text:name="__RefHeading___Toc4643_443463196"/></text:h>
      <text:p text:style-name="Text_20_body"/>
      <text:p text:style-name="P169">N <text:span text:style-name="T306">Total population </text:span><text:s/></text:p>
      <text:p text:style-name="P168">N = <text:span text:style-name="T306">Nw + Nd + </text:span>N<text:span text:style-name="T306">e</text:span> + Ni </text:p>
      <text:p text:style-name="P187">where</text:p>
      <text:p text:style-name="P187">Nw working <text:span text:style-name="T316">age</text:span></text:p>
      <text:p text:style-name="P187">Nd dependent <text:span text:style-name="T316">age</text:span></text:p>
      <text:p text:style-name="P187">Ne emigrants</text:p>
      <text:p text:style-name="P187">Ni immigrants</text:p>
      <text:p text:style-name="P187">then</text:p>
      <text:p text:style-name="P203"><text:soft-page-break/>N = Nw + Nd</text:p>
      <text:p text:style-name="P187">Nw = <text:span text:style-name="T315">Nw(-1) + </text:span>Ni <text:s/>+ Ne</text:p>
      <text:p text:style-name="P203">make the following assumptions:</text:p>
      <text:p text:style-name="P203"><text:s text:c="3"/>Ne = 0 <text:s/></text:p>
      <text:p text:style-name="P187">define :</text:p>
      <text:p text:style-name="P187"><text:s text:c="5"/>Nw/N <text:span text:style-name="T315">as the </text:span>Social Dividend</text:p>
      <text:h text:style-name="Heading_20_3" text:outline-level="3"><text:bookmark-start text:name="__RefHeading___Toc4885_2911215220"/>GDP<text:bookmark-end text:name="__RefHeading___Toc4885_2911215220"/></text:h>
      <text:p text:style-name="P168">GDP = Y = C+ S + G + (X -I)</text:p>
      <text:p text:style-name="P168">where </text:p>
      <text:p text:style-name="P168">Y = income</text:p>
      <text:p text:style-name="P168">C consumption</text:p>
      <text:p text:style-name="P201">I is investment</text:p>
      <text:p text:style-name="P168">C = a Y</text:p>
      <text:p text:style-name="P168">I =bY <text:span text:style-name="T318">+i Δ Y</text:span></text:p>
      <text:p text:style-name="P168">I = S = Y-C</text:p>
      <text:p text:style-name="P206">T = cY</text:p>
      <text:p text:style-name="P206">G = T ± ΔD</text:p>
      <text:p text:style-name="P206">where </text:p>
      <text:p text:style-name="P206">T is <text:s/>taxation</text:p>
      <text:p text:style-name="P206">D is national debt</text:p>
      <text:p text:style-name="P206">Δ is the change of D</text:p>
      <text:h text:style-name="Heading_20_3" text:outline-level="3"><text:bookmark-start text:name="__RefHeading___Toc4887_2911215220"/>Inflation<text:bookmark-end text:name="__RefHeading___Toc4887_2911215220"/></text:h>
      <text:p text:style-name="P168">GDP<text:span text:style-name="T315">d</text:span><text:span text:style-name="T293"> <text:s/></text:span>is the GDP deflator</text:p>
      <text:p text:style-name="P168">GD<text:span text:style-name="T315">Pr </text:span>= GDP * GDP</text:p>
      <text:p text:style-name="P170">Real GDP = Nominal GDP multiplie<text:span text:style-name="T315">d</text:span> by the GD<text:span text:style-name="T315">P</text:span> deflator</text:p>
      <text:p text:style-name="P203">GDPd ≠ Consumer Price Index </text:p>
      <text:p text:style-name="P203">GDPd ≈ Consumer Price Index</text:p>
      <text:p text:style-name="P203"/>
      <text:h text:style-name="Heading_20_3" text:outline-level="3"><text:bookmark-start text:name="__RefHeading___Toc4889_2911215220"/>Per Capita GDP<text:bookmark-end text:name="__RefHeading___Toc4889_2911215220"/></text:h>
      <text:p text:style-name="P168">Per Capita GDP = Y/N</text:p>
      <text:p text:style-name="P203">Per Capita Real GDPr = Per Capita GDP * GDPd</text:p>
      <text:p text:style-name="P203"><text:soft-page-break/>Per Capita Real GDPr = pcGDPr </text:p>
      <text:p text:style-name="P204"/>
      <text:p text:style-name="P204"><text:span text:style-name="T315">Change of pcGDPr = </text:span><text:s/>(pcGDPr – pcGDPr<text:span text:style-name="T315">(-1)</text:span>/ <text:span text:style-name="T315">pcGDPr(-1) </text:span><text:s/>= Our measure of Prosperity</text:p>
      <text:p text:style-name="P204"/>
      <text:h text:style-name="Heading_20_3" text:outline-level="3"><text:bookmark-start text:name="__RefHeading___Toc4891_2911215220"/>Unemployment<text:bookmark-end text:name="__RefHeading___Toc4891_2911215220"/></text:h>
      <text:p text:style-name="P205">Nw = E + U</text:p>
      <text:p text:style-name="P205">where </text:p>
      <text:p text:style-name="P205">E is employed workers </text:p>
      <text:p text:style-name="P205">U is unemployed workers</text:p>
      <text:p text:style-name="P205">assume </text:p>
      <text:p text:style-name="P205">labor’s factor in production is constant</text:p>
      <text:p text:style-name="P205">E = <text:span text:style-name="T317">e</text:span>Y</text:p>
      <text:p text:style-name="P205">then </text:p>
      <text:p text:style-name="P205">U = Nw - E</text:p>
      <text:p text:style-name="P206">Nw = Nw (-1) plus Δ N</text:p>
      <text:p text:style-name="P206"/>
      <text:h text:style-name="Heading_20_3" text:outline-level="3"><text:bookmark-start text:name="__RefHeading___Toc4893_2911215220"/>Inequality<text:bookmark-end text:name="__RefHeading___Toc4893_2911215220"/></text:h>
      <text:p text:style-name="P206">Calculation of Gini is a complex sample either by sampling random differences or calculating the Lorentz. Fore purposes of forecasting <text:span text:style-name="T318">with the emp</text:span><text:span text:style-name="T324">h</text:span><text:span text:style-name="T318">asis on comparing policy </text:span>we simpl<text:span text:style-name="T318">if</text:span>y:</text:p>
      <text:p text:style-name="P206">GINI is the current GINIvalue</text:p>
      <text:p text:style-name="P206">GINI = GINI(-1) <text:s/>* <text:s/>Δ pcGDPr / Δ U</text:p>
      <text:p text:style-name="P171"/>
      <text:h text:style-name="Heading_20_3" text:outline-level="3"><text:bookmark-start text:name="__RefHeading___Toc24513_2896425420"/>Capital Output Ratio<text:bookmark-end text:name="__RefHeading___Toc24513_2896425420"/></text:h>
      <text:p text:style-name="P233"/>
      <text:p text:style-name="P239">One of the most influencial modern socialists, Thomas Piketti comes up with two laws of Capital </text:p>
      <text:p text:style-name="P239"/>
      <text:p text:style-name="P233">ALPHA = r BETA</text:p>
      <text:p text:style-name="P233">BETA = s/g </text:p>
      <text:p text:style-name="P233"/>
      <text:p text:style-name="P233"/>
      <text:h text:style-name="Heading_20_2" text:outline-level="2"/>
      <text:h text:style-name="P118" text:outline-level="2"><text:bookmark-start text:name="__RefHeading___Toc2829_1460025719"/>South African Model<text:bookmark-end text:name="__RefHeading___Toc2829_1460025719"/></text:h>
      <text:p text:style-name="Text_20_body"><text:span text:style-name="T295">Here are </text:span><text:s/>some general insights based on historical trends and publicly available information:</text:p>
      <text:h text:style-name="Heading_20_3" text:outline-level="3"><text:bookmark-start text:name="__RefHeading___Toc24537_2896425420"/>Population Forecast:<text:bookmark-end text:name="__RefHeading___Toc24537_2896425420"/></text:h>
      <text:p text:style-name="Text_20_body">- South Africa's population was around 59.6 million in 2020 (World Bank data).</text:p>
      <text:p text:style-name="Text_20_body">- The population growth rate has been around 1.3% per year in recent years.</text:p>
      <text:p text:style-name="Text_20_body">- Assuming this growth rate continues, South Africa's population could reach approximately 63-64 million by 2027.</text:p>
      <text:p text:style-name="P201">Simplest way to forecast Population of workers is to use the Population Pyramid. Just by eyeballing the pyramid, you can see that new workers in the 20 to 24 year group vastly out number older workers in the 65 to 68 year group. Expect around 700,000 new job seekers to enter the market every year.</text:p>
      <text:p text:style-name="P201"/>
      <text:p text:style-name="P201"/>
      <text:p text:style-name="Text_20_body"/>
      <text:p text:style-name="Text_20_body"/>
      <text:h text:style-name="Heading_20_3" text:outline-level="3"><text:bookmark-start text:name="__RefHeading___Toc24539_2896425420"/>GDP Per Capita Forecast:<text:bookmark-end text:name="__RefHeading___Toc24539_2896425420"/></text:h>
      <text:p text:style-name="Text_20_body">- South Africa's GDP per capita (current US$) was around $6,010 in 2020 (World Bank data).</text:p>
      <text:p text:style-name="Text_20_body">- GDP per capita growth has been relatively stagnant in recent years, averaging around 0.5% annually.</text:p>
      <text:p text:style-name="Text_20_body">- For GDP per capita to increase significantly, robust economic growth combined with slower population growth would be required.</text:p>
      <text:h text:style-name="Heading_20_3" text:outline-level="3"><text:bookmark-start text:name="__RefHeading___Toc24541_2896425420"/>GDP Forecast:<text:bookmark-end text:name="__RefHeading___Toc24541_2896425420"/></text:h>
      <text:p text:style-name="Text_20_body">- South Africa's GDP was around $335 billion in 2020 (World Bank data).</text:p>
      <text:p text:style-name="Text_20_body">- GDP growth has been sluggish, averaging around 1% per year over the past decade.</text:p>
      <text:p text:style-name="Text_20_body">- Achieving higher GDP growth would depend on factors like increased investment, productivity improvements, export growth, and structural reforms.</text:p>
      <text:p text:style-name="Text_20_body"/>
      <text:h text:style-name="Heading_20_3" text:outline-level="3"><text:bookmark-start text:name="__RefHeading___Toc24543_2896425420"/>Economic Growth Forecast:<text:bookmark-end text:name="__RefHeading___Toc24543_2896425420"/></text:h>
      <text:p text:style-name="Text_20_body">- South Africa's economic growth rate was -6.4% in 2020 due to the COVID-19 pandemic (World Bank data).</text:p>
      <text:p text:style-name="Text_20_body">- Pre-pandemic growth rates hovered around 0.5-1% annually.</text:p>
      <text:p text:style-name="Text_20_body">- The International Monetary Fund (IMF) projects South Africa's GDP growth to be around 1.9% in 2022 and 1.4% in 2023.</text:p>
      <text:p text:style-name="Text_20_body"><text:soft-page-break/>- Sustained economic growth beyond 2023 would likely require significant policy reforms and structural changes to boost productivity, competitiveness, and investor confidence.</text:p>
      <text:p text:style-name="Text_20_body">It's important to note that these are rough estimates based on historical trends and should not be considered precise forecasts. Accurate forecasting requires access to detailed data sources, econometric models, and up-to-date assumptions about various economic and demographic factors.</text:p>
      <text:p text:style-name="Text_20_body">For reliable 5-year forecasts, it would be best to consult the latest projections and analyses from authoritative sources like the South African Reserve Bank, National Treasury, Statistics South Africa, or reputable international organizations like the IMF and World Bank, which have dedicated teams of economists and access to comprehensive data sets</text:p>
      <text:h text:style-name="Heading_20_2" text:outline-level="2"/>
      <text:h text:style-name="P118" text:outline-level="2"><text:bookmark-start text:name="__RefHeading___Toc2831_1460025719"/>CEZ <text:span text:style-name="T295">Consolidated </text:span>model<text:bookmark-end text:name="__RefHeading___Toc2831_1460025719"/></text:h>
      <text:p text:style-name="P173">With the assumption of an additional one million incoming Workers over the next five years (200,000 per year), and that every incoming settler generates four jobs at the current average GDP level, here are the revised estimates for population, GDP per capita, GDP, and unemployment in South Africa:</text:p>
      <text:p text:style-name="P173"/>
      <text:h text:style-name="Heading_20_3" text:outline-level="3"><text:bookmark-start text:name="__RefHeading___Toc24545_2896425420"/>Population Forecast:<text:bookmark-end text:name="__RefHeading___Toc24545_2896425420"/></text:h>
      <text:p text:style-name="P173">- Base population in 2022: Around 60 million</text:p>
      <text:p text:style-name="P173">- Additional population from incoming Workers by 2027: 1 million</text:p>
      <text:p text:style-name="P173">- Revised 2027 population: Approximately 64-65 million</text:p>
      <text:p text:style-name="P173"/>
      <text:h text:style-name="Heading_20_3" text:outline-level="3"><text:bookmark-start text:name="__RefHeading___Toc24547_2896425420"/>GDP Per Capita Forecast:<text:bookmark-end text:name="__RefHeading___Toc24547_2896425420"/></text:h>
      <text:p text:style-name="P173">- Assuming the incoming Workers generate economic activity at the current average GDP level and the overall GDP increases proportionately, the GDP per capita should remain relatively stable or experience a slight increase.</text:p>
      <text:p text:style-name="P173">- The revised GDP per capita in 2027 could be in the range of $6,200 - $6,400 (in current US$), slightly higher than the previous estimate without the incoming Workers.</text:p>
      <text:h text:style-name="Heading_20_3" text:outline-level="3"><text:bookmark-start text:name="__RefHeading___Toc24549_2896425420"/>GDP Forecast:<text:bookmark-end text:name="__RefHeading___Toc24549_2896425420"/></text:h>
      <text:p text:style-name="P173">- With the assumption that every incoming settler generates four jobs at the current average GDP level, the additional economic activity would contribute to GDP growth.</text:p>
      <text:p text:style-name="P173">- If we assume the current GDP per capita of around $6,010 (2020 level), the addition of 1 million Workers, each generating four jobs, would translate to an increase in GDP of approximately $24 billion (1 million x 4 x $6,010).</text:p>
      <text:p text:style-name="P173">- Incorporating this increase, South Africa's GDP in 2027 could potentially reach around $360 billion, higher than the previous estimate without the incoming Workers.</text:p>
      <text:p text:style-name="P173"/>
      <text:h text:style-name="Heading_20_3" text:outline-level="3"><text:bookmark-start text:name="__RefHeading___Toc24551_2896425420"/>Unemployment Forecast:<text:bookmark-end text:name="__RefHeading___Toc24551_2896425420"/></text:h>
      <text:p text:style-name="P173">- The assumption that every incoming settler generates four jobs suggests that the influx of Workers could help alleviate unemployment in South Africa.</text:p>
      <text:p text:style-name="P173">- However, the impact on unemployment would depend on the skills and qualifications of the incoming Workers, their integration into the labor market, and the ability of the economy to absorb the additional workforce.</text:p>
      <text:p text:style-name="P173">- If the incoming Workers can be effectively employed, and their economic activity generates additional job opportunities, the unemployment rate could potentially decrease from its current levels.</text:p>
      <text:p text:style-name="P173"><text:soft-page-break/>- Assuming successful integration and job creation, the unemployment rate in 2027 could potentially be lower than previous estimates, but the exact magnitude would depend on various economic factors and policies.</text:p>
      <text:p text:style-name="P173">It's important to note that these revised estimates are based on the specific assumption of incoming Workers generating economic activity at the current average GDP level and creating four jobs per settler. In reality, the actual impact would depend on numerous factors, including the skills and qualifications of the incoming Workers, their successful integration into the labor market, the ability of the economy to absorb the additional workforce, and the implementation of supportive policies and initiatives.</text:p>
      <text:p text:style-name="P173">Additionally, these estimates do not account for potential changes in productivity, technological advancements, or structural shifts in the economy, which could also influence GDP growth, employment, and overall economic performance.</text:p>
      <text:p text:style-name="P173">Reliable and accurate forecasts would require detailed economic modeling and access to comprehensive data sources, considering various demographic, economic, and policy variables. These revised estimates should be treated as rough approximations based on the provided assumptions.</text:p>
      <text:p text:style-name="P174"/>
      <text:p text:style-name="P173"/>
      <text:p text:style-name="P168"/>
      <text:p text:style-name="P168"/>
      <text:h text:style-name="P262" text:outline-level="1"/>
      <text:p text:style-name="P16"/>
      <text:h text:style-name="Heading_20_3" text:outline-level="3"/>
      <text:h text:style-name="P118" text:outline-level="2"><text:bookmark-start text:name="__RefHeading___Toc8349_3039971995"/>Data Sources<text:bookmark-end text:name="__RefHeading___Toc8349_3039971995"/></text:h>
      <text:p text:style-name="P209"><text:span text:style-name="T95">(#southafricapopulationgrowth) </text:span><text:span text:style-name="T88">S</text:span><text:span text:style-name="T91">outh African Historical Population Growth</text:span><text:span text:style-name="T62"> </text:span><text:a xlink:type="simple" xlink:href="https://data.worldbank.org/indicator/SP.POP.GROW?locations=ZA" text:style-name="Internet_20_link" text:visited-style-name="Visited_20_Internet_20_Link">Population growth (annual %) - South Africa | Data (worldbank.org)</text:a><text:span text:style-name="T56"> </text:span><text:a xlink:type="simple" xlink:href="https://data.worldbank.org/indicator/SP.POP.GROW?locations=ZA" text:style-name="Internet_20_link" text:visited-style-name="Visited_20_Internet_20_Link"><text:span text:style-name="T62">https://data.worldbank.org/indicator/SP.POP.GROW?locations=ZA</text:span></text:a></text:p>
      <text:p text:style-name="P195"><text:span text:style-name="T62">(</text:span><text:span text:style-name="T75">#sahistoricalpopulation) </text:span><text:a xlink:type="simple" xlink:href="https://www.worldometers.info/world-population/south-africa-population/" text:style-name="Internet_20_link" text:visited-style-name="Visited_20_Internet_20_Link">South Africa Population (2024) - Worldometer (worldometers.info)</text:a><text:span text:style-name="T56"> </text:span><text:span text:style-name="T75"><text:s/>https://www.worldometers.info/world-population/south-africa-population/</text:span></text:p>
      <text:p text:style-name="P209"><text:span text:style-name="T95">(#southafricapopulationpyramid) </text:span><text:span text:style-name="T91">South African Population Pyramid</text:span><text:span text:style-name="T62"> </text:span><text:a xlink:type="simple" xlink:href="https://www.populationpyramid.net/south-africa/2024/" text:style-name="Internet_20_link" text:visited-style-name="Visited_20_Internet_20_Link">Population of South Africa 2023 - PopulationPyramid.net</text:a><text:span text:style-name="T56"> </text:span><text:a xlink:type="simple" xlink:href="https://www.populationpyramid.net/south-africa/2024/" text:style-name="Internet_20_link" text:visited-style-name="Visited_20_Internet_20_Link"><text:span text:style-name="T62">https://www.populationpyramid.net/south-africa/2024/</text:span></text:a></text:p>
      <text:p text:style-name="P219"><text:span text:style-name="T93">(#saemployment) <text:s/></text:span><text:span text:style-name="T91">S</text:span><text:span text:style-name="T92">outh African Employed Labor </text:span><text:span text:style-name="T63"><text:s/></text:span><text:a xlink:type="simple" xlink:href="https://tradingeconomics.com/south-africa/unemployment-rate" text:style-name="Internet_20_link" text:visited-style-name="Visited_20_Internet_20_Link">South Africa Unemployment Rate (tradingeconomics.com)</text:a><text:span text:style-name="T56"> </text:span><text:a xlink:type="simple" xlink:href="https://tradingeconomics.com/south-africa/unemployment-rate" text:style-name="Internet_20_link" text:visited-style-name="Visited_20_Internet_20_Link">https://tradingeconomics.com/south-africa/unemployment-rate</text:a><text:a xlink:type="simple" xlink:href="https://www.georgeherald.com/News/Article/Business/more-than-11-million-people-are-unemployed-in-south-africa-202405200409" text:style-name="Internet_20_link" text:visited-style-name="Visited_20_Internet_20_Link">More than </text:a></text:p>
      <text:p text:style-name="P219"><text:span text:style-name="T76">George Herald </text:span><text:a xlink:type="simple" xlink:href="https://www.georgeherald.com/News/Article/Business/more-than-11-million-people-are-unemployed-in-south-africa-202405200409" text:style-name="Internet_20_link" text:visited-style-name="Visited_20_Internet_20_Link">11 million people are unemployed in South Africa | George Herald</text:a><text:span text:style-name="T63"> </text:span></text:p>
      <text:p text:style-name="P219"><text:span text:style-name="T76"> </text:span><text:a xlink:type="simple" xlink:href="https://www.economicshelp.org/blog/author/tejvan/" text:style-name="Internet_20_link" text:visited-style-name="Visited_20_Internet_20_Link"><text:span text:style-name="T110">Tejvan Pettinger</text:span></text:a><text:span text:style-name="T76"> , </text:span><text:span text:style-name="T99">Dual Economy</text:span><text:span text:style-name="T77">, <text:s/>2017</text:span><text:a xlink:type="simple" xlink:href="https://www.economicshelp.org/blog/10024/development/dual-economy/" text:style-name="Internet_20_link" text:visited-style-name="Visited_20_Internet_20_Link">Dual economy - Economics Help</text:a><text:span text:style-name="T63"> </text:span><text:a xlink:type="simple" xlink:href="https://www.economicshelp.org/blog/10024/development/dual-economy/" text:style-name="Internet_20_link" text:visited-style-name="Visited_20_Internet_20_Link">https://www.economicshelp.org/blog/10024/development/dual-economy/</text:a></text:p>
      <text:p text:style-name="P79"/>
      <text:p text:style-name="P77">Data sources</text:p>
      <text:p text:style-name="P133"><text:span text:style-name="T63">(</text:span><text:span text:style-name="T64">#californiagdp) </text:span><text:span text:style-name="T94">California GDP</text:span><text:span text:style-name="T64"> </text:span><text:a xlink:type="simple" xlink:href="https://www.deptofnumbers.com/gdp/california/" text:style-name="Internet_20_link" text:visited-style-name="Visited_20_Internet_20_Link">California GDP and Per-Capita GDP | Department of Numbers (deptofnumbers.com)</text:a><text:span text:style-name="T56"> https://www.deptofnumbers.com/gdp/california/</text:span></text:p>
      <text:p text:style-name="P143"><text:span text:style-name="T65">(#israelgdp) </text:span><text:span text:style-name="T95">Israel vs South Africa Per Capita GDP comparison</text:span><text:span text:style-name="T65"> <text:s/></text:span><text:a xlink:type="simple" xlink:href="https://countryeconomy.com/countries/compare/israel/south-africa?sc=XE34" text:style-name="Internet_20_link" text:visited-style-name="Visited_20_Internet_20_Link">Country comparison Israel vs South Africa GDP per capita (Dollars) 2024 | countryeconomy.com</text:a><text:span text:style-name="T63"> </text:span><text:a xlink:type="simple" xlink:href="https://countryeconomy.com/countries/compare/israel/south-africa?sc=XE34" text:style-name="Internet_20_link" text:visited-style-name="Visited_20_Internet_20_Link">https://countryeconomy.com/countries/compare/israel/south-africa?sc=XE34</text:a></text:p>
      <text:p text:style-name="P146"><text:span text:style-name="T63">(</text:span><text:span text:style-name="T66">#germanyvspolandgdp) </text:span><text:a xlink:type="simple" xlink:href="https://countryeconomy.com/countries/compare/poland/germany?sc=XE34" text:style-name="Internet_20_link" text:visited-style-name="Visited_20_Internet_20_Link">Country comparison Poland vs Germany GDP per capita (Dollars) 2024 | countryeconomy.com</text:a><text:span text:style-name="T63"> <text:s/></text:span><text:a xlink:type="simple" xlink:href="https://countryeconomy.com/countries/compare/poland/germany?sc=XE34" text:style-name="Internet_20_link" text:visited-style-name="Visited_20_Internet_20_Link"><text:span text:style-name="T62">https://countryeconomy.com/countries/compare/poland/germany?sc=XE34</text:span></text:a></text:p>
      <text:p text:style-name="P146"><text:span text:style-name="T63">(</text:span><text:span text:style-name="T66">#germanyeastvswestpercapitagdp) </text:span><text:a xlink:type="simple" xlink:href="https://www.statista.com/chart/19903/economic-differences-between-eastern-and-western-germany/" text:style-name="Internet_20_link" text:visited-style-name="Visited_20_Internet_20_Link">Chart: 30 Years United, East Germany Still Trails the West | Statista</text:a><text:span text:style-name="T66"> </text:span><text:a xlink:type="simple" xlink:href="https://www.statista.com/chart/19903/economic-differences-between-eastern-and-western-germany/" text:style-name="Internet_20_link" text:visited-style-name="Visited_20_Internet_20_Link">https://www.statista.com/chart/19903/economic-differences-between-eastern-and-western-germany/</text:a> https://www.statista.com/chart/19903/economic-differences-between-eastern-and-western-germany/</text:p>
      <text:p text:style-name="P146"><text:span text:style-name="T63">(</text:span><text:span text:style-name="T66">#germanywestvsww2parties) <text:s/></text:span><text:a xlink:type="simple" xlink:href="https://history.stackexchange.com/questions/8510/gdp-per-capita-of-major-combatants-before-and-after-wwii" text:style-name="Internet_20_link" text:visited-style-name="Visited_20_Internet_20_Link">world war two - GDP per capita of major combatants before and after WWII? - History Stack Exchange</text:a><text:span text:style-name="T66"> </text:span><text:a xlink:type="simple" xlink:href="https://history.stackexchange.com/questions/8510/gdp-per-capita-of-major-combatants-before-and-after-wwii" text:style-name="Internet_20_link" text:visited-style-name="Visited_20_Internet_20_Link">https://history.stackexchange.com/questions/8510/gdp-per-capita-of-major-combatants-before-and-after-wwii</text:a></text:p>
      <text:p text:style-name="P146"><text:span text:style-name="T67">(#populationIsrael) </text:span><text:a xlink:type="simple" xlink:href="https://www.jewishvirtuallibrary.org/population-of-israel-1948-present" text:style-name="Internet_20_link" text:visited-style-name="Visited_20_Internet_20_Link">Population of Israel (1948-Present) (jewishvirtuallibrary.org)</text:a><text:span text:style-name="T66"> </text:span><text:a xlink:type="simple" xlink:href="https://www.jewishvirtuallibrary.org/population-of-israel-1948-present" text:style-name="Internet_20_link" text:visited-style-name="Visited_20_Internet_20_Link">https://www.jewishvirtuallibrary.org/population-of-israel-1948-present</text:a></text:p>
      <text:p text:style-name="P146"><text:span text:style-name="T67">(#populationofpalestine) </text:span><text:a xlink:type="simple" xlink:href="https://www.macrotrends.net/global-metrics/countries/HRV/palestine/population" text:style-name="Internet_20_link" text:visited-style-name="Visited_20_Internet_20_Link">Palestine Population 1950-2024 | MacroTrends</text:a><text:span text:style-name="T66"> </text:span><text:a xlink:type="simple" xlink:href="https://www.macrotrends.net/global-metrics/countries/HRV/palestine/population" text:style-name="Internet_20_link" text:visited-style-name="Visited_20_Internet_20_Link">https://www.macrotrends.net/global-metrics/countries/HRV/palestine/population</text:a></text:p>
      <text:p text:style-name="P161"><text:span text:style-name="T66">(</text:span><text:span text:style-name="T68">#percaoitagdpisreqalvspalestine) </text:span><text:a xlink:type="simple" xlink:href="https://countryeconomy.com/countries/compare/israel/palestine?sc=XE34" text:style-name="Internet_20_link" text:visited-style-name="Visited_20_Internet_20_Link">Country comparison Israel vs State of Palestine GDP per capita (Dollars) 2024 | countryeconomy.com</text:a><text:span text:style-name="T56"> </text:span><text:span text:style-name="T68"><text:s/></text:span><text:a xlink:type="simple" xlink:href="https://countryeconomy.com/countries/compare/israel/palestine?sc=XE34" text:style-name="Internet_20_link" text:visited-style-name="Visited_20_Internet_20_Link">https://countryeconomy.com/countries/compare/israel/palestine?sc=XE34</text:a></text:p>
      <text:p text:style-name="P78"><text:soft-page-break/>(#grosscapitalformation) <text:span text:style-name="T210">Gross Capital formation as % of GDP</text:span><text:span text:style-name="T319"> </text:span><text:a xlink:type="simple" xlink:href="https://data.worldbank.org/indicator/NE.GDI.TOTL.ZS" text:style-name="Internet_20_link" text:visited-style-name="Visited_20_Internet_20_Link">https://data.worldbank.org/indicator/NE.GDI.TOTL.<text:span text:style-name="T319">ZS</text:span></text:a><text:a xlink:type="simple" xlink:href="https://data.worldbank.org/indicator/NE.GDI.TOTL.ZS?" text:style-name="Internet_20_link" text:visited-style-name="Visited_20_Internet_20_Link"><text:span text:style-name="T319">?</text:span></text:a></text:p>
      <text:p text:style-name="P222"><text:a xlink:type="simple" xlink:href="https://www.statssa.gov.za/?page_id=1854&amp;PPN=P0211&amp;SCH=73892" text:style-name="Internet_20_link" text:visited-style-name="Visited_20_Internet_20_Link"><text:span text:style-name="T261">Publication | Statistics South Africa (statssa.gov.za)</text:span></text:a><text:span text:style-name="T261"> </text:span><text:a xlink:type="simple" xlink:href="https://www.statssa.gov.za/?page_id=1854&amp;PPN=P0211&amp;SCH=73892" text:style-name="Internet_20_link" text:visited-style-name="Visited_20_Internet_20_Link"><text:span text:style-name="T261">https://www.statssa.gov.za/?page_id=1854&amp;PPN=P0211&amp;SCH=73892</text:span></text:a></text:p>
      <text:p text:style-name="P228"/>
      <text:p text:style-name="P225"><text:line-break/><text:span text:style-name="T409">Halton, Clay, </text:span><text:span text:style-name="T124">Ricardo-Barro Effect: Meaning, Arguments Against, Evidence</text:span><text:span text:style-name="T122">, </text:span><text:span text:style-name="T123">Investopedia, 2023, </text:span><text:a xlink:type="simple" xlink:href="https://www.investopedia.com/terms/r/ricardobarroeffect.asp" text:style-name="Internet_20_link" text:visited-style-name="Visited_20_Internet_20_Link">Ricardo-Barro Effect: Meaning, Arguments Against, Evidence (investopedia.com)</text:a> Ricardo-Barro Effect: Meaning, Arguments Against, Evidence (investopedia.com) </text:p>
      <text:h text:style-name="P223" text:outline-level="1"><text:bookmark-start text:name="__RefHeading___Toc4897_2911215220"/>Appendix 1 : Blog<text:bookmark-end text:name="__RefHeading___Toc4897_2911215220"/></text:h>
      <text:h text:style-name="Heading_20_2" text:outline-level="2"><text:bookmark-start text:name="__RefHeading___Toc8351_3039971995"/>Contributors To Do<text:bookmark-end text:name="__RefHeading___Toc8351_3039971995"/></text:h>
      <text:p text:style-name="P73"><text:span text:style-name="T412">JUly</text:span> 2<text:span text:style-name="T412">4</text:span> 2024</text:p>
      <text:p text:style-name="P71">These are the tasks to be done:</text:p>
      <text:p text:style-name="P71">Edit the Prosperity Plan Text for publishing in PDF format</text:p>
      <text:p text:style-name="P71">Internal Links in the document must be edited</text:p>
      <text:p text:style-name="P75">The numbers f<text:span text:style-name="T412">or</text:span> the Western Cape need to be isolated. </text:p>
      <text:p text:style-name="P71">The Spreadsheet Model needs editing, formatting</text:p>
      <text:p text:style-name="P71">Website needs layout using Bootstrap.</text:p>
      <text:p text:style-name="P74">Promote the Prosperity Plan</text:p>
      <text:p text:style-name="P73">Here is where you can communicate and get data</text:p>
      <text:p text:style-name="P72"><text:a xlink:type="simple" xlink:href="https://www.reddit.com/r/prosperityplan/" text:style-name="Internet_20_link" text:visited-style-name="Visited_20_Internet_20_Link">Reddit Forum</text:a> </text:p>
      <text:p text:style-name="P72">https://www.reddit.com/r/prosperityplan/</text:p>
      <text:p text:style-name="P72"><text:a xlink:type="simple" xlink:href="https://github.com/philipdc/prosperityplan" text:style-name="Internet_20_link" text:visited-style-name="Visited_20_Internet_20_Link">github</text:a> <text:s/></text:p>
      <text:p text:style-name="P72"><text:a xlink:type="simple" xlink:href="https://github.com/philipdc/prosperityplan" text:style-name="Internet_20_link" text:visited-style-name="Visited_20_Internet_20_Link">https://github.com/philipdc/prosperityplan</text:a></text:p>
      <text:p text:style-name="P72"/>
      <text:h text:style-name="Heading_20_2" text:outline-level="2"><text:bookmark-start text:name="__RefHeading___Toc8353_3039971995"/>Press<text:bookmark-end text:name="__RefHeading___Toc8353_3039971995"/></text:h>
      <text:p text:style-name="P76">IOL</text:p>
      <text:p text:style-name="P294">kamogelo.moichela.@iol.co.za</text:p>
      <text:p text:style-name="P294"/>
      <text:p text:style-name="P294"/>
      <text:p text:style-name="P325"/>
      <text:h text:style-name="P260" text:outline-level="1"><text:bookmark-start text:name="__RefHeading___Toc9436_2862455952"/>Inclusive Economic Growth in South Africa<text:bookmark-end text:name="__RefHeading___Toc9436_2862455952"/></text:h>
      <text:p text:style-name="P326">The Prosperity Plan</text:p>
      <text:p text:style-name="P293">A Remote Worker Visa issued under a libertarian framework</text:p>
      <text:p text:style-name="P293">to increase employment and Real per capita GDP in South Africa</text:p>
      <text:p text:style-name="P304">Philip Copeman Marc Beckenstrater</text:p>
      <text:p text:style-name="P304"/>
      <text:p text:style-name="P304"/>
      <text:p text:style-name="P304"/>
      <text:p text:style-name="P304"/>
      <text:p text:style-name="P309"/>
      <text:p text:style-name="P305"/>
      <text:p text:style-name="P306"/>
      <text:p text:style-name="P306">2<text:span text:style-name="T434">8</text:span> August 2024</text:p>
      <text:p text:style-name="P304"><text:s/><text:span text:style-name="T435">©</text:span> Creative Commons Int 4.0</text:p>
      <text:p text:style-name="P304">2024 Philip Copeman and Marc Beckenstrater</text:p>
      <text:table-of-content text:style-name="Sect1" text:protected="true" text:name="Table of Contents2">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0"><text:a xlink:type="simple" xlink:href="#__RefHeading___Toc9436_2862455952" text:style-name="Index_20_Link" text:visited-style-name="Index_20_Link">Inclusive Economic Growth in South Africa<text:tab/>1</text:a></text:p>
          <text:p text:style-name="P251"><text:a xlink:type="simple" xlink:href="#__RefHeading__4168_2080300140" text:style-name="Index_20_Link" text:visited-style-name="Index_20_Link">Introduction<text:tab/>3</text:a></text:p>
          <text:p text:style-name="P253"><text:a xlink:type="simple" xlink:href="#__RefHeading__2384_2117885251" text:style-name="Index_20_Link" text:visited-style-name="Index_20_Link">Abstract<text:tab/>3</text:a></text:p>
          <text:p text:style-name="P253"><text:a xlink:type="simple" xlink:href="#__RefHeading___Toc3957_2862455952" text:style-name="Index_20_Link" text:visited-style-name="Index_20_Link">Supportive Statements<text:tab/>4</text:a></text:p>
          <text:p text:style-name="P253"><text:a xlink:type="simple" xlink:href="#__RefHeading__2386_2117885251" text:style-name="Index_20_Link" text:visited-style-name="Index_20_Link">Who Benefits?<text:tab/>5</text:a></text:p>
          <text:p text:style-name="P253"><text:a xlink:type="simple" xlink:href="#__RefHeading__2388_2117885251" text:style-name="Index_20_Link" text:visited-style-name="Index_20_Link">Why The Western Cape<text:tab/>6</text:a></text:p>
          <text:p text:style-name="P251"><text:a xlink:type="simple" xlink:href="#__RefHeading__4170_2080300140" text:style-name="Index_20_Link" text:visited-style-name="Index_20_Link">The Unemployment Problem<text:tab/>7</text:a></text:p>
          <text:p text:style-name="P253"><text:a xlink:type="simple" xlink:href="#__RefHeading__2390_2117885251" text:style-name="Index_20_Link" text:visited-style-name="Index_20_Link">40% Unemployment<text:tab/>7</text:a></text:p>
          <text:p text:style-name="P253"><text:a xlink:type="simple" xlink:href="#__RefHeading__2392_2117885251" text:style-name="Index_20_Link" text:visited-style-name="Index_20_Link">Population and Unemployment<text:tab/>8</text:a></text:p>
          <text:p text:style-name="P253"><text:a xlink:type="simple" xlink:href="#__RefHeading__2394_2117885251" text:style-name="Index_20_Link" text:visited-style-name="Index_20_Link">Can Government Create Jobs?<text:tab/>10</text:a></text:p>
          <text:p text:style-name="P253"><text:a xlink:type="simple" xlink:href="#__RefHeading__4332_2080300140" text:style-name="Index_20_Link" text:visited-style-name="Index_20_Link">Inequality<text:tab/>11</text:a></text:p>
          <text:p text:style-name="P253"><text:a xlink:type="simple" xlink:href="#__RefHeading___Toc9122_2862455952" text:style-name="Index_20_Link" text:visited-style-name="Index_20_Link">Taxes<text:tab/>12</text:a></text:p>
          <text:p text:style-name="P251"><text:a xlink:type="simple" xlink:href="#__RefHeading__2412_2117885251" text:style-name="Index_20_Link" text:visited-style-name="Index_20_Link">The Prosperity Plan<text:tab/>13</text:a></text:p>
          <text:p text:style-name="P253"><text:a xlink:type="simple" xlink:href="#__RefHeading__2414_2117885251" text:style-name="Index_20_Link" text:visited-style-name="Index_20_Link">The Plan<text:tab/>13</text:a></text:p>
          <text:p text:style-name="P253"><text:a xlink:type="simple" xlink:href="#__RefHeading__2416_2117885251" text:style-name="Index_20_Link" text:visited-style-name="Index_20_Link">The Measure<text:tab/>14</text:a></text:p>
          <text:p text:style-name="P253"><text:a xlink:type="simple" xlink:href="#__RefHeading___Toc24535_2896425420" text:style-name="Index_20_Link" text:visited-style-name="Index_20_Link">Emulation<text:tab/>15</text:a></text:p>
          <text:p text:style-name="P255"><text:a xlink:type="simple" xlink:href="#__RefHeading__2418_2117885251" text:style-name="Index_20_Link" text:visited-style-name="Index_20_Link">Example Israel:<text:tab/>15</text:a></text:p>
          <text:p text:style-name="P255"><text:a xlink:type="simple" xlink:href="#__RefHeading___Toc19026_2862455952" text:style-name="Index_20_Link" text:visited-style-name="Index_20_Link">Examples: Singapore, Hong Kong, UAE, Ireland<text:tab/>16</text:a></text:p>
          <text:p text:style-name="P253"><text:a xlink:type="simple" xlink:href="#__RefHeading___Toc5053_1265272721" text:style-name="Index_20_Link" text:visited-style-name="Index_20_Link">The Firewall<text:tab/>17</text:a></text:p>
          <text:p text:style-name="P251"><text:a xlink:type="simple" xlink:href="#__RefHeading__4302_2080300140" text:style-name="Index_20_Link" text:visited-style-name="Index_20_Link">Features of the RWV<text:tab/>18</text:a></text:p>
          <text:p text:style-name="P253"><text:a xlink:type="simple" xlink:href="#__RefHeading___Toc9375_2862455952" text:style-name="Index_20_Link" text:visited-style-name="Index_20_Link">Remote Workers<text:tab/>19</text:a></text:p>
          <text:p text:style-name="P251"><text:a xlink:type="simple" xlink:href="#__RefHeading__2332_1450256362" text:style-name="Index_20_Link" text:visited-style-name="Index_20_Link">Objections<text:tab/>20</text:a></text:p>
          <text:p text:style-name="P253"><text:a xlink:type="simple" xlink:href="#__RefHeading__4311_2080300140" text:style-name="Index_20_Link" text:visited-style-name="Index_20_Link">The Status Quo won’t work<text:tab/>20</text:a></text:p>
          <text:p text:style-name="P253"><text:a xlink:type="simple" xlink:href="#__RefHeading___Toc15793_1180518838" text:style-name="Index_20_Link" text:visited-style-name="Index_20_Link">South Africa is a service economy<text:tab/>20</text:a></text:p>
          <text:p text:style-name="P253"><text:a xlink:type="simple" xlink:href="#__RefHeading___Toc15787_1180518838" text:style-name="Index_20_Link" text:visited-style-name="Index_20_Link">Investment is Declining<text:tab/>21</text:a></text:p>
          <text:p text:style-name="P251"><text:a xlink:type="simple" xlink:href="#__RefHeading__2422_2117885251" text:style-name="Index_20_Link" text:visited-style-name="Index_20_Link">Principles<text:tab/>22</text:a></text:p>
          <text:p text:style-name="P253"><text:a xlink:type="simple" xlink:href="#__RefHeading__2424_2117885251" text:style-name="Index_20_Link" text:visited-style-name="Index_20_Link">Libertarianism<text:tab/>22</text:a></text:p>
          <text:p text:style-name="P253"><text:a xlink:type="simple" xlink:href="#__RefHeading__2334_1450256362" text:style-name="Index_20_Link" text:visited-style-name="Index_20_Link">Assume a can opener<text:tab/>23</text:a></text:p>
          <text:p text:style-name="P253"><text:a xlink:type="simple" xlink:href="#__RefHeading___Toc4633_443463196" text:style-name="Index_20_Link" text:visited-style-name="Index_20_Link">Effect of an immigrant<text:tab/>23</text:a></text:p>
          <text:p text:style-name="P253"><text:a xlink:type="simple" xlink:href="#__RefHeading__2426_2117885251" text:style-name="Index_20_Link" text:visited-style-name="Index_20_Link">Okun’s Law<text:tab/>24</text:a></text:p>
          <text:p text:style-name="P253"><text:a xlink:type="simple" xlink:href="#__RefHeading__2428_2117885251" text:style-name="Index_20_Link" text:visited-style-name="Index_20_Link">Example: Western Cape<text:tab/>24</text:a></text:p>
          <text:p text:style-name="P253"><text:a xlink:type="simple" xlink:href="#__RefHeading___Toc4741_1979897323" text:style-name="Index_20_Link" text:visited-style-name="Index_20_Link">The Ricardo-Barro Effective<text:tab/>25</text:a></text:p>
          <text:p text:style-name="P253"><text:a xlink:type="simple" xlink:href="#__RefHeading__2430_2117885251" text:style-name="Index_20_Link" text:visited-style-name="Index_20_Link">Home Market Effect<text:tab/>25</text:a></text:p>
          <text:p text:style-name="P255"><text:a xlink:type="simple" xlink:href="#__RefHeading__2432_2117885251" text:style-name="Index_20_Link" text:visited-style-name="Index_20_Link">Example: South Africa<text:tab/>25</text:a></text:p>
          <text:p text:style-name="P255"><text:a xlink:type="simple" xlink:href="#__RefHeading__2434_2117885251" text:style-name="Index_20_Link" text:visited-style-name="Index_20_Link">Example: California<text:tab/>26</text:a></text:p>
          <text:p text:style-name="P251"><text:a xlink:type="simple" xlink:href="#__RefHeading___Toc2802_1460025719" text:style-name="Index_20_Link" text:visited-style-name="Index_20_Link">The Model<text:tab/>27</text:a></text:p>
          <text:p text:style-name="P253"><text:a xlink:type="simple" xlink:href="#__RefHeading__4204_2080300140" text:style-name="Index_20_Link" text:visited-style-name="Index_20_Link">Macroeconomics<text:tab/>27</text:a></text:p>
          <text:p text:style-name="P253"><text:a xlink:type="simple" xlink:href="#__RefHeading__4300_2080300140" text:style-name="Index_20_Link" text:visited-style-name="Index_20_Link">Data<text:tab/>27</text:a></text:p>
          <text:p text:style-name="P253"><text:a xlink:type="simple" xlink:href="#__RefHeading__4206_2080300140" text:style-name="Index_20_Link" text:visited-style-name="Index_20_Link">Forecast<text:tab/>27</text:a></text:p>
          <text:p text:style-name="P253"><text:a xlink:type="simple" xlink:href="#__RefHeading__2436_2117885251" text:style-name="Index_20_Link" text:visited-style-name="Index_20_Link">Population and Status Quo Forecasts<text:tab/>29</text:a></text:p>
          <text:p text:style-name="P253"><text:a xlink:type="simple" xlink:href="#__RefHeading__4440_1450256362" text:style-name="Index_20_Link" text:visited-style-name="Index_20_Link">Western Cape Data<text:tab/>31</text:a></text:p>
          <text:p text:style-name="P253"><text:a xlink:type="simple" xlink:href="#__RefHeading__4343_2080300140" text:style-name="Index_20_Link" text:visited-style-name="Index_20_Link">Evaluation of Results<text:tab/>33</text:a></text:p>
          <text:p text:style-name="P253"><text:a xlink:type="simple" xlink:href="#__RefHeading__4343_2080300140%20Copy%201" text:style-name="Index_20_Link" text:visited-style-name="Index_20_Link">Conclusion<text:tab/>35</text:a></text:p>
          <text:p text:style-name="P251"><text:a xlink:type="simple" xlink:href="#__RefHeading___Toc9154_2862455952" text:style-name="Index_20_Link" text:visited-style-name="Index_20_Link">References<text:tab/>36</text:a></text:p>
        </text:index-body>
      </text:table-of-content>
      <text:h text:style-name="P259" text:outline-level="1"/>
      <text:h text:style-name="P261" text:outline-level="1"><text:bookmark-start text:name="__RefHeading__4168_2080300140"/><text:span text:style-name="Strong_20_Emphasis">Introduction</text:span><text:bookmark-end text:name="__RefHeading__4168_2080300140"/></text:h>
      <text:h text:style-name="P267" text:outline-level="2"><text:bookmark-start text:name="__RefHeading__2384_2117885251"/><text:span text:style-name="Strong_20_Emphasis"><text:span text:style-name="T337">Abstract</text:span></text:span><text:bookmark-end text:name="__RefHeading__2384_2117885251"/></text:h>
      <text:p text:style-name="P321"><text:span text:style-name="Strong_20_Emphasis"><text:span text:style-name="T336">The projected increase in real per capita GDP for the Western Cape after introducing the Remote Workers Visa (RWV) is </text:span></text:span><text:span text:style-name="Strong_20_Emphasis"><text:span text:style-name="T344">9.3</text:span></text:span><text:span text:style-name="Strong_20_Emphasis"><text:span text:style-name="T336">% over five years, compared to an optimistic 2,</text:span></text:span><text:span text:style-name="Strong_20_Emphasis"><text:span text:style-name="T344">3</text:span></text:span><text:span text:style-name="Strong_20_Emphasis"><text:span text:style-name="T336">% under the current scenario.</text:span></text:span></text:p>
      <text:p text:style-name="P300">Inclusive <text:span text:style-name="T436">e</text:span>conomic <text:span text:style-name="T436">g</text:span>rowth in South Africa <text:span text:style-name="T437">has at its core the problem of </text:span><text:span text:style-name="T436">u</text:span><text:span text:style-name="T437">nemployment.</text:span></text:p>
      <text:p text:style-name="P321"><text:span text:style-name="Strong_20_Emphasis"><text:span text:style-name="T347">W</text:span></text:span><text:span text:style-name="Strong_20_Emphasis"><text:span text:style-name="T346">e propose implementing an RWV based on libertarian principles. This will stimulate mass immigration, boost employment, </text:span></text:span><text:span text:style-name="Strong_20_Emphasis"><text:span text:style-name="T347">increase GDP, <text:s/></text:span></text:span><text:span text:style-name="Strong_20_Emphasis"><text:span text:style-name="T346">and enhance tax revenue. </text:span></text:span><text:span text:style-name="Strong_20_Emphasis"><text:span text:style-name="T348">The RWV avoid</text:span></text:span><text:span text:style-name="Strong_20_Emphasis"><text:span text:style-name="T347">s</text:span></text:span><text:span text:style-name="Strong_20_Emphasis"><text:span text:style-name="T348"> the problem of crowding out, </text:span></text:span><text:span text:style-name="Strong_20_Emphasis"><text:span text:style-name="T347">a toad that</text:span></text:span><text:span text:style-name="Strong_20_Emphasis"><text:span text:style-name="T348"> squats over our economic policy.</text:span></text:span></text:p>
      <text:p text:style-name="P321"><text:span text:style-name="Strong_20_Emphasis"><text:span text:style-name="T346">While we acknowledge the existing remote worker provisions by Home Affairs, we recognize that we are competing with some of the world's most aggressive tax planning regimes (</text:span></text:span><text:span text:style-name="Strong_20_Emphasis"><text:span text:style-name="T349">e.g.</text:span></text:span><text:span text:style-name="Strong_20_Emphasis"><text:span text:style-name="T346"> Ireland, UK, Israel, </text:span></text:span><text:span text:style-name="Strong_20_Emphasis"><text:span text:style-name="T350">UAE</text:span></text:span><text:span text:style-name="Strong_20_Emphasis"><text:span text:style-name="T346">, Singapore). The Prosperity Plan is an assertive, tax-based strategy. </text:span></text:span><text:span text:style-name="Strong_20_Emphasis"><text:span text:style-name="T338">We create a new industry –</text:span></text:span><text:span text:style-name="Strong_20_Emphasis"><text:span text:style-name="T351"> </text:span></text:span><text:span text:style-name="Strong_20_Emphasis"><text:span text:style-name="T338">Remote </text:span></text:span><text:span text:style-name="Strong_20_Emphasis"><text:span text:style-name="T339">W</text:span></text:span><text:span text:style-name="Strong_20_Emphasis"><text:span text:style-name="T338">orking.</text:span></text:span></text:p>
      <text:p text:style-name="P321"><text:span text:style-name="Strong_20_Emphasis"><text:span text:style-name="T346">We suggest using real-world examples as models to emulate and develop a small macroeconomic model to manage the key variables. Our legislative proposal requir</text:span></text:span><text:span text:style-name="Strong_20_Emphasis"><text:span text:style-name="T352">es</text:span></text:span><text:span text:style-name="Strong_20_Emphasis"><text:span text:style-name="T346"> no capital, lengthy gestation periods, or complex legal amendments. It can be implemented as swiftly as needed.</text:span></text:span></text:p>
      <text:p text:style-name="P321"><text:span text:style-name="Strong_20_Emphasis"><text:span text:style-name="T346">The Prosperity Plan is targeted at economists and policy-makers, described in terms of macro and growth economics, and intended for general consumption. While we focus on the Western Cape, the same principles can be applied elsewhere.</text:span></text:span></text:p>
      <text:p text:style-name="P321"><text:span text:style-name="Strong_20_Emphasis"><text:span text:style-name="T346">In the Western Cape, unemployment stands at </text:span></text:span><text:span text:style-name="Strong_20_Emphasis"><text:span text:style-name="T353">8</text:span></text:span><text:span text:style-name="Strong_20_Emphasis"><text:span text:style-name="T350">7</text:span></text:span><text:span text:style-name="Strong_20_Emphasis"><text:span text:style-name="T346">0 000, with job seekers expected to increase by around 1</text:span></text:span><text:span text:style-name="Strong_20_Emphasis"><text:span text:style-name="T348">9</text:span></text:span><text:span text:style-name="Strong_20_Emphasis"><text:span text:style-name="T346">0 000 annually. <text:s/>The Prosperity Plan will meet the target of 1 </text:span></text:span><text:span text:style-name="Strong_20_Emphasis"><text:span text:style-name="T353">40</text:span></text:span><text:span text:style-name="Strong_20_Emphasis"><text:span text:style-name="T346">0 000 jobs over the next five years </text:span></text:span><text:span text:style-name="Strong_20_Emphasis"><text:span text:style-name="T348">while</text:span></text:span><text:span text:style-name="Strong_20_Emphasis"><text:span text:style-name="T346"> delivering immediate benefits. </text:span></text:span><text:span text:style-name="Strong_20_Emphasis"><text:span text:style-name="T354">[</text:span></text:span><text:span text:style-name="Strong_20_Emphasis"><text:span text:style-name="T355">1]</text:span></text:span></text:p>
      <text:p text:style-name="P321"><text:span text:style-name="Strong_20_Emphasis"><text:span text:style-name="T336"/></text:span></text:p>
      <text:p text:style-name="P321"><text:span text:style-name="Strong_20_Emphasis"><text:span text:style-name="T336"/></text:span></text:p>
      <text:p text:style-name="P321"><text:span text:style-name="Strong_20_Emphasis"><text:span text:style-name="T336"/></text:span></text:p>
      <text:h text:style-name="P263" text:outline-level="2"><text:bookmark-start text:name="__RefHeading___Toc3957_2862455952"/>Supportive Statements<text:bookmark-end text:name="__RefHeading___Toc3957_2862455952"/></text:h>
      <text:p text:style-name="P321">“I have read the Prosperity Plan and it looks very compelling, I am happy to put my name on this.”</text:p>
      <text:p text:style-name="P311">Toby Chance, Democratic Alliance Spokesperson for Trade and Industry.</text:p>
      <text:p text:style-name="P321"><text:span text:style-name="Strong_20_Emphasis"><text:span text:style-name="T183">“We have to take the visa issue very seriously, as this is an economic catalyst for South Africa. We need to have a process whereby people who want to contribute skills or capital to SA are actually able to do that.” </text:span></text:span><text:span text:style-name="Strong_20_Emphasis"><text:span text:style-name="T184">[2</text:span></text:span><text:span text:style-name="Strong_20_Emphasis"><text:span text:style-name="T185">8</text:span></text:span><text:span text:style-name="Strong_20_Emphasis"><text:span text:style-name="T184">].</text:span></text:span></text:p>
      <text:p text:style-name="P321"><text:span text:style-name="Strong_20_Emphasis"><text:span text:style-name="T176">Leon Schr</text:span></text:span><text:span text:style-name="Strong_20_Emphasis"><text:span text:style-name="T186">ei</text:span></text:span><text:span text:style-name="Strong_20_Emphasis"><text:span text:style-name="T176">ber, Minister Home Affairs</text:span></text:span></text:p>
      <text:p text:style-name="P314">“An efficient, agile, responsive visa regime is key to attracting business investment and boosting economic growth.” [<text:span text:style-name="T438">36</text:span><text:span text:style-name="T439">].</text:span></text:p>
      <text:p text:style-name="P321"><text:span text:style-name="T240">Cyril Rhamap</text:span><text:span text:style-name="T248">h</text:span><text:span text:style-name="T240">osa, President of South Africa</text:span></text:p>
      <text:p text:style-name="P321"><text:span text:style-name="T276">“</text:span><text:span text:style-name="T277">W</text:span><text:span text:style-name="T266">e will also work to increase the number of jobs created in the tourism sector by driving greater implementation of programmes which support the private sector to create more jobs.” </text:span><text:span text:style-name="T276">[</text:span><text:span text:style-name="T278">13</text:span><text:span text:style-name="T276">]</text:span></text:p>
      <text:p text:style-name="P321"><text:span text:style-name="T249">Patricia de Lille, </text:span><text:span text:style-name="T276"><text:s/></text:span><text:span text:style-name="T250">Minister of Tourism</text:span><text:span text:style-name="T240"><text:line-break/></text:span></text:p>
      <text:p text:style-name="P310"/>
      <text:h text:style-name="P267" text:outline-level="2"/>
      <text:h text:style-name="P267" text:outline-level="2"/>
      <text:h text:style-name="P267" text:outline-level="2"><text:bookmark-start text:name="__RefHeading__2386_2117885251"/>Who Benefits?<text:bookmark-end text:name="__RefHeading__2386_2117885251"/></text:h>
      <text:p text:style-name="P321"/>
      <text:p text:style-name="P321"><text:span text:style-name="T240">Citizens of South Africa </text:span>get higher per capita GDP, increased forex inflows<text:span text:style-name="T240">, </text:span>lower unemployment. The very people that are now shunned by the status quo, the youth, will develop as service providers to inco<text:span text:style-name="T440">m</text:span>ing remote workers and then develop as remote workers themselves.</text:p>
      <text:p text:style-name="P321"><text:span text:style-name="T240">Remote Workers </text:span>are the people that are going to “emigrate” to the Western Cape. They are young, rich and mobile and able to work remotely. We offer them a RMV <text:span text:style-name="T441">that</text:span> <text:span text:style-name="T441">is </text:span>more attractive than the host country where they currently reside. <text:s/>The RMV will have a particularly light tax regime.</text:p>
      <text:p text:style-name="P321"><text:span text:style-name="T240">South African Government</text:span> and political parties can urgently pass the legislation enabling the immigration and tax incentives to unlock immediate fiscal benefits and increased employment.</text:p>
      <text:p text:style-name="P321"><text:span text:style-name="T240">Corporations</text:span> should find that The Western Cape, with its strong representation of English and advanced digital intelligence and infrastructure is an ideal location to recruit remote workers.</text:p>
      <text:p text:style-name="P321"/>
      <text:h text:style-name="P267" text:outline-level="2"><text:bookmark-start text:name="__RefHeading__2388_2117885251"/>Why The Western Cape<text:bookmark-end text:name="__RefHeading__2388_2117885251"/></text:h>
      <text:p text:style-name="P321"/>
      <text:p text:style-name="P321"><text:soft-page-break/>The Western Cape offers the best chance for successful implementation.</text:p>
      <text:p text:style-name="P321">With a thriving tourism industry, the region is well-positioned to benefit from the home market effect. Additionally, irrational objections to the Prosperity Plan are likely to be fewer in the Western Cape, making it more feasible to address any concerns that arise.</text:p>
      <text:p text:style-name="P321">Focus on the Western Cape allows us to tailor services for remote workers with unconventional schedules, such as 24-hour hot desks as well as entertainment, bars, restaurants and outdoor activities available in the mornings and late at night.</text:p>
      <text:p text:style-name="P321"><text:span text:style-name="Strong_20_Emphasis"><text:span text:style-name="T346">The radical economic transformation we propose </text:span></text:span><text:span text:style-name="Strong_20_Emphasis"><text:span text:style-name="T347">will </text:span></text:span><text:span text:style-name="Strong_20_Emphasis"><text:span text:style-name="T346">gain traction if we first demonstrate a working model in the Western Cape.</text:span></text:span><text:span text:style-name="Strong_20_Emphasis"><text:span text:style-name="T352"> We can roll it out to the rest of the country the moment the benefits become universally obvious.</text:span></text:span></text:p>
      <text:p text:style-name="P283"><text:span text:style-name="Strong_20_Emphasis"><text:span text:style-name="T352"/></text:span></text:p>
      <text:p text:style-name="P321"/>
      <text:p text:style-name="P321"/>
      <text:p text:style-name="P321"/>
      <text:p text:style-name="P321"/>
      <text:h text:style-name="P260" text:outline-level="1"><text:bookmark-start text:name="__RefHeading__4170_2080300140"/><text:span text:style-name="Strong_20_Emphasis"><text:span text:style-name="T337">The Unemployment Problem</text:span></text:span><text:bookmark-end text:name="__RefHeading__4170_2080300140"/></text:h>
      <text:p text:style-name="P321"/>
      <text:h text:style-name="P267" text:outline-level="2"><text:bookmark-start text:name="__RefHeading__2390_2117885251"/><text:span text:style-name="Strong_20_Emphasis"><text:span text:style-name="T337">40% Unemployment</text:span></text:span><text:bookmark-end text:name="__RefHeading__2390_2117885251"/></text:h>
      <text:p text:style-name="P321"><text:span text:style-name="Strong_20_Emphasis"><text:span text:style-name="T346">The common refrain is that South Africa faces the triple challenges of poverty, unemployment, and inequality. This is repeated so often that it is accepted as truth. However, </text:span></text:span><text:span text:style-name="Strong_20_Emphasis"><text:span text:style-name="T337">poverty and inequality are simply the results of unemployment</text:span></text:span><text:span text:style-name="Strong_20_Emphasis"><text:span text:style-name="T346">. Address unemployment, and our Gini coefficient normalizes, poverty diminishes, and low economic growth ends.</text:span></text:span></text:p>
      <text:p text:style-name="P321"><text:span text:style-name="Strong_20_Emphasis"><text:span text:style-name="T346">Youth unemployment is particularly urgent. The Prosperity Plan focuses on attracting remote workers within the youth demographic, ensuring </text:span></text:span><text:span text:style-name="Strong_20_Emphasis"><text:span text:style-name="T337">maximum integration and linkages with local South Africans.</text:span></text:span></text:p>
      <text:p text:style-name="P321"/>
      <text:h text:style-name="P267" text:outline-level="2"/>
      <text:h text:style-name="P268" text:outline-level="2"><text:bookmark-start text:name="__RefHeading__2392_2117885251"/><text:span text:style-name="Strong_20_Emphasis"><text:span text:style-name="T337">Population and Unemployment</text:span></text:span><text:bookmark-end text:name="__RefHeading__2392_2117885251"/></text:h>
      <text:p text:style-name="P321"/>
      <text:p text:style-name="P321"><text:span text:style-name="Strong_20_Emphasis"><text:span text:style-name="T346">The dominant factor is the growth in labo</text:span></text:span><text:span text:style-name="Strong_20_Emphasis"><text:span text:style-name="T356">u</text:span></text:span><text:span text:style-name="Strong_20_Emphasis"><text:span text:style-name="T346">r market entrants. The exit of those aged sixty and above is almost negligible. <text:s/>Each year, approximately 700 000 new entrants join the South African labour market, with an additional 200 000 from Zimbabwe and 100 000 from other African countries (our estimates). This pressure add</text:span></text:span><text:span text:style-name="Strong_20_Emphasis"><text:span text:style-name="T348">s</text:span></text:span><text:span text:style-name="Strong_20_Emphasis"><text:span text:style-name="T346"> to the 11 million currently facing involuntary unemployment. Over the next five years, 16 million jobs must be filled to avoid continued massive unemployment.</text:span></text:span></text:p>
      <text:p text:style-name="P321"><text:span text:style-name="Strong_20_Emphasis"><text:span text:style-name="T340">We use the 15-19 year old </text:span></text:span><text:span text:style-name="Strong_20_Emphasis"><text:span text:style-name="T341">demographic</text:span></text:span><text:span text:style-name="Strong_20_Emphasis"><text:span text:style-name="T340"> as a proxy for forecasting labo</text:span></text:span><text:span text:style-name="Strong_20_Emphasis"><text:span text:style-name="T341">u</text:span></text:span><text:span text:style-name="Strong_20_Emphasis"><text:span text:style-name="T340">r market entrants.</text:span></text:span><text:span text:style-name="Strong_20_Emphasis"><text:span text:style-name="T357"> We use Zimbabwe as a proxy for African immigration.</text:span></text:span></text:p>
      <text:p text:style-name="P321"><text:span text:style-name="Strong_20_Emphasis"><text:span text:style-name="T346"/></text:span></text:p>
      <text:p text:style-name="P321"/>
      <text:p text:style-name="P275"/>
      <text:p text:style-name="P321"/>
      <text:h text:style-name="P268" text:outline-level="2"><text:bookmark-start text:name="__RefHeading__2394_2117885251"/><text:span text:style-name="Strong_20_Emphasis"><text:span text:style-name="T337">Can Government Create Jobs?</text:span></text:span><text:bookmark-end text:name="__RefHeading__2394_2117885251"/></text:h>
      <text:p text:style-name="P321"/>
      <text:p text:style-name="P321"><text:span text:style-name="Strong_20_Emphasis"><text:span text:style-name="T346">Most political party manifestos are filled with promises to create jobs, often seen as a central strategy to win votes. </text:span></text:span><text:span text:style-name="Strong_20_Emphasis"><text:span text:style-name="T357">T</text:span></text:span><text:span text:style-name="Strong_20_Emphasis"><text:span text:style-name="T346">hese promises are more about campaign strategy than practical, sustainable solutions. </text:span></text:span><text:span text:style-name="Strong_20_Emphasis"><text:span text:style-name="T357">J</text:span></text:span><text:span text:style-name="Strong_20_Emphasis"><text:span text:style-name="T346">ob creation promises are often uncosted. </text:span></text:span><text:span text:style-name="Strong_20_Emphasis"><text:span text:style-name="T352">T</text:span></text:span><text:span text:style-name="Strong_20_Emphasis"><text:span text:style-name="T346">hey typically result in policies that increase debt or taxation </text:span></text:span><text:span text:style-name="Strong_20_Emphasis"><text:span text:style-name="T357">which leads to crowding out</text:span></text:span><text:span text:style-name="Strong_20_Emphasis"><text:span text:style-name="T346">.</text:span></text:span></text:p>
      <text:p text:style-name="P284"><text:span text:style-name="Strong_20_Emphasis_20__28_WW_29_"><text:span text:style-name="T391">Such strategies are often rooted in Keynesian economics, which advocates for government intervention to stimulate demand and create employment [</text:span></text:span><text:span text:style-name="Strong_20_Emphasis_20__28_WW_29_"><text:span text:style-name="T392">30</text:span></text:span><text:span text:style-name="Strong_20_Emphasis_20__28_WW_29_"><text:span text:style-name="T391">]. However, this approach is heavily criticized by both crowding out Buchanan [</text:span></text:span><text:span text:style-name="Strong_20_Emphasis_20__28_WW_29_"><text:span text:style-name="T393">8</text:span></text:span><text:span text:style-name="Strong_20_Emphasis_20__28_WW_29_"><text:span text:style-name="T391">] and the Ricardian Barrow Effect [</text:span></text:span><text:span text:style-name="Strong_20_Emphasis_20__28_WW_29_"><text:span text:style-name="T393">7</text:span></text:span><text:span text:style-name="Strong_20_Emphasis_20__28_WW_29_"><text:span text:style-name="T391">, </text:span></text:span><text:span text:style-name="Strong_20_Emphasis_20__28_WW_29_"><text:span text:style-name="T393">2</text:span></text:span><text:span text:style-name="Strong_20_Emphasis_20__28_WW_29_"><text:span text:style-name="T394">4</text:span></text:span><text:span text:style-name="Strong_20_Emphasis_20__28_WW_29_"><text:span text:style-name="T391">], which suggests that rational investors and consumers will pull back when they see the government increasing debt or taxes. They understand that these costs will eventually be passed on to them, leading to reduced investment and consumption essentially nullifying the intended economic boost</text:span></text:span></text:p>
      <text:p text:style-name="P284"><text:span text:style-name="Strong_20_Emphasis_20__28_WW_29_"><text:span text:style-name="T395"/></text:span></text:p>
      <text:p text:style-name="P321"><text:span text:style-name="Strong_20_Emphasis"><text:span text:style-name="T337">The Prosperity Plan proposes to "steal" jobs from other countries.</text:span></text:span><text:span text:style-name="Strong_20_Emphasis"><text:span text:style-name="T346"> Remote workers around the world already have jobs that contribute to their home countries' tax bases. Our plan is to attract these workers to the Western Cape by offering a competitive, low-tax environment coupled with strong local economic linkages and letting their spending and innovation drive organic job growth.</text:span></text:span></text:p>
      <text:p text:style-name="P321"><text:span text:style-name="Strong_20_Emphasis"><text:span text:style-name="T346">This strategy doesn't mean we are losing out on tax revenue. Instead, it's the countries from which these remote workers originate that will lose tax income, </text:span></text:span><text:span text:style-name="Strong_20_Emphasis"><text:span text:style-name="T357">while we</text:span></text:span><text:span text:style-name="Strong_20_Emphasis"><text:span text:style-name="T346"> </text:span></text:span><text:span text:style-name="Strong_20_Emphasis"><text:span text:style-name="T342">increase inclusive economic growth</text:span></text:span><text:span text:style-name="Strong_20_Emphasis"><text:span text:style-name="T346">. Remote workers spend money on housing, services, and leisure, which creates local jobs in the short term. Additionally, their presence and success can inspire and enable local South Africans to enter the remote work economy themselves, thereby expanding employment opportunities without the need for traditional, large-scale government interventions.</text:span></text:span></text:p>
      <text:p text:style-name="P321"><text:span text:style-name="Strong_20_Emphasis"><text:span text:style-name="T358">The Prosperity Plan f</text:span></text:span><text:span text:style-name="Strong_20_Emphasis"><text:span text:style-name="T346">ocuses on immediate, practical actions. </text:span></text:span><text:span text:style-name="Strong_20_Emphasis"><text:span text:style-name="T359">It </text:span></text:span><text:span text:style-name="Strong_20_Emphasis"><text:span text:style-name="T346">doesn’t require significant capital investments in infrastructure or industry as prescribed by Harrod-Domar models [</text:span></text:span><text:span text:style-name="Strong_20_Emphasis"><text:span text:style-name="T360">1</text:span></text:span><text:span text:style-name="Strong_20_Emphasis"><text:span text:style-name="T361">5,19,25</text:span></text:span><text:span text:style-name="Strong_20_Emphasis"><text:span text:style-name="T346">].</text:span></text:span></text:p>
      <text:p text:style-name="P321"><text:span text:style-name="Strong_20_Emphasis"><text:span text:style-name="T346"/></text:span></text:p>
      <text:p text:style-name="P321"/>
      <text:h text:style-name="P267" text:outline-level="2"/>
      <text:h text:style-name="P268" text:outline-level="2"><text:bookmark-start text:name="__RefHeading__4332_2080300140"/>Inequality<text:bookmark-end text:name="__RefHeading__4332_2080300140"/></text:h>
      <text:p text:style-name="P321"/>
      <text:p text:style-name="P302">In South Africa the Gini coefficient has moved from 0.59 at the end of apartheid to 0.63 today, the highest Gini coefficient in the world. [<text:span text:style-name="T442">61</text:span>]</text:p>
      <text:p text:style-name="P302">Importing highly paid remote workers might weaken the optics of the Gini coefficient but correctly measured against the local population, <text:span text:style-name="T443">excluding the RMV workers,</text:span> it can only improve it. The Prosperity Plan makes even the poor richer.</text:p>
      <text:p text:style-name="P321"/>
      <text:p text:style-name="P321"><text:span text:style-name="Strong_20_Emphasis"><text:span text:style-name="T337"/></text:span></text:p>
      <text:p text:style-name="P321"><text:span text:style-name="Strong_20_Emphasis"><text:span text:style-name="T337"/></text:span></text:p>
      <text:p text:style-name="P321"><text:span text:style-name="Strong_20_Emphasis"><text:span text:style-name="T337"/></text:span></text:p>
      <text:p text:style-name="P321"><text:span text:style-name="Strong_20_Emphasis"><text:span text:style-name="T337"/></text:span></text:p>
      <text:p text:style-name="P321"><text:span text:style-name="Strong_20_Emphasis"><text:span text:style-name="T337"/></text:span></text:p>
      <text:p text:style-name="P321"><text:span text:style-name="Strong_20_Emphasis"><text:span text:style-name="T337"/></text:span></text:p>
      <text:p text:style-name="P321"><text:span text:style-name="Strong_20_Emphasis"><text:span text:style-name="T337"/></text:span></text:p>
      <text:h text:style-name="P267" text:outline-level="2"><text:bookmark-start text:name="__RefHeading___Toc9122_2862455952"/><text:span text:style-name="Strong_20_Emphasis">Taxes</text:span><text:bookmark-end text:name="__RefHeading___Toc9122_2862455952"/></text:h>
      <text:p text:style-name="P321"/>
      <text:p text:style-name="P321"><text:span text:style-name="Strong_20_Emphasis"><text:span text:style-name="T345">The libertarian approach to taxes is rooted in the principle of fairness. Libertarians prefer to pay for their own services, such as healthcare and education, rather than subsidizing others.</text:span></text:span></text:p>
      <text:p text:style-name="P321"><text:span text:style-name="Strong_20_Emphasis"><text:span text:style-name="T345">To attract these taxpayers, we must offer a </text:span></text:span><text:span text:style-name="Strong_20_Emphasis"><text:span text:style-name="T363">hyper competitive </text:span></text:span><text:span text:style-name="Strong_20_Emphasis"><text:span text:style-name="T345">tax regime.</text:span></text:span></text:p>
      <text:p text:style-name="P321"><text:span text:style-name="Strong_20_Emphasis"><text:span text:style-name="T363">T</text:span></text:span><text:span text:style-name="Strong_20_Emphasis"><text:span text:style-name="T345">heir high earnings </text:span></text:span><text:span text:style-name="Strong_20_Emphasis"><text:span text:style-name="T363">means that e</text:span></text:span><text:span text:style-name="Strong_20_Emphasis"><text:span text:style-name="T345">ven with a </text:span></text:span><text:span text:style-name="Strong_20_Emphasis"><text:span text:style-name="T363">low</text:span></text:span><text:span text:style-name="Strong_20_Emphasis"><text:span text:style-name="T345"> tax </text:span></text:span><text:span text:style-name="Strong_20_Emphasis"><text:span text:style-name="T363">rate</text:span></text:span><text:span text:style-name="Strong_20_Emphasis"><text:span text:style-name="T345">, SARS still comes out ahead. In our model, the RWV proves to be a fiscal success. The real risk lies in a short-sighted move by the </text:span></text:span><text:span text:style-name="Strong_20_Emphasis"><text:span text:style-name="T364">T</text:span></text:span><text:span text:style-name="Strong_20_Emphasis"><text:span text:style-name="T345">reasury, killing the golden goose.</text:span></text:span></text:p>
      <text:p text:style-name="P321"><text:span text:style-name="Strong_20_Emphasis"><text:span text:style-name="T345">Treasury should recognize that this is not revenue lost but rather revenue gained. This is $</text:span></text:span><text:span text:style-name="Strong_20_Emphasis"><text:span text:style-name="T365">3 600 </text:span></text:span><text:span text:style-name="Strong_20_Emphasis"><text:span text:style-name="T345">per year, plus VAT on their expenses, that we didn't previously have!</text:span></text:span></text:p>
      <text:p text:style-name="P292"/>
      <text:p text:style-name="P321"/>
      <text:h text:style-name="P261" text:outline-level="1"><text:bookmark-start text:name="__RefHeading__2412_2117885251"/>The Prosperity Plan<text:bookmark-end text:name="__RefHeading__2412_2117885251"/></text:h>
      <text:p text:style-name="P309"/>
      <text:h text:style-name="P267" text:outline-level="2"><text:bookmark-start text:name="__RefHeading__2414_2117885251"/>The Plan<text:bookmark-end text:name="__RefHeading__2414_2117885251"/></text:h>
      <text:p text:style-name="P309">The first step in any successful initiative is to actually have a plan. While this may seem obvious, in the complex dynamics of a mixed economy, political rivalries often take precedence over clear strategy. The Prosperity Plan must be actively supported by citizens, Parliament and the Executive.</text:p>
      <text:p text:style-name="P321"><text:span text:style-name="T137">The plan advocates for issuing a five-year Remote Worker Visa and offering a flat taxation (Visa Fee) of $</text:span><text:span text:style-name="T170">3</text:span><text:span text:style-name="T171">6</text:span><text:span text:style-name="T137">00 per year to attract remote workers. We need an aggressive lobbying strategy in place. Every day we delay, South Africa's unemployment situation worsens. </text:span><text:span text:style-name="T172">It is time for bold, non-political actions.</text:span></text:p>
      <text:p text:style-name="P308"/>
      <text:p text:style-name="P308"/>
      <text:p text:style-name="P308"/>
      <text:h text:style-name="P267" text:outline-level="2"/>
      <text:h text:style-name="P268" text:outline-level="2"><text:bookmark-start text:name="__RefHeading__2416_2117885251"/>The Measure<text:bookmark-end text:name="__RefHeading__2416_2117885251"/></text:h>
      <text:p text:style-name="P309"/>
      <text:p text:style-name="P307">How do we measure Inclusive Economic Growth?</text:p>
      <text:p text:style-name="P321"><text:span text:style-name="T137">Macroeconomics provides a straightforward platform for comparing policy alternatives with growth in real per capita GDP (</text:span><text:span text:style-name="T172">ΔRpcGDP</text:span><text:span text:style-name="T137">).</text:span></text:p>
      <text:p text:style-name="P321"><text:span text:style-name="T172">ΔRpcGDP</text:span><text:span text:style-name="T137"> has been criticized for not capturing essential aspects of human well-being and societal progress </text:span><text:span text:style-name="T173">(“Inclusiveness”)</text:span><text:span text:style-name="T137">. The Human Prosperity Index (HPI) and </text:span><text:span text:style-name="T173">Gini Coefficient</text:span><text:span text:style-name="T137"> provide a more comprehensive assessment of a nation's overall prosperity. </text:span></text:p>
      <text:p text:style-name="P321"><text:span text:style-name="T137">Despite the merits of the HPI and </text:span><text:span text:style-name="T173">Gini</text:span><text:span text:style-name="T137">, ΔRpcGDP remains the primary measure of prosperity due to its standardization, comparability, data availability, reliability, role in economic decision-making, and historical legacy.</text:span></text:p>
      <text:p text:style-name="P288"/>
      <text:p text:style-name="P292"/>
      <text:p text:style-name="P288"/>
      <text:h text:style-name="P267" text:outline-level="2"/>
      <text:h text:style-name="P267" text:outline-level="2"><text:bookmark-start text:name="__RefHeading___Toc24535_28964254201"/>Emulation<text:bookmark-end text:name="__RefHeading___Toc24535_28964254201"/></text:h>
      <text:p text:style-name="P309">Emulation allows us to learn from the successes and failures of others, rather than repeating costly mistakes. Emulation is not a matter of blind imitation, it requires discernment, adaptation, and contextual intelligence. Take the best and leave the worst.</text:p>
      <text:p text:style-name="P309"/>
      <text:p text:style-name="P309"/>
      <text:h text:style-name="P272" text:outline-level="3"/>
      <text:h text:style-name="P272" text:outline-level="3"/>
      <text:h text:style-name="P272" text:outline-level="3"/>
      <text:h text:style-name="P272" text:outline-level="3"/>
      <text:h text:style-name="P272" text:outline-level="3"/>
      <text:h text:style-name="P272" text:outline-level="3"><text:bookmark-start text:name="__RefHeading__2418_2117885251"/>Example Israel:<text:bookmark-end text:name="__RefHeading__2418_2117885251"/></text:h>
      <text:p text:style-name="P321"><text:span text:style-name="T174">T</text:span><text:span text:style-name="T137">ake Israel as a case study, one has to divorce oneself from the current traumatic events and look only at the economic data. </text:span>Israel imports high quality workers and lifts <text:span text:style-name="Strong_20_Emphasis"><text:span text:style-name="T336">ΔRpcGDP</text:span></text:span><text:span text:style-name="T137"> ten times</text:span> over neighbouring Jordan. Good to copy. <text:span text:style-name="T240">Open war on your citizens is not.</text:span></text:p>
      <text:p text:style-name="P288">Israel is a small land area, has no natural resources, and attracts little gross capital formation. A constant inflow of high nett worth immigrants who have high incomes means that their economy fires on full employment. </text:p>
      <text:p text:style-name="P288"><text:soft-page-break/></text:p>
      <text:p text:style-name="P288"/>
      <text:h text:style-name="P272" text:outline-level="3"><text:bookmark-start text:name="__RefHeading___Toc19026_2862455952"/><text:span text:style-name="Strong_20_Emphasis">Examples: Singapore, Hong Kong, UAE, Ireland</text:span><text:bookmark-end text:name="__RefHeading___Toc19026_2862455952"/></text:h>
      <text:p text:style-name="P274"><text:span text:style-name="Strong_20_Emphasis"/></text:p>
      <text:p text:style-name="P321"><text:span text:style-name="Strong_20_Emphasis"><text:span text:style-name="T363">O</text:span></text:span><text:span text:style-name="Strong_20_Emphasis"><text:span text:style-name="T345">ver the last fifty years we are presented with success stories from Special Economic Zones where workers are offered political and tax freedom. Inside the zone, </text:span></text:span><text:span text:style-name="Strong_20_Emphasis"><text:span text:style-name="T336">ΔRpcGDP</text:span></text:span><text:span text:style-name="Strong_20_Emphasis"><text:span text:style-name="T345"> flourishes.</text:span></text:span></text:p>
      <text:p text:style-name="P321"/>
      <text:h text:style-name="P267" text:outline-level="2"/>
      <text:h text:style-name="P268" text:outline-level="2"><text:bookmark-start text:name="__RefHeading___Toc5053_12652727211"/>The <text:span text:style-name="T444">F</text:span>irewall<text:bookmark-end text:name="__RefHeading___Toc5053_12652727211"/></text:h>
      <text:p text:style-name="P292"><text:span text:style-name="T137">Success for the Prosperity Plan is premised on the buy-in of the citizens of the host country. However, it </text:span><text:span text:style-name="T172">requires a hands-off approach </text:span><text:span text:style-name="T137">and guarantees to the incoming investors that their assets can be acquired and built without fear of tenure or taxation.</text:span></text:p>
      <text:p text:style-name="P288"/>
      <text:p text:style-name="P292"><text:span text:style-name="T137">Left unchecked with the libertarian approach, </text:span><text:span text:style-name="Strong_20_Emphasis"><text:span text:style-name="T333">ΔRpcGDP</text:span></text:span><text:span text:style-name="T137"> is likely to grow faster than the socialist approach. Success depends on </text:span><text:span text:style-name="T175">avoiding the temptation to tax and</text:span><text:span text:style-name="T137"> creating safeguards to ensure that libertarians get the room they desire to grow </text:span><text:span text:style-name="T175">without ideological impediment</text:span><text:span text:style-name="T137">.</text:span></text:p>
      <text:p text:style-name="P288"/>
      <text:p text:style-name="P292"><text:span text:style-name="T172">The RWV enhances socialist ambition, not impedes.</text:span><text:span text:style-name="T137"> It creates no crowding-out pressure, but in return expects none.</text:span></text:p>
      <text:p text:style-name="P292"/>
      <text:p text:style-name="P292"/>
      <text:h text:style-name="P260" text:outline-level="1"><text:span text:style-name="Strong_20_Emphasis"/></text:h>
      <text:h text:style-name="P261" text:outline-level="1"><text:bookmark-start text:name="__RefHeading__4302_2080300140"/><text:span text:style-name="Strong_20_Emphasis">Features of the RWV</text:span><text:bookmark-end text:name="__RefHeading__4302_2080300140"/></text:h>
      <text:p text:style-name="P321"><text:span text:style-name="Strong_20_Emphasis"><text:span text:style-name="T345">The RWV targets remote workers in Northern cities with an offshore income of </text:span></text:span><text:span text:style-name="Strong_20_Emphasis"><text:span text:style-name="T336">$ 5 000 per month or greater.</text:span></text:span></text:p>
      <text:p text:style-name="P321"><text:span text:style-name="Strong_20_Emphasis"><text:span text:style-name="T345">We pitch the remote workers visa at graduates in their twenties and thirties in high earning tax regimes </text:span></text:span><text:span text:style-name="Strong_20_Emphasis"><text:span text:style-name="T366">such as </text:span></text:span><text:span text:style-name="Strong_20_Emphasis"><text:span text:style-name="T345">San Francisco, New York, London, Hong Kong, Beijing, as well as tax shelters, Ireland, Singapore, UAE. </text:span></text:span><text:span text:style-name="Strong_20_Emphasis"><text:span text:style-name="T336">People you would meet in a bar, gym, country club, art gallery or rugby match. </text:span></text:span><text:span text:style-name="Strong_20_Emphasis"><text:span text:style-name="T345">They integrate easily and create labour linkages. Workers earning more than $5,000 per month are a bonus.</text:span></text:span></text:p>
      <text:p text:style-name="P321"><text:span text:style-name="Strong_20_Emphasis"><text:span text:style-name="T367">It t</text:span></text:span><text:span text:style-name="Strong_20_Emphasis"><text:span text:style-name="T345">akes a simple majority of Parliament and can be implemented in weeks by the Executive. Builds on the framework of the already existing legislation.</text:span></text:span></text:p>
      <text:p text:style-name="P321"><text:span text:style-name="Strong_20_Emphasis"><text:span text:style-name="T345">Does not require international approvals. </text:span></text:span></text:p>
      <text:p text:style-name="P321"><text:span text:style-name="Strong_20_Emphasis"><text:span text:style-name="T345">Does not require Capital,</text:span></text:span></text:p>
      <text:p text:style-name="P321"><text:span text:style-name="Strong_20_Emphasis"><text:span text:style-name="T368">Does not crowd out private investment.</text:span></text:span></text:p>
      <text:p text:style-name="P321"><text:span text:style-name="Strong_20_Emphasis"><text:span text:style-name="T345">The RWV is for five years paid yearly in advance. There is no exchange control.</text:span></text:span></text:p>
      <text:p text:style-name="P286"><text:span text:style-name="T396">Visa fee $ </text:span><text:span text:style-name="T397">3 600</text:span><text:span text:style-name="T396"> per year for 5 years</text:span><text:span text:style-name="T390">. Visa holders are exempt from South African income tax on overseas income do not have to register for SA tax unless they have SA income and their employers are not deemed to have established a presence in SA because a remote worker is working from SA. SA labour law does not apply to the overseas corporations employing remote visa holders.</text:span></text:p>
      <text:p text:style-name="P285"/>
      <text:p text:style-name="P286"><text:span text:style-name="T390">SA will facilitate Employers of Reference (EORs) that will allow remote workers to contract to their original foreign companies from a SA base with a zero-tax rate on their overseas earnings so releasing them from the tax liability in their home domicile. This will free up their capital to pay for the visa and consume SA goods and services. They do not get a SA work permit or access to public funds. </text:span><text:span text:style-name="T398">G</text:span><text:span text:style-name="Strong_20_Emphasis_20__28_WW_29_"><text:span text:style-name="T445">oods and services purchased are subject to VAT.</text:span></text:span></text:p>
      <text:p text:style-name="P283"><text:span text:style-name="Strong_20_Emphasis"><text:span text:style-name="T345"/></text:span></text:p>
      <text:p text:style-name="P315"/>
      <text:p text:style-name="P315"/>
      <text:h text:style-name="P267" text:outline-level="2"><text:bookmark-start text:name="__RefHeading___Toc9375_2862455952"/><text:span text:style-name="Strong_20_Emphasis"><text:span text:style-name="T336">Remote Workers</text:span></text:span><text:bookmark-end text:name="__RefHeading___Toc9375_2862455952"/></text:h>
      <text:p text:style-name="P321"/>
      <text:p text:style-name="P321"><text:span text:style-name="Strong_20_Emphasis"><text:span text:style-name="T345">Post-COVID, the number of remote workers in their twenties and thirties has surged across all major economies. These Millennial and Gen Z workers are affluent, tech-savvy, connected, mobile, and have significant disposable income.</text:span></text:span></text:p>
      <text:p text:style-name="P321"><text:span text:style-name="Strong_20_Emphasis"><text:span text:style-name="T345">The RWV will only succeed if these workers actually choose to relocate to South Africa. We must not only create a prosperous environment but also convince these workers that South Africa offers better opportunities than their current locations. The proposition must be clear and straightforward, simple enough to be endorsed by tax or immigration consultants.</text:span></text:span></text:p>
      <text:p text:style-name="P321"><text:span text:style-name="Strong_20_Emphasis"><text:span text:style-name="T345">The Western Cape offers a world-class environment with vast open spaces in close proximity to vibrant urban life. It boasts some of the best outdoor amenities and activities. It hosts world class </text:span></text:span><text:soft-page-break/><text:span text:style-name="Strong_20_Emphasis"><text:span text:style-name="T345">leisure activities, golf, cycling, sailing and high quality food, restaurants as well as a diverse art and culture offering.</text:span></text:span></text:p>
      <text:p text:style-name="P321"><text:span text:style-name="Strong_20_Emphasis"><text:span text:style-name="T345">With low rentals and property prices, the Western Cape provides ideal savings and investment opportunities for young, affluent remote workers who resonate with libertarian principles.</text:span></text:span></text:p>
      <text:p text:style-name="P321"/>
      <text:h text:style-name="P261" text:outline-level="1"><text:bookmark-start text:name="__RefHeading__2332_1450256362"/>Objections<text:bookmark-end text:name="__RefHeading__2332_1450256362"/></text:h>
      <text:h text:style-name="P267" text:outline-level="2"><text:bookmark-start text:name="__RefHeading__4311_2080300140"/>The Status Quo won’t work<text:bookmark-end text:name="__RefHeading__4311_2080300140"/></text:h>
      <text:p text:style-name="P321">Some objectors will propose retaining the status quo. The SA labour force is 24 million, of whic<text:span text:style-name="T447">h</text:span> 40% are unemployed. Our labour force is growing 1.6% a year. <text:span text:style-name="T447">T</text:span>o so<text:span text:style-name="T447">lve</text:span> our unemployment <text:span text:style-name="T447">problem</text:span> in the next five years by expanding the status quo, the economy will need to at grow 40%, an annualised 10% rate! <text:s/>Currently Treasury optimistically estimates we will grow at 1.6%. </text:p>
      <text:p text:style-name="P311">This is a crisis.</text:p>
      <text:p text:style-name="P321"/>
      <text:h text:style-name="P267" text:outline-level="2"/>
      <text:h text:style-name="P265" text:outline-level="2"><text:bookmark-start text:name="__RefHeading___Toc15793_11805188381"/>South Africa is a service economy<text:bookmark-end text:name="__RefHeading___Toc15793_11805188381"/></text:h>
      <text:p text:style-name="P317"/>
      <text:p text:style-name="P322"><text:span text:style-name="T336">We are young, intelligent and we are good at servicing customers, </text:span><text:span text:style-name="T382">62% of GDP is from services[</text:span><text:span text:style-name="T383">62</text:span><text:span text:style-name="T382">]</text:span><text:span text:style-name="T336">.</text:span><text:span text:style-name="T390"> Remote workers </text:span><text:span text:style-name="T399">(</text:span><text:span text:style-name="T390">Digital Nomads</text:span><text:span text:style-name="T399">)</text:span><text:span text:style-name="T390"> now make up 40 million of the worlds labour force, and are one of the fastest growing industries [</text:span><text:span text:style-name="T400">51,56</text:span><text:span text:style-name="T390">]</text:span><text:span text:style-name="T336">. </text:span><text:span text:style-name="T384">Each remote worker</text:span><text:span text:style-name="T336"> will create t</text:span><text:span text:style-name="T385">wo</text:span><text:span text:style-name="T336"> local service jobs </text:span><text:span text:style-name="T386">(</text:span><text:span text:style-name="T385">our estimate</text:span><text:span text:style-name="T386">)</text:span><text:span text:style-name="T385"> </text:span><text:span text:style-name="T336">and </text:span><text:span text:style-name="T385">through linkages and social interaction, </text:span><text:span text:style-name="T336">develop local workers into remote workers.</text:span></text:p>
      <text:p text:style-name="P315"/>
      <text:p text:style-name="P318"><text:span text:style-name="T336">Our current service industry lacks customers.</text:span><text:span text:style-name="T337"> Lets import them.</text:span></text:p>
      <text:p text:style-name="P313"/>
      <text:h text:style-name="P268" text:outline-level="2"><text:bookmark-start text:name="__RefHeading___Toc15787_11805188381"/>Investment is Declining<text:bookmark-end text:name="__RefHeading___Toc15787_11805188381"/></text:h>
      <text:p text:style-name="P322"><text:span text:style-name="T336">SA gross capital formation is dismal, as low as 13% when it takes around 30% to grow a </text:span><text:span text:style-name="T387">typical upper middle income</text:span><text:span text:style-name="T336"> economy.</text:span><text:span text:style-name="T385"> </text:span><text:span text:style-name="T336">Any </text:span><text:span text:style-name="T387">proposals that assume SA is going to increase gross fixed capital formation of 30% are fantastical.</text:span></text:p>
      <text:p text:style-name="P315"/>
      <text:p text:style-name="P322"><text:span text:style-name="T336">Success with the RWV</text:span><text:span text:style-name="T337"> </text:span><text:span text:style-name="T343">does not </text:span><text:span text:style-name="T337">require us turning gross investment around.</text:span><text:span text:style-name="T336"> Of course, that is an admirable endeavour, b</text:span><text:span text:style-name="T385">u</text:span><text:span text:style-name="T336">t is not a requirement for the success of the RWV. The remote workers are using offshore capital to produce output!</text:span></text:p>
      <text:p text:style-name="P315"/>
      <text:p text:style-name="P315"/>
      <text:p text:style-name="P315"/>
      <text:p text:style-name="P315"/>
      <text:p text:style-name="P315"/>
      <text:p text:style-name="P315"/>
      <text:p text:style-name="P315"/>
      <text:p text:style-name="P315"/>
      <text:p text:style-name="P315"/>
      <text:h text:style-name="P260" text:outline-level="1"/>
      <text:p text:style-name="P321"/>
      <text:p text:style-name="P321"/>
      <text:p text:style-name="P321"/>
      <text:h text:style-name="P260" text:outline-level="1"><text:bookmark-start text:name="__RefHeading__2422_2117885251"/>Principles<text:bookmark-end text:name="__RefHeading__2422_2117885251"/></text:h>
      <text:p text:style-name="P316"/>
      <text:h text:style-name="P267" text:outline-level="2"><text:bookmark-start text:name="__RefHeading__2424_2117885251"/>Libertarianism<text:bookmark-end text:name="__RefHeading__2424_2117885251"/></text:h>
      <text:p text:style-name="P316"/>
      <text:p text:style-name="P321"><text:span text:style-name="T337">Libertarianism</text:span><text:span text:style-name="T336"> is a political philosophy that asserts individuals are the absolute owners of their own lives and economic output. In contrast, </text:span><text:span text:style-name="T337">nationalism </text:span><text:span text:style-name="T336">emphasizes using state resources to promote the interests of specific groups, while </text:span><text:span text:style-name="T337">socialism</text:span><text:span text:style-name="T336"> represents an intermediate phase between </text:span><text:span text:style-name="T337">capitalism</text:span><text:span text:style-name="T336"> and </text:span><text:span text:style-name="T337">communism</text:span><text:span text:style-name="T336">.</text:span></text:p>
      <text:p text:style-name="P321"><text:span text:style-name="T336">Nationalists often present arguments ranging from irrational xenophobia to tedious debates about preserving culture, extending to stubborn bigots who refuse to accept anything outside their preconceived narratives. Socialists encompass a range of economic ideologies from capitalism to Marxism and everything in between. Many of these debates can be addressed through a rational analysis of </text:span><text:span text:style-name="T337">ΔRpcGDP.</text:span></text:p>
      <text:p text:style-name="P316"><text:soft-page-break/>We acknowledge that some difficult decisions may need to be mad<text:span text:style-name="T448">e, </text:span>but we will handle these situations with honesty and transparency. <text:span text:style-name="T448">W</text:span>e recognize that there will always be those who resist logic, and we may not be able to win them over.</text:p>
      <text:p text:style-name="P316">To succeed in South Africa, the Prosperity Plan will require broad consensus. The goal is for everyone to benefit.</text:p>
      <text:p text:style-name="P322"/>
      <text:h text:style-name="P268" text:outline-level="2"><text:bookmark-start text:name="__RefHeading__2334_1450256362"/>Assume a can opener<text:bookmark-end text:name="__RefHeading__2334_1450256362"/></text:h>
      <text:p text:style-name="P321"/>
      <text:p text:style-name="P321">Assume a can opener is when you are on a beach and ask an economist how to open a can and he says, “<text:span text:style-name="T200">Assume a can opener.</text:span>”.</text:p>
      <text:p text:style-name="P321"><text:span text:style-name="T240">The Prosperity Plan does not assume can openers</text:span>. We face desperate times. The Prosperity Plan may not be perfect, but it is better than the rest. When suggesting alternatives always look at the assumptions, they are usually full of can openers!</text:p>
      <text:p text:style-name="P321"/>
      <text:h text:style-name="P267" text:outline-level="2"/>
      <text:h text:style-name="P267" text:outline-level="2"><text:bookmark-start text:name="__RefHeading___Toc4633_4434631961"/>Effect of an immigrant<text:bookmark-end text:name="__RefHeading___Toc4633_4434631961"/></text:h>
      <text:p text:style-name="P309"/>
      <text:p text:style-name="P309">When an immigrant moves to a new country but continues to receive foreign income, such as from a pension, investments, or remote work, it introduces new money into the domestic economy. This foreign income drives economic activity in the host country. For instance, the immigrant might:</text:p>
      <text:p text:style-name="P309">1. Rent or buy housing, benefiting real estate and construction.</text:p>
      <text:p text:style-name="P309">2. Purchase consumer goods, supporting retail and manufacturing.</text:p>
      <text:p text:style-name="P309">3. Pay for services like healthcare and entertainment, boosting the service sectors.</text:p>
      <text:p text:style-name="P309">4. Invest in local businesses or financial instruments, increasing capital inflows.</text:p>
      <text:p text:style-name="P309">Additionally, this foreign income has a multiplier effect. As the money circulates, it generates further income for businesses, workers, and suppliers, creating additional economic activity and production.</text:p>
      <text:h text:style-name="P267" text:outline-level="2"/>
      <text:h text:style-name="P268" text:outline-level="2"><text:bookmark-start text:name="__RefHeading__2426_2117885251"/>Okun’s Law<text:bookmark-end text:name="__RefHeading__2426_2117885251"/></text:h>
      <text:p text:style-name="P321"/>
      <text:p text:style-name="P321">Okun's Law describes the relationship between unemployment and economic growth, showing that for every 1 percentage point increase in unemployment above its natural rate, GDP drops by 2-3 percentage points below its potential. [<text:span text:style-name="T449">2</text:span><text:span text:style-name="T450">3</text:span>]</text:p>
      <text:p text:style-name="P321">The GDP gap measures the difference between a country’s potential GDP at full employment and its actual GDP. With South Africa's unemployment exceeding 40%, this relationship is critical.</text:p>
      <text:p text:style-name="P321">Okun's Law underscores the importance of full employment for <text:span text:style-name="T251">inclusive </text:span><text:span text:style-name="T240">economic growth.</text:span></text:p>
      <text:p text:style-name="P321"/>
      <text:h text:style-name="P267" text:outline-level="2"><text:bookmark-start text:name="__RefHeading__2428_2117885251"/>Example: Western Cape<text:bookmark-end text:name="__RefHeading__2428_2117885251"/></text:h>
      <text:p text:style-name="P321"/>
      <text:p text:style-name="P321">The Western Cape has seasonal accommodation and labour capacity <text:span text:style-name="T451">[</text:span><text:span text:style-name="T452">11</text:span><text:span text:style-name="T451">]. </text:span>According to Okun's Law, extending this seasonality will boost <text:span text:style-name="T453">inclusive growth</text:span>.</text:p>
      <text:p text:style-name="P321">The Prosperity Plan addresses this by attracting remote workers, which extends the tourist industry and leverage’s local service skills. As remote workers interact with locals, they increase awareness of remote work opportunities, helping to expand the sector locally.</text:p>
      <text:p text:style-name="P321"><text:span text:style-name="T224">Contrast the tourism sectors job creation potential 40 to 90 jobs per $ million spent, [</text:span><text:span text:style-name="T225">6</text:span><text:span text:style-name="T226">3</text:span><text:span text:style-name="T224">] with manufacturing of 0.5 [</text:span><text:span text:style-name="T225">1</text:span><text:span text:style-name="T226">7</text:span><text:span text:style-name="T224">]. The prosperity plan uses no capital and delivers revenue to the fiscus!</text:span></text:p>
      <text:p text:style-name="P321"/>
      <text:p text:style-name="P321"/>
      <text:h text:style-name="P267" text:outline-level="2"/>
      <text:h text:style-name="P268" text:outline-level="2"/>
      <text:h text:style-name="P267" text:outline-level="2"><text:bookmark-start text:name="__RefHeading___Toc4741_1979897323"/>The Ricardo-Barro Effective<text:bookmark-end text:name="__RefHeading___Toc4741_1979897323"/></text:h>
      <text:p text:style-name="P321"/>
      <text:p text:style-name="P288">The Ricardo-Barro effect states that increased government spending financed by debt will not increase private spending!</text:p>
      <text:p text:style-name="P292"/>
      <text:p text:style-name="P288">Private spenders clam up when they see debt, because they prepare for the inevitable taxation that must come to repay the borrowing.</text:p>
      <text:p text:style-name="P288"/>
      <text:p text:style-name="P292"><text:span text:style-name="T137">This is a nasty outcome for socialist </text:span><text:span text:style-name="T173">thinking</text:span><text:span text:style-name="T137">, where the </text:span><text:span text:style-name="T411">raison d’etre</text:span> <text:span text:style-name="T137">for the huge salaries and the massive budgets is that the politicians have persuaded the voters that they, more than the captains of industry can actually do something about unemployment. <text:s/>Ricardo-Barrow delivers us into the </text:span><text:span text:style-name="T173">dark world where</text:span><text:span text:style-name="T137"> the employers have the choice to employ or not.</text:span></text:p>
      <text:p text:style-name="P288"/>
      <text:h text:style-name="P267" text:outline-level="2"><text:bookmark-start text:name="__RefHeading__2430_2117885251"/>Home Market Effect<text:bookmark-end text:name="__RefHeading__2430_2117885251"/></text:h>
      <text:p text:style-name="P321"/>
      <text:p text:style-name="P321">This concept, central to the Prosperity Plan, won Paul Krugman the Nobel Prize in Economics [<text:span text:style-name="T454">31</text:span>].</text:p>
      <text:p text:style-name="P321">The home market effect in international trade theory emphasizes how domestic demand drives economic growth and shapes a country's industrial specialization. Countries tend to specialize in products with strong local demand, benefiting from economies of scale. <text:span text:style-name="T455">[4</text:span><text:span text:style-name="T456">6</text:span><text:span text:style-name="T455">]</text:span></text:p>
      <text:p text:style-name="P321"/>
      <text:h text:style-name="P272" text:outline-level="3"><text:bookmark-start text:name="__RefHeading__2432_2117885251"/>Example: South Africa<text:bookmark-end text:name="__RefHeading__2432_2117885251"/></text:h>
      <text:p text:style-name="P321"/>
      <text:p text:style-name="P321">In South Africa's resource-driven economy, exports like platinum have little local demand and few linkages to local workers. As a price taker, South Africa suffers when global prices drop, leading to economic downturns, as seen in the iron and steel industries.</text:p>
      <text:p text:style-name="P321">The RWV, focused on remote workers, leverage’s Cape Town’s strong tourism market. For instance, hotel occupancy rates in February reach 82%, dropping to 50% off-season <text:span text:style-name="T457">[11</text:span><text:span text:style-name="T458">]</text:span>. By attracting remote workers <text:span text:style-name="T458">who</text:span> stay longer, the home market effect strengthens, boosting the hotel and property sectors.</text:p>
      <text:p text:style-name="P321">Remote workers, whose salaries grow three times faster than GDP (10% vs. 2%), drive demand for improved accommodation, leading to rising property prices and increased investment, fuelling high growth.</text:p>
      <text:p text:style-name="P321"/>
      <text:h text:style-name="P272" text:outline-level="3"/>
      <text:h text:style-name="P273" text:outline-level="3"><text:bookmark-start text:name="__RefHeading__2434_2117885251"/>Example: California<text:bookmark-end text:name="__RefHeading__2434_2117885251"/></text:h>
      <text:h text:style-name="P272" text:outline-level="3"/>
      <text:p text:style-name="P321">California's major cities exemplify the home market effect:</text:p>
      <text:p text:style-name="P321">1. Los Angeles: Entertainment and media industries.</text:p>
      <text:p text:style-name="P321">2. San Francisco: Information technology.</text:p>
      <text:p text:style-name="P321">3. San Diego: Biotechnology and life sciences.</text:p>
      <text:p text:style-name="P321">These cities have specialized, attracting global talent and investment, overcoming natural resource limitations, and driving California’s <text:span text:style-name="T240">ΔRpcGDP</text:span> above the national average.</text:p>
      <text:p text:style-name="P321"><text:span text:style-name="T252">The Prosperity Plan will create a new </text:span><text:span text:style-name="T253">R</text:span><text:span text:style-name="T252">emote </text:span><text:span text:style-name="T253">W</text:span><text:span text:style-name="T252">orking industry in the Western Cape</text:span></text:p>
      <text:h text:style-name="P272" text:outline-level="3"/>
      <text:h text:style-name="P272" text:outline-level="3"/>
      <text:p text:style-name="P321"/>
      <text:h text:style-name="P267" text:outline-level="2"/>
      <text:h text:style-name="P261" text:outline-level="1"><text:bookmark-start text:name="__RefHeading___Toc2802_14600257191"/>The Model<text:bookmark-end text:name="__RefHeading___Toc2802_14600257191"/></text:h>
      <text:h text:style-name="P267" text:outline-level="2"><text:bookmark-start text:name="__RefHeading__4204_2080300140"/><text:span text:style-name="Strong_20_Emphasis"><text:span text:style-name="T336">Macroeconomics</text:span></text:span><text:bookmark-end text:name="__RefHeading__4204_2080300140"/></text:h>
      <text:p text:style-name="P309">Macroeconomics is a framework that makes comparisons and measurements easier. The biggest assumption is that all output is regarded as homogeneous.</text:p>
      <text:p text:style-name="P321"><text:span text:style-name="Strong_20_Emphasis"><text:span text:style-name="T388">We use </text:span></text:span><text:span text:style-name="Strong_20_Emphasis"><text:span text:style-name="T336">ΔRpcGDP </text:span></text:span><text:span text:style-name="Strong_20_Emphasis"><text:span text:style-name="T362">as the</text:span></text:span><text:span text:style-name="Strong_20_Emphasis"><text:span text:style-name="T346"> measure of the </text:span></text:span><text:span text:style-name="Strong_20_Emphasis"><text:span text:style-name="T362">improvement in </text:span></text:span><text:span text:style-name="Strong_20_Emphasis"><text:span text:style-name="T346">average economic output per person.</text:span></text:span></text:p>
      <text:p text:style-name="P321"><text:span text:style-name="Strong_20_Emphasis"><text:span text:style-name="T346">We relat</text:span></text:span><text:span text:style-name="Strong_20_Emphasis"><text:span text:style-name="T362">e</text:span></text:span><text:span text:style-name="Strong_20_Emphasis"><text:span text:style-name="T346"> unemployment to GDP </text:span></text:span><text:span text:style-name="Strong_20_Emphasis"><text:span text:style-name="T362">using</text:span></text:span><text:span text:style-name="Strong_20_Emphasis"><text:span text:style-name="T346"> Okun’s law.</text:span></text:span></text:p>
      <text:h text:style-name="P267" text:outline-level="2"><text:bookmark-start text:name="__RefHeading__4300_2080300140"/><text:span text:style-name="Strong_20_Emphasis">Data</text:span><text:bookmark-end text:name="__RefHeading__4300_2080300140"/></text:h>
      <text:p text:style-name="P321"/>
      <text:p text:style-name="P321"><text:span text:style-name="Strong_20_Emphasis"><text:span text:style-name="T345">We use annual data from StatsSA, Treasury, </text:span></text:span><text:span text:style-name="Strong_20_Emphasis"><text:span text:style-name="T369">Cape Tourism </text:span></text:span><text:span text:style-name="Strong_20_Emphasis"><text:span text:style-name="T345">and general media.</text:span></text:span></text:p>
      <text:h text:style-name="P267" text:outline-level="2"><text:bookmark-start text:name="__RefHeading__4206_2080300140"/><text:span text:style-name="Strong_20_Emphasis"><text:span text:style-name="T336">Forecast</text:span></text:span><text:bookmark-end text:name="__RefHeading__4206_2080300140"/></text:h>
      <text:p text:style-name="P321"/>
      <text:p text:style-name="P321"><text:span text:style-name="Strong_20_Emphasis">World Forecast</text:span></text:p>
      <text:p text:style-name="P321"><text:span text:style-name="Strong_20_Emphasis"><text:span text:style-name="T345">We get our data from The SA </text:span></text:span><text:span text:style-name="Strong_20_Emphasis"><text:span text:style-name="T370">T</text:span></text:span><text:span text:style-name="Strong_20_Emphasis"><text:span text:style-name="T345">reasury.</text:span></text:span></text:p>
      <text:p text:style-name="P321"/>
      <text:p text:style-name="P321"/>
      <text:p text:style-name="P321"><text:bookmark-start text:name="__RefHeading___Toc24531_28964254201"/><text:span text:style-name="Strong_20_Emphasis">Forecast for South Africa.</text:span><text:bookmark-end text:name="__RefHeading___Toc24531_28964254201"/></text:p>
      <text:p text:style-name="P321"><text:span text:style-name="Strong_20_Emphasis"><text:span text:style-name="T345">The Scope of the model is a five year forecast with data taken from the MTBPS compiled by Treasury.</text:span></text:span></text:p>
      <text:p text:style-name="P321"><text:bookmark-start text:name="__RefHeading___Toc24539_28964254201"/><text:span text:style-name="Strong_20_Emphasis"><text:span text:style-name="T345">South Africa's RpcGDP is extrapolated from three to five years using Treasury's growth forecast of 1.8%</text:span></text:span><text:bookmark-end text:name="__RefHeading___Toc24539_28964254201"/></text:p>
      <text:p text:style-name="P321"/>
      <text:p text:style-name="P321"/>
      <text:p text:style-name="P321"/>
      <text:p text:style-name="P321"/>
      <text:p text:style-name="P321"/>
      <text:p text:style-name="P321"/>
      <text:p text:style-name="P321"/>
      <text:p text:style-name="P321"/>
      <text:p text:style-name="P321"/>
      <text:p text:style-name="P321"/>
      <text:p text:style-name="P321"><text:soft-page-break/></text:p>
      <text:p text:style-name="P321"/>
      <text:p text:style-name="P321"/>
      <text:p text:style-name="P321"/>
      <text:p text:style-name="P321"/>
      <text:p text:style-name="P321"/>
      <text:p text:style-name="P321"/>
      <text:p text:style-name="P321"/>
      <text:p text:style-name="P321"/>
      <text:p text:style-name="P321"><text:span text:style-name="Strong_20_Emphasis"><text:span text:style-name="T336"/></text:span></text:p>
      <text:p text:style-name="P321"><text:span text:style-name="Strong_20_Emphasis"><text:span text:style-name="T336">Forecast </text:span></text:span><text:span text:style-name="Strong_20_Emphasis"><text:span text:style-name="T389">of</text:span></text:span><text:span text:style-name="Strong_20_Emphasis"><text:span text:style-name="T336"> the Market for Remote Workers</text:span></text:span></text:p>
      <text:p text:style-name="P321"><text:span text:style-name="Strong_20_Emphasis"><text:span text:style-name="T345">This</text:span></text:span><text:span text:style-name="Strong_20_Emphasis"><text:span text:style-name="T371"> is one of the most difficult variables to forecast.</text:span></text:span></text:p>
      <text:p text:style-name="P321"><text:span text:style-name="Strong_20_Emphasis"><text:span text:style-name="T371">T</text:span></text:span><text:span text:style-name="Strong_20_Emphasis"><text:span text:style-name="T345">he global freelance market was valued at $4.43 billion in 2022, expected to reach $12.01 billion by 2028 [</text:span></text:span><text:span text:style-name="Strong_20_Emphasis"><text:span text:style-name="T372">5</text:span></text:span><text:span text:style-name="Strong_20_Emphasis"><text:span text:style-name="T345">]. This highlights the vast potential market for remote workers, far exceeding the scale of South Africa's economy. There are 40m digital nomads around the world. [</text:span></text:span><text:span text:style-name="Strong_20_Emphasis"><text:span text:style-name="T373">5</text:span></text:span><text:span text:style-name="Strong_20_Emphasis"><text:span text:style-name="T374">6</text:span></text:span><text:span text:style-name="Strong_20_Emphasis"><text:span text:style-name="T345">]</text:span></text:span></text:p>
      <text:p text:style-name="P321"><text:span text:style-name="Strong_20_Emphasis"><text:span text:style-name="T345">We predict that, ceteris paribus, issuing </text:span></text:span><text:span text:style-name="Strong_20_Emphasis"><text:span text:style-name="T375">7</text:span></text:span><text:span text:style-name="Strong_20_Emphasis"><text:span text:style-name="T345">00 000 visas would allow us to fill them over five years with vetted candidates, </text:span></text:span><text:span text:style-name="Strong_20_Emphasis"><text:span text:style-name="T376">l</text:span></text:span><text:span text:style-name="Strong_20_Emphasis"><text:span text:style-name="T345">ess if we fail to pass the legislation or </text:span></text:span><text:span text:style-name="Strong_20_Emphasis"><text:span text:style-name="T376">fail to </text:span></text:span><text:span text:style-name="Strong_20_Emphasis"><text:span text:style-name="T345">communicate the libertarian message. There is no sunk cost, so the benefit works with </text:span></text:span><text:span text:style-name="Strong_20_Emphasis"><text:span text:style-name="T377">1, 70, </text:span></text:span><text:span text:style-name="Strong_20_Emphasis"><text:span text:style-name="T345"><text:s/>or </text:span></text:span><text:span text:style-name="Strong_20_Emphasis"><text:span text:style-name="T378">7</text:span></text:span><text:span text:style-name="Strong_20_Emphasis"><text:span text:style-name="T345">00 000 </text:span></text:span><text:span text:style-name="Strong_20_Emphasis"><text:span text:style-name="T377">remote workers</text:span></text:span><text:span text:style-name="Strong_20_Emphasis"><text:span text:style-name="T345">.</text:span></text:span></text:p>
      <text:p text:style-name="P321"><text:span text:style-name="Strong_20_Emphasis"><text:span text:style-name="T371">The</text:span></text:span><text:span text:style-name="Strong_20_Emphasis"><text:span text:style-name="T379">re is sufficient</text:span></text:span><text:span text:style-name="Strong_20_Emphasis"><text:span text:style-name="T371"> </text:span></text:span><text:span text:style-name="Strong_20_Emphasis"><text:span text:style-name="T379">supply of</text:span></text:span><text:span text:style-name="Strong_20_Emphasis"><text:span text:style-name="T371"> remote worker</text:span></text:span><text:span text:style-name="Strong_20_Emphasis"><text:span text:style-name="T379">s</text:span></text:span><text:span text:style-name="Strong_20_Emphasis"><text:span text:style-name="T371">. Attracting </text:span></text:span><text:span text:style-name="Strong_20_Emphasis"><text:span text:style-name="T380">them is </text:span></text:span><text:span text:style-name="Strong_20_Emphasis"><text:span text:style-name="T371">taking a sip from a fire-hose. Our limitation is having the collective will to </text:span></text:span><text:span text:style-name="Strong_20_Emphasis"><text:span text:style-name="T380">implement</text:span></text:span><text:span text:style-name="Strong_20_Emphasis"><text:span text:style-name="T371">.</text:span></text:span></text:p>
      <text:p text:style-name="P321"/>
      <text:h text:style-name="P267" text:outline-level="2"><text:span text:style-name="Strong_20_Emphasis"><text:span text:style-name="T337"/></text:span></text:h>
      <text:h text:style-name="P267" text:outline-level="2"><text:bookmark-start text:name="__RefHeading__2436_2117885251"/><text:span text:style-name="Strong_20_Emphasis"><text:span text:style-name="T337">Population and Status Quo Forecasts</text:span></text:span><text:bookmark-end text:name="__RefHeading__2436_2117885251"/></text:h>
      <text:p text:style-name="P321"/>
      <text:p text:style-name="P321"><text:span text:style-name="Strong_20_Emphasis"><text:span text:style-name="T345">Using data from Treasury and StatsSA, we project the next five years. Even in the Western Cape, the outlook is grim, with a decline in per capita GDP. The status quo forecast predicts no significant drop in unemployment.</text:span></text:span></text:p>
      <text:p text:style-name="P321"><text:span text:style-name="Strong_20_Emphasis"><text:span text:style-name="T381">Remote workers are a fast growing market</text:span></text:span><text:span text:style-name="Strong_20_Emphasis"><text:span text:style-name="T345">. As </text:span></text:span><text:span text:style-name="Strong_20_Emphasis"><text:span text:style-name="T379">remote</text:span></text:span><text:span text:style-name="Strong_20_Emphasis"><text:span text:style-name="T345"> workers settle, they will increase their incomes as their skills grow, providing a significant boost to the host country. Countries like Ireland and </text:span></text:span><text:span text:style-name="Strong_20_Emphasis"><text:span text:style-name="T379">the UAE</text:span></text:span><text:span text:style-name="Strong_20_Emphasis"><text:span text:style-name="T345"> have already experienced these benefits.</text:span></text:span></text:p>
      <text:p text:style-name="P321"><text:span text:style-name="Strong_20_Emphasis"><text:span text:style-name="T345"/></text:span></text:p>
      <text:p text:style-name="P321"/>
      <text:p text:style-name="P321"/>
      <text:p text:style-name="P321"><text:soft-page-break/></text:p>
      <text:p text:style-name="P323"><text:span text:style-name="Strong_20_Emphasis"><text:span text:style-name="T336">Forecast Labour force</text:span></text:span></text:p>
      <text:p text:style-name="P321"><text:span text:style-name="T459">We </text:span>forecast <text:span text:style-name="T460">l</text:span>abour force us<text:span text:style-name="T459">ing</text:span> the Population Pyramid. <text:span text:style-name="T459">B</text:span>y eye balling the pyramid, <text:span text:style-name="T460">we</text:span> can see that the new workers in the 15 to 20 year group vastly out number older workers in the 65 to 68 year group. Expect around 8.6% or 700 000 new job seekers to enter the market every year. Approximately 70 000 of these will be in the Western Cape.</text:p>
      <text:p text:style-name="P321"><text:span text:style-name="T459">There are few firm forecasts of unemployment from Treasury, </text:span><text:span text:style-name="T460">i</text:span><text:span text:style-name="T459">ts an unpopular number. </text:span>We make the assumption that the Western Cape in its status quo will create <text:span text:style-name="T459">82 </text:span>000 jobs per year, without the RWV. This assumption<text:span text:style-name="T459"> </text:span>predicts that the number of <text:span text:style-name="T459">jobs required is <text:s/>1,4 Million </text:span><text:span text:style-name="T461">over</text:span><text:span text:style-name="T459"> five years.</text:span></text:p>
      <text:p text:style-name="P321"><text:span text:style-name="T240">African Labo</text:span><text:span text:style-name="T254">u</text:span><text:span text:style-name="T240">r Immigrants</text:span></text:p>
      <text:p text:style-name="P321"><text:span text:style-name="T459">We use Zimbabwe as a proxy</text:span>. Examining the Stats SA data and the Stats Zimbabwe data we make the assumption that 30 000 new low earning African Immigrants will arrive in the Western Cape each year.</text:p>
      <text:p text:style-name="P311">Effect of the RWV</text:p>
      <text:p text:style-name="P321">We assume that the RWV workers will increase their earnings by 10% per year and spend 40% of their earnings on local goods and services.</text:p>
      <text:p text:style-name="P321">We assume that on average they will bring one dependent with them. This is a high estimate.</text:p>
      <text:h text:style-name="P268" text:outline-level="2"><text:bookmark-start text:name="__RefHeading__4440_1450256362"/>Western Cape Data<text:bookmark-end text:name="__RefHeading__4440_1450256362"/></text:h>
      <text:p text:style-name="P321"/>
      <text:h text:style-name="P267" text:outline-level="2"/>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19"><text:soft-page-break/>Quarterly Labour Survey (StatsSA)</text:p>
      <text:h text:style-name="P268" text:outline-level="2"><text:bookmark-start text:name="__RefHeading__4343_2080300140"/>Evaluation of Results<text:bookmark-end text:name="__RefHeading__4343_2080300140"/></text:h>
      <text:p text:style-name="P311">The result is astounding!</text:p>
      <text:p text:style-name="P321"><text:a xlink:type="simple" xlink:href="https://www.turbocash.net/a/pages/prosperityplan/files/prosperityplancalculations6.ods" text:style-name="Internet_20_link" text:visited-style-name="Visited_20_Internet_20_Link">DOWNLOAD </text:a><text:span text:style-name="T462">the Model </text:span>Spreadsheet <text:span text:style-name="T462">and do you</text:span><text:span text:style-name="T460">r</text:span><text:span text:style-name="T462"> own what ifs.</text:span></text:p>
      <text:p text:style-name="P321"><text:span text:style-name="T257"><text:s/></text:span><text:span text:style-name="T258">18 </text:span><text:span text:style-name="T255"><text:s text:c="2"/>We reduce u</text:span><text:span text:style-name="T240">nemploy</text:span><text:span text:style-name="T255">ment from 870 000 to zero </text:span><text:span text:style-name="T240">over five years.</text:span></text:p>
      <text:p text:style-name="P311"/>
      <text:p text:style-name="P311"/>
      <text:p text:style-name="P321"><text:span text:style-name="T257"><text:s/>2</text:span><text:span text:style-name="T258">9 </text:span><text:span text:style-name="T240"><text:s text:c="2"/>Δ RpcGDP for the Western Cape over five years with status quo is <text:s/>2.29%.</text:span></text:p>
      <text:p text:style-name="P312"/>
      <text:p text:style-name="P312"/>
      <text:p text:style-name="P320"/>
      <text:p text:style-name="P323"><text:span text:style-name="T257"><text:s/></text:span><text:span text:style-name="T258">44</text:span><text:span text:style-name="T240"> <text:s/>Δ RpcGDP with RWV is </text:span><text:span text:style-name="T256">83</text:span><text:span text:style-name="T240">.</text:span><text:span text:style-name="T256">4</text:span><text:span text:style-name="T240">0%</text:span></text:p>
      <text:p text:style-name="P311"/>
      <text:p text:style-name="P311"/>
      <text:p text:style-name="P321"><text:span text:style-name="T257"><text:s/></text:span><text:span text:style-name="T258">52</text:span><text:span text:style-name="T240"> <text:s/>R</text:span><text:span text:style-name="T256">151</text:span><text:span text:style-name="T240"> Bn nett Fiscal Benefit of RWV over five years</text:span></text:p>
      <text:p text:style-name="P321"><text:span text:style-name="T240"/></text:p>
      <text:h text:style-name="Heading_20_1" text:outline-level="1"><text:bookmark-start text:name="__RefHeading___Toc11479_2075991339"/><text:span text:style-name="T467">prosperityplancalculations</text:span>6<text:bookmark-end text:name="__RefHeading___Toc11479_2075991339"/></text:h>
      <text:p text:style-name="P324"><text:span text:style-name="T240"/></text:p>
      <text:p text:style-name="P277"><text:tab/>2024<text:tab/>2025<text:tab/>2026<text:tab/>2027<text:tab/>2028<text:tab/>2029<text:tab/><text:tab/>Scource</text:p>
      <text:p text:style-name="P277">Prosperity Plan<text:tab/><text:tab/><text:tab/><text:tab/><text:tab/><text:tab/><text:tab/><text:tab/></text:p>
      <text:p text:style-name="P277">World Population<text:tab/><text:tab/>8,191,988,453<text:tab/>8,264,364,509<text:tab/>8,335,977,671<text:tab/>8,406,828,792<text:tab/>8,476,889,391<text:tab/>1<text:tab/>World banK</text:p>
      <text:p text:style-name="P277">Gowth Rate<text:tab/><text:tab/>0.90 %<text:tab/>0.88 %<text:tab/>0.87 %<text:tab/>0.85 %<text:tab/>0.83 %<text:tab/><text:tab/></text:p>
      <text:p text:style-name="P277"><text:tab/><text:tab/><text:tab/><text:tab/><text:tab/><text:tab/><text:tab/><text:tab/></text:p>
      <text:p text:style-name="P277">SA Population<text:tab/>61 929 221<text:tab/><text:tab/><text:tab/><text:tab/><text:tab/><text:tab/>2<text:tab/>Stats SA</text:p>
      <text:p text:style-name="P277">SA labor market entrants<text:tab/><text:tab/>1 077 568<text:tab/>1 077 568<text:tab/>1 077 568<text:tab/>1 077 568<text:tab/>1 077 568<text:tab/>3<text:tab/>Deduced from SA Population Pyramid</text:p>
      <text:p text:style-name="P277">African Job Seeksers<text:tab/><text:tab/>359 052<text:tab/>359 052<text:tab/>359 052<text:tab/>359 052<text:tab/>359 052<text:tab/>4<text:tab/>Deduced from Zim Population Pyramid</text:p>
      <text:p text:style-name="P277"><text:tab/><text:tab/><text:tab/><text:tab/><text:tab/><text:tab/><text:tab/><text:tab/></text:p>
      <text:p text:style-name="P277">Western Cape Unemployment<text:tab/><text:tab/><text:tab/><text:tab/><text:tab/><text:tab/><text:tab/><text:tab/></text:p>
      <text:p text:style-name="P277">Population<text:tab/>5 035 000<text:tab/><text:tab/><text:tab/><text:tab/><text:tab/><text:tab/>5<text:tab/>Quarterly Labor market survey</text:p>
      <text:p text:style-name="P277">Labor Force<text:tab/>3 486 000<text:tab/><text:tab/><text:tab/><text:tab/><text:tab/><text:tab/>6<text:tab/>Quarterly Labor market survey</text:p>
      <text:p text:style-name="P277">Employed<text:tab/>2 740 000<text:tab/><text:tab/><text:tab/><text:tab/><text:tab/><text:tab/>7<text:tab/>Quarterly Labor market survey</text:p>
      <text:p text:style-name="P277">Unemployed<text:tab/>745 000<text:tab/><text:tab/><text:tab/><text:tab/><text:tab/><text:tab/>8<text:tab/>Quarterly Labor market survey</text:p>
      <text:p text:style-name="P277">Discouraged workseekers<text:tab/>125 000<text:tab/><text:tab/><text:tab/><text:tab/><text:tab/><text:tab/>9<text:tab/>Quarterly Labor market survey</text:p>
      <text:p text:style-name="P277">Not economically active<text:tab/>1 425 000<text:tab/><text:tab/><text:tab/><text:tab/><text:tab/><text:tab/>10<text:tab/>Quarterly Labor market survey</text:p>
      <text:p text:style-name="P277">Number of Jobs created by a remote worker<text:tab/>2<text:tab/><text:tab/><text:tab/><text:tab/><text:tab/><text:tab/>11<text:tab/>Deduced</text:p>
      <text:p text:style-name="P277"><text:tab/><text:tab/><text:tab/><text:tab/><text:tab/><text:tab/><text:tab/><text:tab/></text:p>
      <text:p text:style-name="P277">New Job seekers<text:tab/><text:tab/>195 380<text:tab/>195 380<text:tab/>195 380<text:tab/>195 380<text:tab/>195 380<text:tab/>12<text:tab/>Deduced</text:p>
      <text:p text:style-name="P277">Jobs Created by Status Quo<text:tab/><text:tab/>82 000<text:tab/>84 296<text:tab/>86 656<text:tab/>89 083<text:tab/>91 577<text:tab/>14<text:tab/>Deduced</text:p>
      <text:p text:style-name="P277">Cumulative Jobs Required<text:tab/>0<text:tab/>983 380<text:tab/>1 094 464<text:tab/>1 203 188<text:tab/>1 309 485<text:tab/>1 413 288<text:tab/>13<text:tab/>Calculation</text:p>
      <text:p text:style-name="P277">Incoming remote worker<text:tab/><text:tab/>100 000<text:tab/>150 000<text:tab/>150 000<text:tab/>150 000<text:tab/>150 000<text:tab/>15<text:tab/>Deduced</text:p>
      <text:p text:style-name="P277">Cumulative incoming Workers<text:tab/><text:tab/>100 000<text:tab/>250 000<text:tab/>400 000<text:tab/>550 000<text:tab/>700 000<text:tab/>16<text:tab/></text:p>
      <text:p text:style-name="P277">New Jobs Created by RWV<text:tab/><text:tab/>200 000<text:tab/>300 000<text:tab/>300 000<text:tab/>300 000<text:tab/>300 000<text:tab/>17<text:tab/>Calculation</text:p>
      <text:p text:style-name="P277">Cum New Jobs Created by RWV<text:tab/><text:tab/>200 000<text:tab/>500 000<text:tab/>800 000<text:tab/>1 100 000<text:tab/>1 400 000<text:tab/><text:tab/></text:p>
      <text:p text:style-name="P277">Cumulative Jobs Required after RWV<text:tab/><text:tab/>783 380<text:tab/>594 464<text:tab/>403 188<text:tab/>209 485<text:tab/>13 288<text:tab/>18<text:tab/>Calculation</text:p>
      <text:p text:style-name="P277"><text:tab/>2024<text:tab/>2025<text:tab/>2026<text:tab/>2027<text:tab/>2028<text:tab/>2029<text:tab/><text:tab/></text:p>
      <text:p text:style-name="P277">Western Cape GDP Status Quo<text:tab/><text:tab/><text:tab/><text:tab/><text:tab/><text:tab/><text:tab/><text:tab/></text:p>
      <text:p text:style-name="P277">South Africa GDP Rand cvurrent prices<text:tab/>7 346 000 000 000<text:tab/><text:tab/><text:tab/><text:tab/><text:tab/><text:tab/>19<text:tab/>Treasury</text:p>
      <text:p text:style-name="P277"><text:soft-page-break/>Western Cape (13.6%)<text:tab/>999 056 000 000<text:tab/><text:tab/><text:tab/><text:tab/><text:tab/><text:tab/>20<text:tab/>Calculated</text:p>
      <text:p text:style-name="P277">Real GDP Growth<text:tab/><text:tab/>1,6%<text:tab/>1,8%<text:tab/>1,8%<text:tab/>1,8%<text:tab/>1,8%<text:tab/>21<text:tab/>Extrapolation of Teasury Forecast</text:p>
      <text:p text:style-name="P277">WesternCape GDP (2023 Rand prices)<text:tab/><text:tab/>1 015 040 896 000<text:tab/>1 033 311 632 128<text:tab/>1 051 911 241 506<text:tab/>1 070 845 643 853<text:tab/>1 090 120 865 443<text:tab/>22<text:tab/>Applying National Average</text:p>
      <text:p text:style-name="P277"><text:tab/><text:tab/><text:tab/><text:tab/><text:tab/><text:tab/><text:tab/><text:tab/></text:p>
      <text:p text:style-name="P277">Western Cape Population<text:tab/><text:tab/><text:tab/><text:tab/><text:tab/><text:tab/><text:tab/><text:tab/></text:p>
      <text:p text:style-name="P277">Population<text:tab/>7 433 019<text:tab/><text:tab/><text:tab/><text:tab/><text:tab/><text:tab/>23<text:tab/>Stats SA</text:p>
      <text:p text:style-name="P277">Population Growth<text:tab/>1,30%<text:tab/>1,30%<text:tab/>1,30%<text:tab/>1,30%<text:tab/>1,30%<text:tab/>1,30%<text:tab/>24<text:tab/>Extrapolated using National Average Growth</text:p>
      <text:p text:style-name="P277">Average Dependents each RWVs<text:tab/>1<text:tab/><text:tab/><text:tab/><text:tab/><text:tab/><text:tab/><text:tab/></text:p>
      <text:p text:style-name="P277">Population <text:s/>Status Quo<text:tab/><text:tab/>7 529 648<text:tab/>7 627 534<text:tab/>7 726 692<text:tab/>7 827 139<text:tab/>7 928 891<text:tab/>25<text:tab/>Calculation</text:p>
      <text:p text:style-name="P277">Population of RWV<text:tab/><text:tab/>200 000<text:tab/>500 000<text:tab/>800 000<text:tab/>1 100 000<text:tab/>1 400 000<text:tab/>26<text:tab/>Assume each RM brings one dependent</text:p>
      <text:p text:style-name="P277"><text:tab/><text:tab/><text:tab/><text:tab/><text:tab/><text:tab/><text:tab/><text:tab/></text:p>
      <text:p text:style-name="P277">Western Cape pc GDP status Quo<text:tab/><text:tab/><text:tab/><text:tab/><text:tab/><text:tab/><text:tab/><text:tab/></text:p>
      <text:p text:style-name="P277">per capita GDP Status Quo<text:tab/>134 408<text:tab/>134 806<text:tab/>135 471<text:tab/>136 140<text:tab/>136 812<text:tab/>137 487<text:tab/>27<text:tab/></text:p>
      <text:p text:style-name="P277">Growth in per capita GDP Status Quo<text:tab/><text:tab/>0,296%<text:tab/>0,494%<text:tab/>0,494%<text:tab/>0,494%<text:tab/>0,494%<text:tab/>28<text:tab/></text:p>
      <text:p text:style-name="P277">? RpcGDP over five years at 2023 Prices<text:tab/><text:tab/><text:tab/><text:tab/><text:tab/><text:tab/>2,29%<text:tab/>29<text:tab/></text:p>
      <text:p text:style-name="P277"><text:tab/>2024<text:tab/>2025<text:tab/>2026<text:tab/>2027<text:tab/>2028<text:tab/>2029<text:tab/><text:tab/></text:p>
      <text:p text:style-name="P277">Western Cape with RWV<text:tab/><text:tab/><text:tab/><text:tab/><text:tab/><text:tab/><text:tab/><text:tab/></text:p>
      <text:p text:style-name="P277">Offshore income per Remote Workers<text:tab/>864 000<text:tab/><text:tab/><text:tab/><text:tab/><text:tab/><text:tab/>30<text:tab/>$4000 per month</text:p>
      <text:p text:style-name="P277">Growth in offshore income pa<text:tab/>10,0%<text:tab/><text:tab/><text:tab/><text:tab/><text:tab/><text:tab/>31<text:tab/>Under Estimate</text:p>
      <text:p text:style-name="P277">Local Expenditure %<text:tab/>60,0%<text:tab/><text:tab/><text:tab/><text:tab/><text:tab/><text:tab/>32<text:tab/>Estimate</text:p>
      <text:p text:style-name="P277">Visa Cost<text:tab/>64 800<text:tab/><text:tab/><text:tab/><text:tab/><text:tab/><text:tab/>33<text:tab/>$300 a month 18-1 Exch</text:p>
      <text:p text:style-name="P277">Offshore income of Remote Workers<text:tab/><text:tab/>86 400 000 000<text:tab/>224 640 000 000<text:tab/>376 704 000 000<text:tab/>543 974 400 000<text:tab/>727 971 840 000<text:tab/>34<text:tab/></text:p>
      <text:p text:style-name="P277">Visa Fees<text:tab/><text:tab/>6 480 000 000<text:tab/>16 200 000 000<text:tab/>25 920 000 000<text:tab/>35 640 000 000<text:tab/>45 360 000 000<text:tab/>35<text:tab/></text:p>
      <text:p text:style-name="P277">Local Expenditure by RWVs<text:tab/><text:tab/>51 840 000 000<text:tab/>134 784 000 000<text:tab/>226 022 400 000<text:tab/>326 384 640 000<text:tab/>436 783 104 000<text:tab/>36<text:tab/></text:p>
      <text:p text:style-name="P277">Cumulative GDP increase of RWV<text:tab/><text:tab/>144 720 000 000<text:tab/>375 624 000 000<text:tab/>628 646 400 000<text:tab/>905 999 040 000<text:tab/>1 210 114 944 000<text:tab/>37<text:tab/>Calculation (CHECK)</text:p>
      <text:p text:style-name="P277">Population with RWV<text:tab/><text:tab/>200 000<text:tab/>500 000<text:tab/>800 000<text:tab/>1 100 000<text:tab/>1 400 000<text:tab/>38<text:tab/></text:p>
      <text:p text:style-name="P277">Per Capita GDP <text:s text:c="2"/>of RWV<text:tab/><text:tab/>723 600<text:tab/>751 248<text:tab/>785 808<text:tab/>823 635<text:tab/>864 368<text:tab/>39<text:tab/>Calculation</text:p>
      <text:p text:style-name="P277"><text:tab/><text:tab/><text:tab/><text:tab/><text:tab/><text:tab/><text:tab/><text:tab/></text:p>
      <text:p text:style-name="P277">WC Total GDP with RWV<text:tab/><text:tab/>1 159 760 896 000<text:tab/>1 408 935 632 128<text:tab/>1 680 557 641 506<text:tab/>1 976 844 683 853<text:tab/>2 300 235 809 443<text:tab/>40<text:tab/>Calculation</text:p>
      <text:p text:style-name="P277">WC Total GDP per capita<text:tab/><text:tab/>150 041<text:tab/>173 353<text:tab/>197 094<text:tab/>221 442<text:tab/>246 571<text:tab/>41<text:tab/>Calculation</text:p>
      <text:p text:style-name="P277">WC Total Growth in GDP per capita<text:tab/><text:tab/>11,631%<text:tab/>15,538%<text:tab/>13,695%<text:tab/>12,354%<text:tab/>11,348%<text:tab/>42<text:tab/>Calculation (CHECK)</text:p>
      <text:p text:style-name="P277">Cumulative increase in <text:s/>GDP over five years at 2023 Prices<text:tab/><text:tab/><text:tab/><text:tab/><text:tab/><text:tab/>130,2%<text:tab/>43<text:tab/>Calculation</text:p>
      <text:p text:style-name="P277">? RpcGDP over five years at 2023 Prices<text:tab/><text:tab/><text:tab/><text:tab/><text:tab/><text:tab/>83,450%<text:tab/>44<text:tab/></text:p>
      <text:p text:style-name="P277"><text:tab/><text:tab/><text:tab/><text:tab/><text:tab/><text:tab/><text:tab/><text:tab/></text:p>
      <text:p text:style-name="P277"><text:tab/>2024<text:tab/>2025<text:tab/>2026<text:tab/>2027<text:tab/>2028<text:tab/>2029<text:tab/><text:tab/></text:p>
      <text:p text:style-name="P277">Tax Increase<text:tab/><text:tab/><text:tab/><text:tab/><text:tab/><text:tab/><text:tab/><text:tab/></text:p>
      <text:p text:style-name="P277">Vat <text:s/>Rate of expenditures of RWV<text:tab/>10,0%<text:tab/><text:tab/><text:tab/><text:tab/><text:tab/><text:tab/>45<text:tab/>Mix of Vat and non vat expenditures</text:p>
      <text:p text:style-name="P277">Cost of Visa ($300 per month)<text:tab/>64 800<text:tab/><text:tab/><text:tab/><text:tab/><text:tab/><text:tab/>46<text:tab/>Assumption</text:p>
      <text:p text:style-name="P277"><text:soft-page-break/>Unemployent Grant<text:tab/>1 000<text:tab/><text:tab/><text:tab/><text:tab/><text:tab/><text:tab/><text:tab/></text:p>
      <text:p text:style-name="P277">Visa Collections<text:tab/><text:tab/>6 480 000 000<text:tab/>9 720 000 000<text:tab/>9 720 000 000<text:tab/>9 720 000 000<text:tab/>9 720 000 000<text:tab/>47<text:tab/>Calculation</text:p>
      <text:p text:style-name="P277">Tax collected (largely VAT)<text:tab/><text:tab/>5 184 000 000<text:tab/>13 478 400 000<text:tab/>22 602 240 000<text:tab/>32 638 464 000<text:tab/>43 678 310 400<text:tab/>48<text:tab/>10% of expenditure</text:p>
      <text:p text:style-name="P277">Unemployment grants cancelled<text:tab/><text:tab/>200 000 000<text:tab/>500 000 000<text:tab/>800 000 000<text:tab/>1 100 000 000<text:tab/>1 400 000 000<text:tab/>49<text:tab/>R1000 per employed..</text:p>
      <text:p text:style-name="P277">Increased Government Expenditure 50%<text:tab/>-32 400<text:tab/><text:tab/><text:tab/><text:tab/><text:tab/><text:tab/>50<text:tab/></text:p>
      <text:p text:style-name="P277">Increased Government Expenditure<text:tab/><text:tab/>-3 240 000 000<text:tab/>-3 240 000 000<text:tab/>-3 240 000 000<text:tab/>-3 240 000 000<text:tab/>-3 240 000 000<text:tab/>51<text:tab/></text:p>
      <text:p text:style-name="P277">Nett Fiscal Benefit<text:tab/><text:tab/>8 624 000 000<text:tab/>20 458 400 000<text:tab/>29 882 240 000<text:tab/>40 218 464 000<text:tab/>51 558 310 400<text:tab/>52<text:tab/>Calculation CHECK</text:p>
      <text:p text:style-name="P277">Cummulative Nett Fiscal Benefit<text:tab/><text:tab/>8 624 000 000<text:tab/>29 082 400 000<text:tab/>58 964 640 000<text:tab/>99 183 104 000<text:tab/>150 741 414 400<text:tab/>52<text:tab/></text:p>
      <text:p text:style-name="P277"><text:tab/><text:tab/><text:tab/><text:tab/><text:tab/><text:tab/><text:tab/><text:tab/></text:p>
      <text:p text:style-name="P277"><text:tab/><text:tab/><text:tab/><text:tab/><text:tab/><text:tab/><text:tab/><text:tab/></text:p>
      <text:p text:style-name="P277">Notes<text:tab/><text:tab/><text:tab/><text:tab/><text:tab/><text:tab/><text:tab/><text:tab/></text:p>
      <text:p text:style-name="P277">1<text:tab/>World population is stable<text:tab/><text:tab/><text:tab/><text:tab/><text:tab/><text:tab/><text:tab/></text:p>
      <text:p text:style-name="P277"><text:tab/>South African Growth is stable<text:tab/><text:tab/><text:tab/><text:tab/><text:tab/><text:tab/><text:tab/></text:p>
      <text:p text:style-name="P277"><text:tab/><text:tab/><text:tab/><text:tab/><text:tab/><text:tab/><text:tab/><text:tab/></text:p>
      <text:p text:style-name="P277">2<text:tab/>South African Growth is stable<text:tab/><text:tab/><text:tab/><text:tab/><text:tab/><text:tab/><text:tab/></text:p>
      <text:p text:style-name="P277"><text:tab/><text:tab/><text:tab/><text:tab/><text:tab/><text:tab/><text:tab/><text:tab/></text:p>
      <text:p text:style-name="P277">3<text:tab/>New labor entrants are estimated as the number of people<text:tab/><text:tab/><text:tab/><text:tab/><text:tab/><text:tab/><text:tab/></text:p>
      <text:p text:style-name="P277"><text:tab/>coming out of the 15 to 20 year group.<text:tab/><text:tab/><text:tab/><text:tab/><text:tab/><text:tab/><text:tab/></text:p>
      <text:p text:style-name="P277"><text:tab/>Taken as annual figure over five years.<text:tab/><text:tab/><text:tab/><text:tab/><text:tab/><text:tab/><text:tab/></text:p>
      <text:p text:style-name="P277"><text:tab/><text:tab/><text:tab/><text:tab/><text:tab/><text:tab/><text:tab/><text:tab/></text:p>
      <text:p text:style-name="P277"><text:tab/>In population pyramid South Africa<text:tab/><text:tab/><text:tab/><text:tab/><text:tab/><text:tab/><text:tab/></text:p>
      <text:p text:style-name="P277"><text:tab/>in age group 15 to20<text:tab/><text:tab/>8,7%<text:tab/><text:tab/><text:tab/><text:tab/><text:tab/></text:p>
      <text:p text:style-name="P277"><text:tab/>population<text:tab/><text:tab/>61 929 221<text:tab/><text:tab/><text:tab/><text:tab/><text:tab/></text:p>
      <text:p text:style-name="P277"><text:tab/>Estimate Annual Increase in labor market<text:tab/><text:tab/>1 077 568<text:tab/><text:tab/><text:tab/><text:tab/><text:tab/></text:p>
      <text:p text:style-name="P277"><text:tab/><text:tab/><text:tab/><text:tab/><text:tab/><text:tab/><text:tab/><text:tab/></text:p>
      <text:p text:style-name="P277">4<text:tab/>New labor entrants are estimated as the number of people<text:tab/><text:tab/><text:tab/><text:tab/><text:tab/><text:tab/><text:tab/></text:p>
      <text:p text:style-name="P277"><text:tab/>coming out of the 15 to 20 year group.<text:tab/><text:tab/><text:tab/><text:tab/><text:tab/><text:tab/><text:tab/></text:p>
      <text:p text:style-name="P277"><text:tab/>Taken as annual figure over five years.<text:tab/><text:tab/><text:tab/><text:tab/><text:tab/><text:tab/><text:tab/></text:p>
      <text:p text:style-name="P277"><text:tab/><text:tab/><text:tab/><text:tab/><text:tab/><text:tab/><text:tab/><text:tab/></text:p>
      <text:p text:style-name="P277"><text:tab/>In population pyramid Zimbabwe<text:tab/><text:tab/><text:tab/><text:tab/><text:tab/><text:tab/><text:tab/></text:p>
      <text:p text:style-name="P277"><text:tab/>in age group 15 to20<text:tab/><text:tab/>11,0%<text:tab/><text:tab/><text:tab/><text:tab/><text:tab/></text:p>
      <text:p text:style-name="P277"><text:tab/>population<text:tab/><text:tab/>16 320 567<text:tab/><text:tab/><text:tab/><text:tab/><text:tab/></text:p>
      <text:p text:style-name="P277"><text:tab/>Estimate Annual Increase in labor market<text:tab/><text:tab/>359 052<text:tab/><text:tab/><text:tab/><text:tab/><text:tab/></text:p>
      <text:p text:style-name="P277"><text:tab/><text:tab/><text:tab/><text:tab/><text:tab/><text:tab/><text:tab/><text:tab/></text:p>
      <text:p text:style-name="P277">11<text:tab/>Tourist data works on the number of days stayed<text:tab/><text:tab/><text:tab/><text:tab/><text:tab/><text:tab/><text:tab/></text:p>
      <text:p text:style-name="P277"><text:tab/>btw 0.3 and 1.5 chat WTCC gpt minister weigner ct 0.02 claude 0.147<text:tab/><text:tab/><text:tab/><text:tab/><text:tab/><text:tab/><text:tab/></text:p>
      <text:p text:style-name="P277"><text:tab/>Remote workers stay all year.<text:tab/><text:tab/><text:tab/><text:tab/><text:tab/><text:tab/><text:tab/></text:p>
      <text:p text:style-name="P277"><text:tab/>Heuristic “guess” is that this is two jobs per incomming worker<text:tab/><text:tab/><text:tab/><text:tab/><text:tab/><text:tab/><text:tab/></text:p>
      <text:p text:style-name="P277"><text:tab/>Does not include the local users that they hire for their teams.<text:tab/><text:tab/><text:tab/><text:tab/><text:tab/><text:tab/><text:tab/></text:p>
      <text:p text:style-name="P277"><text:tab/><text:tab/><text:tab/><text:tab/><text:tab/><text:tab/><text:tab/><text:tab/></text:p>
      <text:p text:style-name="P277">12<text:tab/>SA Job Seekers<text:tab/><text:tab/>1 077 568<text:tab/><text:tab/><text:tab/><text:tab/><text:tab/></text:p>
      <text:p text:style-name="P277"><text:tab/>Zimbabwean Job Seekers<text:tab/><text:tab/>359 052<text:tab/><text:tab/><text:tab/><text:tab/><text:tab/></text:p>
      <text:p text:style-name="P277"><text:tab/><text:tab/><text:tab/>1 436 621<text:tab/><text:tab/><text:tab/><text:tab/><text:tab/></text:p>
      <text:p text:style-name="P277"><text:tab/>Western Cape GDP percentage of national<text:tab/><text:tab/>13,6%<text:tab/><text:tab/><text:tab/><text:tab/><text:tab/></text:p>
      <text:p text:style-name="P277"><text:tab/>Western Cape Job <text:s/>Seekers<text:tab/><text:tab/>195 380<text:tab/><text:tab/><text:tab/><text:tab/><text:tab/></text:p>
      <text:p text:style-name="P277"><text:tab/><text:tab/><text:tab/><text:tab/><text:tab/><text:tab/><text:tab/><text:tab/></text:p>
      <text:p text:style-name="P277">14<text:tab/>QES Jan 2023<text:tab/><text:tab/>2 658 000<text:tab/><text:tab/><text:tab/><text:tab/><text:tab/></text:p>
      <text:p text:style-name="P277"><text:tab/>QES Jan 2024<text:tab/><text:tab/>2 740 000<text:tab/><text:tab/><text:tab/><text:tab/><text:tab/></text:p>
      <text:p text:style-name="P277"><text:soft-page-break/><text:tab/>Jobs created in Western Cape<text:tab/><text:tab/>82 000<text:tab/><text:tab/><text:tab/><text:tab/><text:tab/></text:p>
      <text:p text:style-name="P277"><text:tab/>Extrapolate this for five year forecast<text:tab/><text:tab/><text:tab/><text:tab/><text:tab/><text:tab/><text:tab/></text:p>
      <text:p text:style-name="P277"><text:tab/>Growing at 2.8 %<text:tab/><text:tab/><text:tab/><text:tab/><text:tab/><text:tab/><text:tab/></text:p>
      <text:p text:style-name="P277"><text:tab/><text:tab/><text:tab/><text:tab/><text:tab/><text:tab/><text:tab/><text:tab/></text:p>
      <text:p text:style-name="P277">15<text:tab/>This is one of the toughest number to forecast<text:tab/><text:tab/><text:tab/><text:tab/><text:tab/><text:tab/><text:tab/></text:p>
      <text:p text:style-name="P277"><text:tab/>It depends on how much we commit to getting the workers<text:tab/><text:tab/><text:tab/><text:tab/><text:tab/><text:tab/><text:tab/></text:p>
      <text:p text:style-name="P277"><text:tab/>We have to let go of the taxation<text:tab/><text:tab/><text:tab/><text:tab/><text:tab/><text:tab/><text:tab/></text:p>
      <text:p text:style-name="P277"><text:tab/>We have to make them feel safe and welcome<text:tab/><text:tab/><text:tab/><text:tab/><text:tab/><text:tab/><text:tab/></text:p>
      <text:p text:style-name="P277"><text:tab/><text:tab/><text:tab/><text:tab/><text:tab/><text:tab/><text:tab/><text:tab/></text:p>
      <text:p text:style-name="P277">18<text:tab/>Assuming we can attract 700,000 remote workers<text:tab/><text:tab/>13 288<text:tab/><text:tab/><text:tab/><text:tab/><text:tab/></text:p>
      <text:p text:style-name="P277"><text:tab/> Cape will be seeking workers by 2029!<text:tab/><text:tab/><text:tab/><text:tab/><text:tab/><text:tab/><text:tab/></text:p>
      <text:p text:style-name="P277"><text:tab/>Play with the combos to test the robustness<text:tab/><text:tab/><text:tab/><text:tab/><text:tab/><text:tab/><text:tab/></text:p>
      <text:p text:style-name="P277"><text:tab/><text:tab/><text:tab/><text:tab/><text:tab/><text:tab/><text:tab/><text:tab/></text:p>
      <text:p text:style-name="P277">30<text:tab/>Target is graduates in their twenties and thitrties<text:tab/><text:tab/><text:tab/><text:tab/><text:tab/><text:tab/><text:tab/></text:p>
      <text:p text:style-name="P277"><text:tab/>Earn $4000 per month<text:tab/><text:tab/><text:tab/><text:tab/><text:tab/><text:tab/><text:tab/></text:p>
      <text:p text:style-name="P277"><text:tab/>Grow incomes at 10% per annum<text:tab/><text:tab/><text:tab/><text:tab/><text:tab/><text:tab/><text:tab/></text:p>
      <text:p text:style-name="P277"><text:tab/><text:tab/><text:tab/><text:tab/><text:tab/><text:tab/><text:tab/><text:tab/></text:p>
      <text:p text:style-name="P277">33<text:tab/>Visa cost is $300 per month<text:tab/><text:tab/><text:tab/><text:tab/><text:tab/><text:tab/><text:tab/></text:p>
      <text:p text:style-name="P277"><text:tab/>exchange rate is 18<text:tab/><text:tab/><text:tab/><text:tab/><text:tab/><text:tab/><text:tab/></text:p>
      <text:p text:style-name="P277"><text:tab/>fees per year<text:tab/><text:tab/>64 800<text:tab/><text:tab/><text:tab/><text:tab/><text:tab/></text:p>
      <text:p text:style-name="P277"><text:tab/>They get basic services, no education or complex health<text:tab/><text:tab/><text:tab/><text:tab/><text:tab/><text:tab/><text:tab/></text:p>
      <text:p text:style-name="P277"><text:tab/><text:tab/><text:tab/><text:tab/><text:tab/><text:tab/><text:tab/><text:tab/></text:p>
      <text:p text:style-name="P277">45<text:tab/>Effective Vate rate assumes Remote workers<text:tab/><text:tab/><text:tab/><text:tab/><text:tab/><text:tab/><text:tab/></text:p>
      <text:p text:style-name="P277"><text:tab/>Purchase two thirds fromn vat vendors and<text:tab/><text:tab/><text:tab/><text:tab/><text:tab/><text:tab/><text:tab/></text:p>
      <text:p text:style-name="P277"><text:tab/>On third from non Vat Vendors<text:tab/><text:tab/><text:tab/><text:tab/><text:tab/><text:tab/><text:tab/></text:p>
      <text:p text:style-name="P277"><text:tab/>Over estimates GDP because expenditure on<text:tab/><text:tab/><text:tab/><text:tab/><text:tab/><text:tab/><text:tab/></text:p>
      <text:p text:style-name="P276"><text:span text:style-name="T240"><text:tab/>Imports would be GDP deduction.<text:tab/><text:tab/><text:tab/><text:tab/><text:tab/><text:tab/><text:tab/></text:span></text:p>
      <text:h text:style-name="P266" text:outline-level="2"><text:bookmark-start text:name="__RefHeading__4343_2080300140 Copy 1"/>Conclusion<text:bookmark-end text:name="__RefHeading__4343_2080300140 Copy 1"/></text:h>
      <text:p text:style-name="P320"/>
      <text:p text:style-name="P320">The Prosperity Plan delivers inclusive economic growth with positive fiscal benefits from instantiation, requiring only the political will to amend the legislation. <text:span text:style-name="T463">This will work in the Western Cape and then be emulated in the rest of SA.</text:span></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260" text:outline-level="1"><text:bookmark-start text:name="__RefHeading___Toc9154_2862455952"/>References<text:bookmark-end text:name="__RefHeading___Toc9154_2862455952"/></text:h>
      <text:list xml:id="list1113218993" text:style-name="L1">
        <text:list-item>
          <text:p text:style-name="P289"><text:span text:style-name="T138">Copeman, Philip, Mar</text:span><text:span text:style-name="T160">c</text:span><text:span text:style-name="T138"> Beckenstrater, </text:span><text:a xlink:type="simple" xlink:href="http://www.turbocash.net/a/pages/prosperityplan%20%20" text:style-name="Internet_20_link" text:visited-style-name="Visited_20_Internet_20_Link"><text:span text:style-name="T162">The Prosperity Plan</text:span></text:a><text:span text:style-name="T138">, 2024, </text:span></text:p>
          <text:p text:style-name="P287"/>
        </text:list-item>
        <text:list-item>
          <text:p text:style-name="P278"><text:span text:style-name="T138">Copeman, Philip, </text:span><text:a xlink:type="simple" xlink:href="file:///C:/Users/User/Users/marcb/%20https://philipcopeman.ning.com/profiles/blogs/forecasting-inflation-with-input-output-analysis" text:style-name="Internet_20_link" text:visited-style-name="Visited_20_Internet_20_Link"><text:span text:style-name="T163">Forecasting Inflation with Input Output Analysis</text:span></text:a><text:span text:style-name="T163">, </text:span><text:span text:style-name="T138">MBA Thesis University of the Witwatersrand, <text:s/>1982 </text:span></text:p>
          <text:p text:style-name="P279"/>
        </text:list-item>
        <text:list-item>
          <text:p text:style-name="P295"><text:span text:style-name="T138">Copeman, Philip, </text:span><text:a xlink:type="simple" xlink:href="https://www.turbocash.net/SouthernSunset/" text:style-name="Internet_20_link" text:visited-style-name="Visited_20_Internet_20_Link"><text:span text:style-name="T163">Southern Sunset</text:span></text:a><text:span text:style-name="T138">, 2013</text:span></text:p>
        </text:list-item>
        <text:list-item>
          <text:p text:style-name="P295"><text:span text:style-name="T80">Copeman, Philip,</text:span><text:span text:style-name="T87"> </text:span><text:a xlink:type="simple" xlink:href="https://www.youtube.com/watch?v=KFAdjub9dAY" text:style-name="Internet_20_link" text:visited-style-name="Visited_20_Internet_20_Link">Speeches of Sobukwe Inaugural Address,</text:a><text:span text:style-name="T87"> (video)</text:span><text:span text:style-name="T56">1959 </text:span></text:p>
        </text:list-item>
        <text:list-item>
          <text:p text:style-name="P295"><text:span text:style-name="T56">Amon, Romj et al, </text:span><text:a xlink:type="simple" xlink:href="https://techjury.net/blog/freelance-statistics/%20" text:style-name="Internet_20_link" text:visited-style-name="Visited_20_Internet_20_Link"><text:span text:style-name="T87">35 Stunning Freelance Statistics You Need To Know in 2024</text:span></text:a><text:span text:style-name="T56">, Techjury,</text:span></text:p>
        </text:list-item>
        <text:list-item>
          <text:p text:style-name="P295"><text:span text:style-name="T56">Ball, Laurence, João Tovar Jalles, and Prakash Loungani, </text:span><text:a xlink:type="simple" xlink:href="https://www.imf.org/external/pubs/ft/wp/2014/wp1424.pdf" text:style-name="Internet_20_link" text:visited-style-name="Visited_20_Internet_20_Link">Do Forecasters Believe in Okun’s Law? An Assessment of Unemployment and Output Forecasts,</text:a><text:span text:style-name="T87"> </text:span><text:span text:style-name="T80">International Monetary Fund, 2014.</text:span></text:p>
        </text:list-item>
        <text:list-item>
          <text:p text:style-name="P301"><text:soft-page-break/><text:span text:style-name="T80">Barro, R. J. (1974). Are Government Bonds Net Wealth? </text:span><text:span text:style-name="Emphasis"><text:span text:style-name="T446">Journal of Political Economy, 82</text:span></text:span>(6), 1095-1117.</text:p>
        </text:list-item>
        <text:list-item>
          <text:p text:style-name="P280">Buchanan, J. M. (1958). <text:span text:style-name="T200">Public Principles of Public Debt: A Defense and Restatement.</text:span> Richard D. Irwin, Inc</text:p>
          <text:p text:style-name="P281"/>
        </text:list-item>
        <text:list-item>
          <text:p text:style-name="P296">Business Insider, <text:a xlink:type="simple" xlink:href="https://www.businessinsider.com/most-expensive-cities-worldwide-to-rent-an-apartment-2019-5#3-new-york-city-us-23" text:style-name="Internet_20_link" text:visited-style-name="Visited_20_Internet_20_Link"><text:span text:style-name="T200">The 25 Most Expensive Cities Around the World to Rent an Apartment</text:span></text:a> , 2019</text:p>
        </text:list-item>
        <text:list-item>
          <text:p text:style-name="P295"><text:span text:style-name="T80">Business Tech,</text:span><text:span text:style-name="T87"> <text:s/></text:span><text:a xlink:type="simple" xlink:href="https://businesstech.co.za/news/lifestyle/774002/the-countries-where-rich-south-africans-can-buy-citizenship-starting-from-r1-8-million/" text:style-name="Internet_20_link" text:visited-style-name="Visited_20_Internet_20_Link">The countries where rich South Africans can ‘buy’ citizenship – starting from R1.8 million</text:a><text:span text:style-name="T87">, </text:span><text:span text:style-name="T80">BusinessTech, </text:span><text:span text:style-name="T87">2023</text:span><text:span text:style-name="T80"> </text:span></text:p>
        </text:list-item>
        <text:list-item>
          <text:p text:style-name="P297"><text:span text:style-name="T83">Cape Tourism </text:span><text:a xlink:type="simple" xlink:href="https://www.capetown.travel/wp-content/uploads/Annual-Report-2023.pdf" text:style-name="Internet_20_link" text:visited-style-name="Visited_20_Internet_20_Link"><text:span text:style-name="T464">Annual Report</text:span></text:a><text:span text:style-name="T83">, 2023</text:span><text:span text:style-name="T87"> </text:span></text:p>
        </text:list-item>
        <text:list-item>
          <text:p text:style-name="P295"><text:span text:style-name="T80">Chatterjee, Aroop <text:s/>et al</text:span><text:span text:style-name="T87">, </text:span><text:a xlink:type="simple" xlink:href="https://culturico.com/2022/02/14/south-africa-how-extreme-inequality-persists/" text:style-name="Internet_20_link" text:visited-style-name="Visited_20_Internet_20_Link"><text:span text:style-name="T1">South Africa: How extreme inequality persists</text:span></text:a><text:span text:style-name="T87">, </text:span><text:span text:style-name="T80">Culturico</text:span><text:span text:style-name="T87">, 2022,</text:span></text:p>
        </text:list-item>
        <text:list-item>
          <text:p text:style-name="P299"><text:span text:style-name="T103">de Lille, Patricia, </text:span><text:a xlink:type="simple" xlink:href="https://www.gov.za/news/speeches/minister-patricia-de-lille-economic-impact-tourism-sector-06-aug-2024" text:style-name="Internet_20_link" text:visited-style-name="Visited_20_Internet_20_Link"><text:span text:style-name="T134">https://www.gov.za/news/speeches/minister-patricia-de-lille-economic-impact-tourism-sector-06-aug-2024</text:span></text:a><text:span text:style-name="T103">, 2024 </text:span></text:p>
        </text:list-item>
        <text:list-item>
          <text:p text:style-name="P296"><text:span text:style-name="T227">Democratic Alliance, </text:span><text:a xlink:type="simple" xlink:href="https://cdn.da.org.za/wp-content/uploads/2024/02/16143750/DA-Election-Manifesto-2024.pdf" text:style-name="Internet_20_link" text:visited-style-name="Visited_20_Internet_20_Link"><text:span text:style-name="T230">2024 Election Manifesto</text:span></text:a><text:span text:style-name="T227">, 2024, </text:span></text:p>
        </text:list-item>
        <text:list-item>
          <text:p text:style-name="P303"><text:span text:style-name="T227">Domar, E. D. (1946). </text:span><text:span text:style-name="T200">Capital expansion, rate of growth, and employment</text:span>. Econometrica, 14(2), 137-147.</text:p>
        </text:list-item>
        <text:list-item>
          <text:p text:style-name="P296"><text:span text:style-name="T227">Dubai, </text:span><text:a xlink:type="simple" xlink:href="https://www.investindubai.gov.ae/en/live-and-work/visas-and-entry/work-remotely-from-dubai" text:style-name="Internet_20_link" text:visited-style-name="Visited_20_Internet_20_Link"><text:span text:style-name="T227">Remote Worker Visa.</text:span></text:a><text:span text:style-name="T227"> 2024</text:span></text:p>
        </text:list-item>
        <text:list-item>
          <text:p text:style-name="P298"><text:span text:style-name="T227">E&amp;B DATA, </text:span><text:a xlink:type="simple" xlink:href="https://en.ebdata.com/industrial-capital-expenditure-job-creation/" text:style-name="Internet_20_link" text:visited-style-name="Visited_20_Internet_20_Link"><text:span text:style-name="Strong_20_Emphasis"><text:span text:style-name="T465">Industrial Capital Expenditure and Job Creation – A Weakening Link?</text:span></text:span></text:a><text:span text:style-name="Strong_20_Emphasis"><text:span text:style-name="T465">, </text:span></text:span><text:span text:style-name="Strong_20_Emphasis"><text:span text:style-name="T198">2024</text:span></text:span></text:p>
        </text:list-item>
        <text:list-item>
          <text:p text:style-name="P295"><text:span text:style-name="T227">economicsdiscussion.net, </text:span><text:a xlink:type="simple" xlink:href="https://www.economicsdiscussion.net/solows-model/solows-model-of-growth-with-diagram/13067" text:style-name="Internet_20_link" text:visited-style-name="Visited_20_Internet_20_Link"><text:span text:style-name="T230">Solow's Model of Growth</text:span></text:a><text:span text:style-name="T227">. 2022</text:span></text:p>
        </text:list-item>
        <text:list-item>
          <text:p text:style-name="P295"><text:span text:style-name="T227">Economics Help, </text:span><text:a xlink:type="simple" xlink:href="https://www.economicshelp.org/blog/498/economics/harod-domar-model-of-growth-and-its-limitations/" text:style-name="Internet_20_link" text:visited-style-name="Visited_20_Internet_20_Link"><text:span text:style-name="T56">The Harrod Doma-Model and its limitations</text:span></text:a><text:span text:style-name="T135">, </text:span><text:span text:style-name="T227">2023 </text:span></text:p>
        </text:list-item>
        <text:list-item>
          <text:p text:style-name="P295"><text:span text:style-name="T227">Elpais, </text:span><text:span text:style-name="T135"><text:s text:c="2"/></text:span><text:a xlink:type="simple" xlink:href="https://english.elpais.com/international/2023-08-13/how-peru-became-the-king-of-blueberries.html" text:style-name="Internet_20_link" text:visited-style-name="Visited_20_Internet_20_Link"><text:span text:style-name="T56">How Peru became the king of blueberries</text:span></text:a><text:span text:style-name="T135">,</text:span><text:span text:style-name="T227"> 2024 </text:span></text:p>
        </text:list-item>
        <text:list-item>
          <text:p text:style-name="P295"><text:span text:style-name="T227">Etounga-Manguelle, Daniel, </text:span><text:span text:style-name="T135"><text:s/></text:span><text:a xlink:type="simple" xlink:href="https://dn790000.ca.archive.org/0/items/pdfy-iZKKC2b1CW7Dr-yI/2000-etounga.pdf%20" text:style-name="Internet_20_link" text:visited-style-name="Visited_20_Internet_20_Link"><text:span text:style-name="T56">Does Africa need a cultural adju</text:span><text:span text:style-name="T79">s</text:span><text:span text:style-name="T56">tment?</text:span></text:a><text:span text:style-name="T135"> </text:span><text:span text:style-name="T227"><text:s/>2000 </text:span></text:p>
        </text:list-item>
        <text:list-item>
          <text:p text:style-name="P295"><text:span text:style-name="T87">European Commission, <text:s/></text:span><text:a xlink:type="simple" xlink:href="https://en.wikipedia.org/wiki/Contributor_License_Agreement" text:style-name="Internet_20_link" text:visited-style-name="Visited_20_Internet_20_Link">Creative Commons Int 4.0 Licence</text:a><text:span text:style-name="T87">. <text:s/>2024.</text:span></text:p>
        </text:list-item>
        <text:list-item>
          <text:p text:style-name="P295"><text:span text:style-name="T56">Furman, Ryan, </text:span><text:bookmark text:name="article-heading_1-02"/><text:a xlink:type="simple" xlink:href="https://www.investopedia.com/articles/economics/12/okuns-law.asp" text:style-name="Internet_20_link" text:visited-style-name="Visited_20_Internet_20_Link"><text:span text:style-name="T87">Okun’s Law: Economic Growth and Unemployment</text:span></text:a><text:span text:style-name="T56">, Investopedia , 2023</text:span></text:p>
        </text:list-item>
        <text:list-item>
          <text:p text:style-name="P280"><text:span text:style-name="T56">Halton, Clay, </text:span><text:a xlink:type="simple" xlink:href="https://www.investopedia.com/terms/r/ricardobarroeffect.asp" text:style-name="Internet_20_link" text:visited-style-name="Visited_20_Internet_20_Link"><text:span text:style-name="T124">Ricardo-Barro Effect: Meaning, Arguments Against, Evidence</text:span></text:a><text:span text:style-name="T122">, Investopedia, 2023, </text:span></text:p>
        </text:list-item>
        <text:list-item>
          <text:p text:style-name="P301"><text:span text:style-name="T122">Harrod, R. F. (1939). </text:span><text:span text:style-name="T200">An essay in dynamic theory</text:span>. Economic Journal, 49(193), 14-33.</text:p>
        </text:list-item>
      </text:list>
      <text:p text:style-name="P282"/>
      <text:list xml:id="list125902120252040" text:continue-numbering="true" text:style-name="L1">
        <text:list-item>
          <text:p text:style-name="P295"><text:span text:style-name="T56">Hasel, Joe, </text:span><text:a xlink:type="simple" xlink:href="https://ourworldindata.org/what-is-the-gini-coefficient" text:style-name="Internet_20_link" text:visited-style-name="Visited_20_Internet_20_Link">Measuring inequality: what is the Gini coefficient?</text:a><text:span text:style-name="T87"> </text:span><text:span text:style-name="T56">Our world in Data, 2023</text:span></text:p>
        </text:list-item>
        <text:list-item>
          <text:p text:style-name="P295"><text:span text:style-name="T1">HMRC</text:span><text:span text:style-name="T200"> </text:span><text:a xlink:type="simple" xlink:href="file:///C:/Users/User/Users/marcb/%20https://www.gov.uk/tax-foreign-income/non-domiciled-residents" text:style-name="Internet_20_link" text:visited-style-name="Visited_20_Internet_20_Link"><text:span text:style-name="T200">Tax on foreign income.</text:span></text:a><text:span text:style-name="T200">2024 </text:span></text:p>
        </text:list-item>
        <text:list-item>
          <text:p text:style-name="P295"><text:span text:style-name="T200">IBN </text:span><text:a xlink:type="simple" xlink:href="https://www.ibn.co.za/south-africa/digital-nomad-visa/" text:style-name="Internet_20_link" text:visited-style-name="Visited_20_Internet_20_Link"><text:span text:style-name="T200">Immigration Solutions, SA Digital Visa,</text:span></text:a><text:span text:style-name="T200"> 2</text:span><text:span text:style-name="T215">0</text:span><text:span text:style-name="T200">24</text:span></text:p>
        </text:list-item>
        <text:list-item>
          <text:p text:style-name="P295"><text:span text:style-name="T56">IMF, </text:span><text:a xlink:type="simple" xlink:href="https://www.imf.org/en/News/Articles/2020/01/29/na012820six-charts-on-south-africas-persistent-and-multi-faceted-inequality" text:style-name="Internet_20_link" text:visited-style-name="Visited_20_Internet_20_Link">Six Charts Explain South Africa's Inequality</text:a><text:span text:style-name="T108">,</text:span><text:span text:style-name="T106"> </text:span><text:span text:style-name="T104">2022</text:span></text:p>
        </text:list-item>
        <text:list-item>
          <text:p text:style-name="P295"><text:span text:style-name="T84">Keynes, John Maynard, </text:span><text:a xlink:type="simple" xlink:href="http://keynes-general-theory.com/generaltheory.pdf" text:style-name="Internet_20_link" text:visited-style-name="Visited_20_Internet_20_Link">The General Theory of Employment, Interest, and Money</text:a><text:span text:style-name="T84">, 1935 </text:span></text:p>
        </text:list-item>
        <text:list-item>
          <text:p text:style-name="P295"><text:span text:style-name="T85">Krugman, Paul, </text:span><text:span text:style-name="T84">"</text:span><text:span text:style-name="T87">Scale economies, product differentiation, and the pattern of trade.</text:span><text:span text:style-name="T84">" </text:span><text:span text:style-name="Emphasis"><text:span text:style-name="T80">The American Economic Review,</text:span></text:span><text:span text:style-name="T84"> 1980</text:span></text:p>
        </text:list-item>
        <text:list-item>
          <text:p text:style-name="P296"><text:soft-page-break/>Libera, Malcolm <text:a xlink:type="simple" xlink:href="https://businesstech.co.za/news/wealth/697203/millionaire-south-africans-are-emigrating-with-their-wealth-to-these-countries/" text:style-name="Internet_20_link" text:visited-style-name="Visited_20_Internet_20_Link">Millionaire South Africans are emigrating with their wealth to these countries, </text:a><text:s text:c="2"/>Business Tech, 2023, <text:s/></text:p>
        </text:list-item>
        <text:list-item>
          <text:p text:style-name="P296">Libera, Malcolm,<text:span text:style-name="T227"> </text:span><text:a xlink:type="simple" xlink:href="file:///C:/Users/User/Users/marcb/%20https://businesstech.co.za/news/lifestyle/783394/how-much-money-petrol-attendants-earn-in-south-africa-in-2024" text:style-name="Internet_20_link" text:visited-style-name="Visited_20_Internet_20_Link"><text:span text:style-name="T133">How much money petrol attendants earn in South Africa</text:span></text:a><text:span text:style-name="T129">, <text:s/>Business Tech, 2024,</text:span></text:p>
        </text:list-item>
        <text:list-item>
          <text:p text:style-name="P296">Mona,<text:span text:style-name="T200"> </text:span><text:a xlink:type="simple" xlink:href="https://www.france-hotel-guide.com/en/blog/impacts-tourism-paris/" text:style-name="Internet_20_link" text:visited-style-name="Visited_20_Internet_20_Link"><text:span text:style-name="T200">Positive and Negative Impacts of Tourism in Paris</text:span></text:a><text:span text:style-name="T200">.</text:span> The French Hotel Guide, 2022</text:p>
        </text:list-item>
        <text:list-item>
          <text:p text:style-name="P295"><text:span text:style-name="T131">Motivation Africa, </text:span><text:a xlink:type="simple" xlink:href="https://motivation.africa/top-10-powerful-quotes-of-robert-sobukwe.html" text:style-name="Internet_20_link" text:visited-style-name="Visited_20_Internet_20_Link">Top 10 Powerful Quotes of Robert Sobukwe</text:a><text:span text:style-name="T133">,</text:span><text:span text:style-name="T131"> 2020</text:span></text:p>
        </text:list-item>
        <text:list-item>
          <text:p text:style-name="P298"><text:span text:style-name="T132">Mzekandaba, Simnikiwe, </text:span><text:a xlink:type="simple" xlink:href="https://www.itweb.co.za/article/ramaphosa-outlines-plans-to-attract-digital-nomads-to-sa/Gb3BwMWakkVv2k6V" text:style-name="Internet_20_link" text:visited-style-name="Visited_20_Internet_20_Link"><text:span text:style-name="T466">Ramaphosa outlines plans to attract digital nomads to SA</text:span></text:a><text:span text:style-name="T132">, ITWEB, 2024</text:span></text:p>
        </text:list-item>
        <text:list-item>
          <text:p text:style-name="P296"><text:span text:style-name="T56">Pasinetti, Luigi L, </text:span><text:a xlink:type="simple" xlink:href="https://www.cambridge.org/us/universitypress/subjects/economics/economic-development-and-growth/growth-and-income-distribution-essays-economic-theory" text:style-name="Internet_20_link" text:visited-style-name="Visited_20_Internet_20_Link">Growth and Income Distribution, Essays in Economic Theory</text:a><text:span text:style-name="T87">, </text:span><text:span text:style-name="T56">Cambridge University Press, 1974 </text:span></text:p>
        </text:list-item>
        <text:list-item>
          <text:p text:style-name="P296"><text:span text:style-name="T56">Pasinetti, Luigi L, </text:span><text:a xlink:type="simple" xlink:href="https://assets.cambridge.org/97805212/74104/frontmatter/9780521274104_frontmatter.pdf" text:style-name="Internet_20_link" text:visited-style-name="Visited_20_Internet_20_Link">Structural Change and Economic Growth, A theoretical Essay on the dynamics of <text:s/>Wealth of Nations</text:a><text:span text:style-name="T87">, </text:span><text:span text:style-name="T56">Cambridge University Press, 1981 <text:s/></text:span></text:p>
        </text:list-item>
        <text:list-item>
          <text:p text:style-name="P295"><text:a xlink:type="simple" xlink:href="https://www.economicshelp.org/blog/author/tejvan/" text:style-name="Internet_20_link" text:visited-style-name="Visited_20_Internet_20_Link"><text:span text:style-name="T111">Pettinger</text:span></text:a><text:span text:style-name="T84">, </text:span><text:a xlink:type="simple" xlink:href="https://www.economicshelp.org/blog/author/tejvan/" text:style-name="Internet_20_link" text:visited-style-name="Visited_20_Internet_20_Link"><text:span text:style-name="T111">Tejvan, </text:span></text:a><text:span text:style-name="T84"><text:s/></text:span><text:a xlink:type="simple" xlink:href="https://www.economicshelp.org/blog/10024/development/dual-economy/" text:style-name="Internet_20_link" text:visited-style-name="Visited_20_Internet_20_Link"><text:span text:style-name="T87">Dual Economy</text:span></text:a><text:span text:style-name="T84">, <text:s/>Economics Help, 2017</text:span></text:p>
        </text:list-item>
        <text:list-item>
          <text:p text:style-name="P296"><text:span text:style-name="T56">Piketty, Thomas. </text:span><text:a xlink:type="simple" xlink:href="https://en.wikipedia.org/wiki/Capital_in_the_Twenty-First_Century" text:style-name="Internet_20_link" text:visited-style-name="Visited_20_Internet_20_Link"><text:span text:style-name="T100">Capital in the Twenty-First Century</text:span></text:a><text:span text:style-name="T56">. Translated by Arthur Goldhammer, Belknap Press, 2017. </text:span></text:p>
        </text:list-item>
        <text:list-item>
          <text:p text:style-name="P295"><text:span text:style-name="T56">Boushey, Heather, J. Bradford DeLong and Marshall Steinbaum, </text:span><text:a xlink:type="simple" xlink:href="https://en.wikipedia.org/wiki/After_Piketty" text:style-name="Internet_20_link" text:visited-style-name="Visited_20_Internet_20_Link">After Piketty: The Agenda for Economics and Inequality</text:a><text:span text:style-name="T87">,</text:span><text:span text:style-name="T56"> Harvard University Press 2017. Including Solow, Robert, </text:span><text:span text:style-name="T87">Piketti was Right</text:span><text:span text:style-name="T56"> and Krugman, Paul, </text:span><text:span text:style-name="T87">We live in a new Gilded Age</text:span><text:span text:style-name="T56">. </text:span></text:p>
        </text:list-item>
        <text:list-item>
          <text:p text:style-name="P296"><text:span text:style-name="T56">National Treasury, </text:span><text:a xlink:type="simple" xlink:href="https://www.treasury.gov.za/documents/mtbps/2023/2023%20MTBPS%20presentation%20-%20Staying%20the%20course%20for%20growth%20and%20sound%20public%20finances.pdf" text:style-name="Internet_20_link" text:visited-style-name="Visited_20_Internet_20_Link">Medium Term Budget Policy Statement</text:a><text:span text:style-name="T87">,</text:span><text:span text:style-name="T56"> 2023</text:span></text:p>
        </text:list-item>
        <text:list-item>
          <text:p text:style-name="P295"><text:span text:style-name="T56">National Planning Commissions, </text:span><text:a xlink:type="simple" xlink:href="ttps://www.gov.za/sites/default/files/gcis_document/201409/ndp-2030-our-future-make-it-workr.pdf" text:style-name="Internet_20_link" text:visited-style-name="Visited_20_Internet_20_Link">National Development Plan</text:a><text:span text:style-name="T87">,</text:span><text:span text:style-name="T56"> 2011</text:span></text:p>
        </text:list-item>
        <text:list-item>
          <text:p text:style-name="P295"><text:span text:style-name="T56">Our World in Data </text:span><text:a xlink:type="simple" xlink:href="https://ourworldindata.org/grapher/economic-inequality-gini-index?tab=table" text:style-name="Internet_20_link" text:visited-style-name="Visited_20_Internet_20_Link"><text:span text:style-name="T87">Comparing Gini over time and over country </text:span><text:s/></text:a><text:span text:style-name="T56"><text:s/>2023</text:span></text:p>
        </text:list-item>
        <text:list-item>
          <text:p text:style-name="P296"><text:span text:style-name="T56">Phillips, Joseph D <text:s/></text:span><text:a xlink:type="simple" xlink:href="https://firewalleconomics.com/wp-content/uploads/2019/06/The-Zen-Art-of-Firewall-Economics-1.pdf" text:style-name="Internet_20_link" text:visited-style-name="Visited_20_Internet_20_Link"><text:span text:style-name="T87">The Zen Art of Firewall Economics</text:span></text:a><text:span text:style-name="T56">, 2019 </text:span></text:p>
        </text:list-item>
        <text:list-item>
          <text:p text:style-name="P296"><text:bookmark-start text:name="__RefHeading___Toc3782_12652727211"/><text:bookmark text:name="article-heading_1-011"/><text:span text:style-name="T86">Rasure, Erika, The Investopedia Team, </text:span><text:span text:style-name="T56"><text:s/></text:span><text:a xlink:type="simple" xlink:href="https://www.investopedia.com/terms/h/home-market-effect.asp" text:style-name="Internet_20_link" text:visited-style-name="Visited_20_Internet_20_Link"><text:span text:style-name="T87">Home Market Effect: What It Means, How It Works, Implications</text:span></text:a><text:span text:style-name="T56">, <text:s/>2021. </text:span><text:bookmark-end text:name="__RefHeading___Toc3782_12652727211"/></text:p>
        </text:list-item>
        <text:list-item>
          <text:p text:style-name="P296"><text:span text:style-name="T56">Reinert, Erik</text:span><text:bookmark text:name="metadata_content_table2"/><text:span text:style-name="T56">, </text:span><text:a xlink:type="simple" xlink:href="https://www.goodreads.com/book/show/1340067.How_Rich_Countries_Got_Rich_and_Why_Poor_Countries_Stay_Poor" text:style-name="Internet_20_link" text:visited-style-name="Visited_20_Internet_20_Link">How Rich Countries Got Rich ... and Why Poor Countries Stay Poor</text:a><text:span text:style-name="T87">,</text:span><text:span text:style-name="T56"> PublicAffairs, 2019. </text:span></text:p>
        </text:list-item>
        <text:list-item>
          <text:p text:style-name="P296"><text:span text:style-name="T56">Ghosh, Jayati, </text:span><text:a xlink:type="simple" xlink:href="https://www.networkideas.org/book/jun2007/bk14_HRC_Review.htm" text:style-name="Internet_20_link" text:visited-style-name="Visited_20_Internet_20_Link"><text:span text:style-name="T87">Review of How Rich Countries Got Rich and Why Poor Countries Stay Poor,</text:span></text:a><text:span text:style-name="T56"> International Development Economics Associates, 2007. </text:span></text:p>
        </text:list-item>
        <text:list-item>
          <text:p text:style-name="P296">Reinert, Erik<text:bookmark text:name="metadata_content_table11"/>, <text:a xlink:type="simple" xlink:href="https://www.hetecon.net/wp-content/uploads/2019/11/Reinert-1.pdf" text:style-name="Internet_20_link" text:visited-style-name="Visited_20_Internet_20_Link"><text:span text:style-name="T200">Austrian Economics and The Other Canon</text:span></text:a><text:span text:style-name="T200">.</text:span> <text:s/>Evolutionary Economic Thought. 2003, </text:p>
        </text:list-item>
        <text:list-item>
          <text:p text:style-name="P296">Ricardo, David, Anonymous, <text:bookmark text:name="title1"/><text:a xlink:type="simple" xlink:href="https://socialsci.libretexts.org/Bookshelves/Economics/International_Trade_-_Theory_and_Policy/02:_The_Ricardian_Theory_of_Comparative_Advantage/2.02:_The_Theory_of_Comparative_Advantage-_Overview" text:style-name="Internet_20_link" text:visited-style-name="Visited_20_Internet_20_Link">The Theory of Comparative Advantage- Overview</text:a><text:span text:style-name="T178">, </text:span><text:span text:style-name="T56">LibreTexts 2023.</text:span><text:span text:style-name="T113"> </text:span></text:p>
        </text:list-item>
        <text:list-item>
          <text:p text:style-name="P295">Ricker, Thomas, <text:s/><text:a xlink:type="simple" xlink:href="https://www.theverge.com/2022/6/28/23186112/us-flexible-remote-hybrid-work-survey-mckinsey" text:style-name="Internet_20_link" text:visited-style-name="Visited_20_Internet_20_Link"><text:span text:style-name="T101">92 million US workers now have the opportunity to work remotely: survey</text:span><text:span text:style-name="T137"> </text:span></text:a><text:span text:style-name="T137"><text:s/>The Verge, 2024</text:span></text:p>
        </text:list-item>
        <text:list-item>
          <text:p text:style-name="P295"><text:span text:style-name="T80">Shakespeare, William</text:span><text:span text:style-name="T87">, </text:span><text:a xlink:type="simple" xlink:href="https://www.folger.edu/explore/shakespeares-works/coriolanus/read/" text:style-name="Internet_20_link" text:visited-style-name="Visited_20_Internet_20_Link"><text:span text:style-name="T137">Coriolanis</text:span></text:a><text:span text:style-name="T87">, 1605 </text:span></text:p>
        </text:list-item>
        <text:list-item>
          <text:p text:style-name="P295"><text:soft-page-break/><text:span text:style-name="T180">Sobukwe, Mangaliso Robert, </text:span><text:a xlink:type="simple" xlink:href="https://www.pacofazania.org.za/wp-content/uploads/2020/02/Pan-Africanist-Congress-Basic-Documents-2000-Constitution.pdf%20" text:style-name="Internet_20_link" text:visited-style-name="Visited_20_Internet_20_Link"><text:span text:style-name="T182">Speeches of Managliso Robert Sobukwe</text:span></text:a><text:span text:style-name="T180">, Inagural Address, Pan Africanist Congress. 1959 </text:span></text:p>
        </text:list-item>
        <text:list-item>
          <text:p text:style-name="P296">Stats SA, <text:a xlink:type="simple" xlink:href="https://www.statssa.gov.za/?p=16650" text:style-name="Internet_20_link" text:visited-style-name="Visited_20_Internet_20_Link"><text:span text:style-name="T200">Stats SA releases new provincial GDP figures</text:span></text:a><text:span text:style-name="T200">,</text:span> 2023 </text:p>
        </text:list-item>
        <text:list-item>
          <text:p text:style-name="P295">StatsSA,<text:span text:style-name="T334"> </text:span><text:a xlink:type="simple" xlink:href="file:///C:/Users/User/Users/marcb/%20https://www.statssa.gov.za/%3Fpage_id=1854&amp;PPN=D0441.1&amp;SCH=73625" text:style-name="Internet_20_link" text:visited-style-name="Visited_20_Internet_20_Link"><text:span text:style-name="T55">Provincial Gross Domestic Product: Experimental Estimates</text:span></text:a><text:span text:style-name="T54">, 2022</text:span></text:p>
        </text:list-item>
        <text:list-item>
          <text:p text:style-name="P301"><text:span text:style-name="T54">The </text:span>TechReport, <text:span text:style-name="T200">Digital Nomads Statistics to Know In 2024, </text:span><text:span text:style-name="T215">2024</text:span></text:p>
        </text:list-item>
        <text:list-item>
          <text:p text:style-name="P296"><text:span text:style-name="T56">Upwork, <text:s/></text:span><text:a xlink:type="simple" xlink:href="https://www.upwork.com/resources/gig-economy-statistics#gig-economy-statistics" text:style-name="Internet_20_link" text:visited-style-name="Visited_20_Internet_20_Link"><text:span text:style-name="T200">Gig Economy Statistics and Key Takeaways for 2024</text:span></text:a> </text:p>
        </text:list-item>
        <text:list-item>
          <text:p text:style-name="P296"><text:span text:style-name="T190">Upwork, </text:span><text:a xlink:type="simple" xlink:href="file:///C:/Users/User/Users/marcb/%20https://www.upwork.com/resources/best-work-from-home-jobs#software-developers" text:style-name="Internet_20_link" text:visited-style-name="Visited_20_Internet_20_Link">The Best 30 remote work Jobs in 2024</text:a><text:span text:style-name="T195">,</text:span><text:span text:style-name="T190"> <text:s/></text:span></text:p>
        </text:list-item>
        <text:list-item>
          <text:p text:style-name="P296"><text:span text:style-name="T190">Wikidiff, </text:span><text:a xlink:type="simple" xlink:href="https://wikidiff.com/libertarianism/socialism" text:style-name="Internet_20_link" text:visited-style-name="Visited_20_Internet_20_Link">Libertarianism vs Socialism,</text:a><text:span text:style-name="T190"> 2024, </text:span></text:p>
        </text:list-item>
        <text:list-item>
          <text:p text:style-name="P296"><text:span text:style-name="T190">World Economic Forum, </text:span><text:span text:style-name="T195">World’s Best Countries for Remote Working,</text:span><text:span text:style-name="T190"> 2023</text:span></text:p>
        </text:list-item>
        <text:list-item>
          <text:p text:style-name="P290">World Bank, <text:a xlink:type="simple" xlink:href="https://ourworldindata.org/grapher/economic-inequality-gini-index?tab=table" text:style-name="Internet_20_link" text:visited-style-name="Visited_20_Internet_20_Link"><text:span text:style-name="T200">Gini Coefficient vs Per capita GDP</text:span></text:a><text:span text:style-name="T200">, </text:span>2023 <text:line-break/></text:p>
        </text:list-item>
        <text:list-item>
          <text:p text:style-name="P291">World Bank, <text:s/><text:a xlink:type="simple" xlink:href="https://www.statista.com/statistics/371233/south-africa-gdp-distribution-across-economic-sectors/" text:style-name="Internet_20_link" text:visited-style-name="Visited_20_Internet_20_Link"><text:span text:style-name="T200">World Development Indicators</text:span></text:a>, 2024<text:line-break/></text:p>
        </text:list-item>
        <text:list-item>
          <text:p text:style-name="P301"><text:span text:style-name="T431">Yingling, Jessamine,</text:span><text:span text:style-name="T214"> </text:span><text:a xlink:type="simple" xlink:href="https://www.touristsecrets.com/travel-tips/how-does-tourism-create-jobs/" text:style-name="Internet_20_link" text:visited-style-name="Visited_20_Internet_20_Link"><text:span text:style-name="T214">How Does Tourism Create Jobs</text:span></text:a><text:span text:style-name="T214">,</text:span><text:span text:style-name="T215"> </text:span><text:span text:style-name="T216">T</text:span><text:span text:style-name="T432">ourist </text:span><text:span text:style-name="T433">S</text:span><text:span text:style-name="T432">ecrets, </text:span><text:span text:style-name="T433">2023</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bin-semi-bold" svg:font-family="Cabin-semi-bold, Cabin-fallback, sans-serif"/>
    <style:font-face style:name="Inter, 'Helvetica Neue', Arial," svg:font-family="'Inter, 'Helvetica Neue', 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seoSansCond-500" svg:font-family="MuseoSansCond-500"/>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 UI Midlevel', sans-serif"/>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Z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ext_20_body_20__28_WW_29_" style:display-name="Text body (WW)" style:family="paragraph" style:parent-style-name="Standard">
      <style:paragraph-properties fo:margin-top="0cm" fo:margin-bottom="0.247cm" style:contextual-spacing="false" fo:line-height="115%" fo:text-align="start" style:justify-single-word="false" fo:orphans="2" fo:widows="2" fo:hyphenation-ladder-count="no-limit" style:vertical-align="baseline"/>
      <style:text-properties style:font-name="Liberation Serif" fo:font-family="'Liberation Serif'" style:font-pitch="variable" fo:font-size="12pt" fo:language="en" fo:country="ZA"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Normal_20__28_Web_29_" style:display-name="Normal (Web)" style:family="paragraph" style:parent-style-name="Standard">
      <style:paragraph-properties fo:margin-top="0.494cm" fo:margin-bottom="0.494cm" style:contextual-spacing="false" fo:hyphenation-ladder-count="no-limit" style:vertical-align="auto"/>
      <style:text-properties style:font-name="Times New Roman1" fo:font-family="'Times New Roman'" style:font-family-generic="roman" style:font-pitch="variable" fo:language="en" fo:country="GB" style:letter-kerning="fals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text-align="start" style:justify-single-word="false" fo:orphans="2" fo:widows="2" fo:hyphenation-ladder-count="no-limit" style:vertical-align="baseline"/>
      <style:text-properties style:font-name="Liberation Serif" fo:font-family="'Liberation Serif'" style:font-pitch="variable" fo:font-size="12pt" fo:language="en" fo:country="ZA"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_20__28_WW_29_" style:display-name="Strong Emphasis (WW)"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4T18:56:41.245000000</meta:creation-date>
    <meta:generator>LibreOffice/7.4.3.2$Windows_X86_64 LibreOffice_project/1048a8393ae2eeec98dff31b5c133c5f1d08b890</meta:generator>
    <dc:date>2024-09-11T12:59:00.748000000</dc:date>
    <meta:editing-duration>P59DT18H51M52S</meta:editing-duration>
    <meta:editing-cycles>217</meta:editing-cycles>
    <meta:document-statistic meta:table-count="0" meta:image-count="0" meta:object-count="0" meta:page-count="69" meta:paragraph-count="901" meta:word-count="13069" meta:character-count="84692" meta:non-whitespace-character-count="71476"/>
  </office:meta>
</office:document-meta>
</file>